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  <style:font-face style:name="黑体1" svg:font-family="黑体" style:font-family-generic="system" style:font-pitch="variable"/>
  </office:font-face-decls>
  <office:automatic-styles>
    <style:style style:name="表格1" style:family="table">
      <style:table-properties style:width="19.778cm" fo:margin-top="0cm" fo:margin-bottom="0cm" table:align="center" style:writing-mode="lr-tb"/>
    </style:style>
    <style:style style:name="表格1.A" style:family="table-column">
      <style:table-column-properties style:column-width="2.858cm"/>
    </style:style>
    <style:style style:name="表格1.B" style:family="table-column">
      <style:table-column-properties style:column-width="8.079cm"/>
    </style:style>
    <style:style style:name="表格1.C" style:family="table-column">
      <style:table-column-properties style:column-width="2.806cm"/>
    </style:style>
    <style:style style:name="表格1.D" style:family="table-column">
      <style:table-column-properties style:column-width="2.224cm"/>
    </style:style>
    <style:style style:name="表格1.E" style:family="table-column">
      <style:table-column-properties style:column-width="3.812cm"/>
    </style:style>
    <style:style style:name="表格1.1" style:family="table-row">
      <style:table-row-properties style:min-row-height="0.471cm" fo:keep-together="auto"/>
    </style:style>
    <style:style style:name="表格1.A1" style:family="table-cell">
      <style:table-cell-properties fo:padding-left="0.191cm" fo:padding-right="0.191cm" fo:padding-top="0cm" fo:padding-bottom="0cm" fo:border="0.5pt solid #000000"/>
    </style:style>
    <style:style style:name="表格1.2" style:family="table-row">
      <style:table-row-properties style:min-row-height="0.106cm" fo:keep-together="auto"/>
    </style:style>
    <style:style style:name="表格1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" style:family="table">
      <style:table-properties style:width="17.494cm" fo:margin-top="0cm" fo:margin-bottom="0cm" table:align="center" style:writing-mode="lr-tb"/>
    </style:style>
    <style:style style:name="表格2.A" style:family="table-column">
      <style:table-column-properties style:column-width="1.505cm"/>
    </style:style>
    <style:style style:name="表格2.B" style:family="table-column">
      <style:table-column-properties style:column-width="1.656cm"/>
    </style:style>
    <style:style style:name="表格2.C" style:family="table-column">
      <style:table-column-properties style:column-width="1.868cm"/>
    </style:style>
    <style:style style:name="表格2.D" style:family="table-column">
      <style:table-column-properties style:column-width="1.549cm"/>
    </style:style>
    <style:style style:name="表格2.E" style:family="table-column">
      <style:table-column-properties style:column-width="1.7cm"/>
    </style:style>
    <style:style style:name="表格2.F" style:family="table-column">
      <style:table-column-properties style:column-width="1.416cm"/>
    </style:style>
    <style:style style:name="表格2.G" style:family="table-column">
      <style:table-column-properties style:column-width="1.799cm"/>
    </style:style>
    <style:style style:name="表格2.H" style:family="table-column">
      <style:table-column-properties style:column-width="1.626cm"/>
    </style:style>
    <style:style style:name="表格2.I" style:family="table-column">
      <style:table-column-properties style:column-width="2.782cm"/>
    </style:style>
    <style:style style:name="表格2.J" style:family="table-column">
      <style:table-column-properties style:column-width="1.591cm"/>
    </style:style>
    <style:style style:name="表格2.1" style:family="table-row">
      <style:table-row-properties style:min-row-height="0.344cm" fo:keep-together="auto"/>
    </style:style>
    <style:style style:name="表格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表格2.C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.I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I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3" style:family="table-row">
      <style:table-row-properties style:min-row-height="2.459cm" fo:keep-together="auto"/>
    </style:style>
    <style:style style:name="表格2.F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I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" style:family="table">
      <style:table-properties style:width="15.903cm" fo:margin-left="-0.009cm" fo:margin-top="0cm" fo:margin-bottom="0cm" table:align="left" style:writing-mode="lr-tb"/>
    </style:style>
    <style:style style:name="表格3.A" style:family="table-column">
      <style:table-column-properties style:column-width="2.046cm"/>
    </style:style>
    <style:style style:name="表格3.B" style:family="table-column">
      <style:table-column-properties style:column-width="2.249cm"/>
    </style:style>
    <style:style style:name="表格3.C" style:family="table-column">
      <style:table-column-properties style:column-width="2.54cm"/>
    </style:style>
    <style:style style:name="表格3.D" style:family="table-column">
      <style:table-column-properties style:column-width="0.938cm"/>
    </style:style>
    <style:style style:name="表格3.E" style:family="table-column">
      <style:table-column-properties style:column-width="1.164cm"/>
    </style:style>
    <style:style style:name="表格3.F" style:family="table-column">
      <style:table-column-properties style:column-width="2.312cm"/>
    </style:style>
    <style:style style:name="表格3.G" style:family="table-column">
      <style:table-column-properties style:column-width="2.251cm"/>
    </style:style>
    <style:style style:name="表格3.H" style:family="table-column">
      <style:table-column-properties style:column-width="2.401cm"/>
    </style:style>
    <style:style style:name="表格3.1" style:family="table-row">
      <style:table-row-properties style:min-row-height="0.249cm" fo:keep-together="auto"/>
    </style:style>
    <style:style style:name="表格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表格3.G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H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3.4" style:family="table-row">
      <style:table-row-properties style:min-row-height="0.607cm" fo:keep-together="auto"/>
    </style:style>
    <style:style style:name="表格3.G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" style:family="table">
      <style:table-properties style:width="19.549cm" fo:margin-left="-2.51cm" fo:margin-top="0cm" fo:margin-bottom="0cm" table:align="left" style:writing-mode="lr-tb"/>
    </style:style>
    <style:style style:name="表格4.A" style:family="table-column">
      <style:table-column-properties style:column-width="1.251cm"/>
    </style:style>
    <style:style style:name="表格4.B" style:family="table-column">
      <style:table-column-properties style:column-width="1.752cm"/>
    </style:style>
    <style:style style:name="表格4.C" style:family="table-column">
      <style:table-column-properties style:column-width="3cm"/>
    </style:style>
    <style:style style:name="表格4.D" style:family="table-column">
      <style:table-column-properties style:column-width="2.498cm"/>
    </style:style>
    <style:style style:name="表格4.E" style:family="table-column">
      <style:table-column-properties style:column-width="1.753cm"/>
    </style:style>
    <style:style style:name="表格4.F" style:family="table-column">
      <style:table-column-properties style:column-width="1.951cm"/>
    </style:style>
    <style:style style:name="表格4.G" style:family="table-column">
      <style:table-column-properties style:column-width="1.799cm"/>
    </style:style>
    <style:style style:name="表格4.H" style:family="table-column">
      <style:table-column-properties style:column-width="1.498cm"/>
    </style:style>
    <style:style style:name="表格4.I" style:family="table-column">
      <style:table-column-properties style:column-width="2.455cm"/>
    </style:style>
    <style:style style:name="表格4.J" style:family="table-column">
      <style:table-column-properties style:column-width="1.591cm"/>
    </style:style>
    <style:style style:name="表格4.1" style:family="table-row">
      <style:table-row-properties style:min-row-height="0.344cm" fo:keep-together="auto"/>
    </style:style>
    <style:style style:name="表格4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表格4.C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4.I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.F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.I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.3" style:family="table-row">
      <style:table-row-properties style:min-row-height="0.833cm" fo:keep-together="auto"/>
    </style:style>
    <style:style style:name="表格4.F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.I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" style:family="table">
      <style:table-properties style:width="19.549cm" fo:margin-left="-2.51cm" fo:margin-top="0cm" fo:margin-bottom="0cm" table:align="left" style:writing-mode="lr-tb"/>
    </style:style>
    <style:style style:name="表格5.A" style:family="table-column">
      <style:table-column-properties style:column-width="1.251cm"/>
    </style:style>
    <style:style style:name="表格5.B" style:family="table-column">
      <style:table-column-properties style:column-width="1.752cm"/>
    </style:style>
    <style:style style:name="表格5.C" style:family="table-column">
      <style:table-column-properties style:column-width="2.498cm"/>
    </style:style>
    <style:style style:name="表格5.D" style:family="table-column">
      <style:table-column-properties style:column-width="2.503cm"/>
    </style:style>
    <style:style style:name="表格5.E" style:family="table-column">
      <style:table-column-properties style:column-width="1.732cm"/>
    </style:style>
    <style:style style:name="表格5.F" style:family="table-column">
      <style:table-column-properties style:column-width="1.452cm"/>
    </style:style>
    <style:style style:name="表格5.G" style:family="table-column">
      <style:table-column-properties style:column-width="3.75cm"/>
    </style:style>
    <style:style style:name="表格5.I" style:family="table-column">
      <style:table-column-properties style:column-width="1.568cm"/>
    </style:style>
    <style:style style:name="表格5.J" style:family="table-column">
      <style:table-column-properties style:column-width="1.591cm"/>
    </style:style>
    <style:style style:name="表格5.1" style:family="table-row">
      <style:table-row-properties style:min-row-height="0.344cm" fo:keep-together="auto"/>
    </style:style>
    <style:style style:name="表格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表格5.C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5.I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.F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.I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.3" style:family="table-row">
      <style:table-row-properties style:min-row-height="0.833cm" fo:keep-together="auto"/>
    </style:style>
    <style:style style:name="表格5.F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.I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.F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.I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.F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.I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" style:family="table">
      <style:table-properties style:width="19.823cm" fo:margin-left="-2.487cm" fo:margin-top="0cm" fo:margin-bottom="0cm" table:align="left" style:writing-mode="lr-tb"/>
    </style:style>
    <style:style style:name="表格6.A" style:family="table-column">
      <style:table-column-properties style:column-width="1.438cm"/>
    </style:style>
    <style:style style:name="表格6.B" style:family="table-column">
      <style:table-column-properties style:column-width="1.974cm"/>
    </style:style>
    <style:style style:name="表格6.C" style:family="table-column">
      <style:table-column-properties style:column-width="2.565cm"/>
    </style:style>
    <style:style style:name="表格6.D" style:family="table-column">
      <style:table-column-properties style:column-width="2.178cm"/>
    </style:style>
    <style:style style:name="表格6.E" style:family="table-column">
      <style:table-column-properties style:column-width="2.011cm"/>
    </style:style>
    <style:style style:name="表格6.F" style:family="table-column">
      <style:table-column-properties style:column-width="1.736cm"/>
    </style:style>
    <style:style style:name="表格6.G" style:family="table-column">
      <style:table-column-properties style:column-width="1.838cm"/>
    </style:style>
    <style:style style:name="表格6.H" style:family="table-column">
      <style:table-column-properties style:column-width="1.741cm"/>
    </style:style>
    <style:style style:name="表格6.I" style:family="table-column">
      <style:table-column-properties style:column-width="2.432cm"/>
    </style:style>
    <style:style style:name="表格6.J" style:family="table-column">
      <style:table-column-properties style:column-width="1.909cm"/>
    </style:style>
    <style:style style:name="表格6.1" style:family="table-row">
      <style:table-row-properties style:min-row-height="0.416cm" fo:keep-together="auto"/>
    </style:style>
    <style:style style:name="表格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表格6.C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6.I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.F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.I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.3" style:family="table-row">
      <style:table-row-properties style:min-row-height="1.011cm" fo:keep-together="auto"/>
    </style:style>
    <style:style style:name="表格6.F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.I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7" style:family="table">
      <style:table-properties style:width="16.94cm" fo:margin-left="0cm" fo:margin-top="0cm" fo:margin-bottom="0cm" table:align="left" style:writing-mode="lr-tb"/>
    </style:style>
    <style:style style:name="表格7.A" style:family="table-column">
      <style:table-column-properties style:column-width="2.549cm"/>
    </style:style>
    <style:style style:name="表格7.B" style:family="table-column">
      <style:table-column-properties style:column-width="2.531cm"/>
    </style:style>
    <style:style style:name="表格7.C" style:family="table-column">
      <style:table-column-properties style:column-width="3.521cm"/>
    </style:style>
    <style:style style:name="表格7.D" style:family="table-column">
      <style:table-column-properties style:column-width="3.522cm"/>
    </style:style>
    <style:style style:name="表格7.E" style:family="table-column">
      <style:table-column-properties style:column-width="2.078cm"/>
    </style:style>
    <style:style style:name="表格7.F" style:family="table-column">
      <style:table-column-properties style:column-width="2.738cm"/>
    </style:style>
    <style:style style:name="表格7.1" style:family="table-row">
      <style:table-row-properties style:min-row-height="0.397cm" fo:keep-together="auto"/>
    </style:style>
    <style:style style:name="表格7.A1" style:family="table-cell">
      <style:table-cell-properties style:vertical-align="middle" fo:background-color="#dbdbdb" fo:padding-left="0.191cm" fo:padding-right="0.191cm" fo:padding-top="0cm" fo:padding-bottom="0cm" fo:border-left="1pt solid #000000" fo:border-right="0.5pt solid #000000" fo:border-top="1pt solid #000000" fo:border-bottom="1pt solid #000000">
        <style:background-image/>
      </style:table-cell-properties>
    </style:style>
    <style:style style:name="表格7.B1" style:family="table-cell">
      <style:table-cell-properties style:vertical-align="middle" fo:background-color="transparent" fo:padding-left="0.191cm" fo:padding-right="0.191cm" fo:padding-top="0cm" fo:padding-bottom="0cm" fo:border-left="none" fo:border-right="1pt solid #000000" fo:border-top="1pt solid #000000" fo:border-bottom="0.5pt solid #000000">
        <style:background-image/>
      </style:table-cell-properties>
    </style:style>
    <style:style style:name="表格7.A2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1pt solid #000000"/>
    </style:style>
    <style:style style:name="表格7.B2" style:family="table-cell">
      <style:table-cell-properties style:vertical-align="middle" fo:background-color="transparent" fo:padding-left="0.191cm" fo:padding-right="0.191cm" fo:padding-top="0cm" fo:padding-bottom="0cm" fo:border-left="none" fo:border-right="1pt solid #000000" fo:border-top="none" fo:border-bottom="0.5pt solid #000000">
        <style:background-image/>
      </style:table-cell-properties>
    </style:style>
    <style:style style:name="表格7.C2" style:family="table-cell">
      <style:table-cell-properties style:vertical-align="middle" fo:background-color="#bdd7e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表格7.D2" style:family="table-cell">
      <style:table-cell-properties style:vertical-align="middle" fo:background-color="#bdd7ee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表格7.E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表格7.A3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1pt solid #000000"/>
    </style:style>
    <style:style style:name="表格7.C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表格7.A4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1pt solid #000000"/>
    </style:style>
    <style:style style:name="表格7.B4" style:family="table-cell">
      <style:table-cell-properties style:vertical-align="middle" fo:background-color="transparent" fo:padding-left="0.191cm" fo:padding-right="0.191cm" fo:padding-top="0cm" fo:padding-bottom="0cm" fo:border-left="none" fo:border-right="1pt solid #000000" fo:border-top="0.5pt solid #000000" fo:border-bottom="1pt solid #000000">
        <style:background-image/>
      </style:table-cell-properties>
    </style:style>
    <style:style style:name="表格8" style:family="table">
      <style:table-properties style:width="16.937cm" fo:margin-left="0cm" fo:margin-top="0cm" fo:margin-bottom="0cm" table:align="left" style:writing-mode="lr-tb"/>
    </style:style>
    <style:style style:name="表格8.A" style:family="table-column">
      <style:table-column-properties style:column-width="3.387cm"/>
    </style:style>
    <style:style style:name="表格8.B" style:family="table-column">
      <style:table-column-properties style:column-width="10.162cm"/>
    </style:style>
    <style:style style:name="表格8.C" style:family="table-column">
      <style:table-column-properties style:column-width="3.388cm"/>
    </style:style>
    <style:style style:name="表格8.1" style:family="table-row">
      <style:table-row-properties style:min-row-height="0.356cm" fo:keep-together="auto"/>
    </style:style>
    <style:style style:name="表格8.A1" style:family="table-cell">
      <style:table-cell-properties style:vertical-align="middle" fo:background-color="transparent" fo:padding-left="0.191cm" fo:padding-right="0.191cm" fo:padding-top="0cm" fo:padding-bottom="0cm" fo:border-left="1pt solid #000000" fo:border-right="0.5pt solid #000000" fo:border-top="1pt solid #000000" fo:border-bottom="1pt solid #000000">
        <style:background-image/>
      </style:table-cell-properties>
    </style:style>
    <style:style style:name="表格8.B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1pt solid #000000" fo:border-bottom="0.5pt solid #000000">
        <style:background-image/>
      </style:table-cell-properties>
    </style:style>
    <style:style style:name="表格8.C1" style:family="table-cell">
      <style:table-cell-properties style:vertical-align="middle" fo:background-color="transparent" fo:padding-left="0.191cm" fo:padding-right="0.191cm" fo:padding-top="0cm" fo:padding-bottom="0cm" fo:border-left="none" fo:border-right="1pt solid #000000" fo:border-top="1pt solid #000000" fo:border-bottom="0.5pt solid #000000">
        <style:background-image/>
      </style:table-cell-properties>
    </style:style>
    <style:style style:name="表格8.2" style:family="table-row">
      <style:table-row-properties style:min-row-height="0.358cm" fo:keep-together="auto"/>
    </style:style>
    <style:style style:name="表格8.A2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1pt solid #000000"/>
    </style:style>
    <style:style style:name="表格8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表格8.C2" style:family="table-cell">
      <style:table-cell-properties style:vertical-align="middle" fo:background-color="transparent" fo:padding-left="0.191cm" fo:padding-right="0.191cm" fo:padding-top="0cm" fo:padding-bottom="0cm" fo:border-left="none" fo:border-right="1pt solid #000000" fo:border-top="none" fo:border-bottom="0.5pt solid #000000">
        <style:background-image/>
      </style:table-cell-properties>
    </style:style>
    <style:style style:name="表格8.3" style:family="table-row">
      <style:table-row-properties style:min-row-height="0.448cm" fo:keep-together="auto"/>
    </style:style>
    <style:style style:name="表格8.A3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1pt solid #000000"/>
    </style:style>
    <style:style style:name="表格8.A4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1pt solid #000000"/>
    </style:style>
    <style:style style:name="表格9" style:family="table">
      <style:table-properties style:width="20.255cm" fo:margin-left="-2.76cm" fo:margin-top="0cm" fo:margin-bottom="0cm" table:align="left" style:writing-mode="lr-tb"/>
    </style:style>
    <style:style style:name="表格9.A" style:family="table-column">
      <style:table-column-properties style:column-width="20.255cm"/>
    </style:style>
    <style:style style:name="表格9.1" style:family="table-row">
      <style:table-row-properties fo:keep-together="auto"/>
    </style:style>
    <style:style style:name="表格9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表格10" style:family="table">
      <style:table-properties style:width="20.193cm" fo:margin-top="0cm" fo:margin-bottom="0cm" table:align="center" style:writing-mode="lr-tb"/>
    </style:style>
    <style:style style:name="表格10.A" style:family="table-column">
      <style:table-column-properties style:column-width="2.24cm"/>
    </style:style>
    <style:style style:name="表格10.B" style:family="table-column">
      <style:table-column-properties style:column-width="4.251cm"/>
    </style:style>
    <style:style style:name="表格10.C" style:family="table-column">
      <style:table-column-properties style:column-width="3.5cm"/>
    </style:style>
    <style:style style:name="表格10.D" style:family="table-column">
      <style:table-column-properties style:column-width="5.754cm"/>
    </style:style>
    <style:style style:name="表格10.E" style:family="table-column">
      <style:table-column-properties style:column-width="4.449cm"/>
    </style:style>
    <style:style style:name="表格10.1" style:family="table-row">
      <style:table-row-properties style:min-row-height="0.228cm" fo:keep-together="auto"/>
    </style:style>
    <style:style style:name="表格10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0.2" style:family="table-row">
      <style:table-row-properties style:min-row-height="0.499cm" fo:keep-together="auto"/>
    </style:style>
    <style:style style:name="表格10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0.3" style:family="table-row">
      <style:table-row-properties style:min-row-height="0.631cm" fo:keep-together="auto"/>
    </style:style>
    <style:style style:name="表格10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0.4" style:family="table-row">
      <style:table-row-properties style:min-row-height="0.63cm" fo:keep-together="auto"/>
    </style:style>
    <style:style style:name="表格10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1" style:family="table">
      <style:table-properties style:width="20.193cm" fo:margin-top="0cm" fo:margin-bottom="0cm" table:align="center" style:writing-mode="lr-tb"/>
    </style:style>
    <style:style style:name="表格11.A" style:family="table-column">
      <style:table-column-properties style:column-width="2.24cm"/>
    </style:style>
    <style:style style:name="表格11.B" style:family="table-column">
      <style:table-column-properties style:column-width="4.251cm"/>
    </style:style>
    <style:style style:name="表格11.C" style:family="table-column">
      <style:table-column-properties style:column-width="3.5cm"/>
    </style:style>
    <style:style style:name="表格11.D" style:family="table-column">
      <style:table-column-properties style:column-width="5.754cm"/>
    </style:style>
    <style:style style:name="表格11.E" style:family="table-column">
      <style:table-column-properties style:column-width="4.449cm"/>
    </style:style>
    <style:style style:name="表格11.1" style:family="table-row">
      <style:table-row-properties style:min-row-height="0.228cm" fo:keep-together="auto"/>
    </style:style>
    <style:style style:name="表格11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1.2" style:family="table-row">
      <style:table-row-properties style:min-row-height="0.499cm" fo:keep-together="auto"/>
    </style:style>
    <style:style style:name="表格11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1.3" style:family="table-row">
      <style:table-row-properties style:min-row-height="0.631cm" fo:keep-together="auto"/>
    </style:style>
    <style:style style:name="表格11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1.4" style:family="table-row">
      <style:table-row-properties style:min-row-height="0.63cm" fo:keep-together="auto"/>
    </style:style>
    <style:style style:name="表格11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1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1.A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1.A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1.A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1.A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1.B9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1.A1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1.B10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2" style:family="table">
      <style:table-properties style:width="19.994cm" fo:margin-top="0cm" fo:margin-bottom="0cm" table:align="center" style:writing-mode="lr-tb"/>
    </style:style>
    <style:style style:name="表格12.A" style:family="table-column">
      <style:table-column-properties style:column-width="2.24cm"/>
    </style:style>
    <style:style style:name="表格12.B" style:family="table-column">
      <style:table-column-properties style:column-width="4.251cm"/>
    </style:style>
    <style:style style:name="表格12.C" style:family="table-column">
      <style:table-column-properties style:column-width="3.501cm"/>
    </style:style>
    <style:style style:name="表格12.D" style:family="table-column">
      <style:table-column-properties style:column-width="5.752cm"/>
    </style:style>
    <style:style style:name="表格12.E" style:family="table-column">
      <style:table-column-properties style:column-width="4.249cm"/>
    </style:style>
    <style:style style:name="表格12.1" style:family="table-row">
      <style:table-row-properties style:min-row-height="0.228cm" fo:keep-together="auto"/>
    </style:style>
    <style:style style:name="表格12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2.2" style:family="table-row">
      <style:table-row-properties style:min-row-height="0.499cm" fo:keep-together="auto"/>
    </style:style>
    <style:style style:name="表格12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2.3" style:family="table-row">
      <style:table-row-properties style:min-row-height="0.631cm" fo:keep-together="auto"/>
    </style:style>
    <style:style style:name="表格12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2.4" style:family="table-row">
      <style:table-row-properties style:min-row-height="0.63cm" fo:keep-together="auto"/>
    </style:style>
    <style:style style:name="表格12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2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2.A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2.A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2.A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2.A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2.A1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2.A1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3" style:family="table">
      <style:table-properties style:width="19.994cm" fo:margin-top="0cm" fo:margin-bottom="0cm" table:align="center" style:writing-mode="lr-tb"/>
    </style:style>
    <style:style style:name="表格13.A" style:family="table-column">
      <style:table-column-properties style:column-width="2.24cm"/>
    </style:style>
    <style:style style:name="表格13.B" style:family="table-column">
      <style:table-column-properties style:column-width="4.251cm"/>
    </style:style>
    <style:style style:name="表格13.C" style:family="table-column">
      <style:table-column-properties style:column-width="3.501cm"/>
    </style:style>
    <style:style style:name="表格13.D" style:family="table-column">
      <style:table-column-properties style:column-width="5.752cm"/>
    </style:style>
    <style:style style:name="表格13.E" style:family="table-column">
      <style:table-column-properties style:column-width="4.249cm"/>
    </style:style>
    <style:style style:name="表格13.1" style:family="table-row">
      <style:table-row-properties style:min-row-height="0.228cm" fo:keep-together="auto"/>
    </style:style>
    <style:style style:name="表格13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3.2" style:family="table-row">
      <style:table-row-properties style:min-row-height="0.499cm" fo:keep-together="auto"/>
    </style:style>
    <style:style style:name="表格13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3.3" style:family="table-row">
      <style:table-row-properties style:min-row-height="0.631cm" fo:keep-together="auto"/>
    </style:style>
    <style:style style:name="表格13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3.4" style:family="table-row">
      <style:table-row-properties style:min-row-height="0.63cm" fo:keep-together="auto"/>
    </style:style>
    <style:style style:name="表格13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3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3.E5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3.A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3.A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4" style:family="table">
      <style:table-properties style:width="19.994cm" fo:margin-top="0cm" fo:margin-bottom="0cm" table:align="center" style:writing-mode="lr-tb"/>
    </style:style>
    <style:style style:name="表格14.A" style:family="table-column">
      <style:table-column-properties style:column-width="2.24cm"/>
    </style:style>
    <style:style style:name="表格14.B" style:family="table-column">
      <style:table-column-properties style:column-width="4.251cm"/>
    </style:style>
    <style:style style:name="表格14.C" style:family="table-column">
      <style:table-column-properties style:column-width="3.501cm"/>
    </style:style>
    <style:style style:name="表格14.D" style:family="table-column">
      <style:table-column-properties style:column-width="5.752cm"/>
    </style:style>
    <style:style style:name="表格14.E" style:family="table-column">
      <style:table-column-properties style:column-width="4.249cm"/>
    </style:style>
    <style:style style:name="表格14.1" style:family="table-row">
      <style:table-row-properties style:min-row-height="0.228cm" fo:keep-together="auto"/>
    </style:style>
    <style:style style:name="表格14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4.2" style:family="table-row">
      <style:table-row-properties style:min-row-height="0.499cm" fo:keep-together="auto"/>
    </style:style>
    <style:style style:name="表格14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4.3" style:family="table-row">
      <style:table-row-properties style:min-row-height="0.631cm" fo:keep-together="auto"/>
    </style:style>
    <style:style style:name="表格14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4.4" style:family="table-row">
      <style:table-row-properties style:min-row-height="0.63cm" fo:keep-together="auto"/>
    </style:style>
    <style:style style:name="表格14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4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4.E5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4.A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4.A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4.8" style:family="table-row">
      <style:table-row-properties style:min-row-height="1.416cm" fo:keep-together="auto"/>
    </style:style>
    <style:style style:name="表格14.A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4.E8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4.A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4.E9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5" style:family="table">
      <style:table-properties style:width="19.994cm" fo:margin-top="0cm" fo:margin-bottom="0cm" table:align="center" style:writing-mode="lr-tb"/>
    </style:style>
    <style:style style:name="表格15.A" style:family="table-column">
      <style:table-column-properties style:column-width="2.24cm"/>
    </style:style>
    <style:style style:name="表格15.B" style:family="table-column">
      <style:table-column-properties style:column-width="4.251cm"/>
    </style:style>
    <style:style style:name="表格15.C" style:family="table-column">
      <style:table-column-properties style:column-width="3.501cm"/>
    </style:style>
    <style:style style:name="表格15.D" style:family="table-column">
      <style:table-column-properties style:column-width="5.752cm"/>
    </style:style>
    <style:style style:name="表格15.E" style:family="table-column">
      <style:table-column-properties style:column-width="4.249cm"/>
    </style:style>
    <style:style style:name="表格15.1" style:family="table-row">
      <style:table-row-properties style:min-row-height="0.228cm" fo:keep-together="auto"/>
    </style:style>
    <style:style style:name="表格15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5.2" style:family="table-row">
      <style:table-row-properties style:min-row-height="0.499cm" fo:keep-together="auto"/>
    </style:style>
    <style:style style:name="表格15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5.3" style:family="table-row">
      <style:table-row-properties style:min-row-height="0.63cm" fo:keep-together="auto"/>
    </style:style>
    <style:style style:name="表格15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5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5.E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5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5.A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6" style:family="table">
      <style:table-properties style:width="19.752cm" fo:margin-top="0cm" fo:margin-bottom="0cm" table:align="center" style:writing-mode="lr-tb"/>
    </style:style>
    <style:style style:name="表格16.A" style:family="table-column">
      <style:table-column-properties style:column-width="1.99cm"/>
    </style:style>
    <style:style style:name="表格16.B" style:family="table-column">
      <style:table-column-properties style:column-width="3cm"/>
    </style:style>
    <style:style style:name="表格16.D" style:family="table-column">
      <style:table-column-properties style:column-width="7.251cm"/>
    </style:style>
    <style:style style:name="表格16.E" style:family="table-column">
      <style:table-column-properties style:column-width="4.51cm"/>
    </style:style>
    <style:style style:name="表格16.1" style:family="table-row">
      <style:table-row-properties style:min-row-height="0.18cm" fo:keep-together="auto"/>
    </style:style>
    <style:style style:name="表格16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6.2" style:family="table-row">
      <style:table-row-properties style:min-row-height="0.397cm" fo:keep-together="auto"/>
    </style:style>
    <style:style style:name="表格16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6.E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6.3" style:family="table-row">
      <style:table-row-properties style:min-row-height="0.503cm" fo:keep-together="auto"/>
    </style:style>
    <style:style style:name="表格16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6.4" style:family="table-row">
      <style:table-row-properties style:min-row-height="0.501cm" fo:keep-together="auto"/>
    </style:style>
    <style:style style:name="表格16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6.E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6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6.E5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6.A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6.E6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6.A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6.E7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7" style:family="table">
      <style:table-properties style:width="19.907cm" fo:margin-top="0cm" fo:margin-bottom="0cm" table:align="center" style:writing-mode="lr-tb"/>
    </style:style>
    <style:style style:name="表格17.A" style:family="table-column">
      <style:table-column-properties style:column-width="1.99cm"/>
    </style:style>
    <style:style style:name="表格17.B" style:family="table-column">
      <style:table-column-properties style:column-width="3.251cm"/>
    </style:style>
    <style:style style:name="表格17.C" style:family="table-column">
      <style:table-column-properties style:column-width="3cm"/>
    </style:style>
    <style:style style:name="表格17.D" style:family="table-column">
      <style:table-column-properties style:column-width="7.001cm"/>
    </style:style>
    <style:style style:name="表格17.E" style:family="table-column">
      <style:table-column-properties style:column-width="4.665cm"/>
    </style:style>
    <style:style style:name="表格17.1" style:family="table-row">
      <style:table-row-properties style:min-row-height="0.173cm" fo:keep-together="auto"/>
    </style:style>
    <style:style style:name="表格17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7.2" style:family="table-row">
      <style:table-row-properties style:min-row-height="0.379cm" fo:keep-together="auto"/>
    </style:style>
    <style:style style:name="表格17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7.E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7.3" style:family="table-row">
      <style:table-row-properties style:min-row-height="0.854cm" fo:keep-together="auto"/>
    </style:style>
    <style:style style:name="表格17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7.4" style:family="table-row">
      <style:table-row-properties style:min-row-height="0.478cm" fo:keep-together="auto"/>
    </style:style>
    <style:style style:name="表格17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7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7.A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7.7" style:family="table-row">
      <style:table-row-properties style:min-row-height="0.572cm" fo:keep-together="auto"/>
    </style:style>
    <style:style style:name="表格17.A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7.A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7.A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7.A1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7.A1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7.A1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7.A1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8" style:family="table">
      <style:table-properties style:width="19.907cm" fo:margin-top="0cm" fo:margin-bottom="0cm" table:align="center" style:writing-mode="lr-tb"/>
    </style:style>
    <style:style style:name="表格18.A" style:family="table-column">
      <style:table-column-properties style:column-width="1.99cm"/>
    </style:style>
    <style:style style:name="表格18.B" style:family="table-column">
      <style:table-column-properties style:column-width="3cm"/>
    </style:style>
    <style:style style:name="表格18.D" style:family="table-column">
      <style:table-column-properties style:column-width="7.251cm"/>
    </style:style>
    <style:style style:name="表格18.E" style:family="table-column">
      <style:table-column-properties style:column-width="4.665cm"/>
    </style:style>
    <style:style style:name="表格18.1" style:family="table-row">
      <style:table-row-properties style:min-row-height="0.173cm" fo:keep-together="auto"/>
    </style:style>
    <style:style style:name="表格18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8.2" style:family="table-row">
      <style:table-row-properties style:min-row-height="0.379cm" fo:keep-together="auto"/>
    </style:style>
    <style:style style:name="表格18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8.E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8.3" style:family="table-row">
      <style:table-row-properties style:min-row-height="0.854cm" fo:keep-together="auto"/>
    </style:style>
    <style:style style:name="表格18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9" style:family="table">
      <style:table-properties style:width="19.752cm" fo:margin-top="0cm" fo:margin-bottom="0cm" table:align="center" style:writing-mode="lr-tb"/>
    </style:style>
    <style:style style:name="表格19.A" style:family="table-column">
      <style:table-column-properties style:column-width="1.99cm"/>
    </style:style>
    <style:style style:name="表格19.B" style:family="table-column">
      <style:table-column-properties style:column-width="3cm"/>
    </style:style>
    <style:style style:name="表格19.D" style:family="table-column">
      <style:table-column-properties style:column-width="7.251cm"/>
    </style:style>
    <style:style style:name="表格19.E" style:family="table-column">
      <style:table-column-properties style:column-width="4.51cm"/>
    </style:style>
    <style:style style:name="表格19.1" style:family="table-row">
      <style:table-row-properties style:min-row-height="0.18cm" fo:keep-together="auto"/>
    </style:style>
    <style:style style:name="表格19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9.2" style:family="table-row">
      <style:table-row-properties style:min-row-height="0.397cm" fo:keep-together="auto"/>
    </style:style>
    <style:style style:name="表格19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9.E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9.3" style:family="table-row">
      <style:table-row-properties style:min-row-height="0.501cm" fo:keep-together="auto"/>
    </style:style>
    <style:style style:name="表格19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9.E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9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9.E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0" style:family="table">
      <style:table-properties style:width="19.752cm" fo:margin-top="0cm" fo:margin-bottom="0cm" table:align="center" style:writing-mode="lr-tb"/>
    </style:style>
    <style:style style:name="表格20.A" style:family="table-column">
      <style:table-column-properties style:column-width="1.99cm"/>
    </style:style>
    <style:style style:name="表格20.B" style:family="table-column">
      <style:table-column-properties style:column-width="3cm"/>
    </style:style>
    <style:style style:name="表格20.D" style:family="table-column">
      <style:table-column-properties style:column-width="7.251cm"/>
    </style:style>
    <style:style style:name="表格20.E" style:family="table-column">
      <style:table-column-properties style:column-width="4.51cm"/>
    </style:style>
    <style:style style:name="表格20.1" style:family="table-row">
      <style:table-row-properties style:min-row-height="0.18cm" fo:keep-together="auto"/>
    </style:style>
    <style:style style:name="表格20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0.2" style:family="table-row">
      <style:table-row-properties style:min-row-height="0.397cm" fo:keep-together="auto"/>
    </style:style>
    <style:style style:name="表格20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0.E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0.3" style:family="table-row">
      <style:table-row-properties style:min-row-height="0.501cm" fo:keep-together="auto"/>
    </style:style>
    <style:style style:name="表格20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0.E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0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0.E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1" style:family="table">
      <style:table-properties style:width="19.752cm" fo:margin-top="0cm" fo:margin-bottom="0cm" table:align="center" style:writing-mode="lr-tb"/>
    </style:style>
    <style:style style:name="表格21.A" style:family="table-column">
      <style:table-column-properties style:column-width="1.99cm"/>
    </style:style>
    <style:style style:name="表格21.B" style:family="table-column">
      <style:table-column-properties style:column-width="3cm"/>
    </style:style>
    <style:style style:name="表格21.D" style:family="table-column">
      <style:table-column-properties style:column-width="7.251cm"/>
    </style:style>
    <style:style style:name="表格21.E" style:family="table-column">
      <style:table-column-properties style:column-width="4.51cm"/>
    </style:style>
    <style:style style:name="表格21.1" style:family="table-row">
      <style:table-row-properties style:min-row-height="0.18cm" fo:keep-together="auto"/>
    </style:style>
    <style:style style:name="表格21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1.2" style:family="table-row">
      <style:table-row-properties style:min-row-height="0.397cm" fo:keep-together="auto"/>
    </style:style>
    <style:style style:name="表格21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1.E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1.3" style:family="table-row">
      <style:table-row-properties style:min-row-height="0.501cm" fo:keep-together="auto"/>
    </style:style>
    <style:style style:name="表格21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1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1.E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2" style:family="table">
      <style:table-properties style:width="19.752cm" fo:margin-top="0cm" fo:margin-bottom="0cm" table:align="center" style:writing-mode="lr-tb"/>
    </style:style>
    <style:style style:name="表格22.A" style:family="table-column">
      <style:table-column-properties style:column-width="1.99cm"/>
    </style:style>
    <style:style style:name="表格22.B" style:family="table-column">
      <style:table-column-properties style:column-width="3cm"/>
    </style:style>
    <style:style style:name="表格22.D" style:family="table-column">
      <style:table-column-properties style:column-width="7.251cm"/>
    </style:style>
    <style:style style:name="表格22.E" style:family="table-column">
      <style:table-column-properties style:column-width="4.51cm"/>
    </style:style>
    <style:style style:name="表格22.1" style:family="table-row">
      <style:table-row-properties style:min-row-height="0.18cm" fo:keep-together="auto"/>
    </style:style>
    <style:style style:name="表格22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2.2" style:family="table-row">
      <style:table-row-properties style:min-row-height="0.397cm" fo:keep-together="auto"/>
    </style:style>
    <style:style style:name="表格22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2.E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2.3" style:family="table-row">
      <style:table-row-properties style:min-row-height="0.501cm" fo:keep-together="auto"/>
    </style:style>
    <style:style style:name="表格22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2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2.E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3" style:family="table">
      <style:table-properties style:width="19.752cm" fo:margin-top="0cm" fo:margin-bottom="0cm" table:align="center" style:writing-mode="lr-tb"/>
    </style:style>
    <style:style style:name="表格23.A" style:family="table-column">
      <style:table-column-properties style:column-width="1.99cm"/>
    </style:style>
    <style:style style:name="表格23.B" style:family="table-column">
      <style:table-column-properties style:column-width="3cm"/>
    </style:style>
    <style:style style:name="表格23.D" style:family="table-column">
      <style:table-column-properties style:column-width="7.251cm"/>
    </style:style>
    <style:style style:name="表格23.E" style:family="table-column">
      <style:table-column-properties style:column-width="4.51cm"/>
    </style:style>
    <style:style style:name="表格23.1" style:family="table-row">
      <style:table-row-properties style:min-row-height="0.18cm" fo:keep-together="auto"/>
    </style:style>
    <style:style style:name="表格23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3.2" style:family="table-row">
      <style:table-row-properties style:min-row-height="0.397cm" fo:keep-together="auto"/>
    </style:style>
    <style:style style:name="表格23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3.E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3.3" style:family="table-row">
      <style:table-row-properties style:min-row-height="0.501cm" fo:keep-together="auto"/>
    </style:style>
    <style:style style:name="表格23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3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3.E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4" style:family="table">
      <style:table-properties style:width="19.752cm" fo:margin-top="0cm" fo:margin-bottom="0cm" table:align="center" style:writing-mode="lr-tb"/>
    </style:style>
    <style:style style:name="表格24.A" style:family="table-column">
      <style:table-column-properties style:column-width="1.99cm"/>
    </style:style>
    <style:style style:name="表格24.B" style:family="table-column">
      <style:table-column-properties style:column-width="3cm"/>
    </style:style>
    <style:style style:name="表格24.D" style:family="table-column">
      <style:table-column-properties style:column-width="7.251cm"/>
    </style:style>
    <style:style style:name="表格24.E" style:family="table-column">
      <style:table-column-properties style:column-width="4.51cm"/>
    </style:style>
    <style:style style:name="表格24.1" style:family="table-row">
      <style:table-row-properties style:min-row-height="0.18cm" fo:keep-together="auto"/>
    </style:style>
    <style:style style:name="表格24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4.2" style:family="table-row">
      <style:table-row-properties style:min-row-height="0.397cm" fo:keep-together="auto"/>
    </style:style>
    <style:style style:name="表格24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4.E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4.3" style:family="table-row">
      <style:table-row-properties style:min-row-height="0.501cm" fo:keep-together="auto"/>
    </style:style>
    <style:style style:name="表格24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5" style:family="table">
      <style:table-properties style:width="19.752cm" fo:margin-top="0cm" fo:margin-bottom="0cm" table:align="center" style:writing-mode="lr-tb"/>
    </style:style>
    <style:style style:name="表格25.A" style:family="table-column">
      <style:table-column-properties style:column-width="1.99cm"/>
    </style:style>
    <style:style style:name="表格25.B" style:family="table-column">
      <style:table-column-properties style:column-width="4.33cm"/>
    </style:style>
    <style:style style:name="表格25.C" style:family="table-column">
      <style:table-column-properties style:column-width="2.028cm"/>
    </style:style>
    <style:style style:name="表格25.D" style:family="table-column">
      <style:table-column-properties style:column-width="6.893cm"/>
    </style:style>
    <style:style style:name="表格25.E" style:family="table-column">
      <style:table-column-properties style:column-width="4.51cm"/>
    </style:style>
    <style:style style:name="表格25.1" style:family="table-row">
      <style:table-row-properties style:min-row-height="0.18cm" fo:keep-together="auto"/>
    </style:style>
    <style:style style:name="表格25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5.2" style:family="table-row">
      <style:table-row-properties style:min-row-height="0.397cm" fo:keep-together="auto"/>
    </style:style>
    <style:style style:name="表格25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5.E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5.3" style:family="table-row">
      <style:table-row-properties style:min-row-height="0.501cm" fo:keep-together="auto"/>
    </style:style>
    <style:style style:name="表格25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5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6" style:family="table">
      <style:table-properties style:width="19.752cm" fo:margin-top="0cm" fo:margin-bottom="0cm" table:align="center" style:writing-mode="lr-tb"/>
    </style:style>
    <style:style style:name="表格26.A" style:family="table-column">
      <style:table-column-properties style:column-width="1.99cm"/>
    </style:style>
    <style:style style:name="表格26.B" style:family="table-column">
      <style:table-column-properties style:column-width="4.501cm"/>
    </style:style>
    <style:style style:name="表格26.C" style:family="table-column">
      <style:table-column-properties style:column-width="1.857cm"/>
    </style:style>
    <style:style style:name="表格26.D" style:family="table-column">
      <style:table-column-properties style:column-width="6.893cm"/>
    </style:style>
    <style:style style:name="表格26.E" style:family="table-column">
      <style:table-column-properties style:column-width="4.51cm"/>
    </style:style>
    <style:style style:name="表格26.1" style:family="table-row">
      <style:table-row-properties style:min-row-height="0.18cm" fo:keep-together="auto"/>
    </style:style>
    <style:style style:name="表格26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6.2" style:family="table-row">
      <style:table-row-properties style:min-row-height="0.397cm" fo:keep-together="auto"/>
    </style:style>
    <style:style style:name="表格26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6.E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6.3" style:family="table-row">
      <style:table-row-properties style:min-row-height="1.542cm" fo:keep-together="auto"/>
    </style:style>
    <style:style style:name="表格26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6.4" style:family="table-row">
      <style:table-row-properties style:min-row-height="1.432cm" fo:keep-together="auto"/>
    </style:style>
    <style:style style:name="表格26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6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7" style:family="table">
      <style:table-properties style:width="19.064cm" fo:margin-top="0cm" fo:margin-bottom="0cm" table:align="center" style:writing-mode="lr-tb"/>
    </style:style>
    <style:style style:name="表格27.A" style:family="table-column">
      <style:table-column-properties style:column-width="1.884cm"/>
    </style:style>
    <style:style style:name="表格27.B" style:family="table-column">
      <style:table-column-properties style:column-width="3.567cm"/>
    </style:style>
    <style:style style:name="表格27.C" style:family="table-column">
      <style:table-column-properties style:column-width="2.252cm"/>
    </style:style>
    <style:style style:name="表格27.D" style:family="table-column">
      <style:table-column-properties style:column-width="6.53cm"/>
    </style:style>
    <style:style style:name="表格27.E" style:family="table-column">
      <style:table-column-properties style:column-width="4.831cm"/>
    </style:style>
    <style:style style:name="表格27.1" style:family="table-row">
      <style:table-row-properties style:min-row-height="0.228cm" fo:keep-together="auto"/>
    </style:style>
    <style:style style:name="表格27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7.2" style:family="table-row">
      <style:table-row-properties style:min-row-height="0.499cm" fo:keep-together="auto"/>
    </style:style>
    <style:style style:name="表格27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7.3" style:family="table-row">
      <style:table-row-properties style:min-row-height="0.631cm" fo:keep-together="auto"/>
    </style:style>
    <style:style style:name="表格27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7.4" style:family="table-row">
      <style:table-row-properties style:min-row-height="0.63cm" fo:keep-together="auto"/>
    </style:style>
    <style:style style:name="表格27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7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7.E5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7.A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7.A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7.A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7.A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7.A1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8" style:family="table">
      <style:table-properties style:width="19.994cm" fo:margin-top="0cm" fo:margin-bottom="0cm" table:align="center" style:writing-mode="lr-tb"/>
    </style:style>
    <style:style style:name="表格28.A" style:family="table-column">
      <style:table-column-properties style:column-width="2.24cm"/>
    </style:style>
    <style:style style:name="表格28.B" style:family="table-column">
      <style:table-column-properties style:column-width="4.251cm"/>
    </style:style>
    <style:style style:name="表格28.C" style:family="table-column">
      <style:table-column-properties style:column-width="3.501cm"/>
    </style:style>
    <style:style style:name="表格28.D" style:family="table-column">
      <style:table-column-properties style:column-width="5.5cm"/>
    </style:style>
    <style:style style:name="表格28.E" style:family="table-column">
      <style:table-column-properties style:column-width="4.501cm"/>
    </style:style>
    <style:style style:name="表格28.1" style:family="table-row">
      <style:table-row-properties style:min-row-height="0.228cm" fo:keep-together="auto"/>
    </style:style>
    <style:style style:name="表格28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8.2" style:family="table-row">
      <style:table-row-properties style:min-row-height="0.499cm" fo:keep-together="auto"/>
    </style:style>
    <style:style style:name="表格28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8.3" style:family="table-row">
      <style:table-row-properties style:min-row-height="0.631cm" fo:keep-together="auto"/>
    </style:style>
    <style:style style:name="表格28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8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8.5" style:family="table-row">
      <style:table-row-properties style:min-row-height="0.63cm" fo:keep-together="auto"/>
    </style:style>
    <style:style style:name="表格28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9" style:family="table">
      <style:table-properties style:width="19.994cm" fo:margin-top="0cm" fo:margin-bottom="0cm" table:align="center" style:writing-mode="lr-tb"/>
    </style:style>
    <style:style style:name="表格29.A" style:family="table-column">
      <style:table-column-properties style:column-width="2.24cm"/>
    </style:style>
    <style:style style:name="表格29.B" style:family="table-column">
      <style:table-column-properties style:column-width="4.251cm"/>
    </style:style>
    <style:style style:name="表格29.C" style:family="table-column">
      <style:table-column-properties style:column-width="3.501cm"/>
    </style:style>
    <style:style style:name="表格29.D" style:family="table-column">
      <style:table-column-properties style:column-width="5.5cm"/>
    </style:style>
    <style:style style:name="表格29.E" style:family="table-column">
      <style:table-column-properties style:column-width="4.501cm"/>
    </style:style>
    <style:style style:name="表格29.1" style:family="table-row">
      <style:table-row-properties style:min-row-height="0.228cm" fo:keep-together="auto"/>
    </style:style>
    <style:style style:name="表格29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9.2" style:family="table-row">
      <style:table-row-properties style:min-row-height="0.499cm" fo:keep-together="auto"/>
    </style:style>
    <style:style style:name="表格29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9.3" style:family="table-row">
      <style:table-row-properties style:min-row-height="0.631cm" fo:keep-together="auto"/>
    </style:style>
    <style:style style:name="表格29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9.4" style:family="table-row">
      <style:table-row-properties style:min-row-height="0.63cm" fo:keep-together="auto"/>
    </style:style>
    <style:style style:name="表格29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0" style:family="table">
      <style:table-properties style:width="19.994cm" fo:margin-top="0cm" fo:margin-bottom="0cm" table:align="center" style:writing-mode="lr-tb"/>
    </style:style>
    <style:style style:name="表格30.A" style:family="table-column">
      <style:table-column-properties style:column-width="2.24cm"/>
    </style:style>
    <style:style style:name="表格30.B" style:family="table-column">
      <style:table-column-properties style:column-width="4.251cm"/>
    </style:style>
    <style:style style:name="表格30.C" style:family="table-column">
      <style:table-column-properties style:column-width="3.501cm"/>
    </style:style>
    <style:style style:name="表格30.D" style:family="table-column">
      <style:table-column-properties style:column-width="5.5cm"/>
    </style:style>
    <style:style style:name="表格30.E" style:family="table-column">
      <style:table-column-properties style:column-width="4.501cm"/>
    </style:style>
    <style:style style:name="表格30.1" style:family="table-row">
      <style:table-row-properties style:min-row-height="0.228cm" fo:keep-together="auto"/>
    </style:style>
    <style:style style:name="表格30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30.2" style:family="table-row">
      <style:table-row-properties style:min-row-height="0.499cm" fo:keep-together="auto"/>
    </style:style>
    <style:style style:name="表格30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0.3" style:family="table-row">
      <style:table-row-properties style:min-row-height="0.631cm" fo:keep-together="auto"/>
    </style:style>
    <style:style style:name="表格30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0.4" style:family="table-row">
      <style:table-row-properties style:min-row-height="0.63cm" fo:keep-together="auto"/>
    </style:style>
    <style:style style:name="表格30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1" style:family="table">
      <style:table-properties style:width="19.994cm" fo:margin-top="0cm" fo:margin-bottom="0cm" table:align="center" style:writing-mode="lr-tb"/>
    </style:style>
    <style:style style:name="表格31.A" style:family="table-column">
      <style:table-column-properties style:column-width="2.24cm"/>
    </style:style>
    <style:style style:name="表格31.B" style:family="table-column">
      <style:table-column-properties style:column-width="4.251cm"/>
    </style:style>
    <style:style style:name="表格31.C" style:family="table-column">
      <style:table-column-properties style:column-width="3.501cm"/>
    </style:style>
    <style:style style:name="表格31.D" style:family="table-column">
      <style:table-column-properties style:column-width="5.5cm"/>
    </style:style>
    <style:style style:name="表格31.E" style:family="table-column">
      <style:table-column-properties style:column-width="4.501cm"/>
    </style:style>
    <style:style style:name="表格31.1" style:family="table-row">
      <style:table-row-properties style:min-row-height="0.228cm" fo:keep-together="auto"/>
    </style:style>
    <style:style style:name="表格31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31.2" style:family="table-row">
      <style:table-row-properties style:min-row-height="0.499cm" fo:keep-together="auto"/>
    </style:style>
    <style:style style:name="表格31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1.3" style:family="table-row">
      <style:table-row-properties style:min-row-height="0.136cm" fo:keep-together="auto"/>
    </style:style>
    <style:style style:name="表格31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1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1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1.A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2" style:family="table">
      <style:table-properties style:width="19.994cm" fo:margin-top="0cm" fo:margin-bottom="0cm" table:align="center" style:writing-mode="lr-tb"/>
    </style:style>
    <style:style style:name="表格32.A" style:family="table-column">
      <style:table-column-properties style:column-width="1.99cm"/>
    </style:style>
    <style:style style:name="表格32.B" style:family="table-column">
      <style:table-column-properties style:column-width="4.501cm"/>
    </style:style>
    <style:style style:name="表格32.C" style:family="table-column">
      <style:table-column-properties style:column-width="3.5cm"/>
    </style:style>
    <style:style style:name="表格32.D" style:family="table-column">
      <style:table-column-properties style:column-width="5.502cm"/>
    </style:style>
    <style:style style:name="表格32.1" style:family="table-row">
      <style:table-row-properties style:min-row-height="0.228cm" fo:keep-together="auto"/>
    </style:style>
    <style:style style:name="表格32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32.2" style:family="table-row">
      <style:table-row-properties style:min-row-height="0.499cm" fo:keep-together="auto"/>
    </style:style>
    <style:style style:name="表格32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2.3" style:family="table-row">
      <style:table-row-properties style:min-row-height="0.631cm" fo:keep-together="auto"/>
    </style:style>
    <style:style style:name="表格32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2.4" style:family="table-row">
      <style:table-row-properties style:min-row-height="0.63cm" fo:keep-together="auto"/>
    </style:style>
    <style:style style:name="表格32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3" style:family="table">
      <style:table-properties style:width="20.107cm" fo:margin-top="0cm" fo:margin-bottom="0cm" table:align="center" style:writing-mode="lr-tb"/>
    </style:style>
    <style:style style:name="表格33.A" style:family="table-column">
      <style:table-column-properties style:column-width="1.99cm"/>
    </style:style>
    <style:style style:name="表格33.B" style:family="table-column">
      <style:table-column-properties style:column-width="4.501cm"/>
    </style:style>
    <style:style style:name="表格33.C" style:family="table-column">
      <style:table-column-properties style:column-width="3.5cm"/>
    </style:style>
    <style:style style:name="表格33.D" style:family="table-column">
      <style:table-column-properties style:column-width="5.503cm"/>
    </style:style>
    <style:style style:name="表格33.E" style:family="table-column">
      <style:table-column-properties style:column-width="4.613cm"/>
    </style:style>
    <style:style style:name="表格33.1" style:family="table-row">
      <style:table-row-properties style:min-row-height="0.296cm" fo:keep-together="auto"/>
    </style:style>
    <style:style style:name="表格33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33.2" style:family="table-row">
      <style:table-row-properties style:min-row-height="0.123cm" fo:keep-together="auto"/>
    </style:style>
    <style:style style:name="表格33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4" style:family="table">
      <style:table-properties style:width="20.107cm" fo:margin-top="0cm" fo:margin-bottom="0cm" table:align="center" style:writing-mode="lr-tb"/>
    </style:style>
    <style:style style:name="表格34.A" style:family="table-column">
      <style:table-column-properties style:column-width="1.99cm"/>
    </style:style>
    <style:style style:name="表格34.B" style:family="table-column">
      <style:table-column-properties style:column-width="4.501cm"/>
    </style:style>
    <style:style style:name="表格34.C" style:family="table-column">
      <style:table-column-properties style:column-width="3.5cm"/>
    </style:style>
    <style:style style:name="表格34.D" style:family="table-column">
      <style:table-column-properties style:column-width="5.503cm"/>
    </style:style>
    <style:style style:name="表格34.E" style:family="table-column">
      <style:table-column-properties style:column-width="4.613cm"/>
    </style:style>
    <style:style style:name="表格34.1" style:family="table-row">
      <style:table-row-properties style:min-row-height="0.296cm" fo:keep-together="auto"/>
    </style:style>
    <style:style style:name="表格34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34.2" style:family="table-row">
      <style:table-row-properties style:min-row-height="0.123cm" fo:keep-together="auto"/>
    </style:style>
    <style:style style:name="表格34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4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5" style:family="table">
      <style:table-properties style:width="20.107cm" fo:margin-top="0cm" fo:margin-bottom="0cm" table:align="center" style:writing-mode="lr-tb"/>
    </style:style>
    <style:style style:name="表格35.A" style:family="table-column">
      <style:table-column-properties style:column-width="1.99cm"/>
    </style:style>
    <style:style style:name="表格35.B" style:family="table-column">
      <style:table-column-properties style:column-width="4.501cm"/>
    </style:style>
    <style:style style:name="表格35.C" style:family="table-column">
      <style:table-column-properties style:column-width="3.5cm"/>
    </style:style>
    <style:style style:name="表格35.D" style:family="table-column">
      <style:table-column-properties style:column-width="5.503cm"/>
    </style:style>
    <style:style style:name="表格35.E" style:family="table-column">
      <style:table-column-properties style:column-width="4.613cm"/>
    </style:style>
    <style:style style:name="表格35.1" style:family="table-row">
      <style:table-row-properties style:min-row-height="0.296cm" fo:keep-together="auto"/>
    </style:style>
    <style:style style:name="表格35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35.2" style:family="table-row">
      <style:table-row-properties style:min-row-height="0.123cm" fo:keep-together="auto"/>
    </style:style>
    <style:style style:name="表格35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5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6" style:family="table">
      <style:table-properties style:width="20.107cm" fo:margin-top="0cm" fo:margin-bottom="0cm" table:align="center" style:writing-mode="lr-tb"/>
    </style:style>
    <style:style style:name="表格36.A" style:family="table-column">
      <style:table-column-properties style:column-width="1.99cm"/>
    </style:style>
    <style:style style:name="表格36.B" style:family="table-column">
      <style:table-column-properties style:column-width="4.501cm"/>
    </style:style>
    <style:style style:name="表格36.C" style:family="table-column">
      <style:table-column-properties style:column-width="3.5cm"/>
    </style:style>
    <style:style style:name="表格36.D" style:family="table-column">
      <style:table-column-properties style:column-width="5.503cm"/>
    </style:style>
    <style:style style:name="表格36.E" style:family="table-column">
      <style:table-column-properties style:column-width="4.613cm"/>
    </style:style>
    <style:style style:name="表格36.1" style:family="table-row">
      <style:table-row-properties style:min-row-height="0.296cm" fo:keep-together="auto"/>
    </style:style>
    <style:style style:name="表格36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36.2" style:family="table-row">
      <style:table-row-properties style:min-row-height="0.123cm" fo:keep-together="auto"/>
    </style:style>
    <style:style style:name="表格36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6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7" style:family="table">
      <style:table-properties style:width="20.107cm" fo:margin-top="0cm" fo:margin-bottom="0cm" table:align="center" style:writing-mode="lr-tb"/>
    </style:style>
    <style:style style:name="表格37.A" style:family="table-column">
      <style:table-column-properties style:column-width="1.99cm"/>
    </style:style>
    <style:style style:name="表格37.B" style:family="table-column">
      <style:table-column-properties style:column-width="4.501cm"/>
    </style:style>
    <style:style style:name="表格37.C" style:family="table-column">
      <style:table-column-properties style:column-width="3.5cm"/>
    </style:style>
    <style:style style:name="表格37.D" style:family="table-column">
      <style:table-column-properties style:column-width="5.503cm"/>
    </style:style>
    <style:style style:name="表格37.E" style:family="table-column">
      <style:table-column-properties style:column-width="4.613cm"/>
    </style:style>
    <style:style style:name="表格37.1" style:family="table-row">
      <style:table-row-properties style:min-row-height="0.296cm" fo:keep-together="auto"/>
    </style:style>
    <style:style style:name="表格37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37.2" style:family="table-row">
      <style:table-row-properties style:min-row-height="0.123cm" fo:keep-together="auto"/>
    </style:style>
    <style:style style:name="表格37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8" style:family="table">
      <style:table-properties style:width="20.107cm" fo:margin-top="0cm" fo:margin-bottom="0cm" table:align="center" style:writing-mode="lr-tb"/>
    </style:style>
    <style:style style:name="表格38.A" style:family="table-column">
      <style:table-column-properties style:column-width="1.99cm"/>
    </style:style>
    <style:style style:name="表格38.B" style:family="table-column">
      <style:table-column-properties style:column-width="4.501cm"/>
    </style:style>
    <style:style style:name="表格38.C" style:family="table-column">
      <style:table-column-properties style:column-width="3.5cm"/>
    </style:style>
    <style:style style:name="表格38.D" style:family="table-column">
      <style:table-column-properties style:column-width="5.503cm"/>
    </style:style>
    <style:style style:name="表格38.E" style:family="table-column">
      <style:table-column-properties style:column-width="4.613cm"/>
    </style:style>
    <style:style style:name="表格38.1" style:family="table-row">
      <style:table-row-properties style:min-row-height="0.296cm" fo:keep-together="auto"/>
    </style:style>
    <style:style style:name="表格38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38.2" style:family="table-row">
      <style:table-row-properties style:min-row-height="0.123cm" fo:keep-together="auto"/>
    </style:style>
    <style:style style:name="表格38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8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8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9" style:family="table">
      <style:table-properties style:width="20.107cm" fo:margin-top="0cm" fo:margin-bottom="0cm" table:align="center" style:writing-mode="lr-tb"/>
    </style:style>
    <style:style style:name="表格39.A" style:family="table-column">
      <style:table-column-properties style:column-width="1.99cm"/>
    </style:style>
    <style:style style:name="表格39.B" style:family="table-column">
      <style:table-column-properties style:column-width="4.501cm"/>
    </style:style>
    <style:style style:name="表格39.C" style:family="table-column">
      <style:table-column-properties style:column-width="3.5cm"/>
    </style:style>
    <style:style style:name="表格39.D" style:family="table-column">
      <style:table-column-properties style:column-width="5.503cm"/>
    </style:style>
    <style:style style:name="表格39.E" style:family="table-column">
      <style:table-column-properties style:column-width="4.613cm"/>
    </style:style>
    <style:style style:name="表格39.1" style:family="table-row">
      <style:table-row-properties style:min-row-height="0.296cm" fo:keep-together="auto"/>
    </style:style>
    <style:style style:name="表格39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39.2" style:family="table-row">
      <style:table-row-properties style:min-row-height="0.123cm" fo:keep-together="auto"/>
    </style:style>
    <style:style style:name="表格39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9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9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0" style:family="table">
      <style:table-properties style:width="20.107cm" fo:margin-top="0cm" fo:margin-bottom="0cm" table:align="center" style:writing-mode="lr-tb"/>
    </style:style>
    <style:style style:name="表格40.A" style:family="table-column">
      <style:table-column-properties style:column-width="1.99cm"/>
    </style:style>
    <style:style style:name="表格40.B" style:family="table-column">
      <style:table-column-properties style:column-width="4.501cm"/>
    </style:style>
    <style:style style:name="表格40.C" style:family="table-column">
      <style:table-column-properties style:column-width="3.5cm"/>
    </style:style>
    <style:style style:name="表格40.D" style:family="table-column">
      <style:table-column-properties style:column-width="5.503cm"/>
    </style:style>
    <style:style style:name="表格40.E" style:family="table-column">
      <style:table-column-properties style:column-width="4.613cm"/>
    </style:style>
    <style:style style:name="表格40.1" style:family="table-row">
      <style:table-row-properties style:min-row-height="0.296cm" fo:keep-together="auto"/>
    </style:style>
    <style:style style:name="表格40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40.2" style:family="table-row">
      <style:table-row-properties style:min-row-height="0.123cm" fo:keep-together="auto"/>
    </style:style>
    <style:style style:name="表格40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0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1" style:family="table">
      <style:table-properties style:width="20.107cm" fo:margin-top="0cm" fo:margin-bottom="0cm" table:align="center" style:writing-mode="lr-tb"/>
    </style:style>
    <style:style style:name="表格41.A" style:family="table-column">
      <style:table-column-properties style:column-width="1.99cm"/>
    </style:style>
    <style:style style:name="表格41.B" style:family="table-column">
      <style:table-column-properties style:column-width="4.501cm"/>
    </style:style>
    <style:style style:name="表格41.C" style:family="table-column">
      <style:table-column-properties style:column-width="3.5cm"/>
    </style:style>
    <style:style style:name="表格41.D" style:family="table-column">
      <style:table-column-properties style:column-width="5.503cm"/>
    </style:style>
    <style:style style:name="表格41.E" style:family="table-column">
      <style:table-column-properties style:column-width="4.613cm"/>
    </style:style>
    <style:style style:name="表格41.1" style:family="table-row">
      <style:table-row-properties style:min-row-height="0.296cm" fo:keep-together="auto"/>
    </style:style>
    <style:style style:name="表格41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41.2" style:family="table-row">
      <style:table-row-properties style:min-row-height="0.123cm" fo:keep-together="auto"/>
    </style:style>
    <style:style style:name="表格41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1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2" style:family="table">
      <style:table-properties style:width="20.107cm" fo:margin-top="0cm" fo:margin-bottom="0cm" table:align="center" style:writing-mode="lr-tb"/>
    </style:style>
    <style:style style:name="表格42.A" style:family="table-column">
      <style:table-column-properties style:column-width="1.99cm"/>
    </style:style>
    <style:style style:name="表格42.B" style:family="table-column">
      <style:table-column-properties style:column-width="4.501cm"/>
    </style:style>
    <style:style style:name="表格42.C" style:family="table-column">
      <style:table-column-properties style:column-width="3.5cm"/>
    </style:style>
    <style:style style:name="表格42.D" style:family="table-column">
      <style:table-column-properties style:column-width="5.503cm"/>
    </style:style>
    <style:style style:name="表格42.E" style:family="table-column">
      <style:table-column-properties style:column-width="4.613cm"/>
    </style:style>
    <style:style style:name="表格42.1" style:family="table-row">
      <style:table-row-properties style:min-row-height="0.296cm" fo:keep-together="auto"/>
    </style:style>
    <style:style style:name="表格42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42.2" style:family="table-row">
      <style:table-row-properties style:min-row-height="0.123cm" fo:keep-together="auto"/>
    </style:style>
    <style:style style:name="表格42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2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3" style:family="table">
      <style:table-properties style:width="20.107cm" fo:margin-top="0cm" fo:margin-bottom="0cm" table:align="center" style:writing-mode="lr-tb"/>
    </style:style>
    <style:style style:name="表格43.A" style:family="table-column">
      <style:table-column-properties style:column-width="1.99cm"/>
    </style:style>
    <style:style style:name="表格43.B" style:family="table-column">
      <style:table-column-properties style:column-width="4.501cm"/>
    </style:style>
    <style:style style:name="表格43.C" style:family="table-column">
      <style:table-column-properties style:column-width="3.5cm"/>
    </style:style>
    <style:style style:name="表格43.D" style:family="table-column">
      <style:table-column-properties style:column-width="5.503cm"/>
    </style:style>
    <style:style style:name="表格43.E" style:family="table-column">
      <style:table-column-properties style:column-width="4.613cm"/>
    </style:style>
    <style:style style:name="表格43.1" style:family="table-row">
      <style:table-row-properties style:min-row-height="0.296cm" fo:keep-together="auto"/>
    </style:style>
    <style:style style:name="表格43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43.2" style:family="table-row">
      <style:table-row-properties style:min-row-height="0.123cm" fo:keep-together="auto"/>
    </style:style>
    <style:style style:name="表格43.3" style:family="table-row">
      <style:table-row-properties style:min-row-height="1.603cm" fo:keep-together="auto"/>
    </style:style>
    <style:style style:name="表格43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3.4" style:family="table-row">
      <style:table-row-properties style:min-row-height="1.476cm" fo:keep-together="auto"/>
    </style:style>
    <style:style style:name="表格43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4" style:family="table">
      <style:table-properties style:width="19.064cm" fo:margin-top="0cm" fo:margin-bottom="0cm" table:align="center" style:writing-mode="lr-tb"/>
    </style:style>
    <style:style style:name="表格44.A" style:family="table-column">
      <style:table-column-properties style:column-width="1.884cm"/>
    </style:style>
    <style:style style:name="表格44.B" style:family="table-column">
      <style:table-column-properties style:column-width="2.967cm"/>
    </style:style>
    <style:style style:name="表格44.C" style:family="table-column">
      <style:table-column-properties style:column-width="2.457cm"/>
    </style:style>
    <style:style style:name="表格44.D" style:family="table-column">
      <style:table-column-properties style:column-width="5.309cm"/>
    </style:style>
    <style:style style:name="表格44.E" style:family="table-column">
      <style:table-column-properties style:column-width="6.447cm"/>
    </style:style>
    <style:style style:name="表格44.1" style:family="table-row">
      <style:table-row-properties style:min-row-height="0.228cm" fo:keep-together="auto"/>
    </style:style>
    <style:style style:name="表格44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44.2" style:family="table-row">
      <style:table-row-properties style:min-row-height="0.499cm" fo:keep-together="auto"/>
    </style:style>
    <style:style style:name="表格44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4.3" style:family="table-row">
      <style:table-row-properties style:min-row-height="0.631cm" fo:keep-together="auto"/>
    </style:style>
    <style:style style:name="表格44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4.4" style:family="table-row">
      <style:table-row-properties style:min-row-height="0.63cm" fo:keep-together="auto"/>
    </style:style>
    <style:style style:name="表格44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4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4.E5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44.A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4.A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4.A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4.A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" style:family="table">
      <style:table-properties style:width="20.107cm" fo:margin-top="0cm" fo:margin-bottom="0cm" table:align="center" style:writing-mode="lr-tb"/>
    </style:style>
    <style:style style:name="表格45.A" style:family="table-column">
      <style:table-column-properties style:column-width="1.979cm"/>
    </style:style>
    <style:style style:name="表格45.B" style:family="table-column">
      <style:table-column-properties style:column-width="4.434cm"/>
    </style:style>
    <style:style style:name="表格45.C" style:family="table-column">
      <style:table-column-properties style:column-width="3.228cm"/>
    </style:style>
    <style:style style:name="表格45.D" style:family="table-column">
      <style:table-column-properties style:column-width="10.354cm"/>
    </style:style>
    <style:style style:name="表格45.E" style:family="table-column">
      <style:table-column-properties style:column-width="0.111cm"/>
    </style:style>
    <style:style style:name="表格45.1" style:family="table-row">
      <style:table-row-properties style:min-row-height="0.228cm" fo:keep-together="auto"/>
    </style:style>
    <style:style style:name="表格45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45.E1" style:family="table-cell">
      <style:table-cell-properties fo:padding-left="0.191cm" fo:padding-right="0.191cm" fo:padding-top="0cm" fo:padding-bottom="0cm" fo:border="none"/>
    </style:style>
    <style:style style:name="表格45.2" style:family="table-row">
      <style:table-row-properties style:min-row-height="0.499cm" fo:keep-together="auto"/>
    </style:style>
    <style:style style:name="表格45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E2" style:family="table-cell">
      <style:table-cell-properties fo:padding-left="0.191cm" fo:padding-right="0.191cm" fo:padding-top="0cm" fo:padding-bottom="0cm" fo:border="none"/>
    </style:style>
    <style:style style:name="表格45.3" style:family="table-row">
      <style:table-row-properties style:min-row-height="0.631cm" fo:keep-together="auto"/>
    </style:style>
    <style:style style:name="表格45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E3" style:family="table-cell">
      <style:table-cell-properties fo:padding-left="0.191cm" fo:padding-right="0.191cm" fo:padding-top="0cm" fo:padding-bottom="0cm" fo:border="none"/>
    </style:style>
    <style:style style:name="表格45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E4" style:family="table-cell">
      <style:table-cell-properties fo:padding-left="0.191cm" fo:padding-right="0.191cm" fo:padding-top="0cm" fo:padding-bottom="0cm" fo:border="none"/>
    </style:style>
    <style:style style:name="表格45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E5" style:family="table-cell">
      <style:table-cell-properties fo:padding-left="0.191cm" fo:padding-right="0.191cm" fo:padding-top="0cm" fo:padding-bottom="0cm" fo:border="none"/>
    </style:style>
    <style:style style:name="表格45.A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E6" style:family="table-cell">
      <style:table-cell-properties fo:padding-left="0.191cm" fo:padding-right="0.191cm" fo:padding-top="0cm" fo:padding-bottom="0cm" fo:border="none"/>
    </style:style>
    <style:style style:name="表格45.A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E7" style:family="table-cell">
      <style:table-cell-properties fo:padding-left="0.191cm" fo:padding-right="0.191cm" fo:padding-top="0cm" fo:padding-bottom="0cm" fo:border="none"/>
    </style:style>
    <style:style style:name="表格45.A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E8" style:family="table-cell">
      <style:table-cell-properties fo:padding-left="0.191cm" fo:padding-right="0.191cm" fo:padding-top="0cm" fo:padding-bottom="0cm" fo:border="none"/>
    </style:style>
    <style:style style:name="表格45.9" style:family="table-row">
      <style:table-row-properties style:min-row-height="0.63cm" fo:keep-together="auto"/>
    </style:style>
    <style:style style:name="表格45.A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E9" style:family="table-cell">
      <style:table-cell-properties fo:padding-left="0.191cm" fo:padding-right="0.191cm" fo:padding-top="0cm" fo:padding-bottom="0cm" fo:border="none"/>
    </style:style>
    <style:style style:name="表格45.10" style:family="table-row">
      <style:table-row-properties style:min-row-height="0.106cm" fo:keep-together="auto"/>
    </style:style>
    <style:style style:name="表格45.A1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E10" style:family="table-cell">
      <style:table-cell-properties fo:padding-left="0.191cm" fo:padding-right="0.191cm" fo:padding-top="0cm" fo:padding-bottom="0cm" fo:border="none"/>
    </style:style>
    <style:style style:name="表格45.11" style:family="table-row">
      <style:table-row-properties style:min-row-height="0.203cm" fo:keep-together="auto"/>
    </style:style>
    <style:style style:name="表格45.A1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E11" style:family="table-cell">
      <style:table-cell-properties fo:padding-left="0.191cm" fo:padding-right="0.191cm" fo:padding-top="0cm" fo:padding-bottom="0cm" fo:border="none"/>
    </style:style>
    <style:style style:name="表格45.A1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E12" style:family="table-cell">
      <style:table-cell-properties fo:padding-left="0.191cm" fo:padding-right="0.191cm" fo:padding-top="0cm" fo:padding-bottom="0cm" fo:border="none"/>
    </style:style>
    <style:style style:name="表格45.A1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E13" style:family="table-cell">
      <style:table-cell-properties fo:padding-left="0.191cm" fo:padding-right="0.191cm" fo:padding-top="0cm" fo:padding-bottom="0cm" fo:border="none"/>
    </style:style>
    <style:style style:name="表格45.A1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E14" style:family="table-cell">
      <style:table-cell-properties fo:padding-left="0.191cm" fo:padding-right="0.191cm" fo:padding-top="0cm" fo:padding-bottom="0cm" fo:border="none"/>
    </style:style>
    <style:style style:name="表格45.A1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E15" style:family="table-cell">
      <style:table-cell-properties fo:padding-left="0.191cm" fo:padding-right="0.191cm" fo:padding-top="0cm" fo:padding-bottom="0cm" fo:border="none"/>
    </style:style>
    <style:style style:name="表格45.A1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A1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A1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A1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A2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A2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A2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A2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A2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A2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A2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A2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A2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A2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A3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A3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A3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A3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A3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5.A3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6" style:family="table">
      <style:table-properties style:width="20.253cm" fo:margin-top="0cm" fo:margin-bottom="0cm" table:align="center" style:writing-mode="lr-tb"/>
    </style:style>
    <style:style style:name="表格46.A" style:family="table-column">
      <style:table-column-properties style:column-width="2cm"/>
    </style:style>
    <style:style style:name="表格46.B" style:family="table-column">
      <style:table-column-properties style:column-width="4.752cm"/>
    </style:style>
    <style:style style:name="表格46.C" style:family="table-column">
      <style:table-column-properties style:column-width="3.5cm"/>
    </style:style>
    <style:style style:name="表格46.D" style:family="table-column">
      <style:table-column-properties style:column-width="5.461cm"/>
    </style:style>
    <style:style style:name="表格46.E" style:family="table-column">
      <style:table-column-properties style:column-width="0.039cm"/>
    </style:style>
    <style:style style:name="表格46.F" style:family="table-column">
      <style:table-column-properties style:column-width="4.501cm"/>
    </style:style>
    <style:style style:name="表格46.1" style:family="table-row">
      <style:table-row-properties style:min-row-height="0.228cm" fo:keep-together="auto"/>
    </style:style>
    <style:style style:name="表格46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46.2" style:family="table-row">
      <style:table-row-properties style:min-row-height="0.499cm" fo:keep-together="auto"/>
    </style:style>
    <style:style style:name="表格46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6.3" style:family="table-row">
      <style:table-row-properties style:min-row-height="0.631cm" fo:keep-together="auto"/>
    </style:style>
    <style:style style:name="表格46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6.4" style:family="table-row">
      <style:table-row-properties style:min-row-height="0.63cm" fo:keep-together="auto"/>
    </style:style>
    <style:style style:name="表格46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6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6.A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6.A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6.A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6.A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6.A1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6.A1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6.A1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6.A1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7" style:family="table">
      <style:table-properties style:width="20.253cm" fo:margin-top="0cm" fo:margin-bottom="0cm" table:align="center" style:writing-mode="lr-tb"/>
    </style:style>
    <style:style style:name="表格47.A" style:family="table-column">
      <style:table-column-properties style:column-width="2.501cm"/>
    </style:style>
    <style:style style:name="表格47.B" style:family="table-column">
      <style:table-column-properties style:column-width="4.251cm"/>
    </style:style>
    <style:style style:name="表格47.C" style:family="table-column">
      <style:table-column-properties style:column-width="3.5cm"/>
    </style:style>
    <style:style style:name="表格47.D" style:family="table-column">
      <style:table-column-properties style:column-width="5.5cm"/>
    </style:style>
    <style:style style:name="表格47.E" style:family="table-column">
      <style:table-column-properties style:column-width="4.501cm"/>
    </style:style>
    <style:style style:name="表格47.1" style:family="table-row">
      <style:table-row-properties style:min-row-height="0.228cm" fo:keep-together="auto"/>
    </style:style>
    <style:style style:name="表格47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47.2" style:family="table-row">
      <style:table-row-properties style:min-row-height="0.499cm" fo:keep-together="auto"/>
    </style:style>
    <style:style style:name="表格47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7.3" style:family="table-row">
      <style:table-row-properties style:min-row-height="0.631cm" fo:keep-together="auto"/>
    </style:style>
    <style:style style:name="表格47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7.B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47.4" style:family="table-row">
      <style:table-row-properties style:min-row-height="0.63cm" fo:keep-together="auto"/>
    </style:style>
    <style:style style:name="表格47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7.B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48" style:family="table">
      <style:table-properties style:width="19.994cm" fo:margin-top="0cm" fo:margin-bottom="0cm" table:align="center" style:writing-mode="lr-tb"/>
    </style:style>
    <style:style style:name="表格48.A" style:family="table-column">
      <style:table-column-properties style:column-width="2.24cm"/>
    </style:style>
    <style:style style:name="表格48.B" style:family="table-column">
      <style:table-column-properties style:column-width="4.251cm"/>
    </style:style>
    <style:style style:name="表格48.C" style:family="table-column">
      <style:table-column-properties style:column-width="3.501cm"/>
    </style:style>
    <style:style style:name="表格48.D" style:family="table-column">
      <style:table-column-properties style:column-width="5.752cm"/>
    </style:style>
    <style:style style:name="表格48.E" style:family="table-column">
      <style:table-column-properties style:column-width="4.249cm"/>
    </style:style>
    <style:style style:name="表格48.1" style:family="table-row">
      <style:table-row-properties style:min-row-height="0.228cm" fo:keep-together="auto"/>
    </style:style>
    <style:style style:name="表格48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48.2" style:family="table-row">
      <style:table-row-properties style:min-row-height="0.499cm" fo:keep-together="auto"/>
    </style:style>
    <style:style style:name="表格48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8.3" style:family="table-row">
      <style:table-row-properties style:min-row-height="0.631cm" fo:keep-together="auto"/>
    </style:style>
    <style:style style:name="表格48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8.B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48.4" style:family="table-row">
      <style:table-row-properties style:min-row-height="0.63cm" fo:keep-together="auto"/>
    </style:style>
    <style:style style:name="表格48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8.B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49" style:family="table">
      <style:table-properties style:width="19.994cm" fo:margin-top="0cm" fo:margin-bottom="0cm" table:align="center" style:writing-mode="lr-tb"/>
    </style:style>
    <style:style style:name="表格49.A" style:family="table-column">
      <style:table-column-properties style:column-width="2.24cm"/>
    </style:style>
    <style:style style:name="表格49.B" style:family="table-column">
      <style:table-column-properties style:column-width="4.251cm"/>
    </style:style>
    <style:style style:name="表格49.C" style:family="table-column">
      <style:table-column-properties style:column-width="3.501cm"/>
    </style:style>
    <style:style style:name="表格49.D" style:family="table-column">
      <style:table-column-properties style:column-width="5.752cm"/>
    </style:style>
    <style:style style:name="表格49.E" style:family="table-column">
      <style:table-column-properties style:column-width="4.249cm"/>
    </style:style>
    <style:style style:name="表格49.1" style:family="table-row">
      <style:table-row-properties style:min-row-height="0.228cm" fo:keep-together="auto"/>
    </style:style>
    <style:style style:name="表格49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49.2" style:family="table-row">
      <style:table-row-properties style:min-row-height="0.499cm" fo:keep-together="auto"/>
    </style:style>
    <style:style style:name="表格49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9.3" style:family="table-row">
      <style:table-row-properties style:min-row-height="0.631cm" fo:keep-together="auto"/>
    </style:style>
    <style:style style:name="表格49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9.B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49.4" style:family="table-row">
      <style:table-row-properties style:min-row-height="0.63cm" fo:keep-together="auto"/>
    </style:style>
    <style:style style:name="表格49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9.B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50" style:family="table">
      <style:table-properties style:width="20.253cm" fo:margin-top="0cm" fo:margin-bottom="0cm" table:align="center" style:writing-mode="lr-tb"/>
    </style:style>
    <style:style style:name="表格50.A" style:family="table-column">
      <style:table-column-properties style:column-width="2cm"/>
    </style:style>
    <style:style style:name="表格50.B" style:family="table-column">
      <style:table-column-properties style:column-width="4.752cm"/>
    </style:style>
    <style:style style:name="表格50.C" style:family="table-column">
      <style:table-column-properties style:column-width="3.5cm"/>
    </style:style>
    <style:style style:name="表格50.D" style:family="table-column">
      <style:table-column-properties style:column-width="5.461cm"/>
    </style:style>
    <style:style style:name="表格50.E" style:family="table-column">
      <style:table-column-properties style:column-width="0.039cm"/>
    </style:style>
    <style:style style:name="表格50.F" style:family="table-column">
      <style:table-column-properties style:column-width="4.501cm"/>
    </style:style>
    <style:style style:name="表格50.1" style:family="table-row">
      <style:table-row-properties style:min-row-height="0.228cm" fo:keep-together="auto"/>
    </style:style>
    <style:style style:name="表格50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50.2" style:family="table-row">
      <style:table-row-properties style:min-row-height="0.499cm" fo:keep-together="auto"/>
    </style:style>
    <style:style style:name="表格50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0.3" style:family="table-row">
      <style:table-row-properties style:min-row-height="0.631cm" fo:keep-together="auto"/>
    </style:style>
    <style:style style:name="表格50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0.4" style:family="table-row">
      <style:table-row-properties style:min-row-height="0.63cm" fo:keep-together="auto"/>
    </style:style>
    <style:style style:name="表格50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1" style:family="table">
      <style:table-properties style:width="20.253cm" fo:margin-top="0cm" fo:margin-bottom="0cm" table:align="center" style:writing-mode="lr-tb"/>
    </style:style>
    <style:style style:name="表格51.A" style:family="table-column">
      <style:table-column-properties style:column-width="2cm"/>
    </style:style>
    <style:style style:name="表格51.B" style:family="table-column">
      <style:table-column-properties style:column-width="4.752cm"/>
    </style:style>
    <style:style style:name="表格51.C" style:family="table-column">
      <style:table-column-properties style:column-width="3.5cm"/>
    </style:style>
    <style:style style:name="表格51.D" style:family="table-column">
      <style:table-column-properties style:column-width="5.461cm"/>
    </style:style>
    <style:style style:name="表格51.E" style:family="table-column">
      <style:table-column-properties style:column-width="0.039cm"/>
    </style:style>
    <style:style style:name="表格51.F" style:family="table-column">
      <style:table-column-properties style:column-width="4.501cm"/>
    </style:style>
    <style:style style:name="表格51.1" style:family="table-row">
      <style:table-row-properties style:min-row-height="0.228cm" fo:keep-together="auto"/>
    </style:style>
    <style:style style:name="表格51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51.2" style:family="table-row">
      <style:table-row-properties style:min-row-height="0.499cm" fo:keep-together="auto"/>
    </style:style>
    <style:style style:name="表格51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1.3" style:family="table-row">
      <style:table-row-properties style:min-row-height="0.631cm" fo:keep-together="auto"/>
    </style:style>
    <style:style style:name="表格51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1.4" style:family="table-row">
      <style:table-row-properties style:min-row-height="0.63cm" fo:keep-together="auto"/>
    </style:style>
    <style:style style:name="表格51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2" style:family="table">
      <style:table-properties style:width="20.253cm" fo:margin-top="0cm" fo:margin-bottom="0cm" table:align="center" style:writing-mode="lr-tb"/>
    </style:style>
    <style:style style:name="表格52.A" style:family="table-column">
      <style:table-column-properties style:column-width="2cm"/>
    </style:style>
    <style:style style:name="表格52.B" style:family="table-column">
      <style:table-column-properties style:column-width="4.752cm"/>
    </style:style>
    <style:style style:name="表格52.C" style:family="table-column">
      <style:table-column-properties style:column-width="3.5cm"/>
    </style:style>
    <style:style style:name="表格52.D" style:family="table-column">
      <style:table-column-properties style:column-width="5.461cm"/>
    </style:style>
    <style:style style:name="表格52.E" style:family="table-column">
      <style:table-column-properties style:column-width="0.039cm"/>
    </style:style>
    <style:style style:name="表格52.F" style:family="table-column">
      <style:table-column-properties style:column-width="4.501cm"/>
    </style:style>
    <style:style style:name="表格52.1" style:family="table-row">
      <style:table-row-properties style:min-row-height="0.228cm" fo:keep-together="auto"/>
    </style:style>
    <style:style style:name="表格52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52.2" style:family="table-row">
      <style:table-row-properties style:min-row-height="0.499cm" fo:keep-together="auto"/>
    </style:style>
    <style:style style:name="表格52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2.3" style:family="table-row">
      <style:table-row-properties style:min-row-height="0.631cm" fo:keep-together="auto"/>
    </style:style>
    <style:style style:name="表格52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2.4" style:family="table-row">
      <style:table-row-properties style:min-row-height="0.63cm" fo:keep-together="auto"/>
    </style:style>
    <style:style style:name="表格52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3" style:family="table">
      <style:table-properties style:width="20.253cm" fo:margin-top="0cm" fo:margin-bottom="0cm" table:align="center" style:writing-mode="lr-tb"/>
    </style:style>
    <style:style style:name="表格53.A" style:family="table-column">
      <style:table-column-properties style:column-width="2cm"/>
    </style:style>
    <style:style style:name="表格53.B" style:family="table-column">
      <style:table-column-properties style:column-width="4.752cm"/>
    </style:style>
    <style:style style:name="表格53.C" style:family="table-column">
      <style:table-column-properties style:column-width="3.5cm"/>
    </style:style>
    <style:style style:name="表格53.D" style:family="table-column">
      <style:table-column-properties style:column-width="5.461cm"/>
    </style:style>
    <style:style style:name="表格53.E" style:family="table-column">
      <style:table-column-properties style:column-width="0.039cm"/>
    </style:style>
    <style:style style:name="表格53.F" style:family="table-column">
      <style:table-column-properties style:column-width="4.501cm"/>
    </style:style>
    <style:style style:name="表格53.1" style:family="table-row">
      <style:table-row-properties style:min-row-height="0.228cm" fo:keep-together="auto"/>
    </style:style>
    <style:style style:name="表格53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53.2" style:family="table-row">
      <style:table-row-properties style:min-row-height="0.499cm" fo:keep-together="auto"/>
    </style:style>
    <style:style style:name="表格53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3.3" style:family="table-row">
      <style:table-row-properties style:min-row-height="0.631cm" fo:keep-together="auto"/>
    </style:style>
    <style:style style:name="表格53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3.4" style:family="table-row">
      <style:table-row-properties style:min-row-height="0.63cm" fo:keep-together="auto"/>
    </style:style>
    <style:style style:name="表格53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4" style:family="table">
      <style:table-properties style:width="20.253cm" fo:margin-top="0cm" fo:margin-bottom="0cm" table:align="center" style:writing-mode="lr-tb"/>
    </style:style>
    <style:style style:name="表格54.A" style:family="table-column">
      <style:table-column-properties style:column-width="2cm"/>
    </style:style>
    <style:style style:name="表格54.B" style:family="table-column">
      <style:table-column-properties style:column-width="4.752cm"/>
    </style:style>
    <style:style style:name="表格54.C" style:family="table-column">
      <style:table-column-properties style:column-width="3.5cm"/>
    </style:style>
    <style:style style:name="表格54.D" style:family="table-column">
      <style:table-column-properties style:column-width="5.461cm"/>
    </style:style>
    <style:style style:name="表格54.E" style:family="table-column">
      <style:table-column-properties style:column-width="0.039cm"/>
    </style:style>
    <style:style style:name="表格54.F" style:family="table-column">
      <style:table-column-properties style:column-width="4.501cm"/>
    </style:style>
    <style:style style:name="表格54.1" style:family="table-row">
      <style:table-row-properties style:min-row-height="0.228cm" fo:keep-together="auto"/>
    </style:style>
    <style:style style:name="表格54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54.2" style:family="table-row">
      <style:table-row-properties style:min-row-height="0.499cm" fo:keep-together="auto"/>
    </style:style>
    <style:style style:name="表格54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4.3" style:family="table-row">
      <style:table-row-properties style:min-row-height="0.631cm" fo:keep-together="auto"/>
    </style:style>
    <style:style style:name="表格54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4.4" style:family="table-row">
      <style:table-row-properties style:min-row-height="0.63cm" fo:keep-together="auto"/>
    </style:style>
    <style:style style:name="表格54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5" style:family="table">
      <style:table-properties style:width="20.253cm" fo:margin-top="0cm" fo:margin-bottom="0cm" table:align="center" style:writing-mode="lr-tb"/>
    </style:style>
    <style:style style:name="表格55.A" style:family="table-column">
      <style:table-column-properties style:column-width="2cm"/>
    </style:style>
    <style:style style:name="表格55.B" style:family="table-column">
      <style:table-column-properties style:column-width="4.752cm"/>
    </style:style>
    <style:style style:name="表格55.C" style:family="table-column">
      <style:table-column-properties style:column-width="3.5cm"/>
    </style:style>
    <style:style style:name="表格55.D" style:family="table-column">
      <style:table-column-properties style:column-width="5.461cm"/>
    </style:style>
    <style:style style:name="表格55.E" style:family="table-column">
      <style:table-column-properties style:column-width="0.039cm"/>
    </style:style>
    <style:style style:name="表格55.F" style:family="table-column">
      <style:table-column-properties style:column-width="4.501cm"/>
    </style:style>
    <style:style style:name="表格55.1" style:family="table-row">
      <style:table-row-properties style:min-row-height="0.228cm" fo:keep-together="auto"/>
    </style:style>
    <style:style style:name="表格55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55.2" style:family="table-row">
      <style:table-row-properties style:min-row-height="0.499cm" fo:keep-together="auto"/>
    </style:style>
    <style:style style:name="表格55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5.3" style:family="table-row">
      <style:table-row-properties style:min-row-height="0.631cm" fo:keep-together="auto"/>
    </style:style>
    <style:style style:name="表格55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5.4" style:family="table-row">
      <style:table-row-properties style:min-row-height="0.63cm" fo:keep-together="auto"/>
    </style:style>
    <style:style style:name="表格55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6" style:family="table">
      <style:table-properties style:width="20.253cm" fo:margin-top="0cm" fo:margin-bottom="0cm" table:align="center" style:writing-mode="lr-tb"/>
    </style:style>
    <style:style style:name="表格56.A" style:family="table-column">
      <style:table-column-properties style:column-width="2cm"/>
    </style:style>
    <style:style style:name="表格56.B" style:family="table-column">
      <style:table-column-properties style:column-width="4.752cm"/>
    </style:style>
    <style:style style:name="表格56.C" style:family="table-column">
      <style:table-column-properties style:column-width="3.5cm"/>
    </style:style>
    <style:style style:name="表格56.D" style:family="table-column">
      <style:table-column-properties style:column-width="5.461cm"/>
    </style:style>
    <style:style style:name="表格56.E" style:family="table-column">
      <style:table-column-properties style:column-width="0.039cm"/>
    </style:style>
    <style:style style:name="表格56.F" style:family="table-column">
      <style:table-column-properties style:column-width="4.501cm"/>
    </style:style>
    <style:style style:name="表格56.1" style:family="table-row">
      <style:table-row-properties style:min-row-height="0.228cm" fo:keep-together="auto"/>
    </style:style>
    <style:style style:name="表格56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56.2" style:family="table-row">
      <style:table-row-properties style:min-row-height="0.499cm" fo:keep-together="auto"/>
    </style:style>
    <style:style style:name="表格56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6.3" style:family="table-row">
      <style:table-row-properties style:min-row-height="0.631cm" fo:keep-together="auto"/>
    </style:style>
    <style:style style:name="表格56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6.4" style:family="table-row">
      <style:table-row-properties style:min-row-height="0.63cm" fo:keep-together="auto"/>
    </style:style>
    <style:style style:name="表格56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7" style:family="table">
      <style:table-properties style:width="20.253cm" fo:margin-top="0cm" fo:margin-bottom="0cm" table:align="center" style:writing-mode="lr-tb"/>
    </style:style>
    <style:style style:name="表格57.A" style:family="table-column">
      <style:table-column-properties style:column-width="2cm"/>
    </style:style>
    <style:style style:name="表格57.B" style:family="table-column">
      <style:table-column-properties style:column-width="4.752cm"/>
    </style:style>
    <style:style style:name="表格57.C" style:family="table-column">
      <style:table-column-properties style:column-width="3.5cm"/>
    </style:style>
    <style:style style:name="表格57.D" style:family="table-column">
      <style:table-column-properties style:column-width="5.461cm"/>
    </style:style>
    <style:style style:name="表格57.E" style:family="table-column">
      <style:table-column-properties style:column-width="0.039cm"/>
    </style:style>
    <style:style style:name="表格57.F" style:family="table-column">
      <style:table-column-properties style:column-width="4.501cm"/>
    </style:style>
    <style:style style:name="表格57.1" style:family="table-row">
      <style:table-row-properties style:min-row-height="0.228cm" fo:keep-together="auto"/>
    </style:style>
    <style:style style:name="表格57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57.2" style:family="table-row">
      <style:table-row-properties style:min-row-height="0.499cm" fo:keep-together="auto"/>
    </style:style>
    <style:style style:name="表格57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7.3" style:family="table-row">
      <style:table-row-properties style:min-row-height="0.631cm" fo:keep-together="auto"/>
    </style:style>
    <style:style style:name="表格57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7.4" style:family="table-row">
      <style:table-row-properties style:min-row-height="0.63cm" fo:keep-together="auto"/>
    </style:style>
    <style:style style:name="表格57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8" style:family="table">
      <style:table-properties style:width="19.909cm" fo:margin-top="0cm" fo:margin-bottom="0cm" table:align="center" style:writing-mode="lr-tb"/>
    </style:style>
    <style:style style:name="表格58.A" style:family="table-column">
      <style:table-column-properties style:column-width="1.954cm"/>
    </style:style>
    <style:style style:name="表格58.B" style:family="table-column">
      <style:table-column-properties style:column-width="5.713cm"/>
    </style:style>
    <style:style style:name="表格58.C" style:family="table-column">
      <style:table-column-properties style:column-width="2.575cm"/>
    </style:style>
    <style:style style:name="表格58.D" style:family="table-column">
      <style:table-column-properties style:column-width="5.722cm"/>
    </style:style>
    <style:style style:name="表格58.E" style:family="table-column">
      <style:table-column-properties style:column-width="3.944cm"/>
    </style:style>
    <style:style style:name="表格58.1" style:family="table-row">
      <style:table-row-properties style:min-row-height="0.228cm" fo:keep-together="auto"/>
    </style:style>
    <style:style style:name="表格58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58.2" style:family="table-row">
      <style:table-row-properties style:min-row-height="0.499cm" fo:keep-together="auto"/>
    </style:style>
    <style:style style:name="表格58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8.3" style:family="table-row">
      <style:table-row-properties style:min-row-height="0.24cm" fo:keep-together="auto"/>
    </style:style>
    <style:style style:name="表格58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8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9" style:family="table">
      <style:table-properties style:width="19.909cm" fo:margin-top="0cm" fo:margin-bottom="0cm" table:align="center" style:writing-mode="lr-tb"/>
    </style:style>
    <style:style style:name="表格59.A" style:family="table-column">
      <style:table-column-properties style:column-width="1.954cm"/>
    </style:style>
    <style:style style:name="表格59.B" style:family="table-column">
      <style:table-column-properties style:column-width="5.713cm"/>
    </style:style>
    <style:style style:name="表格59.C" style:family="table-column">
      <style:table-column-properties style:column-width="2.575cm"/>
    </style:style>
    <style:style style:name="表格59.D" style:family="table-column">
      <style:table-column-properties style:column-width="5.722cm"/>
    </style:style>
    <style:style style:name="表格59.E" style:family="table-column">
      <style:table-column-properties style:column-width="3.944cm"/>
    </style:style>
    <style:style style:name="表格59.1" style:family="table-row">
      <style:table-row-properties style:min-row-height="0.228cm" fo:keep-together="auto"/>
    </style:style>
    <style:style style:name="表格59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59.2" style:family="table-row">
      <style:table-row-properties style:min-row-height="0.499cm" fo:keep-together="auto"/>
    </style:style>
    <style:style style:name="表格59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9.3" style:family="table-row">
      <style:table-row-properties style:min-row-height="0.24cm" fo:keep-together="auto"/>
    </style:style>
    <style:style style:name="表格59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9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9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9.A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59.A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0" style:family="table">
      <style:table-properties style:width="19.909cm" fo:margin-top="0cm" fo:margin-bottom="0cm" table:align="center" style:writing-mode="lr-tb"/>
    </style:style>
    <style:style style:name="表格60.A" style:family="table-column">
      <style:table-column-properties style:column-width="1.954cm"/>
    </style:style>
    <style:style style:name="表格60.B" style:family="table-column">
      <style:table-column-properties style:column-width="5.713cm"/>
    </style:style>
    <style:style style:name="表格60.C" style:family="table-column">
      <style:table-column-properties style:column-width="2.575cm"/>
    </style:style>
    <style:style style:name="表格60.D" style:family="table-column">
      <style:table-column-properties style:column-width="5.722cm"/>
    </style:style>
    <style:style style:name="表格60.E" style:family="table-column">
      <style:table-column-properties style:column-width="3.944cm"/>
    </style:style>
    <style:style style:name="表格60.1" style:family="table-row">
      <style:table-row-properties style:min-row-height="0.228cm" fo:keep-together="auto"/>
    </style:style>
    <style:style style:name="表格60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60.2" style:family="table-row">
      <style:table-row-properties style:min-row-height="0.499cm" fo:keep-together="auto"/>
    </style:style>
    <style:style style:name="表格60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0.3" style:family="table-row">
      <style:table-row-properties style:min-row-height="0.24cm" fo:keep-together="auto"/>
    </style:style>
    <style:style style:name="表格60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0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1" style:family="table">
      <style:table-properties style:width="19.909cm" fo:margin-top="0cm" fo:margin-bottom="0cm" table:align="center" style:writing-mode="lr-tb"/>
    </style:style>
    <style:style style:name="表格61.A" style:family="table-column">
      <style:table-column-properties style:column-width="1.954cm"/>
    </style:style>
    <style:style style:name="表格61.B" style:family="table-column">
      <style:table-column-properties style:column-width="5.713cm"/>
    </style:style>
    <style:style style:name="表格61.C" style:family="table-column">
      <style:table-column-properties style:column-width="2.575cm"/>
    </style:style>
    <style:style style:name="表格61.D" style:family="table-column">
      <style:table-column-properties style:column-width="5.722cm"/>
    </style:style>
    <style:style style:name="表格61.E" style:family="table-column">
      <style:table-column-properties style:column-width="3.944cm"/>
    </style:style>
    <style:style style:name="表格61.1" style:family="table-row">
      <style:table-row-properties style:min-row-height="0.228cm" fo:keep-together="auto"/>
    </style:style>
    <style:style style:name="表格61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61.2" style:family="table-row">
      <style:table-row-properties style:min-row-height="0.499cm" fo:keep-together="auto"/>
    </style:style>
    <style:style style:name="表格61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1.3" style:family="table-row">
      <style:table-row-properties style:min-row-height="0.24cm" fo:keep-together="auto"/>
    </style:style>
    <style:style style:name="表格61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1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1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2" style:family="table">
      <style:table-properties style:width="19.909cm" fo:margin-top="0cm" fo:margin-bottom="0cm" table:align="center" style:writing-mode="lr-tb"/>
    </style:style>
    <style:style style:name="表格62.A" style:family="table-column">
      <style:table-column-properties style:column-width="1.954cm"/>
    </style:style>
    <style:style style:name="表格62.B" style:family="table-column">
      <style:table-column-properties style:column-width="5.713cm"/>
    </style:style>
    <style:style style:name="表格62.C" style:family="table-column">
      <style:table-column-properties style:column-width="2.575cm"/>
    </style:style>
    <style:style style:name="表格62.D" style:family="table-column">
      <style:table-column-properties style:column-width="5.722cm"/>
    </style:style>
    <style:style style:name="表格62.E" style:family="table-column">
      <style:table-column-properties style:column-width="3.944cm"/>
    </style:style>
    <style:style style:name="表格62.1" style:family="table-row">
      <style:table-row-properties style:min-row-height="0.228cm" fo:keep-together="auto"/>
    </style:style>
    <style:style style:name="表格62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62.2" style:family="table-row">
      <style:table-row-properties style:min-row-height="0.499cm" fo:keep-together="auto"/>
    </style:style>
    <style:style style:name="表格62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2.3" style:family="table-row">
      <style:table-row-properties style:min-row-height="0.24cm" fo:keep-together="auto"/>
    </style:style>
    <style:style style:name="表格62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2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3" style:family="table">
      <style:table-properties style:width="19.909cm" fo:margin-top="0cm" fo:margin-bottom="0cm" table:align="center" style:writing-mode="lr-tb"/>
    </style:style>
    <style:style style:name="表格63.A" style:family="table-column">
      <style:table-column-properties style:column-width="1.954cm"/>
    </style:style>
    <style:style style:name="表格63.B" style:family="table-column">
      <style:table-column-properties style:column-width="5.713cm"/>
    </style:style>
    <style:style style:name="表格63.C" style:family="table-column">
      <style:table-column-properties style:column-width="2.575cm"/>
    </style:style>
    <style:style style:name="表格63.D" style:family="table-column">
      <style:table-column-properties style:column-width="5.722cm"/>
    </style:style>
    <style:style style:name="表格63.E" style:family="table-column">
      <style:table-column-properties style:column-width="3.944cm"/>
    </style:style>
    <style:style style:name="表格63.1" style:family="table-row">
      <style:table-row-properties style:min-row-height="0.228cm" fo:keep-together="auto"/>
    </style:style>
    <style:style style:name="表格63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63.2" style:family="table-row">
      <style:table-row-properties style:min-row-height="0.499cm" fo:keep-together="auto"/>
    </style:style>
    <style:style style:name="表格63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3.3" style:family="table-row">
      <style:table-row-properties style:min-row-height="0.24cm" fo:keep-together="auto"/>
    </style:style>
    <style:style style:name="表格63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3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4" style:family="table">
      <style:table-properties style:width="19.909cm" fo:margin-top="0cm" fo:margin-bottom="0cm" table:align="center" style:writing-mode="lr-tb"/>
    </style:style>
    <style:style style:name="表格64.A" style:family="table-column">
      <style:table-column-properties style:column-width="1.954cm"/>
    </style:style>
    <style:style style:name="表格64.B" style:family="table-column">
      <style:table-column-properties style:column-width="5.713cm"/>
    </style:style>
    <style:style style:name="表格64.C" style:family="table-column">
      <style:table-column-properties style:column-width="2.575cm"/>
    </style:style>
    <style:style style:name="表格64.D" style:family="table-column">
      <style:table-column-properties style:column-width="5.722cm"/>
    </style:style>
    <style:style style:name="表格64.E" style:family="table-column">
      <style:table-column-properties style:column-width="3.944cm"/>
    </style:style>
    <style:style style:name="表格64.1" style:family="table-row">
      <style:table-row-properties style:min-row-height="0.228cm" fo:keep-together="auto"/>
    </style:style>
    <style:style style:name="表格64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64.2" style:family="table-row">
      <style:table-row-properties style:min-row-height="0.499cm" fo:keep-together="auto"/>
    </style:style>
    <style:style style:name="表格64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4.3" style:family="table-row">
      <style:table-row-properties style:min-row-height="0.24cm" fo:keep-together="auto"/>
    </style:style>
    <style:style style:name="表格64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4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5" style:family="table">
      <style:table-properties style:width="19.909cm" fo:margin-top="0cm" fo:margin-bottom="0cm" table:align="center" style:writing-mode="lr-tb"/>
    </style:style>
    <style:style style:name="表格65.A" style:family="table-column">
      <style:table-column-properties style:column-width="1.954cm"/>
    </style:style>
    <style:style style:name="表格65.B" style:family="table-column">
      <style:table-column-properties style:column-width="5.713cm"/>
    </style:style>
    <style:style style:name="表格65.C" style:family="table-column">
      <style:table-column-properties style:column-width="2.575cm"/>
    </style:style>
    <style:style style:name="表格65.D" style:family="table-column">
      <style:table-column-properties style:column-width="5.722cm"/>
    </style:style>
    <style:style style:name="表格65.E" style:family="table-column">
      <style:table-column-properties style:column-width="3.944cm"/>
    </style:style>
    <style:style style:name="表格65.1" style:family="table-row">
      <style:table-row-properties style:min-row-height="0.228cm" fo:keep-together="auto"/>
    </style:style>
    <style:style style:name="表格65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65.2" style:family="table-row">
      <style:table-row-properties style:min-row-height="0.499cm" fo:keep-together="auto"/>
    </style:style>
    <style:style style:name="表格65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5.3" style:family="table-row">
      <style:table-row-properties style:min-row-height="1.651cm" fo:keep-together="auto"/>
    </style:style>
    <style:style style:name="表格65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6" style:family="table">
      <style:table-properties style:width="19.909cm" fo:margin-top="0cm" fo:margin-bottom="0cm" table:align="center" style:writing-mode="lr-tb"/>
    </style:style>
    <style:style style:name="表格66.A" style:family="table-column">
      <style:table-column-properties style:column-width="1.954cm"/>
    </style:style>
    <style:style style:name="表格66.B" style:family="table-column">
      <style:table-column-properties style:column-width="5.713cm"/>
    </style:style>
    <style:style style:name="表格66.C" style:family="table-column">
      <style:table-column-properties style:column-width="2.575cm"/>
    </style:style>
    <style:style style:name="表格66.D" style:family="table-column">
      <style:table-column-properties style:column-width="5.722cm"/>
    </style:style>
    <style:style style:name="表格66.E" style:family="table-column">
      <style:table-column-properties style:column-width="3.944cm"/>
    </style:style>
    <style:style style:name="表格66.1" style:family="table-row">
      <style:table-row-properties style:min-row-height="0.228cm" fo:keep-together="auto"/>
    </style:style>
    <style:style style:name="表格66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66.2" style:family="table-row">
      <style:table-row-properties style:min-row-height="0.499cm" fo:keep-together="auto"/>
    </style:style>
    <style:style style:name="表格66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6.3" style:family="table-row">
      <style:table-row-properties style:min-row-height="0.24cm" fo:keep-together="auto"/>
    </style:style>
    <style:style style:name="表格66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6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7" style:family="table">
      <style:table-properties style:width="19.909cm" fo:margin-top="0cm" fo:margin-bottom="0cm" table:align="center" style:writing-mode="lr-tb"/>
    </style:style>
    <style:style style:name="表格67.A" style:family="table-column">
      <style:table-column-properties style:column-width="1.954cm"/>
    </style:style>
    <style:style style:name="表格67.B" style:family="table-column">
      <style:table-column-properties style:column-width="5.713cm"/>
    </style:style>
    <style:style style:name="表格67.C" style:family="table-column">
      <style:table-column-properties style:column-width="2.575cm"/>
    </style:style>
    <style:style style:name="表格67.D" style:family="table-column">
      <style:table-column-properties style:column-width="5.722cm"/>
    </style:style>
    <style:style style:name="表格67.E" style:family="table-column">
      <style:table-column-properties style:column-width="3.944cm"/>
    </style:style>
    <style:style style:name="表格67.1" style:family="table-row">
      <style:table-row-properties style:min-row-height="0.228cm" fo:keep-together="auto"/>
    </style:style>
    <style:style style:name="表格67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67.2" style:family="table-row">
      <style:table-row-properties style:min-row-height="0.499cm" fo:keep-together="auto"/>
    </style:style>
    <style:style style:name="表格67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7.3" style:family="table-row">
      <style:table-row-properties style:min-row-height="0.24cm" fo:keep-together="auto"/>
    </style:style>
    <style:style style:name="表格67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7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" style:family="table">
      <style:table-properties style:width="19.909cm" fo:margin-top="0cm" fo:margin-bottom="0cm" table:align="center" style:writing-mode="lr-tb"/>
    </style:style>
    <style:style style:name="表格68.A" style:family="table-column">
      <style:table-column-properties style:column-width="2.439cm"/>
    </style:style>
    <style:style style:name="表格68.B" style:family="table-column">
      <style:table-column-properties style:column-width="3.521cm"/>
    </style:style>
    <style:style style:name="表格68.C" style:family="table-column">
      <style:table-column-properties style:column-width="3.052cm"/>
    </style:style>
    <style:style style:name="表格68.D" style:family="table-column">
      <style:table-column-properties style:column-width="5.128cm"/>
    </style:style>
    <style:style style:name="表格68.E" style:family="table-column">
      <style:table-column-properties style:column-width="5.77cm"/>
    </style:style>
    <style:style style:name="表格68.1" style:family="table-row">
      <style:table-row-properties style:min-row-height="1.065cm" fo:keep-together="auto"/>
    </style:style>
    <style:style style:name="表格68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68.2" style:family="table-row">
      <style:table-row-properties style:min-row-height="0.24cm" fo:keep-together="auto"/>
    </style:style>
    <style:style style:name="表格68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C2" style:family="table-cell">
      <style:table-cell-properties style:vertical-align="middle" fo:background-color="#e2efd9" fo:padding-left="0.191cm" fo:padding-right="0.191cm" fo:padding-top="0cm" fo:padding-bottom="0cm" fo:border="0.5pt solid #000000">
        <style:background-image/>
      </style:table-cell-properties>
    </style:style>
    <style:style style:name="表格68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C6" style:family="table-cell">
      <style:table-cell-properties style:vertical-align="middle" fo:background-color="#dae3f3" fo:padding-left="0.191cm" fo:padding-right="0.191cm" fo:padding-top="0cm" fo:padding-bottom="0cm" fo:border="0.5pt solid #000000">
        <style:background-image/>
      </style:table-cell-properties>
    </style:style>
    <style:style style:name="表格68.A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8" style:family="table-row">
      <style:table-row-properties style:min-row-height="0.434cm" fo:keep-together="auto"/>
    </style:style>
    <style:style style:name="表格68.A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1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C10" style:family="table-cell">
      <style:table-cell-properties style:vertical-align="middle" fo:background-color="#fff2cd" fo:padding-left="0.191cm" fo:padding-right="0.191cm" fo:padding-top="0cm" fo:padding-bottom="0cm" fo:border="0.5pt solid #000000">
        <style:background-image/>
      </style:table-cell-properties>
    </style:style>
    <style:style style:name="表格68.A1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1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1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C13" style:family="table-cell">
      <style:table-cell-properties style:vertical-align="middle" fo:background-color="#ededed" fo:padding-left="0.191cm" fo:padding-right="0.191cm" fo:padding-top="0cm" fo:padding-bottom="0cm" fo:border="0.5pt solid #000000">
        <style:background-image/>
      </style:table-cell-properties>
    </style:style>
    <style:style style:name="表格68.A1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1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1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C16" style:family="table-cell">
      <style:table-cell-properties style:vertical-align="middle" fo:background-color="#deebf6" fo:padding-left="0.191cm" fo:padding-right="0.191cm" fo:padding-top="0cm" fo:padding-bottom="0cm" fo:border="0.5pt solid #000000">
        <style:background-image/>
      </style:table-cell-properties>
    </style:style>
    <style:style style:name="表格68.A1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1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1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2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2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2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2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2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2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2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C26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表格68.A2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2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2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3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8.A3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4" style:family="paragraph" style:parent-style-name="Footer">
      <style:text-properties fo:color="#000000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text-align="start" style:justify-single-word="false" fo:break-before="pag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3" style:list-style-name="WWNum1"/>
    <style:style style:name="P9" style:family="paragraph" style:parent-style-name="Heading_20_3" style:list-style-name="WWNum2"/>
    <style:style style:name="P10" style:family="paragraph" style:parent-style-name="Heading_20_3">
      <style:paragraph-properties fo:break-before="page"/>
    </style:style>
    <style:style style:name="P11" style:family="paragraph" style:parent-style-name="List_20_Paragraph">
      <style:paragraph-properties fo:margin-left="0cm" fo:margin-right="0cm" fo:orphans="2" fo:widows="2" fo:text-indent="0cm" style:auto-text-indent="false"/>
    </style:style>
    <style:style style:name="P12" style:family="paragraph" style:parent-style-name="List_20_Paragraph">
      <style:paragraph-properties fo:margin-left="0cm" fo:margin-right="0cm" fo:orphans="2" fo:widows="2" fo:text-indent="0cm" style:auto-text-indent="false"/>
      <style:text-properties style:font-name="宋体" style:font-name-asian="宋体1" style:font-size-complex="10.5pt"/>
    </style:style>
    <style:style style:name="P13" style:family="paragraph" style:parent-style-name="List_20_Paragraph">
      <style:paragraph-properties fo:margin-left="0.776cm" fo:margin-right="0cm" fo:text-indent="0cm" style:auto-text-indent="false"/>
    </style:style>
    <style:style style:name="P14" style:family="paragraph" style:parent-style-name="No_20_Spacing">
      <style:paragraph-properties fo:text-align="start" style:justify-single-word="false"/>
    </style:style>
    <style:style style:name="P15" style:family="paragraph" style:parent-style-name="No_20_Spacing">
      <style:paragraph-properties fo:text-align="start" style:justify-single-word="false"/>
      <style:text-properties fo:color="#000000" style:font-name="等线" style:letter-kerning="false" style:font-name-asian="等线1" style:font-name-complex="宋体1" style:font-size-complex="10.5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 fo:orphans="2" fo:widows="2"/>
    </style:style>
    <style:style style:name="P18" style:family="paragraph" style:parent-style-name="Standard">
      <style:paragraph-properties fo:text-align="center" style:justify-single-word="false" fo:orphans="2" fo:widows="2" style:vertical-align="middle"/>
    </style:style>
    <style:style style:name="P19" style:family="paragraph" style:parent-style-name="Standard">
      <style:paragraph-properties fo:text-align="start" style:justify-single-word="false" fo:orphans="2" fo:widows="2"/>
      <style:text-properties fo:language="zh" fo:country="CN"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text-align="start" style:justify-single-word="false" fo:orphans="2" fo:widows="2"/>
    </style:style>
    <style:style style:name="P22" style:family="paragraph" style:parent-style-name="Standard">
      <style:paragraph-properties fo:text-align="start" style:justify-single-word="false" fo:orphans="2" fo:widows="2">
        <style:tab-stops>
          <style:tab-stop style:position="5.68cm"/>
        </style:tab-stops>
      </style:paragraph-properties>
    </style:style>
    <style:style style:name="P23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/>
    </style:style>
    <style:style style:name="P24" style:family="paragraph" style:parent-style-name="Standard">
      <style:paragraph-properties fo:text-align="start" style:justify-single-word="false" fo:orphans="2" fo:widows="2" style:vertical-align="middle"/>
    </style:style>
    <style:style style:name="P25" style:family="paragraph" style:parent-style-name="Standard">
      <style:paragraph-properties fo:text-align="center" style:justify-single-word="false" fo:orphans="2" fo:widows="2"/>
      <style:text-properties style:font-name="宋体" style:font-name-asian="宋体1" style:font-size-complex="10.5pt"/>
    </style:style>
    <style:style style:name="P26" style:family="paragraph" style:parent-style-name="Standard">
      <style:paragraph-properties fo:text-align="start" style:justify-single-word="false" fo:orphans="2" fo:widows="2"/>
      <style:text-properties style:font-name="黑体" fo:font-size="15pt" style:font-name-asian="黑体1" style:font-size-asian="15pt" style:font-size-complex="15pt"/>
    </style:style>
    <style:style style:name="P27" style:family="paragraph" style:parent-style-name="Standard">
      <style:paragraph-properties fo:text-align="center" style:justify-single-word="false" fo:orphans="2" fo:widows="2"/>
      <style:text-properties style:font-name="黑体" fo:font-size="15pt" style:font-name-asian="黑体1" style:font-size-asian="15pt" style:font-size-complex="15pt"/>
    </style:style>
    <style:style style:name="P28" style:family="paragraph" style:parent-style-name="Standard">
      <style:text-properties fo:color="#000000" style:font-name="等线" style:letter-kerning="false" style:font-name-asian="等线1" style:font-name-complex="宋体1" style:font-size-complex="10.5pt"/>
    </style:style>
    <style:style style:name="P29" style:family="paragraph" style:parent-style-name="Standard">
      <style:paragraph-properties fo:text-align="center" style:justify-single-word="false"/>
      <style:text-properties fo:color="#000000" style:font-name="等线" style:letter-kerning="false" style:font-name-asian="等线1" style:font-name-complex="宋体1" style:font-size-complex="10.5pt"/>
    </style:style>
    <style:style style:name="P30" style:family="paragraph" style:parent-style-name="Standard">
      <style:paragraph-properties fo:text-align="center" style:justify-single-word="false" fo:orphans="2" fo:widows="2"/>
      <style:text-properties fo:color="#000000" style:font-name="等线" style:letter-kerning="false" style:font-name-asian="等线1" style:font-name-complex="宋体1" style:font-size-complex="10.5pt"/>
    </style:style>
    <style:style style:name="P31" style:family="paragraph" style:parent-style-name="Standard">
      <style:paragraph-properties fo:text-align="start" style:justify-single-word="false"/>
      <style:text-properties fo:color="#000000" style:font-name="等线" style:letter-kerning="false" style:font-name-asian="等线1" style:font-name-complex="宋体1" style:font-size-complex="10.5pt"/>
    </style:style>
    <style:style style:name="P32" style:family="paragraph" style:parent-style-name="Standard">
      <style:paragraph-properties fo:text-align="start" style:justify-single-word="false" fo:orphans="2" fo:widows="2"/>
      <style:text-properties fo:color="#000000" style:font-name="等线" style:letter-kerning="false" style:font-name-asian="等线1" style:font-name-complex="宋体1" style:font-size-complex="10.5pt"/>
    </style:style>
    <style:style style:name="P33" style:family="paragraph" style:parent-style-name="Standard">
      <style:paragraph-properties fo:text-align="start" style:justify-single-word="false" fo:orphans="2" fo:widows="2" style:vertical-align="middle"/>
      <style:text-properties fo:color="#000000" style:font-name="等线" style:letter-kerning="false" style:font-name-asian="等线1" style:font-name-complex="宋体1" style:font-size-complex="10.5pt"/>
    </style:style>
    <style:style style:name="P34" style:family="paragraph" style:parent-style-name="Standard">
      <style:paragraph-properties fo:orphans="2" fo:widows="2"/>
      <style:text-properties fo:color="#000000" style:font-name="等线" style:letter-kerning="false" style:font-name-asian="等线1" style:font-name-complex="宋体1" style:font-size-complex="10.5pt"/>
    </style:style>
    <style:style style:name="P35" style:family="paragraph" style:parent-style-name="Standard">
      <style:paragraph-properties fo:text-align="start" style:justify-single-word="false" fo:orphans="2" fo:widows="2"/>
      <style:text-properties fo:color="#000000" style:font-name="等线" fo:font-size="14pt" style:letter-kerning="false" style:font-name-asian="等线1" style:font-size-asian="14pt" style:font-name-complex="宋体1" style:font-size-complex="14pt"/>
    </style:style>
    <style:style style:name="P36" style:family="paragraph" style:parent-style-name="Standard">
      <style:paragraph-properties fo:text-align="start" style:justify-single-word="false" fo:orphans="2" fo:widows="2"/>
      <style:text-properties fo:color="#000000" style:font-name="等线" fo:font-size="11pt" style:letter-kerning="false" style:font-name-asian="等线1" style:font-size-asian="11pt" style:font-name-complex="宋体1"/>
    </style:style>
    <style:style style:name="P37" style:family="paragraph" style:parent-style-name="Standard">
      <style:paragraph-properties fo:text-align="center" style:justify-single-word="false" fo:orphans="2" fo:widows="2"/>
      <style:text-properties fo:color="#000000" style:font-name="等线" fo:font-size="11pt" style:letter-kerning="false" style:font-name-asian="等线1" style:font-size-asian="11pt" style:font-name-complex="宋体1"/>
    </style:style>
    <style:style style:name="P38" style:family="paragraph" style:parent-style-name="Standard">
      <style:paragraph-properties fo:orphans="2" fo:widows="2"/>
      <style:text-properties fo:color="#000000" style:font-name="等线" style:font-name-asian="等线1" style:font-size-complex="10.5pt"/>
    </style:style>
    <style:style style:name="P39" style:family="paragraph" style:parent-style-name="Standard">
      <style:text-properties fo:color="#000000" style:font-size-complex="10.5pt"/>
    </style:style>
    <style:style style:name="P40" style:family="paragraph" style:parent-style-name="Standard">
      <style:text-properties fo:color="#000000" fo:font-size="11pt" style:font-size-asian="11pt"/>
    </style:style>
    <style:style style:name="P41" style:family="paragraph" style:parent-style-name="Standard">
      <style:paragraph-properties fo:orphans="2" fo:widows="2"/>
    </style:style>
    <style:style style:name="P42" style:family="paragraph" style:parent-style-name="Standard">
      <style:paragraph-properties fo:text-align="center" style:justify-single-word="false" fo:orphans="2" fo:widows="2"/>
      <style:text-properties fo:color="#ff0000" style:font-name="等线" fo:font-weight="bold" style:letter-kerning="false" style:font-name-asian="等线1" style:font-weight-asian="bold" style:font-name-complex="宋体1" style:font-size-complex="10.5pt" style:font-weight-complex="bold"/>
    </style:style>
    <style:style style:name="P43" style:family="paragraph" style:parent-style-name="Standard">
      <style:paragraph-properties fo:text-align="center" style:justify-single-word="false" fo:orphans="2" fo:widows="2"/>
      <style:text-properties fo:color="#ff0000" style:font-name="等线" fo:font-weight="bold" style:letter-kerning="false" style:font-name-asian="等线1" style:font-weight-asian="bold" style:font-name-complex="宋体1" style:font-size-complex="10.5pt"/>
    </style:style>
    <style:style style:name="P44" style:family="paragraph" style:parent-style-name="Standard">
      <style:paragraph-properties fo:text-align="start" style:justify-single-word="false" fo:orphans="2" fo:widows="2" style:vertical-align="middle"/>
      <style:text-properties fo:color="#ff0000" style:font-name="宋体" fo:font-size="11pt" style:letter-kerning="false" style:font-name-asian="宋体1" style:font-size-asian="11pt" style:font-name-complex="宋体1" style:language-complex="ar" style:country-complex="none"/>
    </style:style>
    <style:style style:name="P45" style:family="paragraph" style:parent-style-name="Standard">
      <style:text-properties fo:background-color="#e5e5e5"/>
    </style:style>
    <style:style style:name="P46" style:family="paragraph" style:parent-style-name="Standard">
      <style:paragraph-properties fo:text-align="center" style:justify-single-word="false"/>
      <style:text-properties fo:color="#c00000" style:font-name="宋体" fo:font-size="12pt" style:font-name-asian="宋体1" style:font-size-asian="12pt" style:font-size-complex="12pt"/>
    </style:style>
    <style:style style:name="P47" style:family="paragraph" style:parent-style-name="Standard">
      <style:paragraph-properties fo:text-align="center" style:justify-single-word="false" fo:orphans="2" fo:widows="2" style:vertical-align="middle"/>
      <style:text-properties fo:color="#c00000"/>
    </style:style>
    <style:style style:name="P48" style:family="paragraph" style:parent-style-name="Standard">
      <style:paragraph-properties fo:text-align="center" style:justify-single-word="false" fo:orphans="2" fo:widows="2"/>
      <style:text-properties fo:color="#c00000" style:font-name="等线" fo:font-size="11pt" style:font-name-asian="等线1" style:font-size-asian="11pt"/>
    </style:style>
    <style:style style:name="P49" style:family="paragraph" style:parent-style-name="Standard">
      <style:text-properties style:font-name="等线" fo:font-size="11pt" style:font-name-asian="等线1" style:font-size-asian="11pt"/>
    </style:style>
    <style:style style:name="P50" style:family="paragraph" style:parent-style-name="Standard">
      <style:paragraph-properties fo:text-align="center" style:justify-single-word="false"/>
      <style:text-properties style:font-name="等线" fo:font-size="11pt" style:font-name-asian="等线1" style:font-size-asian="11pt"/>
    </style:style>
    <style:style style:name="P51" style:family="paragraph" style:parent-style-name="Standard">
      <style:paragraph-properties fo:text-align="start" style:justify-single-word="false" fo:orphans="2" fo:widows="2" style:vertical-align="middle"/>
      <style:text-properties style:font-name="等线" fo:font-size="11pt" style:font-name-asian="等线1" style:font-size-asian="11pt"/>
    </style:style>
    <style:style style:name="P52" style:family="paragraph" style:parent-style-name="Standard">
      <style:text-properties fo:font-size="14pt" style:font-size-asian="14pt"/>
    </style:style>
    <style:style style:name="P53" style:family="paragraph" style:parent-style-name="Standard">
      <style:paragraph-properties fo:margin-left="0.741cm" fo:margin-right="0cm" fo:orphans="2" fo:widows="2" fo:text-indent="-0.741cm" style:auto-text-indent="false"/>
    </style:style>
    <style:style style:name="P54" style:family="paragraph" style:parent-style-name="Standard">
      <style:paragraph-properties fo:break-before="page"/>
    </style:style>
    <style:style style:name="P55" style:family="paragraph" style:parent-style-name="Standard">
      <style:paragraph-properties fo:text-align="start" style:justify-single-word="false" fo:orphans="2" fo:widows="2" fo:break-before="page"/>
    </style:style>
    <style:style style:name="P56" style:family="paragraph" style:parent-style-name="Standard">
      <style:paragraph-properties fo:margin-left="0cm" fo:margin-right="0cm" fo:text-indent="0.37cm" style:auto-text-indent="false"/>
    </style:style>
    <style:style style:name="P57" style:family="paragraph" style:parent-style-name="Standard">
      <style:paragraph-properties fo:margin-left="0cm" fo:margin-right="0cm" fo:text-align="start" style:justify-single-word="false" fo:orphans="2" fo:widows="2" fo:text-indent="0.185cm" style:auto-text-indent="false"/>
    </style:style>
    <style:style style:name="P58" style:family="paragraph" style:parent-style-name="Standard">
      <style:paragraph-properties fo:margin-left="2.223cm" fo:margin-right="0cm" fo:orphans="2" fo:widows="2" fo:text-indent="-2.223cm" style:auto-text-indent="false"/>
    </style:style>
    <style:style style:name="P59" style:family="paragraph" style:parent-style-name="Standard" style:master-page-name="Standard">
      <style:paragraph-properties fo:text-align="center" style:justify-single-word="false" style:page-number="auto"/>
    </style:style>
    <style:style style:name="P60" style:family="paragraph" style:parent-style-name="TOC_20_标题1">
      <style:paragraph-properties fo:margin-left="0cm" fo:margin-right="0cm" fo:text-indent="6.297cm" style:auto-text-indent="false"/>
    </style:style>
    <style:style style:name="P61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name="黑体" fo:font-size="18pt" style:font-name-asian="黑体1" style:font-size-asian="18pt" style:font-size-complex="18pt"/>
    </style:style>
    <style:style style:name="T2" style:family="text">
      <style:text-properties style:font-name="黑体" style:font-name-asian="黑体1" style:font-size-complex="15pt"/>
    </style:style>
    <style:style style:name="T3" style:family="text">
      <style:text-properties style:font-name="黑体" fo:font-size="15pt" style:font-name-asian="黑体1" style:font-size-asian="15pt" style:font-size-complex="15pt"/>
    </style:style>
    <style:style style:name="T4" style:family="text">
      <style:text-properties style:font-name="黑体" fo:font-size="12pt" style:font-name-asian="黑体1" style:font-size-asian="12pt" style:font-size-complex="12pt"/>
    </style:style>
    <style:style style:name="T5" style:family="text">
      <style:text-properties fo:color="#000000" fo:language="zh" fo:country="CN"/>
    </style:style>
    <style:style style:name="T6" style:family="text">
      <style:text-properties fo:color="#000000"/>
    </style:style>
    <style:style style:name="T7" style:family="text">
      <style:text-properties fo:color="#000000" style:font-name="等线" style:letter-kerning="false" style:font-name-asian="等线1" style:font-name-complex="宋体1" style:font-size-complex="10.5pt"/>
    </style:style>
    <style:style style:name="T8" style:family="text">
      <style:text-properties fo:color="#000000" style:font-name="等线" style:letter-kerning="false" style:font-name-complex="宋体1" style:font-size-complex="10.5pt"/>
    </style:style>
    <style:style style:name="T9" style:family="text">
      <style:text-properties fo:color="#000000" style:font-name="等线" fo:font-weight="bold" style:letter-kerning="false" style:font-name-asian="等线1" style:font-weight-asian="bold" style:font-name-complex="宋体1" style:font-size-complex="10.5pt"/>
    </style:style>
    <style:style style:name="T10" style:family="text">
      <style:text-properties fo:color="#000000" style:font-name="等线" fo:font-size="14pt" style:letter-kerning="false" style:font-name-asian="等线1" style:font-size-asian="14pt" style:font-name-complex="宋体1" style:font-size-complex="14pt"/>
    </style:style>
    <style:style style:name="T11" style:family="text">
      <style:text-properties fo:color="#000000" style:font-name="等线" fo:font-size="11pt" style:letter-kerning="false" style:font-name-asian="等线1" style:font-size-asian="11pt" style:font-name-complex="宋体1"/>
    </style:style>
    <style:style style:name="T12" style:family="text">
      <style:text-properties fo:color="#000000" style:font-name="等线" style:font-name-asian="等线1" style:font-size-complex="10.5pt"/>
    </style:style>
    <style:style style:name="T13" style:family="text">
      <style:text-properties fo:color="#000000" style:font-name="等线" fo:font-size="12pt" style:letter-kerning="false" style:font-name-asian="等线1" style:font-size-asian="12pt" style:font-name-complex="宋体1" style:font-size-complex="10.5pt"/>
    </style:style>
    <style:style style:name="T14" style:family="text">
      <style:text-properties fo:color="#000000" style:font-name="等线" fo:font-size="12pt" style:letter-kerning="false" style:font-name-asian="宋体1" style:font-size-asian="12pt" style:font-name-complex="宋体1" style:font-size-complex="10.5pt"/>
    </style:style>
    <style:style style:name="T15" style:family="text">
      <style:text-properties fo:color="#000000" style:text-line-through-style="solid" style:text-line-through-type="single" style:font-name="等线" style:letter-kerning="false" style:font-name-asian="等线1" style:font-name-complex="宋体1" style:font-size-complex="10.5pt"/>
    </style:style>
    <style:style style:name="T16" style:family="text">
      <style:text-properties fo:color="#000000" style:text-line-through-style="solid" style:text-line-through-type="single" style:font-name="等线" style:font-size-complex="10.5pt"/>
    </style:style>
    <style:style style:name="T17" style:family="text">
      <style:text-properties fo:color="#000000" style:font-name="Courier New" fo:font-size="12pt" style:letter-kerning="false" style:font-name-asian="宋体1" style:font-size-asian="12pt" style:font-name-complex="Courier New1" style:font-size-complex="10pt"/>
    </style:style>
    <style:style style:name="T18" style:family="text">
      <style:text-properties fo:color="#000000" style:font-name="宋体" fo:font-size="11pt" style:letter-kerning="false" style:font-name-asian="宋体1" style:font-size-asian="11pt" style:font-name-complex="宋体1" style:language-complex="ar" style:country-complex="none" fo:background-color="#ffff00"/>
    </style:style>
    <style:style style:name="T19" style:family="text">
      <style:text-properties fo:color="#000000" style:font-name="宋体" fo:font-size="11pt" style:letter-kerning="false" style:font-name-asian="宋体1" style:font-size-asian="11pt" style:font-name-complex="宋体1" style:language-complex="ar" style:country-complex="none"/>
    </style:style>
    <style:style style:name="T20" style:family="text">
      <style:text-properties fo:color="#000000" style:font-name="宋体" fo:font-size="11pt" fo:font-weight="bold" style:letter-kerning="false" style:font-name-asian="宋体1" style:font-size-asian="11pt" style:font-weight-asian="bold" style:font-name-complex="宋体1" style:language-complex="ar" style:country-complex="none" style:font-weight-complex="bold"/>
    </style:style>
    <style:style style:name="T21" style:family="text">
      <style:text-properties fo:color="#000000" fo:font-size="11pt" style:font-size-asian="11pt"/>
    </style:style>
    <style:style style:name="T22" style:family="text">
      <style:text-properties fo:color="#000000" style:font-size-complex="10.5pt"/>
    </style:style>
    <style:style style:name="T23" style:family="text">
      <style:text-properties style:font-size-complex="15pt"/>
    </style:style>
    <style:style style:name="T24" style:family="text">
      <style:text-properties style:font-name="宋体" style:font-name-asian="宋体1" style:font-size-complex="14pt"/>
    </style:style>
    <style:style style:name="T25" style:family="text">
      <style:text-properties style:font-name="宋体" style:font-name-asian="宋体1" style:font-size-complex="10.5pt"/>
    </style:style>
    <style:style style:name="T26" style:family="text">
      <style:text-properties style:font-name="宋体" fo:font-size="12pt" style:font-size-asian="12pt" style:font-name-complex="Times New Roman1"/>
    </style:style>
    <style:style style:name="T27" style:family="text">
      <style:text-properties style:font-name="宋体" fo:font-size="14pt" style:font-name-asian="宋体1" style:font-size-asian="14pt" style:font-size-complex="14pt"/>
    </style:style>
    <style:style style:name="T28" style:family="text">
      <style:text-properties style:font-name="宋体" style:letter-kerning="false" style:font-name-complex="宋体1" style:font-size-complex="10.5pt" style:font-weight-complex="bold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color="#ff0000" style:font-name="等线" fo:font-weight="bold" style:letter-kerning="false" style:font-name-asian="等线1" style:font-weight-asian="bold" style:font-name-complex="宋体1" style:font-size-complex="10.5pt" style:font-weight-complex="bold"/>
    </style:style>
    <style:style style:name="T31" style:family="text">
      <style:text-properties fo:color="#ff0000" style:font-name="等线" fo:font-weight="bold" style:letter-kerning="false" style:font-name-asian="等线1" style:font-weight-asian="bold" style:font-name-complex="宋体1" style:font-size-complex="10.5pt"/>
    </style:style>
    <style:style style:name="T32" style:family="text">
      <style:text-properties fo:color="#ff0000" style:font-name="等线" style:letter-kerning="false" style:font-name-asian="等线1" style:font-name-complex="宋体1" style:font-size-complex="10.5pt" style:font-weight-complex="bold"/>
    </style:style>
    <style:style style:name="T33" style:family="text">
      <style:text-properties fo:color="#ff0000" style:font-name="宋体" fo:font-size="11pt" style:letter-kerning="false" style:font-name-asian="宋体1" style:font-size-asian="11pt" style:font-name-complex="宋体1" style:language-complex="ar" style:country-complex="none"/>
    </style:style>
    <style:style style:name="T34" style:family="text">
      <style:text-properties style:font-name="等线" style:letter-kerning="false" style:font-name-asian="等线1" style:font-name-complex="宋体1" style:font-size-complex="10.5pt" style:font-weight-complex="bold"/>
    </style:style>
    <style:style style:name="T35" style:family="text">
      <style:text-properties style:font-name="等线" fo:font-size="11pt" style:font-name-asian="等线1" style:font-size-asian="11pt"/>
    </style:style>
    <style:style style:name="T36" style:family="text">
      <style:text-properties style:font-name="等线" fo:font-size="11pt" style:font-name-asian="等线1" style:font-size-asian="11pt" fo:background-color="#ffff00"/>
    </style:style>
    <style:style style:name="T37" style:family="text">
      <style:text-properties style:font-name="等线" fo:font-size="11pt" fo:font-weight="bold" style:font-name-asian="等线1" style:font-size-asian="11pt" style:font-weight-asian="bold"/>
    </style:style>
    <style:style style:name="T38" style:family="text">
      <style:text-properties style:font-name="等线" fo:font-size="11pt" fo:font-weight="bold" style:font-name-asian="等线1" style:font-size-asian="11pt" style:font-weight-asian="bold" style:font-weight-complex="bold"/>
    </style:style>
    <style:style style:name="T39" style:family="text">
      <style:text-properties style:font-name="等线" fo:font-size="11pt" fo:font-weight="bold" style:font-name-asian="等线1" style:font-size-asian="11pt" style:font-weight-asian="bold" style:font-weight-complex="bold" fo:background-color="#ffff00"/>
    </style:style>
    <style:style style:name="T40" style:family="text">
      <style:text-properties style:font-name="等线" fo:font-size="11pt" style:font-name-asian="宋体1" style:font-size-asian="11pt"/>
    </style:style>
    <style:style style:name="T41" style:family="text">
      <style:text-properties style:font-name="等线" fo:font-size="11pt" style:font-name-asian="宋体1" style:font-size-asian="11pt" fo:background-color="#ffff00"/>
    </style:style>
    <style:style style:name="T42" style:family="text">
      <style:text-properties style:font-name="等线" style:font-name-asian="等线1" style:font-name-complex="F" style:font-size-complex="11pt"/>
    </style:style>
    <style:style style:name="T43" style:family="text">
      <style:text-properties fo:color="#8000ff" style:font-name="Courier New" fo:font-size="12pt" style:letter-kerning="false" style:font-name-asian="宋体1" style:font-size-asian="12pt" style:font-name-complex="Courier New1" style:font-size-complex="10pt"/>
    </style:style>
    <style:style style:name="T44" style:family="text">
      <style:text-properties fo:color="#000080" style:font-name="Courier New" fo:font-size="12pt" fo:font-weight="bold" style:letter-kerning="false" style:font-name-asian="宋体1" style:font-size-asian="12pt" style:font-weight-asian="bold" style:font-name-complex="Courier New1" style:font-size-complex="10pt" style:font-weight-complex="bold"/>
    </style:style>
    <style:style style:name="T45" style:family="text">
      <style:text-properties fo:color="#ff8000" style:font-name="Courier New" fo:font-size="12pt" style:letter-kerning="false" style:font-name-asian="宋体1" style:font-size-asian="12pt" style:font-name-complex="Courier New1" style:font-size-complex="10pt"/>
    </style:style>
    <style:style style:name="T46" style:family="text">
      <style:text-properties fo:color="#0000ff" style:font-name="Courier New" fo:font-size="12pt" fo:font-weight="bold" style:letter-kerning="false" style:font-name-asian="宋体1" style:font-size-asian="12pt" style:font-weight-asian="bold" style:font-name-complex="Courier New1" style:font-size-complex="10pt" style:font-weight-complex="bold"/>
    </style:style>
    <style:style style:name="T47" style:family="text">
      <style:text-properties fo:background-color="#808080"/>
    </style:style>
    <style:style style:name="T48" style:family="text">
      <style:text-properties fo:color="#c00000" style:font-name="宋体" fo:font-size="12pt" style:font-name-asian="宋体1" style:font-size-asian="12pt" style:font-size-complex="12pt"/>
    </style:style>
    <style:style style:name="T49" style:family="text">
      <style:text-properties fo:color="#c00000" style:font-name="宋体" fo:font-size="12pt" style:font-name-asian="宋体1" style:font-size-asian="12pt" style:font-size-complex="12pt" fo:background-color="#ffff00"/>
    </style:style>
    <style:style style:name="T50" style:family="text">
      <style:text-properties fo:color="#c00000" style:font-name="宋体" fo:font-size="12pt" style:font-name-asian="宋体1" style:font-size-asian="12pt" style:font-size-complex="14pt"/>
    </style:style>
    <style:style style:name="T51" style:family="text">
      <style:text-properties fo:color="#c00000" style:font-name="宋体" fo:font-size="12pt" style:font-size-asian="12pt" style:font-size-complex="12pt"/>
    </style:style>
    <style:style style:name="T52" style:family="text">
      <style:text-properties fo:color="#c00000" style:font-name="宋体" fo:font-size="14pt" style:font-name-asian="宋体1" style:font-size-asian="14pt" style:font-size-complex="14pt"/>
    </style:style>
    <style:style style:name="T53" style:family="text">
      <style:text-properties fo:color="#c00000" style:font-name="等线" fo:font-size="12pt" style:letter-kerning="false" style:font-name-asian="等线1" style:font-size-asian="12pt" style:font-name-complex="宋体1" style:font-size-complex="12pt"/>
    </style:style>
    <style:style style:name="T54" style:family="text">
      <style:text-properties fo:color="#c00000" style:font-name="等线" fo:font-size="12pt" style:letter-kerning="false" style:font-name-asian="等线1" style:font-size-asian="12pt" style:font-name-complex="宋体1" style:font-size-complex="12pt" fo:background-color="#ffff00"/>
    </style:style>
    <style:style style:name="T55" style:family="text">
      <style:text-properties fo:color="#c00000" style:font-name="等线" fo:font-size="12pt" style:letter-kerning="false" style:font-name-asian="等线1" style:font-size-asian="12pt" style:font-name-complex="宋体1" style:font-size-complex="10.5pt"/>
    </style:style>
    <style:style style:name="T56" style:family="text">
      <style:text-properties fo:color="#c00000" style:font-name="等线" fo:font-size="12pt" style:letter-kerning="false" style:font-name-asian="宋体1" style:font-size-asian="12pt" style:font-name-complex="宋体1" style:font-size-complex="12pt"/>
    </style:style>
    <style:style style:name="T57" style:family="text">
      <style:text-properties fo:color="#c00000" style:font-name="等线" style:letter-kerning="false" style:font-name-asian="等线1" style:font-name-complex="宋体1" style:font-size-complex="10.5pt"/>
    </style:style>
    <style:style style:name="T58" style:family="text">
      <style:text-properties fo:color="#c00000" style:font-name="等线" fo:font-size="11pt" style:font-name-asian="等线1" style:font-size-asian="11pt"/>
    </style:style>
    <style:style style:name="T59" style:family="text">
      <style:text-properties fo:color="#c00000"/>
    </style:style>
    <style:style style:name="T60" style:family="text">
      <style:text-properties fo:color="#c00000" fo:background-color="#ffff00"/>
    </style:style>
    <style:style style:name="T61" style:family="text">
      <style:text-properties fo:color="#c00000" fo:font-size="12pt" style:letter-kerning="false" style:font-size-asian="12pt" style:font-size-complex="12pt"/>
    </style:style>
    <style:style style:name="T62" style:family="text">
      <style:text-properties style:text-line-through-style="solid" style:text-line-through-type="single"/>
    </style:style>
    <style:style style:name="T63" style:family="text">
      <style:text-properties style:text-line-through-style="solid" style:text-line-through-type="single" fo:background-color="#ffff00"/>
    </style:style>
    <style:style style:name="T64" style:family="text">
      <style:text-properties style:text-line-through-style="solid" style:text-line-through-type="single" style:font-name-asian="宋体1"/>
    </style:style>
    <style:style style:name="T65" style:family="text">
      <style:text-properties fo:font-weight="bold" style:font-weight-asian="bold"/>
    </style:style>
    <style:style style:name="T66" style:family="text">
      <style:text-properties fo:font-size="14pt" style:font-size-asian="14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.018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pan text:style-name="T1">通用-中位机-下位机通讯协议</text:span></text:p>
      <text:table-of-content text:style-name="Sect1" text:protected="true" text:name="目录1">
        <text:table-of-content-source text:outline-level="3" text:use-index-marks="fals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60"><text:span text:style-name="T5">目录</text:span></text:p>
          </text:index-title>
          <text:p text:style-name="P1"><text:a xlink:type="simple" xlink:href="#_Toc7926" text:style-name="Index_20_Link" text:visited-style-name="Index_20_Link"><text:span text:style-name="T2">一、通讯流程</text:span></text:a><text:a xlink:type="simple" xlink:href="#_Toc7926" text:style-name="Index_20_Link" text:visited-style-name="Index_20_Link"><text:tab/>3</text:a></text:p>
          <text:p text:style-name="P1"><text:a xlink:type="simple" xlink:href="#_Toc18858" text:style-name="Index_20_Link" text:visited-style-name="Index_20_Link"><text:span text:style-name="T2">二、通讯协议格式</text:span></text:a><text:a xlink:type="simple" xlink:href="#_Toc18858" text:style-name="Index_20_Link" text:visited-style-name="Index_20_Link"><text:tab/>4</text:a></text:p>
          <text:p text:style-name="P2"><text:a xlink:type="simple" xlink:href="#_Toc8839" text:style-name="Index_20_Link" text:visited-style-name="Index_20_Link"><text:span text:style-name="T23">1、总协议</text:span></text:a><text:a xlink:type="simple" xlink:href="#_Toc8839" text:style-name="Index_20_Link" text:visited-style-name="Index_20_Link"><text:tab/>4</text:a></text:p>
          <text:p text:style-name="P3"><text:a xlink:type="simple" xlink:href="#_Toc9906" text:style-name="Index_20_Link" text:visited-style-name="Index_20_Link"><text:span text:style-name="T24">1)ACK（应答帧）</text:span></text:a><text:a xlink:type="simple" xlink:href="#_Toc9906" text:style-name="Index_20_Link" text:visited-style-name="Index_20_Link"><text:tab/>5</text:a></text:p>
          <text:p text:style-name="P3"><text:a xlink:type="simple" xlink:href="#_Toc24801" text:style-name="Index_20_Link" text:visited-style-name="Index_20_Link"><text:span text:style-name="T24">2)Done（结果帧）</text:span></text:a><text:a xlink:type="simple" xlink:href="#_Toc24801" text:style-name="Index_20_Link" text:visited-style-name="Index_20_Link"><text:tab/>5</text:a></text:p>
          <text:p text:style-name="P3"><text:a xlink:type="simple" xlink:href="#_Toc17779" text:style-name="Index_20_Link" text:visited-style-name="Index_20_Link"><text:span text:style-name="T24">3)Data_Active（0xEXXX）</text:span></text:a><text:a xlink:type="simple" xlink:href="#_Toc17779" text:style-name="Index_20_Link" text:visited-style-name="Index_20_Link"><text:tab/>5</text:a></text:p>
          <text:p text:style-name="P2"><text:a xlink:type="simple" xlink:href="#_Toc26829" text:style-name="Index_20_Link" text:visited-style-name="Index_20_Link"><text:span text:style-name="T23">2、CAN协议</text:span></text:a><text:a xlink:type="simple" xlink:href="#_Toc26829" text:style-name="Index_20_Link" text:visited-style-name="Index_20_Link"><text:tab/>5</text:a></text:p>
          <text:p text:style-name="P2"><text:a xlink:type="simple" xlink:href="#_Toc11327" text:style-name="Index_20_Link" text:visited-style-name="Index_20_Link"><text:span text:style-name="T23">3、CRC校验代码</text:span></text:a><text:a xlink:type="simple" xlink:href="#_Toc11327" text:style-name="Index_20_Link" text:visited-style-name="Index_20_Link"><text:tab/>7</text:a></text:p>
          <text:p text:style-name="P1"><text:a xlink:type="simple" xlink:href="#_Toc14172" text:style-name="Index_20_Link" text:visited-style-name="Index_20_Link"><text:span text:style-name="T2">三、中位机-20路驱动板通信协议</text:span></text:a><text:a xlink:type="simple" xlink:href="#_Toc14172" text:style-name="Index_20_Link" text:visited-style-name="Index_20_Link"><text:tab/>8</text:a></text:p>
          <text:p text:style-name="P2"><text:a xlink:type="simple" xlink:href="#_Toc15322" text:style-name="Index_20_Link" text:visited-style-name="Index_20_Link">1、下发类（0xAXXX）<text:tab/>8</text:a></text:p>
          <text:p text:style-name="P3"><text:a xlink:type="simple" xlink:href="#_Toc2642" text:style-name="Index_20_Link" text:visited-style-name="Index_20_Link"><text:span text:style-name="T24">0）系统功能下发（0xA00X）</text:span></text:a><text:a xlink:type="simple" xlink:href="#_Toc2642" text:style-name="Index_20_Link" text:visited-style-name="Index_20_Link"><text:tab/>8</text:a></text:p>
          <text:p text:style-name="P3"><text:a xlink:type="simple" xlink:href="#_Toc25284" text:style-name="Index_20_Link" text:visited-style-name="Index_20_Link"><text:span text:style-name="T24">1）功能时序下发（0xA01X）</text:span></text:a><text:a xlink:type="simple" xlink:href="#_Toc25284" text:style-name="Index_20_Link" text:visited-style-name="Index_20_Link"><text:tab/>8</text:a></text:p>
          <text:p text:style-name="P3"><text:a xlink:type="simple" xlink:href="#_Toc18129" text:style-name="Index_20_Link" text:visited-style-name="Index_20_Link"><text:span text:style-name="T24">2）组合动作下发（0xA02X）</text:span></text:a><text:a xlink:type="simple" xlink:href="#_Toc18129" text:style-name="Index_20_Link" text:visited-style-name="Index_20_Link"><text:tab/>10</text:a></text:p>
          <text:p text:style-name="P3"><text:a xlink:type="simple" xlink:href="#_Toc26542" text:style-name="Index_20_Link" text:visited-style-name="Index_20_Link"><text:span text:style-name="T24">3）IAP升级（0xA03X）</text:span></text:a><text:a xlink:type="simple" xlink:href="#_Toc26542" text:style-name="Index_20_Link" text:visited-style-name="Index_20_Link"><text:tab/>10</text:a></text:p>
          <text:p text:style-name="P3"><text:a xlink:type="simple" xlink:href="#_Toc7799" text:style-name="Index_20_Link" text:visited-style-name="Index_20_Link"><text:span text:style-name="T24">4）打印机组合动作（0xA04X）</text:span></text:a><text:a xlink:type="simple" xlink:href="#_Toc7799" text:style-name="Index_20_Link" text:visited-style-name="Index_20_Link"><text:tab/>11</text:a></text:p>
          <text:p text:style-name="P3"><text:a xlink:type="simple" xlink:href="#_Toc27821" text:style-name="Index_20_Link" text:visited-style-name="Index_20_Link"><text:span text:style-name="T24">5）字库升级（0xA05X）</text:span></text:a><text:a xlink:type="simple" xlink:href="#_Toc27821" text:style-name="Index_20_Link" text:visited-style-name="Index_20_Link"><text:tab/>11</text:a></text:p>
          <text:p text:style-name="P2"><text:a xlink:type="simple" xlink:href="#_Toc11849" text:style-name="Index_20_Link" text:visited-style-name="Index_20_Link">2、设置类（0xBXXX）<text:tab/>13</text:a></text:p>
          <text:p text:style-name="P3"><text:a xlink:type="simple" xlink:href="#_Toc6376" text:style-name="Index_20_Link" text:visited-style-name="Index_20_Link"><text:span text:style-name="T24">1）管道（0xB01X）</text:span></text:a><text:a xlink:type="simple" xlink:href="#_Toc6376" text:style-name="Index_20_Link" text:visited-style-name="Index_20_Link"><text:tab/>13</text:a></text:p>
          <text:p text:style-name="P3"><text:a xlink:type="simple" xlink:href="#_Toc28196" text:style-name="Index_20_Link" text:visited-style-name="Index_20_Link"><text:span text:style-name="T24">2）步进电机（0xB02X）</text:span></text:a><text:a xlink:type="simple" xlink:href="#_Toc28196" text:style-name="Index_20_Link" text:visited-style-name="Index_20_Link"><text:tab/>14</text:a></text:p>
          <text:p text:style-name="P3"><text:a xlink:type="simple" xlink:href="#_Toc1235" text:style-name="Index_20_Link" text:visited-style-name="Index_20_Link"><text:span text:style-name="T24">3）光耦（0xB03X）</text:span></text:a><text:a xlink:type="simple" xlink:href="#_Toc1235" text:style-name="Index_20_Link" text:visited-style-name="Index_20_Link"><text:tab/>15</text:a></text:p>
          <text:p text:style-name="P3"><text:a xlink:type="simple" xlink:href="#_Toc15501" text:style-name="Index_20_Link" text:visited-style-name="Index_20_Link"><text:span text:style-name="T24">4）内部Flash（0xB04X）</text:span></text:a><text:a xlink:type="simple" xlink:href="#_Toc15501" text:style-name="Index_20_Link" text:visited-style-name="Index_20_Link"><text:tab/>15</text:a></text:p>
          <text:p text:style-name="P3"><text:a xlink:type="simple" xlink:href="#_Toc9532" text:style-name="Index_20_Link" text:visited-style-name="Index_20_Link"><text:span text:style-name="T24">5）外部Flash（0xB05X）</text:span></text:a><text:a xlink:type="simple" xlink:href="#_Toc9532" text:style-name="Index_20_Link" text:visited-style-name="Index_20_Link"><text:tab/>15</text:a></text:p>
          <text:p text:style-name="P3"><text:a xlink:type="simple" xlink:href="#_Toc29197" text:style-name="Index_20_Link" text:visited-style-name="Index_20_Link"><text:span text:style-name="T24">6）泵（0xB06X）</text:span></text:a><text:a xlink:type="simple" xlink:href="#_Toc29197" text:style-name="Index_20_Link" text:visited-style-name="Index_20_Link"><text:tab/>15</text:a></text:p>
          <text:p text:style-name="P3"><text:a xlink:type="simple" xlink:href="#_Toc5036" text:style-name="Index_20_Link" text:visited-style-name="Index_20_Link"><text:span text:style-name="T24">7）温度（0xB07X）</text:span></text:a><text:a xlink:type="simple" xlink:href="#_Toc5036" text:style-name="Index_20_Link" text:visited-style-name="Index_20_Link"><text:tab/>15</text:a></text:p>
          <text:p text:style-name="P3"><text:a xlink:type="simple" xlink:href="#_Toc138" text:style-name="Index_20_Link" text:visited-style-name="Index_20_Link"><text:span text:style-name="T24">8）液位检测（0xB08X）</text:span></text:a><text:a xlink:type="simple" xlink:href="#_Toc138" text:style-name="Index_20_Link" text:visited-style-name="Index_20_Link"><text:tab/>16</text:a></text:p>
          <text:p text:style-name="P3"><text:a xlink:type="simple" xlink:href="#_Toc18158" text:style-name="Index_20_Link" text:visited-style-name="Index_20_Link"><text:span text:style-name="T24">9）写RFID（0xB09X）</text:span></text:a><text:a xlink:type="simple" xlink:href="#_Toc18158" text:style-name="Index_20_Link" text:visited-style-name="Index_20_Link"><text:tab/>16</text:a></text:p>
          <text:p text:style-name="P3"><text:a xlink:type="simple" xlink:href="#_Toc1588" text:style-name="Index_20_Link" text:visited-style-name="Index_20_Link"><text:span text:style-name="T24">10） 写称重板初始值（0xB0AX）</text:span></text:a><text:a xlink:type="simple" xlink:href="#_Toc1588" text:style-name="Index_20_Link" text:visited-style-name="Index_20_Link"><text:tab/>16</text:a></text:p>
          <text:p text:style-name="P3"><text:a xlink:type="simple" xlink:href="#_Toc9406" text:style-name="Index_20_Link" text:visited-style-name="Index_20_Link"><text:span text:style-name="T24">11） 超声波（0xB0BX）</text:span></text:a><text:a xlink:type="simple" xlink:href="#_Toc9406" text:style-name="Index_20_Link" text:visited-style-name="Index_20_Link"><text:tab/>16</text:a></text:p>
          <text:p text:style-name="P3"><text:a xlink:type="simple" xlink:href="#_Toc14586" text:style-name="Index_20_Link" text:visited-style-name="Index_20_Link"><text:span text:style-name="T24">12） 打印机（0xB0CX）</text:span></text:a><text:a xlink:type="simple" xlink:href="#_Toc14586" text:style-name="Index_20_Link" text:visited-style-name="Index_20_Link"><text:tab/>17</text:a></text:p>
          <text:p text:style-name="P2"><text:a xlink:type="simple" xlink:href="#_Toc24039" text:style-name="Index_20_Link" text:visited-style-name="Index_20_Link">3、查询类（0xCXXX）<text:tab/>18</text:a></text:p>
          <text:p text:style-name="P3"><text:a xlink:type="simple" xlink:href="#_Toc30383" text:style-name="Index_20_Link" text:visited-style-name="Index_20_Link"><text:span text:style-name="T24">1）温度查询（0xC01X）</text:span></text:a><text:a xlink:type="simple" xlink:href="#_Toc30383" text:style-name="Index_20_Link" text:visited-style-name="Index_20_Link"><text:tab/>18</text:a></text:p>
          <text:p text:style-name="P3"><text:a xlink:type="simple" xlink:href="#_Toc20570" text:style-name="Index_20_Link" text:visited-style-name="Index_20_Link"><text:span text:style-name="T24">2）气压查询（0xC02X）</text:span></text:a><text:a xlink:type="simple" xlink:href="#_Toc20570" text:style-name="Index_20_Link" text:visited-style-name="Index_20_Link"><text:tab/>18</text:a></text:p>
          <text:p text:style-name="P3"><text:a xlink:type="simple" xlink:href="#_Toc26433" text:style-name="Index_20_Link" text:visited-style-name="Index_20_Link"><text:span text:style-name="T24">3）浮子查询（0xC03X）</text:span></text:a><text:a xlink:type="simple" xlink:href="#_Toc26433" text:style-name="Index_20_Link" text:visited-style-name="Index_20_Link"><text:tab/>18</text:a></text:p>
          <text:p text:style-name="P3"><text:a xlink:type="simple" xlink:href="#_Toc18184" text:style-name="Index_20_Link" text:visited-style-name="Index_20_Link"><text:span text:style-name="T24">4）步进电机查询（0xC04X）</text:span></text:a><text:a xlink:type="simple" xlink:href="#_Toc18184" text:style-name="Index_20_Link" text:visited-style-name="Index_20_Link"><text:tab/>18</text:a></text:p>
          <text:p text:style-name="P3"><text:a xlink:type="simple" xlink:href="#_Toc18860" text:style-name="Index_20_Link" text:visited-style-name="Index_20_Link"><text:span text:style-name="T24">5）光耦状态查询（0xC05X）</text:span></text:a><text:a xlink:type="simple" xlink:href="#_Toc18860" text:style-name="Index_20_Link" text:visited-style-name="Index_20_Link"><text:tab/>18</text:a></text:p>
          <text:p text:style-name="P3"><text:a xlink:type="simple" xlink:href="#_Toc28038" text:style-name="Index_20_Link" text:visited-style-name="Index_20_Link"><text:span text:style-name="T24">6）功能时序查询（0xC06X）</text:span></text:a><text:a xlink:type="simple" xlink:href="#_Toc28038" text:style-name="Index_20_Link" text:visited-style-name="Index_20_Link"><text:tab/>19</text:a></text:p>
          <text:p text:style-name="P3"><text:a xlink:type="simple" xlink:href="#_Toc2453" text:style-name="Index_20_Link" text:visited-style-name="Index_20_Link"><text:span text:style-name="T24">7）组合动作查询（0xC07X）</text:span></text:a><text:a xlink:type="simple" xlink:href="#_Toc2453" text:style-name="Index_20_Link" text:visited-style-name="Index_20_Link"><text:tab/>19</text:a></text:p>
          <text:p text:style-name="P3"><text:a xlink:type="simple" xlink:href="#_Toc15806" text:style-name="Index_20_Link" text:visited-style-name="Index_20_Link"><text:span text:style-name="T24">8）编码器查询（0xC08X）</text:span></text:a><text:a xlink:type="simple" xlink:href="#_Toc15806" text:style-name="Index_20_Link" text:visited-style-name="Index_20_Link"><text:tab/>19</text:a></text:p>
          <text:p text:style-name="P3"><text:a xlink:type="simple" xlink:href="#_Toc27314" text:style-name="Index_20_Link" text:visited-style-name="Index_20_Link"><text:span text:style-name="T24">9）转速查询（0xC09X）</text:span></text:a><text:a xlink:type="simple" xlink:href="#_Toc27314" text:style-name="Index_20_Link" text:visited-style-name="Index_20_Link"><text:tab/>19</text:a></text:p>
          <text:p text:style-name="P3"><text:soft-page-break/><text:a xlink:type="simple" xlink:href="#_Toc8251" text:style-name="Index_20_Link" text:visited-style-name="Index_20_Link"><text:span text:style-name="T24">10）泵参数查询（0xC0AX）</text:span></text:a><text:a xlink:type="simple" xlink:href="#_Toc8251" text:style-name="Index_20_Link" text:visited-style-name="Index_20_Link"><text:tab/>19</text:a></text:p>
          <text:p text:style-name="P3"><text:a xlink:type="simple" xlink:href="#_Toc16482" text:style-name="Index_20_Link" text:visited-style-name="Index_20_Link"><text:span text:style-name="T24">11）ADC查询（0xC0BX）</text:span></text:a><text:a xlink:type="simple" xlink:href="#_Toc16482" text:style-name="Index_20_Link" text:visited-style-name="Index_20_Link"><text:tab/>19</text:a></text:p>
          <text:p text:style-name="P3"><text:a xlink:type="simple" xlink:href="#_Toc31703" text:style-name="Index_20_Link" text:visited-style-name="Index_20_Link"><text:span text:style-name="T24">12）系统状态查询（0xC0CX）</text:span></text:a><text:a xlink:type="simple" xlink:href="#_Toc31703" text:style-name="Index_20_Link" text:visited-style-name="Index_20_Link"><text:tab/>20</text:a></text:p>
          <text:p text:style-name="P3"><text:a xlink:type="simple" xlink:href="#_Toc6954" text:style-name="Index_20_Link" text:visited-style-name="Index_20_Link"><text:span text:style-name="T24">13）液位检测（0xC0DX）</text:span></text:a><text:a xlink:type="simple" xlink:href="#_Toc6954" text:style-name="Index_20_Link" text:visited-style-name="Index_20_Link"><text:tab/>20</text:a></text:p>
          <text:p text:style-name="P3"><text:a xlink:type="simple" xlink:href="#_Toc6097" text:style-name="Index_20_Link" text:visited-style-name="Index_20_Link"><text:span text:style-name="T24">14）RFID（0xC0EX）</text:span></text:a><text:a xlink:type="simple" xlink:href="#_Toc6097" text:style-name="Index_20_Link" text:visited-style-name="Index_20_Link"><text:tab/>20</text:a></text:p>
          <text:p text:style-name="P3"><text:a xlink:type="simple" xlink:href="#_Toc25325" text:style-name="Index_20_Link" text:visited-style-name="Index_20_Link">15） </text:a><text:a xlink:type="simple" xlink:href="#_Toc25325" text:style-name="Index_20_Link" text:visited-style-name="Index_20_Link"><text:span text:style-name="T24">称重查询（0xC0FX）</text:span></text:a><text:a xlink:type="simple" xlink:href="#_Toc25325" text:style-name="Index_20_Link" text:visited-style-name="Index_20_Link"><text:tab/>20</text:a></text:p>
          <text:p text:style-name="P3"><text:a xlink:type="simple" xlink:href="#_Toc2964" text:style-name="Index_20_Link" text:visited-style-name="Index_20_Link">16） </text:a><text:a xlink:type="simple" xlink:href="#_Toc2964" text:style-name="Index_20_Link" text:visited-style-name="Index_20_Link"><text:span text:style-name="T24">超声波查询（0xC11X）</text:span></text:a><text:a xlink:type="simple" xlink:href="#_Toc2964" text:style-name="Index_20_Link" text:visited-style-name="Index_20_Link"><text:tab/>20</text:a></text:p>
          <text:p text:style-name="P3"><text:a xlink:type="simple" xlink:href="#_Toc19485" text:style-name="Index_20_Link" text:visited-style-name="Index_20_Link">17） </text:a><text:a xlink:type="simple" xlink:href="#_Toc19485" text:style-name="Index_20_Link" text:visited-style-name="Index_20_Link"><text:span text:style-name="T24">打印机查询（0xC12X）</text:span></text:a><text:a xlink:type="simple" xlink:href="#_Toc19485" text:style-name="Index_20_Link" text:visited-style-name="Index_20_Link"><text:tab/>21</text:a></text:p>
          <text:p text:style-name="P3"><text:a xlink:type="simple" xlink:href="#_Toc4535" text:style-name="Index_20_Link" text:visited-style-name="Index_20_Link"><text:span text:style-name="T24">查询回复汇总</text:span></text:a><text:a xlink:type="simple" xlink:href="#_Toc4535" text:style-name="Index_20_Link" text:visited-style-name="Index_20_Link"><text:tab/>21</text:a></text:p>
          <text:p text:style-name="P2"><text:a xlink:type="simple" xlink:href="#_Toc18231" text:style-name="Index_20_Link" text:visited-style-name="Index_20_Link">4、调试类（0xDXXX）<text:tab/>24</text:a></text:p>
          <text:p text:style-name="P3"><text:a xlink:type="simple" xlink:href="#_Toc32767" text:style-name="Index_20_Link" text:visited-style-name="Index_20_Link"><text:span text:style-name="T24">1）步进电机（0xD01X）</text:span></text:a><text:a xlink:type="simple" xlink:href="#_Toc32767" text:style-name="Index_20_Link" text:visited-style-name="Index_20_Link"><text:tab/>24</text:a></text:p>
          <text:p text:style-name="P3"><text:a xlink:type="simple" xlink:href="#_Toc17727" text:style-name="Index_20_Link" text:visited-style-name="Index_20_Link"><text:span text:style-name="T24">2）泵（0xD02X）</text:span></text:a><text:a xlink:type="simple" xlink:href="#_Toc17727" text:style-name="Index_20_Link" text:visited-style-name="Index_20_Link"><text:tab/>25</text:a></text:p>
          <text:p text:style-name="P3"><text:a xlink:type="simple" xlink:href="#_Toc29799" text:style-name="Index_20_Link" text:visited-style-name="Index_20_Link"><text:span text:style-name="T24">3）阀（0xD03X）</text:span></text:a><text:a xlink:type="simple" xlink:href="#_Toc29799" text:style-name="Index_20_Link" text:visited-style-name="Index_20_Link"><text:tab/>25</text:a></text:p>
          <text:p text:style-name="P3"><text:a xlink:type="simple" xlink:href="#_Toc16676" text:style-name="Index_20_Link" text:visited-style-name="Index_20_Link"><text:span text:style-name="T24">4）直流电机（0xD04X）</text:span></text:a><text:a xlink:type="simple" xlink:href="#_Toc16676" text:style-name="Index_20_Link" text:visited-style-name="Index_20_Link"><text:tab/>25</text:a></text:p>
          <text:p text:style-name="P3"><text:a xlink:type="simple" xlink:href="#_Toc1918" text:style-name="Index_20_Link" text:visited-style-name="Index_20_Link"><text:span text:style-name="T24">5）扫码枪（0xD05X）</text:span></text:a><text:a xlink:type="simple" xlink:href="#_Toc1918" text:style-name="Index_20_Link" text:visited-style-name="Index_20_Link"><text:tab/>25</text:a></text:p>
          <text:p text:style-name="P3"><text:a xlink:type="simple" xlink:href="#_Toc15661" text:style-name="Index_20_Link" text:visited-style-name="Index_20_Link"><text:span text:style-name="T24">6）风扇（0xD06X）</text:span></text:a><text:a xlink:type="simple" xlink:href="#_Toc15661" text:style-name="Index_20_Link" text:visited-style-name="Index_20_Link"><text:tab/>25</text:a></text:p>
          <text:p text:style-name="P3"><text:a xlink:type="simple" xlink:href="#_Toc5785" text:style-name="Index_20_Link" text:visited-style-name="Index_20_Link"><text:span text:style-name="T24">7）温度（0xD07X）</text:span></text:a><text:a xlink:type="simple" xlink:href="#_Toc5785" text:style-name="Index_20_Link" text:visited-style-name="Index_20_Link"><text:tab/>26</text:a></text:p>
          <text:p text:style-name="P3"><text:a xlink:type="simple" xlink:href="#_Toc7388" text:style-name="Index_20_Link" text:visited-style-name="Index_20_Link"><text:span text:style-name="T24">8）空气泵（0xD08X）</text:span></text:a><text:a xlink:type="simple" xlink:href="#_Toc7388" text:style-name="Index_20_Link" text:visited-style-name="Index_20_Link"><text:tab/>26</text:a></text:p>
          <text:p text:style-name="P3"><text:a xlink:type="simple" xlink:href="#_Toc3241" text:style-name="Index_20_Link" text:visited-style-name="Index_20_Link"><text:span text:style-name="T24">9）光耦（0xD09X）</text:span></text:a><text:a xlink:type="simple" xlink:href="#_Toc3241" text:style-name="Index_20_Link" text:visited-style-name="Index_20_Link"><text:tab/>26</text:a></text:p>
          <text:p text:style-name="P3"><text:a xlink:type="simple" xlink:href="#_Toc18163" text:style-name="Index_20_Link" text:visited-style-name="Index_20_Link"><text:span text:style-name="T24">10）RFID（0xD0AX）</text:span></text:a><text:a xlink:type="simple" xlink:href="#_Toc18163" text:style-name="Index_20_Link" text:visited-style-name="Index_20_Link"><text:tab/>26</text:a></text:p>
          <text:p text:style-name="P3"><text:a xlink:type="simple" xlink:href="#_Toc1719" text:style-name="Index_20_Link" text:visited-style-name="Index_20_Link"><text:span text:style-name="T24">11）打印机（0xD0BX）</text:span></text:a><text:a xlink:type="simple" xlink:href="#_Toc1719" text:style-name="Index_20_Link" text:visited-style-name="Index_20_Link"><text:tab/>26</text:a></text:p>
          <text:p text:style-name="P3"><text:a xlink:type="simple" xlink:href="#_Toc6258" text:style-name="Index_20_Link" text:visited-style-name="Index_20_Link"><text:span text:style-name="T24">12）蜂鸣器（0xD0CX）</text:span></text:a><text:a xlink:type="simple" xlink:href="#_Toc6258" text:style-name="Index_20_Link" text:visited-style-name="Index_20_Link"><text:tab/>27</text:a></text:p>
          <text:p text:style-name="P2"><text:a xlink:type="simple" xlink:href="#_Toc22873" text:style-name="Index_20_Link" text:visited-style-name="Index_20_Link">5、上报类（0xEXXX）<text:tab/>28</text:a></text:p>
          <text:p text:style-name="P3"><text:a xlink:type="simple" xlink:href="#_Toc14545" text:style-name="Index_20_Link" text:visited-style-name="Index_20_Link">0）统一故障（0xE00X）<text:tab/>28</text:a></text:p>
          <text:p text:style-name="P3"><text:a xlink:type="simple" xlink:href="#_Toc26258" text:style-name="Index_20_Link" text:visited-style-name="Index_20_Link">1）步进电机异常（0xE01X）<text:tab/>28</text:a></text:p>
          <text:p text:style-name="P3"><text:a xlink:type="simple" xlink:href="#_Toc8388" text:style-name="Index_20_Link" text:visited-style-name="Index_20_Link">2）光耦（0xE02X）<text:tab/>28</text:a></text:p>
          <text:p text:style-name="P3"><text:a xlink:type="simple" xlink:href="#_Toc28673" text:style-name="Index_20_Link" text:visited-style-name="Index_20_Link">3）组合动作（0xE03X）<text:tab/>28</text:a></text:p>
          <text:p text:style-name="P3"><text:a xlink:type="simple" xlink:href="#_Toc28735" text:style-name="Index_20_Link" text:visited-style-name="Index_20_Link">4）中断触发（0xE04X）<text:tab/>29</text:a></text:p>
          <text:p text:style-name="P3"><text:a xlink:type="simple" xlink:href="#_Toc12115" text:style-name="Index_20_Link" text:visited-style-name="Index_20_Link">5）液路管道异常（0xE16X）<text:tab/>29</text:a></text:p>
          <text:p text:style-name="P3"><text:a xlink:type="simple" xlink:href="#_Toc21922" text:style-name="Index_20_Link" text:visited-style-name="Index_20_Link">6）扫码枪（0xE24X）<text:tab/>29</text:a></text:p>
          <text:p text:style-name="P3"><text:a xlink:type="simple" xlink:href="#_Toc3906" text:style-name="Index_20_Link" text:visited-style-name="Index_20_Link">7）Can上报（0xE31X）<text:tab/>29</text:a></text:p>
          <text:p text:style-name="P3"><text:a xlink:type="simple" xlink:href="#_Toc5934" text:style-name="Index_20_Link" text:visited-style-name="Index_20_Link">8）中断上报（0xE31X）<text:tab/>30</text:a></text:p>
          <text:p text:style-name="P2"><text:a xlink:type="simple" xlink:href="#_Toc29108" text:style-name="Index_20_Link" text:visited-style-name="Index_20_Link">11、故障列表（0xE001）<text:tab/>31</text:a></text:p>
          <text:p text:style-name="P19"/>
        </text:index-body>
      </text:table-of-content>
      <text:p text:style-name="P22"><text:span text:style-name="T3"><text:tab/>修订记录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17"><text:span text:style-name="T4">版本</text:span></text:p>
          </table:table-cell>
          <table:table-cell table:style-name="表格1.A1" office:value-type="string">
            <text:p text:style-name="P17"><text:span text:style-name="T4">内容</text:span></text:p>
          </table:table-cell>
          <table:table-cell table:style-name="表格1.A1" office:value-type="string">
            <text:p text:style-name="P17"><text:span text:style-name="T4">时间</text:span></text:p>
          </table:table-cell>
          <table:table-cell table:style-name="表格1.A1" office:value-type="string">
            <text:p text:style-name="P17"><text:span text:style-name="T4">修订人</text:span></text:p>
          </table:table-cell>
          <table:table-cell table:style-name="表格1.A1" office:value-type="string">
            <text:p text:style-name="P17"><text:span text:style-name="T4">备注</text:span></text:p>
          </table:table-cell>
        </table:table-row>
        <table:table-row table:style-name="表格1.2">
          <table:table-cell table:style-name="表格1.A2" office:value-type="string">
            <text:p text:style-name="P17"><text:span text:style-name="T25">V01.00.0001</text:span></text:p>
          </table:table-cell>
          <table:table-cell table:style-name="表格1.A2" office:value-type="string">
            <text:p text:style-name="P53"><text:span text:style-name="T25">1、初始版本</text:span></text:p>
          </table:table-cell>
          <table:table-cell table:style-name="表格1.A2" office:value-type="string">
            <text:p text:style-name="P17"><text:span text:style-name="T25">2022.10.18</text:span></text:p>
          </table:table-cell>
          <table:table-cell table:style-name="表格1.A2" office:value-type="string">
            <text:p text:style-name="P17"><text:span text:style-name="T25">杨景辉</text:span></text:p>
          </table:table-cell>
          <table:table-cell table:style-name="表格1.A2" office:value-type="string">
            <text:p text:style-name="P25"/>
          </table:table-cell>
        </table:table-row>
        <table:table-row table:style-name="表格1.1">
          <table:table-cell table:style-name="表格1.A2" office:value-type="string">
            <text:p text:style-name="P17"><text:span text:style-name="T25">V01.00.0002</text:span></text:p>
          </table:table-cell>
          <table:table-cell table:style-name="表格1.A2" office:value-type="string">
            <text:p text:style-name="P11"><text:span text:style-name="T25">1、添加蜂鸣器调试协议 0xD0C1</text:span></text:p>
          </table:table-cell>
          <table:table-cell table:style-name="表格1.A2" office:value-type="string">
            <text:p text:style-name="P17"><text:span text:style-name="T25">2022.10.25</text:span></text:p>
          </table:table-cell>
          <table:table-cell table:style-name="表格1.A2" office:value-type="string">
            <text:p text:style-name="P17"><text:span text:style-name="T25">杨景辉</text:span></text:p>
          </table:table-cell>
          <table:table-cell table:style-name="表格1.A2" office:value-type="string">
            <text:p text:style-name="P25"/>
          </table:table-cell>
        </table:table-row>
        <table:table-row table:style-name="表格1.1">
          <table:table-cell table:style-name="表格1.A2" office:value-type="string">
            <text:p text:style-name="P25"/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25"/>
          </table:table-cell>
          <table:table-cell table:style-name="表格1.A2" office:value-type="string">
            <text:p text:style-name="P25"/>
          </table:table-cell>
          <table:table-cell table:style-name="表格1.A2" office:value-type="string">
            <text:p text:style-name="P25"/>
          </table:table-cell>
        </table:table-row>
        <table:table-row table:style-name="表格1.1">
          <table:table-cell table:style-name="表格1.A2" office:value-type="string">
            <text:p text:style-name="P25"/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25"/>
          </table:table-cell>
          <table:table-cell table:style-name="表格1.A2" office:value-type="string">
            <text:p text:style-name="P25"/>
          </table:table-cell>
          <table:table-cell table:style-name="表格1.A2" office:value-type="string">
            <text:p text:style-name="P25"/>
          </table:table-cell>
        </table:table-row>
      </table:table>
      <text:p text:style-name="P26"/>
      <text:h text:style-name="P6" text:outline-level="1"><text:bookmark-start text:name="_Toc7926"/><text:span text:style-name="T3">一、通讯流程</text:span><text:bookmark-end text:name="_Toc7926"/></text:h>
      <text:p text:style-name="Standard"><text:s text:c="3"/>应用协议完整的通讯流程如下：</text:p>
      <text:p text:style-name="Standard"><text:s text:c="3"/>1）发送帧：由上位机发起控制。</text:p>
      <text:p text:style-name="Standard"><text:s text:c="3"/>2）应答帧（可选）：下位机回应，针对结果返回较晚的指令。若上位机在指定时间内没有检测到应答，最多还会启动2次重发指令操作。</text:p>
      <text:p text:style-name="Standard"><text:s text:c="3"/>3）结果帧：下位机回应结果（数据包（data））。</text:p>
      <text:p text:style-name="Standard"/>
      <text:p text:style-name="P21"/>
      <text:h text:style-name="P5" text:outline-level="1"><text:bookmark-start text:name="_Toc18858"/><text:span text:style-name="T3">二、通讯协议格式</text:span><text:bookmark-end text:name="_Toc18858"/></text:h>
      <text:h text:style-name="Heading_20_2" text:outline-level="2"><text:bookmark-start text:name="_Toc8839"/><text:span text:style-name="T29">1、总协议</text:span><text:bookmark-end text:name="_Toc8839"/>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column table:style-name="表格2.J"/>
        <table:table-row table:style-name="表格2.1">
          <table:table-cell table:style-name="表格2.A1" office:value-type="string">
            <text:p text:style-name="P17"><text:span text:style-name="T7">标志</text:span></text:p>
          </table:table-cell>
          <table:table-cell table:style-name="表格2.A1" office:value-type="string">
            <text:p text:style-name="P17"><text:span text:style-name="T7">帧头</text:span></text:p>
          </table:table-cell>
          <table:table-cell table:style-name="表格2.C1" office:value-type="string">
            <text:p text:style-name="P17"><text:span text:style-name="T7">执行编号(ID)</text:span></text:p>
          </table:table-cell>
          <table:table-cell table:style-name="表格2.C1" office:value-type="string">
            <text:p text:style-name="P17"><text:span text:style-name="T7">模块编号</text:span></text:p>
          </table:table-cell>
          <table:table-cell table:style-name="表格2.C1" office:value-type="string">
            <text:p text:style-name="P17"><text:span text:style-name="T7">Length</text:span></text:p>
          </table:table-cell>
          <table:table-cell table:style-name="表格2.C1" office:value-type="string">
            <text:p text:style-name="P17"><text:span text:style-name="T7">命令</text:span></text:p>
          </table:table-cell>
          <table:table-cell table:style-name="表格2.C1" office:value-type="string">
            <text:p text:style-name="P17"><text:span text:style-name="T7">状态</text:span></text:p>
          </table:table-cell>
          <table:table-cell table:style-name="表格2.C1" office:value-type="string">
            <text:p text:style-name="P17"><text:span text:style-name="T7">参数</text:span></text:p>
          </table:table-cell>
          <table:table-cell table:style-name="表格2.I1" office:value-type="string">
            <text:p text:style-name="P17"><text:span text:style-name="T7">CRC</text:span></text:p>
          </table:table-cell>
          <table:table-cell table:style-name="表格2.A1" office:value-type="string">
            <text:p text:style-name="P17"><text:span text:style-name="T7">帧尾</text:span></text:p>
          </table:table-cell>
        </table:table-row>
        <table:table-row table:style-name="表格2.1">
          <table:table-cell table:style-name="表格2.A1" office:value-type="string">
            <text:p text:style-name="P17"><text:span text:style-name="T7">大小</text:span></text:p>
          </table:table-cell>
          <table:table-cell table:style-name="表格2.A1" office:value-type="string">
            <text:p text:style-name="P17"><text:span text:style-name="T7">2Bytes</text:span></text:p>
          </table:table-cell>
          <table:table-cell table:style-name="表格2.A1" office:value-type="string">
            <text:p text:style-name="P17"><text:span text:style-name="T7">2Bytes</text:span></text:p>
          </table:table-cell>
          <table:table-cell table:style-name="表格2.A1" office:value-type="string">
            <text:p text:style-name="P17"><text:span text:style-name="T7">2Bytes</text:span></text:p>
          </table:table-cell>
          <table:table-cell table:style-name="表格2.A1" office:value-type="string">
            <text:p text:style-name="P17"><text:span text:style-name="T7">2Bytes</text:span></text:p>
          </table:table-cell>
          <table:table-cell table:style-name="表格2.F2" office:value-type="string">
            <text:p text:style-name="P17"><text:span text:style-name="T7">2Bytes</text:span></text:p>
          </table:table-cell>
          <table:table-cell table:style-name="表格2.C1" office:value-type="string">
            <text:p text:style-name="P17"><text:span text:style-name="T7">2Bytes</text:span></text:p>
          </table:table-cell>
          <table:table-cell table:style-name="表格2.C1" office:value-type="string">
            <text:p text:style-name="P17"><text:span text:style-name="T7">nBytes</text:span></text:p>
          </table:table-cell>
          <table:table-cell table:style-name="表格2.I2" office:value-type="string">
            <text:p text:style-name="P17"><text:span text:style-name="T7">1Bytes</text:span></text:p>
          </table:table-cell>
          <table:table-cell table:style-name="表格2.A1" office:value-type="string">
            <text:p text:style-name="P17"><text:span text:style-name="T7">2Bytes</text:span></text:p>
          </table:table-cell>
        </table:table-row>
        <table:table-row table:style-name="表格2.3">
          <table:table-cell table:style-name="表格2.A1" office:value-type="string">
            <text:p text:style-name="P17"><text:span text:style-name="T7">说明</text:span></text:p>
          </table:table-cell>
          <table:table-cell table:style-name="表格2.C1" office:value-type="string">
            <text:p text:style-name="P17"><text:span text:style-name="T30">0xBFBA</text:span></text:p>
          </table:table-cell>
          <table:table-cell table:style-name="表格2.A1" office:value-type="string">
            <text:p text:style-name="P17"><text:span text:style-name="T7">ID</text:span></text:p>
          </table:table-cell>
          <table:table-cell table:style-name="表格2.A1" office:value-type="string">
            <text:p text:style-name="P17"><text:span text:style-name="T7">模块ID </text:span></text:p>
          </table:table-cell>
          <table:table-cell table:style-name="表格2.A1" office:value-type="string">
            <text:p text:style-name="P17"><text:span text:style-name="T7">命令+状态+参数+</text:span></text:p>
          </table:table-cell>
          <table:table-cell table:style-name="表格2.F3" office:value-type="string">
            <text:p text:style-name="P17"><text:span text:style-name="T7">指令</text:span></text:p>
          </table:table-cell>
          <table:table-cell table:style-name="表格2.C1" office:value-type="string">
            <text:p text:style-name="P17"><text:span text:style-name="T7">状态</text:span></text:p>
          </table:table-cell>
          <table:table-cell table:style-name="表格2.C1" office:value-type="string">
            <text:p text:style-name="P17"><text:span text:style-name="T7">数据</text:span></text:p>
          </table:table-cell>
          <table:table-cell table:style-name="表格2.I3" office:value-type="string">
            <text:p text:style-name="P17"><text:span text:style-name="T7">校验除帧头帧尾及CRC本身</text:span></text:p>
          </table:table-cell>
          <table:table-cell table:style-name="表格2.A1" office:value-type="string">
            <text:p text:style-name="P17"><text:span text:style-name="T31">0xEAEF</text:span></text:p>
          </table:table-cell>
        </table:table-row>
      </table:table>
      <text:p text:style-name="P21"/>
      <text:p text:style-name="P21">1）帧头：区分字符流中的打印日志与帧包，因而帧头务必用不可打印字符编码。</text:p>
      <text:p text:style-name="P21">2）执行编号(ID)：为了兼容高并发执行的系统，下位机回包ID位保持一致。</text:p>
      <text:p text:style-name="P21">3）模块编号: 从时序的角度考虑，如果一个硬件板卡有多个组件，那是硬件板卡内部处理调度。 目前流水线上一个模组对应着一个硬件板卡，所以模块编号跟can id 是一一对应的关系。</text:p>
      <text:p text:style-name="P21">4）状态：记录通讯状态中位机下发0x0000。</text:p>
      <text:p text:style-name="P21">5）Length：记录真实的数据长度，包括指令CMD、状态、数据nBytes，帧越长，风险系数就越大，这里约定协议的长度不超过1000字节。</text:p>
      <text:p text:style-name="P21">6）nBytes：n个字节，自定义数据。</text:p>
      <text:p text:style-name="P21">7）CRC：冗余校验位，从“执行编号”开始至“校检”前，字节进行异或校检。</text:p>
      <text:p text:style-name="P21">8）帧尾：【可不用，预留是为了方便人工检验帧信息】务必用不可打印字符编码。</text:p>
      <text:p text:style-name="P21"/>
      <text:p text:style-name="P55">下位机向上发的数据包状态如下：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able:table-column table:style-name="表格3.G"/>
        <table:table-column table:style-name="表格3.H"/>
        <table:table-row table:style-name="表格3.1">
          <table:table-cell table:style-name="表格3.A1" table:number-columns-spanned="8" office:value-type="string">
            <text:p text:style-name="P17"><text:span text:style-name="T7">下位机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table-cell table:style-name="表格3.A1" table:number-rows-spanned="2" office:value-type="string">
            <text:p text:style-name="P17"><text:span text:style-name="T7">分类</text:span></text:p>
          </table:table-cell>
          <table:table-cell table:style-name="表格3.A1" table:number-rows-spanned="2" office:value-type="string">
            <text:p text:style-name="P17"><text:span text:style-name="T7">ACK</text:span></text:p>
          </table:table-cell>
          <table:table-cell table:style-name="表格3.A1" table:number-columns-spanned="2" office:value-type="string">
            <text:p text:style-name="P17"><text:span text:style-name="T7">Success</text:span></text:p>
          </table:table-cell>
          <table:covered-table-cell/>
          <table:table-cell table:style-name="表格3.A1" table:number-columns-spanned="2" office:value-type="string">
            <text:p text:style-name="P17"><text:span text:style-name="T7">Abnormal</text:span></text:p>
          </table:table-cell>
          <table:covered-table-cell/>
          <table:table-cell table:style-name="表格3.G2" table:number-columns-spanned="2" office:value-type="string">
            <text:p text:style-name="P30"/>
          </table:table-cell>
          <table:covered-table-cell/>
        </table:table-row>
        <table:table-row table:style-name="表格3.1">
          <table:covered-table-cell/>
          <table:covered-table-cell/>
          <table:table-cell table:style-name="表格3.A1" office:value-type="string">
            <text:p text:style-name="P17"><text:span text:style-name="T7">执行成功</text:span></text:p>
          </table:table-cell>
          <table:table-cell table:style-name="表格3.A1" table:number-columns-spanned="2" office:value-type="string">
            <text:p text:style-name="P17"><text:span text:style-name="T7">执行失败</text:span></text:p>
          </table:table-cell>
          <table:covered-table-cell/>
          <table:table-cell table:style-name="表格3.A1" office:value-type="string">
            <text:p text:style-name="P17"><text:span text:style-name="T7">指令错误</text:span></text:p>
          </table:table-cell>
          <table:table-cell table:style-name="表格3.G3" office:value-type="string">
            <text:p text:style-name="P41"><text:span text:style-name="T15">执行成功</text:span></text:p>
          </table:table-cell>
          <table:table-cell table:style-name="表格3.H3" office:value-type="string">
            <text:p text:style-name="P17"><text:span text:style-name="T7">主动</text:span></text:p>
          </table:table-cell>
        </table:table-row>
        <table:table-row table:style-name="表格3.4">
          <table:table-cell table:style-name="表格3.A1" office:value-type="string">
            <text:p text:style-name="P17"><text:span text:style-name="T7">状态</text:span></text:p>
          </table:table-cell>
          <table:table-cell table:style-name="表格3.H3" office:value-type="string">
            <text:p text:style-name="P17"><text:span text:style-name="T34">0x0001</text:span></text:p>
          </table:table-cell>
          <table:table-cell table:style-name="表格3.A1" office:value-type="string">
            <text:p text:style-name="P17"><text:span text:style-name="T34">0x0002</text:span></text:p>
          </table:table-cell>
          <table:table-cell table:style-name="表格3.A1" table:number-columns-spanned="2" office:value-type="string">
            <text:p text:style-name="P17"><text:span text:style-name="T34">0x0003</text:span></text:p>
          </table:table-cell>
          <table:covered-table-cell/>
          <table:table-cell table:style-name="表格3.A1" office:value-type="string">
            <text:p text:style-name="P17"><text:span text:style-name="T34">0x0004</text:span></text:p>
          </table:table-cell>
          <table:table-cell table:style-name="表格3.G4" office:value-type="string">
            <text:p text:style-name="P17"><text:span text:style-name="T15">0x0005</text:span></text:p>
          </table:table-cell>
          <table:table-cell table:style-name="表格3.H3" office:value-type="string">
            <text:p text:style-name="P17"><text:span text:style-name="T7">0x0006</text:span></text:p>
          </table:table-cell>
        </table:table-row>
      </table:table>
      <text:h text:style-name="Heading_20_3" text:outline-level="3"><text:bookmark-start text:name="_Toc9906"/><text:span text:style-name="T27">1)ACK（应答帧）</text:span><text:bookmark-end text:name="_Toc9906"/></text:h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column table:style-name="表格4.G"/>
        <table:table-column table:style-name="表格4.H"/>
        <table:table-column table:style-name="表格4.I"/>
        <table:table-column table:style-name="表格4.J"/>
        <table:table-row table:style-name="表格4.1">
          <table:table-cell table:style-name="表格4.A1" office:value-type="string">
            <text:p text:style-name="P17"><text:span text:style-name="T7">标志</text:span></text:p>
          </table:table-cell>
          <table:table-cell table:style-name="表格4.A1" office:value-type="string">
            <text:p text:style-name="P17"><text:span text:style-name="T7">帧头</text:span></text:p>
          </table:table-cell>
          <table:table-cell table:style-name="表格4.C1" office:value-type="string">
            <text:p text:style-name="P17"><text:span text:style-name="T7">执行编号(ID)</text:span></text:p>
          </table:table-cell>
          <table:table-cell table:style-name="表格4.C1" office:value-type="string">
            <text:p text:style-name="P17"><text:span text:style-name="T7">模块编号</text:span></text:p>
          </table:table-cell>
          <table:table-cell table:style-name="表格4.C1" office:value-type="string">
            <text:p text:style-name="P17"><text:span text:style-name="T7">Length</text:span></text:p>
          </table:table-cell>
          <table:table-cell table:style-name="表格4.C1" office:value-type="string">
            <text:p text:style-name="P17"><text:span text:style-name="T7">命令</text:span></text:p>
          </table:table-cell>
          <table:table-cell table:style-name="表格4.C1" office:value-type="string">
            <text:p text:style-name="P17"><text:span text:style-name="T7">状态</text:span></text:p>
          </table:table-cell>
          <table:table-cell table:style-name="表格4.C1" office:value-type="string">
            <text:p text:style-name="P17"><text:span text:style-name="T7">参数</text:span></text:p>
          </table:table-cell>
          <table:table-cell table:style-name="表格4.I1" office:value-type="string">
            <text:p text:style-name="P17"><text:span text:style-name="T7">CRC</text:span></text:p>
          </table:table-cell>
          <table:table-cell table:style-name="表格4.A1" office:value-type="string">
            <text:p text:style-name="P17"><text:span text:style-name="T7">帧尾</text:span></text:p>
          </table:table-cell>
        </table:table-row>
        <table:table-row table:style-name="表格4.1">
          <table:table-cell table:style-name="表格4.A1" office:value-type="string">
            <text:p text:style-name="P17"><text:span text:style-name="T7">大小</text:span></text:p>
          </table:table-cell>
          <table:table-cell table:style-name="表格4.A1" office:value-type="string">
            <text:p text:style-name="P17"><text:span text:style-name="T7">2Bytes</text:span></text:p>
          </table:table-cell>
          <table:table-cell table:style-name="表格4.A1" office:value-type="string">
            <text:p text:style-name="P17"><text:span text:style-name="T7">2Bytes</text:span></text:p>
          </table:table-cell>
          <table:table-cell table:style-name="表格4.A1" office:value-type="string">
            <text:p text:style-name="P17"><text:span text:style-name="T7">2Bytes</text:span></text:p>
          </table:table-cell>
          <table:table-cell table:style-name="表格4.A1" office:value-type="string">
            <text:p text:style-name="P17"><text:span text:style-name="T7">2Bytes</text:span></text:p>
          </table:table-cell>
          <table:table-cell table:style-name="表格4.F2" office:value-type="string">
            <text:p text:style-name="P17"><text:span text:style-name="T7">2Bytes</text:span></text:p>
          </table:table-cell>
          <table:table-cell table:style-name="表格4.C1" office:value-type="string">
            <text:p text:style-name="P17"><text:span text:style-name="T7">2Bytes</text:span></text:p>
          </table:table-cell>
          <table:table-cell table:style-name="表格4.C1" office:value-type="string">
            <text:p text:style-name="P17"><text:span text:style-name="T7">nBytes</text:span></text:p>
          </table:table-cell>
          <table:table-cell table:style-name="表格4.I2" office:value-type="string">
            <text:p text:style-name="P17"><text:span text:style-name="T7">1Bytes</text:span></text:p>
          </table:table-cell>
          <table:table-cell table:style-name="表格4.A1" office:value-type="string">
            <text:p text:style-name="P17"><text:span text:style-name="T7">2Bytes</text:span></text:p>
          </table:table-cell>
        </table:table-row>
        <table:table-row table:style-name="表格4.3">
          <table:table-cell table:style-name="表格4.A1" office:value-type="string">
            <text:p text:style-name="P17"><text:span text:style-name="T7">说明</text:span></text:p>
          </table:table-cell>
          <table:table-cell table:style-name="表格4.C1" office:value-type="string">
            <text:p text:style-name="P17"><text:span text:style-name="T30">0xBFBA</text:span></text:p>
          </table:table-cell>
          <table:table-cell table:style-name="表格4.A1" office:value-type="string">
            <text:p text:style-name="P17"><text:span text:style-name="T7">与发包同</text:span></text:p>
          </table:table-cell>
          <table:table-cell table:style-name="表格4.A1" office:value-type="string">
            <text:p text:style-name="P17"><text:span text:style-name="T7">与发包同</text:span></text:p>
          </table:table-cell>
          <table:table-cell table:style-name="表格4.A1" office:value-type="string">
            <text:p text:style-name="P17"><text:span text:style-name="T7">4</text:span></text:p>
          </table:table-cell>
          <table:table-cell table:style-name="表格4.F3" office:value-type="string">
            <text:p text:style-name="P17"><text:span text:style-name="T7">与发包同</text:span></text:p>
          </table:table-cell>
          <table:table-cell table:style-name="表格4.C1" office:value-type="string">
            <text:p text:style-name="P17"><text:span text:style-name="T7">0x0001</text:span></text:p>
          </table:table-cell>
          <table:table-cell table:style-name="表格4.C1" office:value-type="string">
            <text:p text:style-name="P17"><text:span text:style-name="T7">/</text:span></text:p>
          </table:table-cell>
          <table:table-cell table:style-name="表格4.I3" office:value-type="string">
            <text:p text:style-name="P17"><text:span text:style-name="T7">校验除帧头帧尾及CRC本身</text:span></text:p>
          </table:table-cell>
          <table:table-cell table:style-name="表格4.A1" office:value-type="string">
            <text:p text:style-name="P17"><text:span text:style-name="T31">0xEAEF</text:span></text:p>
          </table:table-cell>
        </table:table-row>
      </table:table>
      <text:h text:style-name="Heading_20_3" text:outline-level="3"><text:bookmark-start text:name="_Toc24801"/><text:span text:style-name="T27">2)Done（结果帧）</text:span><text:bookmark-end text:name="_Toc24801"/></text:h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E"/>
        <table:table-column table:style-name="表格5.F"/>
        <table:table-column table:style-name="表格5.G"/>
        <table:table-column table:style-name="表格5.F"/>
        <table:table-column table:style-name="表格5.I"/>
        <table:table-column table:style-name="表格5.J"/>
        <table:table-row table:style-name="表格5.1">
          <table:table-cell table:style-name="表格5.A1" office:value-type="string">
            <text:p text:style-name="P17"><text:span text:style-name="T7">标志</text:span></text:p>
          </table:table-cell>
          <table:table-cell table:style-name="表格5.A1" office:value-type="string">
            <text:p text:style-name="P17"><text:span text:style-name="T7">帧头</text:span></text:p>
          </table:table-cell>
          <table:table-cell table:style-name="表格5.C1" office:value-type="string">
            <text:p text:style-name="P17"><text:span text:style-name="T7">执行编号(ID)</text:span></text:p>
          </table:table-cell>
          <table:table-cell table:style-name="表格5.C1" office:value-type="string">
            <text:p text:style-name="P17"><text:span text:style-name="T7">模块编号</text:span></text:p>
          </table:table-cell>
          <table:table-cell table:style-name="表格5.C1" office:value-type="string">
            <text:p text:style-name="P17"><text:span text:style-name="T7">Length</text:span></text:p>
          </table:table-cell>
          <table:table-cell table:style-name="表格5.C1" office:value-type="string">
            <text:p text:style-name="P17"><text:span text:style-name="T7">命令</text:span></text:p>
          </table:table-cell>
          <table:table-cell table:style-name="表格5.C1" office:value-type="string">
            <text:p text:style-name="P17"><text:span text:style-name="T7">状态</text:span></text:p>
          </table:table-cell>
          <table:table-cell table:style-name="表格5.C1" office:value-type="string">
            <text:p text:style-name="P17"><text:span text:style-name="T7">参数</text:span></text:p>
          </table:table-cell>
          <table:table-cell table:style-name="表格5.I1" office:value-type="string">
            <text:p text:style-name="P17"><text:span text:style-name="T7">CRC</text:span></text:p>
          </table:table-cell>
          <table:table-cell table:style-name="表格5.A1" office:value-type="string">
            <text:p text:style-name="P17"><text:span text:style-name="T7">帧尾</text:span></text:p>
          </table:table-cell>
        </table:table-row>
        <table:table-row table:style-name="表格5.1">
          <table:table-cell table:style-name="表格5.A1" office:value-type="string">
            <text:p text:style-name="P17"><text:span text:style-name="T7">大小</text:span></text:p>
          </table:table-cell>
          <table:table-cell table:style-name="表格5.A1" office:value-type="string">
            <text:p text:style-name="P17"><text:span text:style-name="T7">2Bytes</text:span></text:p>
          </table:table-cell>
          <table:table-cell table:style-name="表格5.A1" office:value-type="string">
            <text:p text:style-name="P17"><text:span text:style-name="T7">2Bytes</text:span></text:p>
          </table:table-cell>
          <table:table-cell table:style-name="表格5.A1" office:value-type="string">
            <text:p text:style-name="P17"><text:span text:style-name="T7">2Bytes</text:span></text:p>
          </table:table-cell>
          <table:table-cell table:style-name="表格5.A1" office:value-type="string">
            <text:p text:style-name="P17"><text:span text:style-name="T7">2Bytes</text:span></text:p>
          </table:table-cell>
          <table:table-cell table:style-name="表格5.F2" office:value-type="string">
            <text:p text:style-name="P17"><text:span text:style-name="T7">2Bytes</text:span></text:p>
          </table:table-cell>
          <table:table-cell table:style-name="表格5.C1" office:value-type="string">
            <text:p text:style-name="P17"><text:span text:style-name="T7">2Bytes</text:span></text:p>
          </table:table-cell>
          <table:table-cell table:style-name="表格5.C1" office:value-type="string">
            <text:p text:style-name="P17"><text:span text:style-name="T7">nBytes</text:span></text:p>
          </table:table-cell>
          <table:table-cell table:style-name="表格5.I2" office:value-type="string">
            <text:p text:style-name="P17"><text:span text:style-name="T7">1Bytes</text:span></text:p>
          </table:table-cell>
          <table:table-cell table:style-name="表格5.A1" office:value-type="string">
            <text:p text:style-name="P17"><text:span text:style-name="T7">2Bytes</text:span></text:p>
          </table:table-cell>
        </table:table-row>
        <table:table-row table:style-name="表格5.3">
          <table:table-cell table:style-name="表格5.A1" table:number-rows-spanned="3" office:value-type="string">
            <text:p text:style-name="P17"><text:span text:style-name="T7">说明</text:span></text:p>
          </table:table-cell>
          <table:table-cell table:style-name="表格5.C1" table:number-rows-spanned="3" office:value-type="string">
            <text:p text:style-name="P17"><text:span text:style-name="T30">0xBFBA</text:span></text:p>
          </table:table-cell>
          <table:table-cell table:style-name="表格5.A1" table:number-rows-spanned="3" office:value-type="string">
            <text:p text:style-name="P17"><text:span text:style-name="T7">与发包同</text:span></text:p>
          </table:table-cell>
          <table:table-cell table:style-name="表格5.A1" table:number-rows-spanned="3" office:value-type="string">
            <text:p text:style-name="P17"><text:span text:style-name="T7">与发包同</text:span></text:p>
          </table:table-cell>
          <table:table-cell table:style-name="表格5.A1" table:number-rows-spanned="3" office:value-type="string">
            <text:p text:style-name="P17"><text:span text:style-name="T7">4</text:span></text:p>
          </table:table-cell>
          <table:table-cell table:style-name="表格5.F3" table:number-rows-spanned="3" office:value-type="string">
            <text:p text:style-name="P17"><text:span text:style-name="T7">与发包同</text:span></text:p>
          </table:table-cell>
          <table:table-cell table:style-name="表格5.C1" office:value-type="string">
            <text:p text:style-name="P41"><text:span text:style-name="T7">2：执行成功</text:span></text:p>
          </table:table-cell>
          <table:table-cell table:style-name="表格5.C1" office:value-type="string">
            <text:p text:style-name="P17"><text:span text:style-name="T7">根据需要</text:span></text:p>
          </table:table-cell>
          <table:table-cell table:style-name="表格5.I3" table:number-rows-spanned="3" office:value-type="string">
            <text:p text:style-name="P17"><text:span text:style-name="T7">校验除帧头帧尾及CRC本身</text:span></text:p>
          </table:table-cell>
          <table:table-cell table:style-name="表格5.A1" table:number-rows-spanned="3" office:value-type="string">
            <text:p text:style-name="P17"><text:span text:style-name="T31">0xEAEF</text:span></text:p>
          </table:table-cell>
        </table:table-row>
        <table:table-row table:style-name="表格5.3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C1" office:value-type="string">
            <text:p text:style-name="P41"><text:span text:style-name="T7">3：执行失败</text:span></text:p>
          </table:table-cell>
          <table:table-cell table:style-name="表格5.C1" table:number-rows-spanned="2" office:value-type="string">
            <text:p text:style-name="P16"><text:span text:style-name="T7">/</text:span></text:p>
          </table:table-cell>
          <table:covered-table-cell/>
          <table:covered-table-cell/>
        </table:table-row>
        <table:table-row table:style-name="表格5.3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C1" office:value-type="string">
            <text:p text:style-name="P41"><text:span text:style-name="T7">4：指令错误</text:span></text:p>
          </table:table-cell>
          <table:covered-table-cell/>
          <table:covered-table-cell/>
          <table:covered-table-cell/>
        </table:table-row>
      </table:table>
      <text:h text:style-name="Heading_20_3" text:outline-level="3"><text:bookmark-start text:name="_Toc17779"/><text:span text:style-name="T27">3)Data_Active（0xEXXX）</text:span><text:bookmark-end text:name="_Toc17779"/></text:h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/>
        <table:table-column table:style-name="表格6.F"/>
        <table:table-column table:style-name="表格6.G"/>
        <table:table-column table:style-name="表格6.H"/>
        <table:table-column table:style-name="表格6.I"/>
        <table:table-column table:style-name="表格6.J"/>
        <table:table-row table:style-name="表格6.1">
          <table:table-cell table:style-name="表格6.A1" office:value-type="string">
            <text:p text:style-name="P17"><text:span text:style-name="T7">标志</text:span></text:p>
          </table:table-cell>
          <table:table-cell table:style-name="表格6.A1" office:value-type="string">
            <text:p text:style-name="P17"><text:span text:style-name="T7">帧头</text:span></text:p>
          </table:table-cell>
          <table:table-cell table:style-name="表格6.C1" office:value-type="string">
            <text:p text:style-name="P17"><text:span text:style-name="T7">执行编号(ID)</text:span></text:p>
          </table:table-cell>
          <table:table-cell table:style-name="表格6.C1" office:value-type="string">
            <text:p text:style-name="P17"><text:span text:style-name="T7">模块编号</text:span></text:p>
          </table:table-cell>
          <table:table-cell table:style-name="表格6.C1" office:value-type="string">
            <text:p text:style-name="P17"><text:span text:style-name="T7">Length</text:span></text:p>
          </table:table-cell>
          <table:table-cell table:style-name="表格6.C1" office:value-type="string">
            <text:p text:style-name="P17"><text:span text:style-name="T7">命令</text:span></text:p>
          </table:table-cell>
          <table:table-cell table:style-name="表格6.C1" office:value-type="string">
            <text:p text:style-name="P17"><text:span text:style-name="T7">状态</text:span></text:p>
          </table:table-cell>
          <table:table-cell table:style-name="表格6.C1" office:value-type="string">
            <text:p text:style-name="P17"><text:span text:style-name="T7">参数</text:span></text:p>
          </table:table-cell>
          <table:table-cell table:style-name="表格6.I1" office:value-type="string">
            <text:p text:style-name="P17"><text:span text:style-name="T7">CRC</text:span></text:p>
          </table:table-cell>
          <table:table-cell table:style-name="表格6.A1" office:value-type="string">
            <text:p text:style-name="P17"><text:span text:style-name="T7">帧尾</text:span></text:p>
          </table:table-cell>
        </table:table-row>
        <table:table-row table:style-name="表格6.1">
          <table:table-cell table:style-name="表格6.A1" office:value-type="string">
            <text:p text:style-name="P17"><text:span text:style-name="T7">大小</text:span></text:p>
          </table:table-cell>
          <table:table-cell table:style-name="表格6.A1" office:value-type="string">
            <text:p text:style-name="P17"><text:span text:style-name="T7">2Bytes</text:span></text:p>
          </table:table-cell>
          <table:table-cell table:style-name="表格6.A1" office:value-type="string">
            <text:p text:style-name="P17"><text:span text:style-name="T7">2Bytes</text:span></text:p>
          </table:table-cell>
          <table:table-cell table:style-name="表格6.A1" office:value-type="string">
            <text:p text:style-name="P17"><text:span text:style-name="T7">2Bytes</text:span></text:p>
          </table:table-cell>
          <table:table-cell table:style-name="表格6.A1" office:value-type="string">
            <text:p text:style-name="P17"><text:span text:style-name="T7">2Bytes</text:span></text:p>
          </table:table-cell>
          <table:table-cell table:style-name="表格6.F2" office:value-type="string">
            <text:p text:style-name="P17"><text:span text:style-name="T7">2Bytes</text:span></text:p>
          </table:table-cell>
          <table:table-cell table:style-name="表格6.C1" office:value-type="string">
            <text:p text:style-name="P17"><text:span text:style-name="T7">2Bytes</text:span></text:p>
          </table:table-cell>
          <table:table-cell table:style-name="表格6.C1" office:value-type="string">
            <text:p text:style-name="P17"><text:span text:style-name="T7">nBytes</text:span></text:p>
          </table:table-cell>
          <table:table-cell table:style-name="表格6.I2" office:value-type="string">
            <text:p text:style-name="P17"><text:span text:style-name="T7">1Bytes</text:span></text:p>
          </table:table-cell>
          <table:table-cell table:style-name="表格6.A1" office:value-type="string">
            <text:p text:style-name="P17"><text:span text:style-name="T7">2Bytes</text:span></text:p>
          </table:table-cell>
        </table:table-row>
        <table:table-row table:style-name="表格6.3">
          <table:table-cell table:style-name="表格6.A1" office:value-type="string">
            <text:p text:style-name="P17"><text:span text:style-name="T7">说明</text:span></text:p>
          </table:table-cell>
          <table:table-cell table:style-name="表格6.C1" office:value-type="string">
            <text:p text:style-name="P17"><text:span text:style-name="T30">0xBFBA</text:span></text:p>
          </table:table-cell>
          <table:table-cell table:style-name="表格6.A1" office:value-type="string">
            <text:p text:style-name="P17"><text:span text:style-name="T7">0xFFFF</text:span></text:p>
          </table:table-cell>
          <table:table-cell table:style-name="表格6.A1" office:value-type="string">
            <text:p text:style-name="P17"><text:span text:style-name="T7">模块 ID</text:span></text:p>
          </table:table-cell>
          <table:table-cell table:style-name="表格6.A1" office:value-type="string">
            <text:p text:style-name="P17"><text:span text:style-name="T7">命令+</text:span></text:p>
            <text:p text:style-name="P17"><text:span text:style-name="T7">状态+</text:span></text:p>
            <text:p text:style-name="P17"><text:span text:style-name="T7">参数+</text:span></text:p>
          </table:table-cell>
          <table:table-cell table:style-name="表格6.F3" office:value-type="string">
            <text:p text:style-name="P17"><text:span text:style-name="T7">指令</text:span></text:p>
          </table:table-cell>
          <table:table-cell table:style-name="表格6.C1" office:value-type="string">
            <text:p text:style-name="P17"><text:span text:style-name="T7">0x0006</text:span></text:p>
          </table:table-cell>
          <table:table-cell table:style-name="表格6.C1" office:value-type="string">
            <text:p text:style-name="P17"><text:span text:style-name="T7">数据</text:span></text:p>
          </table:table-cell>
          <table:table-cell table:style-name="表格6.I3" office:value-type="string">
            <text:p text:style-name="P17"><text:span text:style-name="T7">校验除帧头帧尾及CRC本身</text:span></text:p>
          </table:table-cell>
          <table:table-cell table:style-name="表格6.A1" office:value-type="string">
            <text:p text:style-name="P17"><text:span text:style-name="T31">0xEAEF</text:span></text:p>
          </table:table-cell>
        </table:table-row>
      </table:table>
      <text:p text:style-name="P21"/>
      <text:p text:style-name="P21"/>
      <text:h text:style-name="Heading_20_2" text:outline-level="2"><text:bookmark-start text:name="_Toc26829"/><text:soft-page-break/><text:span text:style-name="T29">2、CAN协议</text:span><text:bookmark-end text:name="_Toc26829"/></text:h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column table:style-name="表格7.E"/>
        <table:table-column table:style-name="表格7.F"/>
        <table:table-row table:style-name="表格7.1">
          <table:table-cell table:style-name="表格7.A1" table:number-rows-spanned="4" office:value-type="string">
            <text:p text:style-name="P17"><text:span text:style-name="T10">CAN拼包</text:span></text:p>
          </table:table-cell>
          <table:table-cell table:style-name="表格7.B1" table:number-columns-spanned="5" office:value-type="string">
            <text:p text:style-name="P17"><text:span text:style-name="T11">CAN ID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7.1">
          <table:covered-table-cell/>
          <table:table-cell table:style-name="表格7.B2" office:value-type="string">
            <text:p text:style-name="P17"><text:span text:style-name="T11">[28:26]</text:span></text:p>
          </table:table-cell>
          <table:table-cell table:style-name="表格7.C2" office:value-type="string">
            <text:p text:style-name="P17"><text:span text:style-name="T11">[25:18]</text:span></text:p>
          </table:table-cell>
          <table:table-cell table:style-name="表格7.D2" office:value-type="string">
            <text:p text:style-name="P17"><text:span text:style-name="T11">[17:10]</text:span></text:p>
          </table:table-cell>
          <table:table-cell table:style-name="表格7.E2" office:value-type="string">
            <text:p text:style-name="P17"><text:span text:style-name="T11">[9:5]</text:span></text:p>
          </table:table-cell>
          <table:table-cell table:style-name="表格7.B2" office:value-type="string">
            <text:p text:style-name="P17"><text:span text:style-name="T11">[4:0]</text:span></text:p>
          </table:table-cell>
        </table:table-row>
        <table:table-row table:style-name="表格7.1">
          <table:covered-table-cell/>
          <table:table-cell table:style-name="表格7.B2" office:value-type="string">
            <text:p text:style-name="P17"><text:span text:style-name="T11">保留</text:span></text:p>
          </table:table-cell>
          <table:table-cell table:style-name="表格7.C3" office:value-type="string">
            <text:p text:style-name="P17"><text:span text:style-name="T11">接收板卡ID</text:span></text:p>
          </table:table-cell>
          <table:table-cell table:style-name="表格7.E2" office:value-type="string">
            <text:p text:style-name="P17"><text:span text:style-name="T11">发送板卡ID</text:span></text:p>
          </table:table-cell>
          <table:table-cell table:style-name="表格7.E2" office:value-type="string">
            <text:p text:style-name="P17"><text:span text:style-name="T11">总包数</text:span></text:p>
          </table:table-cell>
          <table:table-cell table:style-name="表格7.B2" office:value-type="string">
            <text:p text:style-name="P17"><text:span text:style-name="T11">当前包数</text:span></text:p>
          </table:table-cell>
        </table:table-row>
        <table:table-row table:style-name="表格7.1">
          <table:covered-table-cell/>
          <table:table-cell table:style-name="表格7.B4" table:number-columns-spanned="5" office:value-type="string">
            <text:p text:style-name="P17"><text:span text:style-name="T11">主板板卡ID较小时可以回包仲裁优先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表格8" table:style-name="表格8">
        <table:table-column table:style-name="表格8.A"/>
        <table:table-column table:style-name="表格8.B"/>
        <table:table-column table:style-name="表格8.C"/>
        <table:table-row table:style-name="表格8.1">
          <table:table-cell table:style-name="表格8.A1" table:number-rows-spanned="4" office:value-type="string">
            <text:p text:style-name="P17"><text:span text:style-name="T11">CAN ID<text:line-break/>设置</text:span></text:p>
          </table:table-cell>
          <table:table-cell table:style-name="表格8.B1" office:value-type="string">
            <text:p text:style-name="P17"><text:span text:style-name="T11">Host中位机</text:span></text:p>
          </table:table-cell>
          <table:table-cell table:style-name="表格8.C1" office:value-type="string">
            <text:p text:style-name="P17"><text:span text:style-name="T11">0x30</text:span></text:p>
          </table:table-cell>
        </table:table-row>
        <table:table-row table:style-name="表格8.2">
          <table:covered-table-cell/>
          <table:table-cell table:style-name="表格8.B2" office:value-type="string">
            <text:p text:style-name="P17"><text:span text:style-name="T11">20路电机驱动板卡</text:span></text:p>
          </table:table-cell>
          <table:table-cell table:style-name="表格8.C2" office:value-type="string">
            <text:p text:style-name="P17"><text:span text:style-name="T11">0x31</text:span></text:p>
          </table:table-cell>
        </table:table-row>
        <table:table-row table:style-name="表格8.3">
          <table:covered-table-cell/>
          <table:table-cell table:style-name="表格8.B2" office:value-type="string">
            <text:p text:style-name="P37"/>
          </table:table-cell>
          <table:table-cell table:style-name="表格8.C2" office:value-type="string">
            <text:p text:style-name="P37"/>
          </table:table-cell>
        </table:table-row>
        <table:table-row table:style-name="表格8.3">
          <table:covered-table-cell/>
          <table:table-cell table:style-name="表格8.B2" office:value-type="string">
            <text:p text:style-name="P37"/>
          </table:table-cell>
          <table:table-cell table:style-name="表格8.C2" office:value-type="string">
            <text:p text:style-name="P37"/>
          </table:table-cell>
        </table:table-row>
      </table:table>
      <text:p text:style-name="Standard"/>
      <text:p text:style-name="P21"/>
      <text:p text:style-name="P54"/>
      <text:h text:style-name="Heading_20_2" text:outline-level="2"><text:bookmark-start text:name="_Toc11327"/><text:span text:style-name="T29">3、CRC校验代码</text:span><text:bookmark-end text:name="_Toc11327"/></text:h>
      <table:table table:name="表格9" table:style-name="表格9">
        <table:table-column table:style-name="表格9.A"/>
        <table:table-row table:style-name="表格9.1">
          <table:table-cell table:style-name="表格9.A1" office:value-type="string">
            <text:p text:style-name="P23"><text:span text:style-name="T43">unsigned</text:span><text:span text:style-name="T17"> </text:span><text:span text:style-name="T43">char</text:span><text:span text:style-name="T17"> GetCRC_Value</text:span><text:span text:style-name="T44">(</text:span><text:span text:style-name="T43">unsigned</text:span><text:span text:style-name="T17"> </text:span><text:span text:style-name="T43">char</text:span><text:span text:style-name="T44">*</text:span><text:span text:style-name="T17"> pData</text:span><text:span text:style-name="T44">,</text:span><text:span text:style-name="T17"> </text:span><text:span text:style-name="T43">unsigned</text:span><text:span text:style-name="T17"> </text:span><text:span text:style-name="T43">char</text:span><text:span text:style-name="T17"> dataLength</text:span><text:span text:style-name="T44">)</text:span></text:p>
            <text:p text:style-name="P23"><text:span text:style-name="T44">{</text:span></text:p>
            <text:p text:style-name="P23"><text:span text:style-name="T17"><text:s text:c="4"/></text:span><text:span text:style-name="T43">unsigned</text:span><text:span text:style-name="T17"> </text:span><text:span text:style-name="T43">char</text:span><text:span text:style-name="T17"> CRC_Value </text:span><text:span text:style-name="T44">=</text:span><text:span text:style-name="T17"> </text:span><text:span text:style-name="T45">0</text:span><text:span text:style-name="T44">;</text:span></text:p>
            <text:p text:style-name="P23"><text:span text:style-name="T17"><text:s text:c="4"/></text:span><text:span text:style-name="T43">unsigned</text:span><text:span text:style-name="T17"> </text:span><text:span text:style-name="T43">char</text:span><text:span text:style-name="T17"> currentByte </text:span><text:span text:style-name="T44">=</text:span><text:span text:style-name="T17"> </text:span><text:span text:style-name="T45">0</text:span><text:span text:style-name="T44">;</text:span></text:p>
            <text:p text:style-name="P23"><text:span text:style-name="T17"><text:s text:c="4"/></text:span><text:span text:style-name="T46">for</text:span><text:span text:style-name="T44">(</text:span><text:span text:style-name="T43">int</text:span><text:span text:style-name="T17"> i </text:span><text:span text:style-name="T44">=</text:span><text:span text:style-name="T17"> </text:span><text:span text:style-name="T45">0</text:span><text:span text:style-name="T44">;</text:span><text:span text:style-name="T17"> i </text:span><text:span text:style-name="T44">&lt;</text:span><text:span text:style-name="T17"> </text:span><text:span text:style-name="T44">(</text:span><text:span text:style-name="T17">dataLength </text:span><text:span text:style-name="T44">-</text:span><text:span text:style-name="T17"> </text:span><text:span text:style-name="T45">1</text:span><text:span text:style-name="T44">);</text:span><text:span text:style-name="T17"> i</text:span><text:span text:style-name="T44">++)</text:span></text:p>
            <text:p text:style-name="P23"><text:span text:style-name="T17"><text:s text:c="4"/></text:span><text:span text:style-name="T44">{</text:span></text:p>
            <text:p text:style-name="P23"><text:span text:style-name="T17"><text:s text:c="8"/>currentByte </text:span><text:span text:style-name="T44">=</text:span><text:span text:style-name="T17"> pData</text:span><text:span text:style-name="T44">[</text:span><text:span text:style-name="T17">i</text:span><text:span text:style-name="T44">];</text:span></text:p>
            <text:p text:style-name="P23"><text:span text:style-name="T17"><text:s text:c="8"/></text:span><text:span text:style-name="T46">for</text:span><text:span text:style-name="T17"> </text:span><text:span text:style-name="T44">(</text:span><text:span text:style-name="T43">int</text:span><text:span text:style-name="T17"> j </text:span><text:span text:style-name="T44">=</text:span><text:span text:style-name="T17"> </text:span><text:span text:style-name="T45">0</text:span><text:span text:style-name="T44">;</text:span><text:span text:style-name="T17"> j </text:span><text:span text:style-name="T44">&lt;</text:span><text:span text:style-name="T17"> </text:span><text:span text:style-name="T45">8</text:span><text:span text:style-name="T44">;</text:span><text:span text:style-name="T17"> j</text:span><text:span text:style-name="T44">++)</text:span></text:p>
            <text:p text:style-name="P23"><text:span text:style-name="T17"><text:s text:c="8"/></text:span><text:span text:style-name="T44">{</text:span></text:p>
            <text:p text:style-name="P23"><text:span text:style-name="T17"><text:s text:c="12"/></text:span><text:span text:style-name="T46">if</text:span><text:span text:style-name="T17"> </text:span><text:span text:style-name="T44">((</text:span><text:span text:style-name="T17">CRC_Value </text:span><text:span text:style-name="T44">&gt;&gt;</text:span><text:span text:style-name="T17"> </text:span><text:span text:style-name="T45">7</text:span><text:span text:style-name="T44">)</text:span><text:span text:style-name="T17"> </text:span><text:span text:style-name="T44">^</text:span><text:span text:style-name="T17"> </text:span><text:span text:style-name="T44">(</text:span><text:span text:style-name="T17">currentByte </text:span><text:span text:style-name="T44">&amp;</text:span><text:span text:style-name="T17"> </text:span><text:span text:style-name="T45">0x01</text:span><text:span text:style-name="T44">))</text:span></text:p>
            <text:p text:style-name="P23"><text:span text:style-name="T17"><text:s text:c="12"/></text:span><text:span text:style-name="T44">{</text:span></text:p>
            <text:p text:style-name="P23"><text:span text:style-name="T17"><text:s text:c="16"/>CRC_Value </text:span><text:span text:style-name="T44">=</text:span><text:span text:style-name="T17"> </text:span><text:span text:style-name="T44">(</text:span><text:span text:style-name="T17">CRC_Value </text:span><text:span text:style-name="T44">&lt;&lt;</text:span><text:span text:style-name="T17"> </text:span><text:span text:style-name="T45">1</text:span><text:span text:style-name="T44">)</text:span><text:span text:style-name="T17"> </text:span><text:span text:style-name="T44">^</text:span><text:span text:style-name="T17"> </text:span><text:span text:style-name="T45">0x07</text:span><text:span text:style-name="T44">;</text:span></text:p>
            <text:p text:style-name="P23"><text:span text:style-name="T17"><text:s text:c="12"/></text:span><text:span text:style-name="T44">}</text:span></text:p>
            <text:p text:style-name="P23"><text:span text:style-name="T17"><text:s text:c="12"/></text:span><text:span text:style-name="T46">else</text:span></text:p>
            <text:p text:style-name="P23"><text:span text:style-name="T17"><text:s text:c="12"/></text:span><text:span text:style-name="T44">{</text:span></text:p>
            <text:p text:style-name="P23"><text:span text:style-name="T17"><text:s text:c="16"/>CRC_Value </text:span><text:span text:style-name="T44">=</text:span><text:span text:style-name="T17"> </text:span><text:span text:style-name="T44">(</text:span><text:span text:style-name="T17">CRC_Value </text:span><text:span text:style-name="T44">&lt;&lt;</text:span><text:span text:style-name="T17"> </text:span><text:span text:style-name="T45">1</text:span><text:span text:style-name="T44">);</text:span></text:p>
            <text:p text:style-name="P23"><text:span text:style-name="T17"><text:s text:c="12"/></text:span><text:span text:style-name="T44">}</text:span></text:p>
            <text:p text:style-name="P23"><text:span text:style-name="T17"><text:s text:c="12"/>currentByte </text:span><text:span text:style-name="T44">=</text:span><text:span text:style-name="T17"> currentByte </text:span><text:span text:style-name="T44">&gt;&gt;</text:span><text:span text:style-name="T17"> </text:span><text:span text:style-name="T45">1</text:span><text:span text:style-name="T44">;</text:span></text:p>
            <text:p text:style-name="P23"><text:span text:style-name="T17"><text:s text:c="8"/></text:span><text:span text:style-name="T44">}</text:span><text:span text:style-name="T17"> <text:s/></text:span></text:p>
            <text:p text:style-name="P23"><text:span text:style-name="T17"><text:s text:c="4"/></text:span><text:span text:style-name="T44">}</text:span><text:span text:style-name="T17"> <text:s/></text:span></text:p>
            <text:p text:style-name="P23"><text:span text:style-name="T17"><text:s text:c="4"/></text:span><text:span text:style-name="T46">return</text:span><text:span text:style-name="T17"> CRC_Value</text:span><text:span text:style-name="T44">;</text:span></text:p>
            <text:p text:style-name="P23"><text:span text:style-name="T44">}</text:span></text:p>
            <text:p text:style-name="P45"/>
          </table:table-cell>
        </table:table-row>
      </table:table>
      <text:p text:style-name="P21"/>
      <text:h text:style-name="P5" text:outline-level="1"><text:bookmark-start text:name="_Toc14172"/><text:span text:style-name="T3">三、中位机-20路驱动板通信协议</text:span><text:bookmark-end text:name="_Toc14172"/></text:h>
      <text:h text:style-name="Heading_20_2" text:outline-level="2"><text:bookmark-start text:name="_Toc15322"/>1、下发类（0xAXXX）<text:bookmark-end text:name="_Toc15322"/></text:h>
      <text:p text:style-name="Standard"><text:span text:style-name="T47">注：回复为ACK与Done</text:span></text:p>
      <text:p text:style-name="Standard"/>
      <text:h text:style-name="Heading_20_3" text:outline-level="3"><text:bookmark-start text:name="_Toc2642"/><text:span text:style-name="T27">0）系统功能下发（0xA00X）</text:span><text:bookmark-end text:name="_Toc2642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row table:style-name="表格10.1">
          <table:table-cell table:style-name="表格10.A1" table:number-rows-spanned="2" office:value-type="string">
            <text:p text:style-name="P17"><text:span text:style-name="T7">命令</text:span></text:p>
          </table:table-cell>
          <table:table-cell table:style-name="表格10.A1" table:number-rows-spanned="2" office:value-type="string">
            <text:p text:style-name="P17"><text:span text:style-name="T7">说明</text:span></text:p>
          </table:table-cell>
          <table:table-cell table:style-name="表格10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10.2">
          <table:covered-table-cell/>
          <table:covered-table-cell/>
          <table:table-cell table:style-name="表格10.A1" office:value-type="string">
            <text:p text:style-name="P17"><text:span text:style-name="T7">长度（byte）</text:span></text:p>
          </table:table-cell>
          <table:table-cell table:style-name="表格10.A1" office:value-type="string">
            <text:p text:style-name="P17"><text:span text:style-name="T7">说明</text:span></text:p>
          </table:table-cell>
          <table:table-cell table:style-name="表格10.A1" office:value-type="string">
            <text:p text:style-name="P17"><text:span text:style-name="T7">备注</text:span></text:p>
          </table:table-cell>
        </table:table-row>
        <table:table-row table:style-name="表格10.3">
          <table:table-cell table:style-name="表格10.A3" office:value-type="string">
            <text:p text:style-name="P16"><text:span text:style-name="T48">0xA001</text:span></text:p>
          </table:table-cell>
          <table:table-cell table:style-name="表格10.A1" office:value-type="string">
            <text:p text:style-name="P16">系统软件复位</text:p>
          </table:table-cell>
          <table:table-cell table:style-name="表格10.A1" office:value-type="string">
            <text:p text:style-name="P17"><text:span text:style-name="T7">4+2</text:span></text:p>
          </table:table-cell>
          <table:table-cell table:style-name="表格10.A1" office:value-type="string">
            <text:p text:style-name="P21"><text:span text:style-name="T7">Bytes[0-3]：具体版本号</text:span></text:p>
            <text:p text:style-name="P21"><text:span text:style-name="T7">Byte[4-5]：功能时序包总数</text:span></text:p>
          </table:table-cell>
          <table:table-cell table:style-name="表格10.A1" office:value-type="string">
            <text:p text:style-name="P17"><text:span text:style-name="T7">/</text:span></text:p>
          </table:table-cell>
        </table:table-row>
        <table:table-row table:style-name="表格10.4">
          <table:table-cell table:style-name="表格10.A4" office:value-type="string">
            <text:p text:style-name="P16"><text:span text:style-name="T48">0xA002</text:span></text:p>
          </table:table-cell>
          <table:table-cell table:style-name="表格10.A1" office:value-type="string">
            <text:p text:style-name="P16">系统时间同步</text:p>
          </table:table-cell>
          <table:table-cell table:style-name="表格10.A1" office:value-type="string">
            <text:p text:style-name="P17"><text:span text:style-name="T7">2+1+1+1+1+1+2</text:span></text:p>
          </table:table-cell>
          <table:table-cell table:style-name="表格10.A1" office:value-type="string">
            <text:p text:style-name="P21"><text:span text:style-name="T7">Bytes[0-1]：年</text:span></text:p>
            <text:p text:style-name="P21"><text:span text:style-name="T7">Bytes[2]：月</text:span></text:p>
            <text:p text:style-name="P21"><text:span text:style-name="T7">Bytes[3]：日</text:span></text:p>
            <text:p text:style-name="P21"><text:span text:style-name="T7">Bytes[4]：时</text:span></text:p>
            <text:p text:style-name="P21"><text:span text:style-name="T7">Bytes[5]：分</text:span></text:p>
            <text:p text:style-name="P21"><text:span text:style-name="T7">Bytes[6]：秒</text:span></text:p>
            <text:p text:style-name="P21"><text:span text:style-name="T7">Bytes[7-8]：毫秒</text:span></text:p>
          </table:table-cell>
          <table:table-cell table:style-name="表格10.A1" office:value-type="string">
            <text:p text:style-name="P17"><text:span text:style-name="T7">/</text:span></text:p>
          </table:table-cell>
        </table:table-row>
      </table:table>
      <text:p text:style-name="Standard"/>
      <text:p text:style-name="Standard"/>
      <text:h text:style-name="Heading_20_3" text:outline-level="3"><text:bookmark-start text:name="_Toc25284"/><text:span text:style-name="T27">1）功能时序下发（0xA01X）</text:span><text:bookmark-end text:name="_Toc25284"/></text:h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column table:style-name="表格11.E"/>
        <table:table-row table:style-name="表格11.1">
          <table:table-cell table:style-name="表格11.A1" table:number-rows-spanned="2" office:value-type="string">
            <text:p text:style-name="P17"><text:span text:style-name="T7">命令</text:span></text:p>
          </table:table-cell>
          <table:table-cell table:style-name="表格11.A1" table:number-rows-spanned="2" office:value-type="string">
            <text:p text:style-name="P17"><text:span text:style-name="T7">说明</text:span></text:p>
          </table:table-cell>
          <table:table-cell table:style-name="表格11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11.2">
          <table:covered-table-cell/>
          <table:covered-table-cell/>
          <table:table-cell table:style-name="表格11.A1" office:value-type="string">
            <text:p text:style-name="P17"><text:span text:style-name="T7">长度（byte）</text:span></text:p>
          </table:table-cell>
          <table:table-cell table:style-name="表格11.A1" office:value-type="string">
            <text:p text:style-name="P17"><text:span text:style-name="T7">说明</text:span></text:p>
          </table:table-cell>
          <table:table-cell table:style-name="表格11.A1" office:value-type="string">
            <text:p text:style-name="P17"><text:span text:style-name="T7">备注</text:span></text:p>
          </table:table-cell>
        </table:table-row>
        <table:table-row table:style-name="表格11.3">
          <table:table-cell table:style-name="表格11.A3" office:value-type="string">
            <text:p text:style-name="P16"><text:span text:style-name="T48">0xA011</text:span></text:p>
          </table:table-cell>
          <table:table-cell table:style-name="表格11.A1" office:value-type="string">
            <text:p text:style-name="P16">时序下载开始</text:p>
          </table:table-cell>
          <table:table-cell table:style-name="表格11.A1" office:value-type="string">
            <text:p text:style-name="P17"><text:span text:style-name="T7">4+2</text:span></text:p>
          </table:table-cell>
          <table:table-cell table:style-name="表格11.A1" office:value-type="string">
            <text:p text:style-name="P21"><text:span text:style-name="T7">Bytes[0-3]：具体版本号</text:span></text:p>
            <text:p text:style-name="P21"><text:span text:style-name="T7">Byte[4-5]：功能时序包总数</text:span></text:p>
          </table:table-cell>
          <table:table-cell table:style-name="表格11.A1" office:value-type="string">
            <text:p text:style-name="P17"><text:span text:style-name="T7">/</text:span></text:p>
          </table:table-cell>
        </table:table-row>
        <table:table-row table:style-name="表格11.4">
          <table:table-cell table:style-name="表格11.A4" office:value-type="string">
            <text:p text:style-name="P16"><text:span text:style-name="T48">0xA012</text:span></text:p>
          </table:table-cell>
          <table:table-cell table:style-name="表格11.A1" office:value-type="string">
            <text:p text:style-name="P16">功能时序头</text:p>
          </table:table-cell>
          <table:table-cell table:style-name="表格11.A1" office:value-type="string">
            <text:p text:style-name="P17"><text:span text:style-name="T7">2+2</text:span></text:p>
          </table:table-cell>
          <table:table-cell table:style-name="表格11.A1" office:value-type="string">
            <text:p text:style-name="P21"><text:span text:style-name="T7">Bytes[0-1]：功能时序ID</text:span></text:p>
            <text:p text:style-name="P21"><text:span text:style-name="T7">Bytes[2-3]：时序指令总数</text:span></text:p>
          </table:table-cell>
          <table:table-cell table:style-name="表格11.A1" office:value-type="string">
            <text:p text:style-name="P17"><text:span text:style-name="T7">/</text:span></text:p>
          </table:table-cell>
        </table:table-row>
        <table:table-row table:style-name="表格11.4">
          <table:table-cell table:style-name="表格11.A5" office:value-type="string">
            <text:p text:style-name="P16"><text:span text:style-name="T48">0xA013</text:span></text:p>
          </table:table-cell>
          <table:table-cell table:style-name="表格11.A1" office:value-type="string">
            <text:p text:style-name="P16">功能时序体</text:p>
          </table:table-cell>
          <table:table-cell table:style-name="表格11.A1" office:value-type="string">
            <text:p text:style-name="P17"><text:span text:style-name="T7">2+4+2+n</text:span></text:p>
          </table:table-cell>
          <table:table-cell table:style-name="表格11.A1" office:value-type="string">
            <text:p text:style-name="P21"><text:span text:style-name="T7">Bytes[0-1]：动作序号（0开始）</text:span></text:p>
            <text:p text:style-name="P21"><text:span text:style-name="T7">Bytes[2-5]：起始时间/10ms</text:span></text:p>
            <text:p text:style-name="P21"><text:span text:style-name="T7">Bytes[6-7]：工期 /10ms</text:span></text:p>
            <text:p text:style-name="P21"><text:soft-page-break/><text:span text:style-name="T7">Bytes[8-n]: 对接具体的协议</text:span></text:p>
          </table:table-cell>
          <table:table-cell table:style-name="表格11.A1" office:value-type="string">
            <text:p text:style-name="P17"><text:span text:style-name="T7">/</text:span></text:p>
          </table:table-cell>
        </table:table-row>
        <table:table-row table:style-name="表格11.4">
          <table:table-cell table:style-name="表格11.A6" office:value-type="string">
            <text:p text:style-name="P16"><text:span text:style-name="T48">0xA014</text:span></text:p>
          </table:table-cell>
          <table:table-cell table:style-name="表格11.A1" office:value-type="string">
            <text:p text:style-name="P16">功能时序尾</text:p>
          </table:table-cell>
          <table:table-cell table:style-name="表格11.A1" office:value-type="string">
            <text:p text:style-name="P17"><text:span text:style-name="T7">2+2</text:span></text:p>
          </table:table-cell>
          <table:table-cell table:style-name="表格11.A1" office:value-type="string">
            <text:p text:style-name="P21"><text:span text:style-name="T7">Byte[0-1]：功能时序ID</text:span></text:p>
            <text:p text:style-name="P21"><text:span text:style-name="T7">Byte[2-3]：时序指令总数</text:span></text:p>
          </table:table-cell>
          <table:table-cell table:style-name="表格11.A1" office:value-type="string">
            <text:p text:style-name="P17"><text:span text:style-name="T7">/</text:span></text:p>
          </table:table-cell>
        </table:table-row>
        <table:table-row table:style-name="表格11.4">
          <table:table-cell table:style-name="表格11.A7" office:value-type="string">
            <text:p text:style-name="P16"><text:span text:style-name="T48">0xA015</text:span></text:p>
          </table:table-cell>
          <table:table-cell table:style-name="表格11.A1" office:value-type="string">
            <text:p text:style-name="P16">时序下载结束</text:p>
          </table:table-cell>
          <table:table-cell table:style-name="表格11.A1" office:value-type="string">
            <text:p text:style-name="P17"><text:span text:style-name="T7">4+2</text:span></text:p>
          </table:table-cell>
          <table:table-cell table:style-name="表格11.A1" office:value-type="string">
            <text:p text:style-name="P21"><text:span text:style-name="T7">Byte[0-3]：具体版本号</text:span></text:p>
            <text:p text:style-name="P21"><text:span text:style-name="T7">Byte[4-5]：功能时序包总数</text:span></text:p>
          </table:table-cell>
          <table:table-cell table:style-name="表格11.A1" office:value-type="string">
            <text:p text:style-name="P17"><text:span text:style-name="T7">/</text:span></text:p>
          </table:table-cell>
        </table:table-row>
        <table:table-row table:style-name="表格11.4">
          <table:table-cell table:style-name="表格11.A8" office:value-type="string">
            <text:p text:style-name="P16"><text:span text:style-name="T48">0xA016</text:span></text:p>
          </table:table-cell>
          <table:table-cell table:style-name="表格11.A1" office:value-type="string">
            <text:p text:style-name="P16">时序执行开始</text:p>
          </table:table-cell>
          <table:table-cell table:style-name="表格11.A1" table:number-rows-spanned="3" office:value-type="string">
            <text:p text:style-name="P17"><text:span text:style-name="T7">2+1</text:span></text:p>
          </table:table-cell>
          <table:table-cell table:style-name="表格11.A1" table:number-rows-spanned="3" office:value-type="string">
            <text:p text:style-name="P21"><text:span text:style-name="T7">Byte[0-1]：功能时序ID</text:span></text:p>
            <text:p text:style-name="P21"><text:span text:style-name="T7">Byte[2]：功能时序UID</text:span></text:p>
          </table:table-cell>
          <table:table-cell table:style-name="表格11.A1" table:number-rows-spanned="3" office:value-type="string">
            <text:p text:style-name="P17"><text:span text:style-name="T7">/</text:span></text:p>
          </table:table-cell>
        </table:table-row>
        <table:table-row table:style-name="表格11.4">
          <table:table-cell table:style-name="表格11.A9" office:value-type="string">
            <text:p text:style-name="P16"><text:span text:style-name="T48">0xA017</text:span></text:p>
          </table:table-cell>
          <table:table-cell table:style-name="表格11.B9" office:value-type="string">
            <text:p text:style-name="P16">时序执行停止</text:p>
          </table:table-cell>
          <table:covered-table-cell/>
          <table:covered-table-cell/>
          <table:covered-table-cell/>
        </table:table-row>
        <table:table-row table:style-name="表格11.4">
          <table:table-cell table:style-name="表格11.A10" office:value-type="string">
            <text:p text:style-name="P16"><text:span text:style-name="T48">0xA018</text:span></text:p>
          </table:table-cell>
          <table:table-cell table:style-name="表格11.B10" office:value-type="string">
            <text:p text:style-name="P16">时序执行继续</text:p>
          </table:table-cell>
          <table:covered-table-cell/>
          <table:covered-table-cell/>
          <table:covered-table-cell/>
        </table:table-row>
      </table:table>
      <text:p text:style-name="Standard"/>
      <text:p text:style-name="P21"/>
      <text:h text:style-name="P10" text:outline-level="3"><text:bookmark-start text:name="_Toc18129"/><text:span text:style-name="T27">2）组合动作下发（0xA02X）</text:span><text:bookmark-end text:name="_Toc18129"/></text:h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column table:style-name="表格12.E"/>
        <table:table-row table:style-name="表格12.1">
          <table:table-cell table:style-name="表格12.A1" table:number-rows-spanned="2" office:value-type="string">
            <text:p text:style-name="P17"><text:span text:style-name="T7">命令</text:span></text:p>
          </table:table-cell>
          <table:table-cell table:style-name="表格12.A1" table:number-rows-spanned="2" office:value-type="string">
            <text:p text:style-name="P17"><text:span text:style-name="T7">说明</text:span></text:p>
          </table:table-cell>
          <table:table-cell table:style-name="表格12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12.2">
          <table:covered-table-cell/>
          <table:covered-table-cell/>
          <table:table-cell table:style-name="表格12.A1" office:value-type="string">
            <text:p text:style-name="P17"><text:span text:style-name="T7">长度（byte）</text:span></text:p>
          </table:table-cell>
          <table:table-cell table:style-name="表格12.A1" office:value-type="string">
            <text:p text:style-name="P17"><text:span text:style-name="T7">说明</text:span></text:p>
          </table:table-cell>
          <table:table-cell table:style-name="表格12.A1" office:value-type="string">
            <text:p text:style-name="P17"><text:span text:style-name="T7">备注</text:span></text:p>
          </table:table-cell>
        </table:table-row>
        <table:table-row table:style-name="表格12.3">
          <table:table-cell table:style-name="表格12.A3" office:value-type="string">
            <text:p text:style-name="P16"><text:span text:style-name="T48">0xA021</text:span></text:p>
          </table:table-cell>
          <table:table-cell table:style-name="表格12.A1" office:value-type="string">
            <text:p text:style-name="P17"><text:span text:style-name="T35">组合动作下载开始</text:span></text:p>
          </table:table-cell>
          <table:table-cell table:style-name="表格12.A1" office:value-type="string">
            <text:p text:style-name="P17"><text:span text:style-name="T7">4+2</text:span></text:p>
          </table:table-cell>
          <table:table-cell table:style-name="表格12.A1" office:value-type="string">
            <text:p text:style-name="P21"><text:span text:style-name="T7">Bytes[0-3]：具体版本号</text:span></text:p>
            <text:p text:style-name="P21"><text:span text:style-name="T7">Bytes[4-5]：功能时序包总数</text:span></text:p>
          </table:table-cell>
          <table:table-cell table:style-name="表格12.A1" office:value-type="string">
            <text:p text:style-name="P17"><text:span text:style-name="T7">/</text:span></text:p>
          </table:table-cell>
        </table:table-row>
        <table:table-row table:style-name="表格12.4">
          <table:table-cell table:style-name="表格12.A4" office:value-type="string">
            <text:p text:style-name="P16"><text:span text:style-name="T48">0xA022</text:span></text:p>
          </table:table-cell>
          <table:table-cell table:style-name="表格12.A1" office:value-type="string">
            <text:p text:style-name="P16"><text:span text:style-name="T35">组合动作头</text:span></text:p>
          </table:table-cell>
          <table:table-cell table:style-name="表格12.A1" office:value-type="string">
            <text:p text:style-name="P17"><text:span text:style-name="T7">2+2</text:span></text:p>
          </table:table-cell>
          <table:table-cell table:style-name="表格12.A1" office:value-type="string">
            <text:p text:style-name="P21"><text:span text:style-name="T7">Bytes[0-1]：组合动作ID</text:span></text:p>
            <text:p text:style-name="P21"><text:span text:style-name="T7">Bytes[2-3]：组合指令总数</text:span></text:p>
          </table:table-cell>
          <table:table-cell table:style-name="表格12.A1" table:number-rows-spanned="3" office:value-type="string">
            <text:p text:style-name="P16">ID 映射：见 ID 映射表</text:p>
          </table:table-cell>
        </table:table-row>
        <table:table-row table:style-name="表格12.4">
          <table:table-cell table:style-name="表格12.A5" office:value-type="string">
            <text:p text:style-name="P16"><text:span text:style-name="T48">0xA023</text:span></text:p>
          </table:table-cell>
          <table:table-cell table:style-name="表格12.A1" office:value-type="string">
            <text:p text:style-name="P16"><text:span text:style-name="T35">组合动作体</text:span></text:p>
          </table:table-cell>
          <table:table-cell table:style-name="表格12.A1" office:value-type="string">
            <text:p text:style-name="P17"><text:span text:style-name="T7">2+2+4*n</text:span></text:p>
          </table:table-cell>
          <table:table-cell table:style-name="表格12.A1" office:value-type="string">
            <text:p text:style-name="P21"><text:span text:style-name="T7">Bytes[0-1]：动作序号（0开始）</text:span></text:p>
            <text:p text:style-name="P21"><text:span text:style-name="T7">Bytes[2-3]：映射函数ID</text:span></text:p>
            <text:p text:style-name="P21"><text:span text:style-name="T7">Bytes[4-(4*n+3)]：函数参数 4*n</text:span></text:p>
          </table:table-cell>
          <table:covered-table-cell/>
        </table:table-row>
        <table:table-row table:style-name="表格12.4">
          <table:table-cell table:style-name="表格12.A6" office:value-type="string">
            <text:p text:style-name="P16"><text:span text:style-name="T48">0xA024</text:span></text:p>
          </table:table-cell>
          <table:table-cell table:style-name="表格12.A1" office:value-type="string">
            <text:p text:style-name="P16"><text:span text:style-name="T35">组合动作尾</text:span></text:p>
          </table:table-cell>
          <table:table-cell table:style-name="表格12.A1" office:value-type="string">
            <text:p text:style-name="P17"><text:span text:style-name="T7">2+2</text:span></text:p>
          </table:table-cell>
          <table:table-cell table:style-name="表格12.A1" office:value-type="string">
            <text:p text:style-name="P21"><text:span text:style-name="T7">Bytes[0-1]：组合动作ID</text:span></text:p>
            <text:p text:style-name="P21"><text:span text:style-name="T7">Bytes[2-3]：组合指令总数</text:span></text:p>
          </table:table-cell>
          <table:covered-table-cell/>
        </table:table-row>
        <table:table-row table:style-name="表格12.4">
          <table:table-cell table:style-name="表格12.A7" office:value-type="string">
            <text:p text:style-name="P16"><text:span text:style-name="T48">0xA025</text:span></text:p>
          </table:table-cell>
          <table:table-cell table:style-name="表格12.A1" office:value-type="string">
            <text:p text:style-name="P16"><text:span text:style-name="T35">组合动作下载结束</text:span></text:p>
          </table:table-cell>
          <table:table-cell table:style-name="表格12.A1" office:value-type="string">
            <text:p text:style-name="P17"><text:span text:style-name="T7">4+2</text:span></text:p>
          </table:table-cell>
          <table:table-cell table:style-name="表格12.A1" office:value-type="string">
            <text:p text:style-name="P21"><text:span text:style-name="T7">Bytes[0-3]：具体版本号</text:span></text:p>
            <text:p text:style-name="P21"><text:span text:style-name="T7">Bytes[4-5]：组合动作包总数</text:span></text:p>
          </table:table-cell>
          <table:table-cell table:style-name="表格12.A1" office:value-type="string">
            <text:p text:style-name="P17"><text:span text:style-name="T7">/</text:span></text:p>
          </table:table-cell>
        </table:table-row>
        <table:table-row table:style-name="表格12.4">
          <table:table-cell table:style-name="表格12.A8" office:value-type="string">
            <text:p text:style-name="P16"><text:span text:style-name="T48">0xA026</text:span></text:p>
          </table:table-cell>
          <table:table-cell table:style-name="表格12.A1" office:value-type="string">
            <text:p text:style-name="P16"><text:span text:style-name="T35">组合动作执行开始</text:span></text:p>
          </table:table-cell>
          <table:table-cell table:style-name="表格12.A1" office:value-type="string">
            <text:p text:style-name="P17"><text:span text:style-name="T7">2+1+4+1+4*n</text:span></text:p>
          </table:table-cell>
          <table:table-cell table:style-name="表格12.A1" office:value-type="string">
            <text:p text:style-name="P21"><text:span text:style-name="T7">Bytes[0-1]：功能时序ID</text:span></text:p>
            <text:p text:style-name="P20"><text:span text:style-name="T7">Bytes[2]：功能时序UID</text:span></text:p>
            <text:p text:style-name="P21"><text:span text:style-name="T7">Bytes[3-6]：超时时间ms</text:span></text:p>
            <text:p text:style-name="P20"><text:span text:style-name="T7">Bytes[7]：参数个数</text:span></text:p>
            <text:p text:style-name="P20"><text:span text:style-name="T7">Bytes[8-n]：参数 4*n</text:span></text:p>
          </table:table-cell>
          <table:table-cell table:style-name="表格12.A1" table:number-rows-spanned="2" office:value-type="string">
            <text:p text:style-name="P16">ID 映射：见 ID 映射表</text:p>
          </table:table-cell>
        </table:table-row>
        <table:table-row table:style-name="表格12.4">
          <table:table-cell table:style-name="表格12.A9" office:value-type="string">
            <text:p text:style-name="P16"><text:span text:style-name="T48">0xA027</text:span></text:p>
          </table:table-cell>
          <table:table-cell table:style-name="表格12.A1" office:value-type="string">
            <text:p text:style-name="P16"><text:span text:style-name="T35">组合动作执行停止</text:span></text:p>
          </table:table-cell>
          <table:table-cell table:style-name="表格12.A1" office:value-type="string">
            <text:p text:style-name="P16"><text:span text:style-name="T7">2+1</text:span></text:p>
          </table:table-cell>
          <table:table-cell table:style-name="表格12.A1" office:value-type="string">
            <text:p text:style-name="P21"><text:span text:style-name="T7">Bytes[0-1]：功能时序ID</text:span></text:p>
            <text:p text:style-name="P20"><text:span text:style-name="T7">Bytes[2]：功能时序UID</text:span></text:p>
          </table:table-cell>
          <table:covered-table-cell/>
        </table:table-row>
        <table:table-row table:style-name="表格12.4">
          <table:table-cell table:style-name="表格12.A10" office:value-type="string">
            <text:p text:style-name="P16"><text:span text:style-name="T48">0xA028</text:span></text:p>
          </table:table-cell>
          <table:table-cell table:style-name="表格12.A1" office:value-type="string">
            <text:p text:style-name="P16"><text:span text:style-name="T35">组合动作停止所有</text:span></text:p>
          </table:table-cell>
          <table:table-cell table:style-name="表格12.A1" office:value-type="string">
            <text:p text:style-name="P16"><text:span text:style-name="T7">/</text:span></text:p>
          </table:table-cell>
          <table:table-cell table:style-name="表格12.A1" office:value-type="string">
            <text:p text:style-name="P17"><text:span text:style-name="T7">/</text:span></text:p>
          </table:table-cell>
          <table:table-cell table:style-name="表格12.A1" office:value-type="string">
            <text:p text:style-name="P17"><text:span text:style-name="T7">/</text:span></text:p>
          </table:table-cell>
        </table:table-row>
        <table:table-row table:style-name="表格12.4">
          <table:table-cell table:style-name="表格12.A11" office:value-type="string">
            <text:p text:style-name="P46"/>
          </table:table-cell>
          <table:table-cell table:style-name="表格12.A1" office:value-type="string">
            <text:p text:style-name="P50"/>
          </table:table-cell>
          <table:table-cell table:style-name="表格12.A1" office:value-type="string">
            <text:p text:style-name="P29"/>
          </table:table-cell>
          <table:table-cell table:style-name="表格12.A1" office:value-type="string">
            <text:p text:style-name="P30"/>
          </table:table-cell>
          <table:table-cell table:style-name="表格12.A1" office:value-type="string">
            <text:p text:style-name="P30"/>
          </table:table-cell>
        </table:table-row>
      </table:table>
      <text:p text:style-name="Standard"/>
      <text:h text:style-name="Heading_20_3" text:outline-level="3"><text:bookmark-start text:name="_Toc26542"/><text:span text:style-name="T27">3）IAP升级（0xA03X）</text:span><text:bookmark-end text:name="_Toc26542"/></text:h>
      <table:table table:name="表格13" table:style-name="表格13">
        <table:table-column table:style-name="表格13.A"/>
        <table:table-column table:style-name="表格13.B"/>
        <table:table-column table:style-name="表格13.C"/>
        <table:table-column table:style-name="表格13.D"/>
        <table:table-column table:style-name="表格13.E"/>
        <table:table-row table:style-name="表格13.1">
          <table:table-cell table:style-name="表格13.A1" table:number-rows-spanned="2" office:value-type="string">
            <text:p text:style-name="P17"><text:span text:style-name="T7">命令</text:span></text:p>
          </table:table-cell>
          <table:table-cell table:style-name="表格13.A1" table:number-rows-spanned="2" office:value-type="string">
            <text:p text:style-name="P17"><text:span text:style-name="T7">说明</text:span></text:p>
          </table:table-cell>
          <table:table-cell table:style-name="表格13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13.2">
          <table:covered-table-cell/>
          <table:covered-table-cell/>
          <table:table-cell table:style-name="表格13.A1" office:value-type="string">
            <text:p text:style-name="P17"><text:span text:style-name="T7">长度（byte）</text:span></text:p>
          </table:table-cell>
          <table:table-cell table:style-name="表格13.A1" office:value-type="string">
            <text:p text:style-name="P17"><text:span text:style-name="T7">说明</text:span></text:p>
          </table:table-cell>
          <table:table-cell table:style-name="表格13.A1" office:value-type="string">
            <text:p text:style-name="P17"><text:span text:style-name="T7">备注</text:span></text:p>
          </table:table-cell>
        </table:table-row>
        <table:table-row table:style-name="表格13.3">
          <table:table-cell table:style-name="表格13.A3" office:value-type="string">
            <text:p text:style-name="P18"><text:span text:style-name="T59">0xA030</text:span></text:p>
          </table:table-cell>
          <table:table-cell table:style-name="表格13.A1" office:value-type="string">
            <text:p text:style-name="P24"><text:span text:style-name="T35">进入bootLoader模式</text:span></text:p>
          </table:table-cell>
          <table:table-cell table:style-name="表格13.A1" office:value-type="string">
            <text:p text:style-name="P16">/</text:p>
          </table:table-cell>
          <table:table-cell table:style-name="表格13.A1" office:value-type="string">
            <text:p text:style-name="P16"><text:span text:style-name="T7">/</text:span></text:p>
          </table:table-cell>
          <table:table-cell table:style-name="表格13.A1" table:number-rows-spanned="4" office:value-type="string">
            <text:p text:style-name="P16">数据段带数据包编号</text:p>
          </table:table-cell>
        </table:table-row>
        <table:table-row table:style-name="表格13.4">
          <table:table-cell table:style-name="表格13.A4" office:value-type="string">
            <text:p text:style-name="P18"><text:span text:style-name="T59">0xA031</text:span></text:p>
          </table:table-cell>
          <table:table-cell table:style-name="表格13.A1" office:value-type="string">
            <text:p text:style-name="P24"><text:span text:style-name="T35">传输开始</text:span></text:p>
          </table:table-cell>
          <table:table-cell table:style-name="表格13.A1" office:value-type="string">
            <text:p text:style-name="P16"><text:span text:style-name="T7">4</text:span></text:p>
          </table:table-cell>
          <table:table-cell table:style-name="表格13.A1" office:value-type="string">
            <text:p text:style-name="P21"><text:span text:style-name="T7">Bytes[0-3]：文件大小/字节</text:span></text:p>
          </table:table-cell>
          <table:covered-table-cell/>
        </table:table-row>
        <table:table-row table:style-name="表格13.4">
          <table:table-cell table:style-name="表格13.A5" office:value-type="string">
            <text:p text:style-name="P18"><text:span text:style-name="T59">0xA032</text:span></text:p>
          </table:table-cell>
          <table:table-cell table:style-name="表格13.A1" office:value-type="string">
            <text:p text:style-name="P24"><text:span text:style-name="T35">传输数据段</text:span></text:p>
          </table:table-cell>
          <table:table-cell table:style-name="表格13.A1" office:value-type="string">
            <text:p text:style-name="P16"><text:span text:style-name="T7"><text:s/>4 + n</text:span></text:p>
            <text:p text:style-name="P16"><text:span text:style-name="T7">n &lt;= 100</text:span></text:p>
          </table:table-cell>
          <table:table-cell table:style-name="表格13.A1" office:value-type="string">
            <text:p text:style-name="Standard"><text:span text:style-name="T7">Bytes[0-3]：传输进度序号（1-n）</text:span></text:p>
            <text:p text:style-name="Standard"><text:span text:style-name="T7">Bytes[4-n]：数据字节数</text:span></text:p>
          </table:table-cell>
          <table:covered-table-cell/>
        </table:table-row>
        <table:table-row table:style-name="表格13.4">
          <table:table-cell table:style-name="表格13.A6" office:value-type="string">
            <text:p text:style-name="P18"><text:span text:style-name="T59">0XA033</text:span></text:p>
          </table:table-cell>
          <table:table-cell table:style-name="表格13.A1" office:value-type="string">
            <text:p text:style-name="P24"><text:span text:style-name="T35">传输结束</text:span></text:p>
          </table:table-cell>
          <table:table-cell table:style-name="表格13.A1" office:value-type="string">
            <text:p text:style-name="P16"><text:span text:style-name="T7">4</text:span></text:p>
          </table:table-cell>
          <table:table-cell table:style-name="表格13.A1" office:value-type="string">
            <text:p text:style-name="P21"><text:span text:style-name="T7">Bytes[0-3]：文件大小/字节</text:span></text:p>
          </table:table-cell>
          <table:covered-table-cell/>
        </table:table-row>
        <table:table-row table:style-name="表格13.4">
          <table:table-cell table:style-name="表格13.A7" office:value-type="string">
            <text:p text:style-name="P47"/>
          </table:table-cell>
          <table:table-cell table:style-name="表格13.A1" office:value-type="string">
            <text:p text:style-name="P51"/>
          </table:table-cell>
          <table:table-cell table:style-name="表格13.A1" office:value-type="string">
            <text:p text:style-name="P29"/>
          </table:table-cell>
          <table:table-cell table:style-name="表格13.A1" office:value-type="string">
            <text:p text:style-name="P28"/>
          </table:table-cell>
          <table:table-cell table:style-name="表格13.A1" office:value-type="string">
            <text:p text:style-name="P33"/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Heading_20_3" text:outline-level="3"><text:bookmark-start text:name="_Toc7799"/><text:span text:style-name="T27">4）打印机组合动作（0xA04X）</text:span><text:bookmark-end text:name="_Toc7799"/></text:h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column table:style-name="表格14.E"/>
        <table:table-row table:style-name="表格14.1">
          <table:table-cell table:style-name="表格14.A1" table:number-rows-spanned="2" office:value-type="string">
            <text:p text:style-name="P17"><text:span text:style-name="T7">命令</text:span></text:p>
          </table:table-cell>
          <table:table-cell table:style-name="表格14.A1" table:number-rows-spanned="2" office:value-type="string">
            <text:p text:style-name="P17"><text:span text:style-name="T7">说明</text:span></text:p>
          </table:table-cell>
          <table:table-cell table:style-name="表格14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14.2">
          <table:covered-table-cell/>
          <table:covered-table-cell/>
          <table:table-cell table:style-name="表格14.A1" office:value-type="string">
            <text:p text:style-name="P17"><text:span text:style-name="T7">长度（byte）</text:span></text:p>
          </table:table-cell>
          <table:table-cell table:style-name="表格14.A1" office:value-type="string">
            <text:p text:style-name="P17"><text:span text:style-name="T7">说明</text:span></text:p>
          </table:table-cell>
          <table:table-cell table:style-name="表格14.A1" office:value-type="string">
            <text:p text:style-name="P17"><text:span text:style-name="T7">备注</text:span></text:p>
          </table:table-cell>
        </table:table-row>
        <table:table-row table:style-name="表格14.3">
          <table:table-cell table:style-name="表格14.A3" office:value-type="string">
            <text:p text:style-name="P18"><text:span text:style-name="T60">0xA040</text:span></text:p>
          </table:table-cell>
          <table:table-cell table:style-name="表格14.A1" office:value-type="string">
            <text:p text:style-name="P24"><text:span text:style-name="T18">打印机复位</text:span></text:p>
          </table:table-cell>
          <table:table-cell table:style-name="表格14.A1" office:value-type="string">
            <text:p text:style-name="P16">/</text:p>
          </table:table-cell>
          <table:table-cell table:style-name="表格14.A1" office:value-type="string">
            <text:p text:style-name="P28"/>
          </table:table-cell>
          <table:table-cell table:style-name="表格14.A1" office:value-type="string">
            <text:p text:style-name="Standard">必须先复位才能正常工作</text:p>
          </table:table-cell>
        </table:table-row>
        <table:table-row table:style-name="表格14.4">
          <table:table-cell table:style-name="表格14.A4" office:value-type="string">
            <text:p text:style-name="P18"><text:span text:style-name="T59">0xA041</text:span></text:p>
          </table:table-cell>
          <table:table-cell table:style-name="表格14.A1" office:value-type="string">
            <text:p text:style-name="P24"><text:span text:style-name="T19">打印头就位</text:span></text:p>
          </table:table-cell>
          <table:table-cell table:style-name="表格14.A1" office:value-type="string">
            <text:p text:style-name="P16"><text:span text:style-name="T35">/</text:span></text:p>
          </table:table-cell>
          <table:table-cell table:style-name="表格14.A1" office:value-type="string">
            <text:p text:style-name="P28"/>
          </table:table-cell>
          <table:table-cell table:style-name="表格14.A1" office:value-type="string">
            <text:p text:style-name="P24"><text:span text:style-name="T33">打印头到达玻片位，等待开始打印的同步信号</text:span></text:p>
          </table:table-cell>
        </table:table-row>
        <table:table-row table:style-name="表格14.4">
          <table:table-cell table:style-name="表格14.A5" office:value-type="string">
            <text:p text:style-name="P18"><text:span text:style-name="T59">0xA042</text:span></text:p>
          </table:table-cell>
          <table:table-cell table:style-name="表格14.A1" office:value-type="string">
            <text:p text:style-name="P24"><text:span text:style-name="T19">发送打印数据</text:span></text:p>
          </table:table-cell>
          <table:table-cell table:style-name="表格14.A1" office:value-type="string">
            <text:p text:style-name="P16">N</text:p>
          </table:table-cell>
          <table:table-cell table:style-name="表格14.A1" office:value-type="string">
            <text:p text:style-name="Standard"><text:span text:style-name="T37">Byte0:</text:span><text:span text:style-name="T35"> </text:span></text:p>
            <text:p text:style-name="P56">第几行打印</text:p>
            <text:p text:style-name="Standard"><text:span text:style-name="T37">Byte1~N:</text:span><text:span text:style-name="T35"> </text:span></text:p>
            <text:p text:style-name="P56">文本数据</text:p>
          </table:table-cell>
          <table:table-cell table:style-name="表格14.E5" office:value-type="string">
            <text:p text:style-name="Standard"><text:span text:style-name="T35">1.文本数据最大长度为16字节。</text:span></text:p>
          </table:table-cell>
        </table:table-row>
        <table:table-row table:style-name="表格14.4">
          <table:table-cell table:style-name="表格14.A6" office:value-type="string">
            <text:p text:style-name="P18"><text:span text:style-name="T59">0XA043</text:span></text:p>
          </table:table-cell>
          <table:table-cell table:style-name="表格14.A1" office:value-type="string">
            <text:p text:style-name="P24"><text:span text:style-name="T19">更换碳带</text:span></text:p>
          </table:table-cell>
          <table:table-cell table:style-name="表格14.A1" office:value-type="string">
            <text:p text:style-name="P16"><text:span text:style-name="T19">1</text:span></text:p>
          </table:table-cell>
          <table:table-cell table:style-name="表格14.A1" office:value-type="string">
            <text:p text:style-name="Standard"><text:span text:style-name="T38">Byte0</text:span><text:span text:style-name="T20">:</text:span></text:p>
            <text:p text:style-name="Standard"><text:span text:style-name="T19">0:准备更换</text:span></text:p>
            <text:p text:style-name="Standard"><text:span text:style-name="T19">1:完成更换</text:span></text:p>
          </table:table-cell>
          <table:table-cell table:style-name="表格14.A1" office:value-type="string">
            <text:p text:style-name="P33"/>
          </table:table-cell>
        </table:table-row>
        <table:table-row table:style-name="表格14.4">
          <table:table-cell table:style-name="表格14.A7" office:value-type="string">
            <text:p text:style-name="P18"><text:span text:style-name="T60">0XA044</text:span></text:p>
          </table:table-cell>
          <table:table-cell table:style-name="表格14.A1" office:value-type="string">
            <text:p text:style-name="P24"><text:span text:style-name="T18">回收碳带</text:span></text:p>
          </table:table-cell>
          <table:table-cell table:style-name="表格14.A1" office:value-type="string">
            <text:p text:style-name="P16"><text:span text:style-name="T19">1</text:span></text:p>
          </table:table-cell>
          <table:table-cell table:style-name="表格14.A1" office:value-type="string">
            <text:p text:style-name="Standard"><text:span text:style-name="T38">Byte0</text:span><text:span text:style-name="T20">:</text:span></text:p>
            <text:p text:style-name="P28"/>
          </table:table-cell>
          <table:table-cell table:style-name="表格14.A1" office:value-type="string">
            <text:p text:style-name="P24"><text:span text:style-name="T7">运行一次自动停止回收动作</text:span></text:p>
          </table:table-cell>
        </table:table-row>
        <table:table-row table:style-name="表格14.8">
          <table:table-cell table:style-name="表格14.A8" office:value-type="string">
            <text:p text:style-name="P18"><text:span text:style-name="T59">0xA045</text:span></text:p>
          </table:table-cell>
          <table:table-cell table:style-name="表格14.A1" office:value-type="string">
            <text:p text:style-name="P24"><text:span text:style-name="T19">发送二维码数据</text:span></text:p>
          </table:table-cell>
          <table:table-cell table:style-name="表格14.A1" office:value-type="string">
            <text:p text:style-name="P16">N</text:p>
          </table:table-cell>
          <table:table-cell table:style-name="表格14.A1" office:value-type="string">
            <text:p text:style-name="Standard"><text:span text:style-name="T38">Byte0</text:span><text:span text:style-name="T20">:</text:span></text:p>
            <text:p text:style-name="Standard"><text:span text:style-name="T37">预留</text:span></text:p>
            <text:p text:style-name="Standard"><text:span text:style-name="T37">Byte1~N:</text:span><text:span text:style-name="T35"> </text:span></text:p>
            <text:p text:style-name="Standard"><text:soft-page-break/>二维码数据</text:p>
          </table:table-cell>
          <table:table-cell table:style-name="表格14.E8" office:value-type="string">
            <text:p text:style-name="Standard"><text:span text:style-name="T35">二维码数据最大长度为20字节。</text:span></text:p>
          </table:table-cell>
        </table:table-row>
        <table:table-row table:style-name="表格14.4">
          <table:table-cell table:style-name="表格14.A9" office:value-type="string">
            <text:p text:style-name="P18"><text:span text:style-name="T59">0xA046</text:span></text:p>
          </table:table-cell>
          <table:table-cell table:style-name="表格14.A1" office:value-type="string">
            <text:p text:style-name="P24"><text:span text:style-name="T19">发送条码数据</text:span></text:p>
          </table:table-cell>
          <table:table-cell table:style-name="表格14.A1" office:value-type="string">
            <text:p text:style-name="P16">N</text:p>
          </table:table-cell>
          <table:table-cell table:style-name="表格14.A1" office:value-type="string">
            <text:p text:style-name="Standard"><text:span text:style-name="T38">Byte0</text:span><text:span text:style-name="T20">:</text:span></text:p>
            <text:p text:style-name="Standard"><text:span text:style-name="T37">预留</text:span></text:p>
            <text:p text:style-name="Standard"><text:span text:style-name="T37">Byte1~N:</text:span><text:span text:style-name="T35"> </text:span></text:p>
            <text:p text:style-name="Standard">条码数据</text:p>
          </table:table-cell>
          <table:table-cell table:style-name="表格14.E9" office:value-type="string">
            <text:p text:style-name="Standard"><text:span text:style-name="T35">条码类型为</text:span> <text:span text:style-name="T35">EAN13，数据最大长度为12字节。</text:span></text:p>
          </table:table-cell>
        </table:table-row>
      </table:table>
      <text:p text:style-name="Standard"/>
      <text:p text:style-name="P21"/>
      <text:h text:style-name="Heading_20_3" text:outline-level="3"><text:bookmark-start text:name="_Toc27821"/><text:span text:style-name="T27">5）字库升级（0xA05X）</text:span><text:bookmark-end text:name="_Toc27821"/></text:h>
      <table:table table:name="表格15" table:style-name="表格15">
        <table:table-column table:style-name="表格15.A"/>
        <table:table-column table:style-name="表格15.B"/>
        <table:table-column table:style-name="表格15.C"/>
        <table:table-column table:style-name="表格15.D"/>
        <table:table-column table:style-name="表格15.E"/>
        <table:table-row table:style-name="表格15.1">
          <table:table-cell table:style-name="表格15.A1" table:number-rows-spanned="2" office:value-type="string">
            <text:p text:style-name="P17"><text:span text:style-name="T7">命令</text:span></text:p>
          </table:table-cell>
          <table:table-cell table:style-name="表格15.A1" table:number-rows-spanned="2" office:value-type="string">
            <text:p text:style-name="P17"><text:span text:style-name="T7">说明</text:span></text:p>
          </table:table-cell>
          <table:table-cell table:style-name="表格15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15.2">
          <table:covered-table-cell/>
          <table:covered-table-cell/>
          <table:table-cell table:style-name="表格15.A1" office:value-type="string">
            <text:p text:style-name="P17"><text:span text:style-name="T7">长度（byte）</text:span></text:p>
          </table:table-cell>
          <table:table-cell table:style-name="表格15.A1" office:value-type="string">
            <text:p text:style-name="P17"><text:span text:style-name="T7">说明</text:span></text:p>
          </table:table-cell>
          <table:table-cell table:style-name="表格15.A1" office:value-type="string">
            <text:p text:style-name="P17"><text:span text:style-name="T7">备注</text:span></text:p>
          </table:table-cell>
        </table:table-row>
        <table:table-row table:style-name="表格15.3">
          <table:table-cell table:style-name="表格15.A3" office:value-type="string">
            <text:p text:style-name="P18"><text:span text:style-name="T59">0xA051</text:span></text:p>
          </table:table-cell>
          <table:table-cell table:style-name="表格15.A1" office:value-type="string">
            <text:p text:style-name="P24"><text:span text:style-name="T35">传输开始</text:span></text:p>
          </table:table-cell>
          <table:table-cell table:style-name="表格15.A1" office:value-type="string">
            <text:p text:style-name="P16"><text:span text:style-name="T7">4+1+n</text:span></text:p>
            <text:p text:style-name="P16"><text:span text:style-name="T7">n &lt;= 50</text:span></text:p>
          </table:table-cell>
          <table:table-cell table:style-name="表格15.A1" office:value-type="string">
            <text:p text:style-name="P21"><text:span text:style-name="T7">Bytes[0-3]：文件大小/字节</text:span></text:p>
            <text:p text:style-name="P21"><text:span text:style-name="T7">Bytes[4]：校验文件名长度</text:span></text:p>
            <text:p text:style-name="P21"><text:span text:style-name="T7">Bytes[5-n]：文件名</text:span></text:p>
          </table:table-cell>
          <table:table-cell table:style-name="表格15.A1" table:number-rows-spanned="3" office:value-type="string">
            <text:p text:style-name="P18"><text:span text:style-name="T7">文件名最大50个字节</text:span></text:p>
            <text:p text:style-name="P18"><text:span text:style-name="T7">可以选择校验长度</text:span></text:p>
          </table:table-cell>
        </table:table-row>
        <table:table-row table:style-name="表格15.3">
          <table:table-cell table:style-name="表格15.A4" office:value-type="string">
            <text:p text:style-name="P18"><text:span text:style-name="T59">0xA052</text:span></text:p>
          </table:table-cell>
          <table:table-cell table:style-name="表格15.A1" office:value-type="string">
            <text:p text:style-name="P24"><text:span text:style-name="T35">传输数据段</text:span></text:p>
          </table:table-cell>
          <table:table-cell table:style-name="表格15.A1" office:value-type="string">
            <text:p text:style-name="P16"><text:span text:style-name="T7"><text:s/>4 + n</text:span></text:p>
            <text:p text:style-name="P16"><text:span text:style-name="T7">n &lt;= 100</text:span></text:p>
          </table:table-cell>
          <table:table-cell table:style-name="表格15.A1" office:value-type="string">
            <text:p text:style-name="Standard"><text:span text:style-name="T7">Bytes[0-3]：传输进度序号（1-n）</text:span></text:p>
            <text:p text:style-name="Standard"><text:span text:style-name="T7">Bytes[4-n]：数据字节数</text:span></text:p>
          </table:table-cell>
          <table:covered-table-cell/>
        </table:table-row>
        <table:table-row table:style-name="表格15.3">
          <table:table-cell table:style-name="表格15.A5" office:value-type="string">
            <text:p text:style-name="P18"><text:span text:style-name="T59">0XA053</text:span></text:p>
          </table:table-cell>
          <table:table-cell table:style-name="表格15.A1" office:value-type="string">
            <text:p text:style-name="P24"><text:span text:style-name="T35">传输结束</text:span></text:p>
          </table:table-cell>
          <table:table-cell table:style-name="表格15.A1" office:value-type="string">
            <text:p text:style-name="P16"><text:span text:style-name="T7">4+1+n</text:span></text:p>
            <text:p text:style-name="P16"><text:span text:style-name="T7">n &lt;= 50</text:span></text:p>
          </table:table-cell>
          <table:table-cell table:style-name="表格15.A1" office:value-type="string">
            <text:p text:style-name="P21"><text:span text:style-name="T7">Bytes[0-3]：文件大小/字节</text:span></text:p>
            <text:p text:style-name="P21"><text:span text:style-name="T7">Bytes[4]：校验文件名长度</text:span></text:p>
            <text:p text:style-name="Standard"><text:span text:style-name="T7">Bytes[5-n]：文件名</text:span></text:p>
          </table:table-cell>
          <table:covered-table-cell/>
        </table:table-row>
        <table:table-row table:style-name="表格15.3">
          <table:table-cell table:style-name="表格15.A6" office:value-type="string">
            <text:p text:style-name="P47"/>
          </table:table-cell>
          <table:table-cell table:style-name="表格15.A1" office:value-type="string">
            <text:p text:style-name="P51"/>
          </table:table-cell>
          <table:table-cell table:style-name="表格15.A1" office:value-type="string">
            <text:p text:style-name="P29"/>
          </table:table-cell>
          <table:table-cell table:style-name="表格15.A1" office:value-type="string">
            <text:p text:style-name="P28"/>
          </table:table-cell>
          <table:table-cell table:style-name="表格15.A1" office:value-type="string">
            <text:p text:style-name="P33"/>
          </table:table-cell>
        </table:table-row>
      </table:table>
      <text:p text:style-name="Standard"/>
      <text:p text:style-name="P21"/>
      <text:h text:style-name="P7" text:outline-level="2"><text:bookmark-start text:name="_Toc11849"/>2、设置类（0xBXXX）<text:bookmark-end text:name="_Toc11849"/></text:h>
      <text:p text:style-name="Standard"><text:span text:style-name="T47">注：回复为ACK与Done</text:span></text:p>
      <text:h text:style-name="Heading_20_3" text:outline-level="3"><text:bookmark-start text:name="_Toc6376"/><text:span text:style-name="T27">1）管道（0xB01X）</text:span><text:bookmark-end text:name="_Toc6376"/></text:h>
      <table:table table:name="表格16" table:style-name="表格16">
        <table:table-column table:style-name="表格16.A"/>
        <table:table-column table:style-name="表格16.B" table:number-columns-repeated="2"/>
        <table:table-column table:style-name="表格16.D"/>
        <table:table-column table:style-name="表格16.E"/>
        <table:table-row table:style-name="表格16.1">
          <table:table-cell table:style-name="表格16.A1" table:number-rows-spanned="2" office:value-type="string">
            <text:p text:style-name="P17"><text:span text:style-name="T7">命令</text:span></text:p>
          </table:table-cell>
          <table:table-cell table:style-name="表格16.A1" table:number-rows-spanned="2" office:value-type="string">
            <text:p text:style-name="P17"><text:span text:style-name="T7">说明</text:span></text:p>
          </table:table-cell>
          <table:table-cell table:style-name="表格16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16.2">
          <table:covered-table-cell/>
          <table:covered-table-cell/>
          <table:table-cell table:style-name="表格16.A1" office:value-type="string">
            <text:p text:style-name="P17"><text:span text:style-name="T7">长度（byte）</text:span></text:p>
          </table:table-cell>
          <table:table-cell table:style-name="表格16.A1" office:value-type="string">
            <text:p text:style-name="P17"><text:span text:style-name="T7">说明</text:span></text:p>
          </table:table-cell>
          <table:table-cell table:style-name="表格16.E2" office:value-type="string">
            <text:p text:style-name="P17"><text:span text:style-name="T7">备注</text:span></text:p>
          </table:table-cell>
        </table:table-row>
        <table:table-row table:style-name="表格16.3">
          <table:table-cell table:style-name="表格16.A3" office:value-type="string">
            <text:p text:style-name="P17"><text:span text:style-name="T48">0xB011</text:span></text:p>
          </table:table-cell>
          <table:table-cell table:style-name="表格16.A1" office:value-type="string">
            <text:p text:style-name="P21"><text:span text:style-name="T7">采样周期</text:span></text:p>
          </table:table-cell>
          <table:table-cell table:style-name="表格16.A1" table:number-rows-spanned="4" office:value-type="string">
            <text:p text:style-name="P21"><text:span text:style-name="T7">1+2</text:span></text:p>
          </table:table-cell>
          <table:table-cell table:style-name="表格16.A1" table:number-rows-spanned="2" office:value-type="string">
            <text:p text:style-name="P21"><text:span text:style-name="T7">Bytes[0]：通道ID </text:span></text:p>
            <text:p text:style-name="P21"><text:span text:style-name="T7">Bytes[1-2]：/10ms</text:span></text:p>
          </table:table-cell>
          <table:table-cell table:style-name="表格16.A1" table:number-rows-spanned="5" office:value-type="string">
            <text:p text:style-name="P14">ID 映射：见 ID 映射表</text:p>
          </table:table-cell>
        </table:table-row>
        <table:table-row table:style-name="表格16.4">
          <table:table-cell table:style-name="表格16.A4" office:value-type="string">
            <text:p text:style-name="P17"><text:span text:style-name="T48">0xB012</text:span></text:p>
          </table:table-cell>
          <table:table-cell table:style-name="表格16.A1" office:value-type="string">
            <text:p text:style-name="P21"><text:span text:style-name="T7">判断周期</text:span></text:p>
          </table:table-cell>
          <table:covered-table-cell/>
          <table:covered-table-cell/>
          <table:covered-table-cell/>
        </table:table-row>
        <table:table-row table:style-name="表格16.4">
          <table:table-cell table:style-name="表格16.A5" office:value-type="string">
            <text:p text:style-name="P17"><text:span text:style-name="T48">0xB013</text:span></text:p>
          </table:table-cell>
          <table:table-cell table:style-name="表格16.A1" office:value-type="string">
            <text:p text:style-name="P21"><text:span text:style-name="T7">气泡判别阈值</text:span></text:p>
          </table:table-cell>
          <table:covered-table-cell/>
          <table:table-cell table:style-name="表格16.A1" office:value-type="string">
            <text:p text:style-name="P21"><text:span text:style-name="T7">Bytes[0]：通道ID </text:span></text:p>
            <text:p text:style-name="P21"><text:span text:style-name="T7">Bytes[1-2]：阈值 0-4096</text:span></text:p>
          </table:table-cell>
          <table:covered-table-cell/>
        </table:table-row>
        <table:table-row table:style-name="表格16.4">
          <table:table-cell table:style-name="表格16.A6" office:value-type="string">
            <text:p text:style-name="P17"><text:span text:style-name="T48">0xB014</text:span></text:p>
          </table:table-cell>
          <table:table-cell table:style-name="表格16.A1" office:value-type="string">
            <text:p text:style-name="P21"><text:span text:style-name="T7">空管判别阈值</text:span></text:p>
          </table:table-cell>
          <table:covered-table-cell/>
          <table:table-cell table:style-name="表格16.A1" office:value-type="string">
            <text:p text:style-name="P21"><text:span text:style-name="T7">Bytes[0]：通道ID </text:span></text:p>
            <text:p text:style-name="P21"><text:span text:style-name="T7">Bytes[1-2]：阈值 0%-100%</text:span></text:p>
          </table:table-cell>
          <table:covered-table-cell/>
        </table:table-row>
        <table:table-row table:style-name="表格16.4">
          <table:table-cell table:style-name="表格16.A7" office:value-type="string">
            <text:p text:style-name="P17"><text:span text:style-name="T48">0xB01A</text:span></text:p>
          </table:table-cell>
          <table:table-cell table:style-name="表格16.A1" office:value-type="string">
            <text:p text:style-name="P21"><text:span text:style-name="T7">管道总设置</text:span></text:p>
          </table:table-cell>
          <table:table-cell table:style-name="表格16.A1" office:value-type="string">
            <text:p text:style-name="P21"><text:span text:style-name="T7">1+2+2+2+2</text:span></text:p>
          </table:table-cell>
          <table:table-cell table:style-name="表格16.A1" office:value-type="string">
            <text:p text:style-name="P21"><text:span text:style-name="T7">Bytes[0]：通道ID </text:span></text:p>
            <text:p text:style-name="P21"><text:span text:style-name="T7">Bytes[1-2]：采样周期/10ms</text:span></text:p>
            <text:p text:style-name="P21"><text:span text:style-name="T7">Bytes[3-4]：判断周期/10ms</text:span></text:p>
            <text:p text:style-name="P21"><text:span text:style-name="T7">Bytes[5-6]：气泡判别阈值(0-4096) </text:span></text:p>
            <text:p text:style-name="P21"><text:span text:style-name="T7">Bytes[7-8]：气泡占比阈值0%~100%</text:span></text:p>
          </table:table-cell>
          <table:covered-table-cell/>
        </table:table-row>
      </table:table>
      <text:p text:style-name="Standard"/>
      <text:p text:style-name="P21"/>
      <text:p text:style-name="P54"/>
      <text:h text:style-name="Heading_20_3" text:outline-level="3"><text:bookmark-start text:name="_Toc28196"/><text:span text:style-name="T27">2）步进电机（0xB02X）</text:span><text:bookmark-end text:name="_Toc28196"/></text:h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column table:style-name="表格17.E"/>
        <table:table-row table:style-name="表格17.1">
          <table:table-cell table:style-name="表格17.A1" table:number-rows-spanned="2" office:value-type="string">
            <text:p text:style-name="P17"><text:span text:style-name="T7">命令</text:span></text:p>
          </table:table-cell>
          <table:table-cell table:style-name="表格17.A1" table:number-rows-spanned="2" office:value-type="string">
            <text:p text:style-name="P17"><text:span text:style-name="T7">说明</text:span></text:p>
          </table:table-cell>
          <table:table-cell table:style-name="表格17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17.2">
          <table:covered-table-cell/>
          <table:covered-table-cell/>
          <table:table-cell table:style-name="表格17.A1" office:value-type="string">
            <text:p text:style-name="P17"><text:span text:style-name="T7">长度（byte）</text:span></text:p>
          </table:table-cell>
          <table:table-cell table:style-name="表格17.A1" office:value-type="string">
            <text:p text:style-name="P17"><text:span text:style-name="T7">说明</text:span></text:p>
          </table:table-cell>
          <table:table-cell table:style-name="表格17.E2" office:value-type="string">
            <text:p text:style-name="P17"><text:span text:style-name="T7">备注</text:span></text:p>
          </table:table-cell>
        </table:table-row>
        <table:table-row table:style-name="表格17.3">
          <table:table-cell table:style-name="表格17.A3" office:value-type="string">
            <text:p text:style-name="P17"><text:span text:style-name="T48">0xB021</text:span></text:p>
          </table:table-cell>
          <table:table-cell table:style-name="表格17.A1" office:value-type="string">
            <text:p text:style-name="P21"><text:span text:style-name="T7">电机细分</text:span></text:p>
          </table:table-cell>
          <table:table-cell table:style-name="表格17.A1" office:value-type="string">
            <text:p text:style-name="P21"><text:span text:style-name="T7">1+2</text:span></text:p>
          </table:table-cell>
          <table:table-cell table:style-name="表格17.A1" office:value-type="string">
            <text:p text:style-name="P21"><text:span text:style-name="T7">Bytes[0]：电机ID </text:span></text:p>
            <text:p text:style-name="P21"><text:span text:style-name="T7">Bytes[1-2]：1/2/4/8/16/32/64/128/256</text:span></text:p>
          </table:table-cell>
          <table:table-cell table:style-name="表格17.A1" table:number-rows-spanned="10" office:value-type="string">
            <text:p text:style-name="P14">ID 映射：见 ID 映射表</text:p>
          </table:table-cell>
        </table:table-row>
        <table:table-row table:style-name="表格17.4">
          <table:table-cell table:style-name="表格17.A4" office:value-type="string">
            <text:p text:style-name="P17"><text:span text:style-name="T48">0xB022</text:span></text:p>
          </table:table-cell>
          <table:table-cell table:style-name="表格17.A1" office:value-type="string">
            <text:p text:style-name="P21"><text:span text:style-name="T7">运行和保持电流</text:span></text:p>
          </table:table-cell>
          <table:table-cell table:style-name="表格17.A1" office:value-type="string">
            <text:p text:style-name="P21"><text:span text:style-name="T7">1+1+1</text:span></text:p>
          </table:table-cell>
          <table:table-cell table:style-name="表格17.A1" office:value-type="string">
            <text:p text:style-name="P21"><text:span text:style-name="T7">Bytes[0]：电机ID </text:span></text:p>
            <text:p text:style-name="P41"><text:span text:style-name="T7">Bytes[1]：保持等级0-31默认等级3</text:span></text:p>
            <text:p text:style-name="P41"><text:span text:style-name="T7">Bytes[2]：运行等级0-31默认等级9</text:span></text:p>
          </table:table-cell>
          <table:covered-table-cell/>
        </table:table-row>
        <table:table-row table:style-name="表格17.4">
          <table:table-cell table:style-name="表格17.A5" office:value-type="string">
            <text:p text:style-name="P17"><text:span text:style-name="T48">0xB023</text:span></text:p>
          </table:table-cell>
          <table:table-cell table:style-name="表格17.A1" office:value-type="string">
            <text:p text:style-name="P21"><text:span text:style-name="T7">电机单个坐标</text:span></text:p>
          </table:table-cell>
          <table:table-cell table:style-name="表格17.A1" office:value-type="string">
            <text:p text:style-name="P21"><text:span text:style-name="T7">1+1+4</text:span></text:p>
          </table:table-cell>
          <table:table-cell table:style-name="表格17.A1" office:value-type="string">
            <text:p text:style-name="P21"><text:span text:style-name="T7">Bytes[0]：电机ID</text:span></text:p>
            <text:p text:style-name="P21"><text:span text:style-name="T7">Bytes[1]：位置号</text:span></text:p>
            <text:p text:style-name="P21"><text:span text:style-name="T7">Bytes[2-5]：位置坐标</text:span></text:p>
          </table:table-cell>
          <table:covered-table-cell/>
        </table:table-row>
        <table:table-row table:style-name="表格17.4">
          <table:table-cell table:style-name="表格17.A6" office:value-type="string">
            <text:p text:style-name="P17"><text:span text:style-name="T48">0xB024</text:span></text:p>
          </table:table-cell>
          <table:table-cell table:style-name="表格17.A1" office:value-type="string">
            <text:p text:style-name="P21"><text:span text:style-name="T7">电机所有坐标</text:span></text:p>
          </table:table-cell>
          <table:table-cell table:style-name="表格17.A1" office:value-type="string">
            <text:p text:style-name="P21"><text:span text:style-name="T7">1+1+4*n</text:span></text:p>
          </table:table-cell>
          <table:table-cell table:style-name="表格17.A1" office:value-type="string">
            <text:p text:style-name="P21"><text:span text:style-name="T7">Bytes[0]：电机ID </text:span></text:p>
            <text:p text:style-name="P20"><text:span text:style-name="T7">Bytes[1]：坐标位置个数n</text:span></text:p>
            <text:p text:style-name="P20"><text:span text:style-name="T7">Bytes[2-4*n+1]：每个坐标 4 个字节</text:span></text:p>
          </table:table-cell>
          <table:covered-table-cell/>
        </table:table-row>
        <table:table-row table:style-name="表格17.7">
          <table:table-cell table:style-name="表格17.A7" office:value-type="string">
            <text:p text:style-name="P17"><text:span text:style-name="T48">0xB025</text:span></text:p>
          </table:table-cell>
          <table:table-cell table:style-name="表格17.A1" office:value-type="string">
            <text:p text:style-name="P21"><text:span text:style-name="T7">码盘电机间距</text:span></text:p>
          </table:table-cell>
          <table:table-cell table:style-name="表格17.A1" office:value-type="string">
            <text:p text:style-name="P21"><text:span text:style-name="T7">1+4</text:span></text:p>
          </table:table-cell>
          <table:table-cell table:style-name="表格17.A1" office:value-type="string">
            <text:p text:style-name="P21"><text:span text:style-name="T7">Bytes[0]：电机ID </text:span></text:p>
            <text:p text:style-name="P20"><text:span text:style-name="T7">Bytes[1-4]：码盘间距</text:span></text:p>
          </table:table-cell>
          <table:covered-table-cell/>
        </table:table-row>
        <table:table-row table:style-name="表格17.4">
          <table:table-cell table:style-name="表格17.A8" office:value-type="string">
            <text:p text:style-name="P57"><text:span text:style-name="T57">0xB026</text:span></text:p>
          </table:table-cell>
          <table:table-cell table:style-name="表格17.A1" office:value-type="string">
            <text:p text:style-name="P21"><text:span text:style-name="T7">电机限位光耦</text:span></text:p>
          </table:table-cell>
          <table:table-cell table:style-name="表格17.A1" office:value-type="string">
            <text:p text:style-name="P21"><text:span text:style-name="T7">1+1+1*n</text:span></text:p>
          </table:table-cell>
          <table:table-cell table:style-name="表格17.A1" office:value-type="string">
            <text:p text:style-name="P21"><text:span text:style-name="T7">Bytes[0]：电机ID </text:span></text:p>
            <text:p text:style-name="P21"><text:span text:style-name="T7">Bytes[1]：限位光耦个数</text:span></text:p>
            <text:p text:style-name="P21"><text:span text:style-name="T7">Bytes[2-1*n+1]：限位光耦号</text:span></text:p>
          </table:table-cell>
          <table:covered-table-cell/>
        </table:table-row>
        <table:table-row table:style-name="表格17.4">
          <table:table-cell table:style-name="表格17.A9" office:value-type="string">
            <text:p text:style-name="P57"><text:span text:style-name="T57">0xB027</text:span></text:p>
          </table:table-cell>
          <table:table-cell table:style-name="表格17.A1" office:value-type="string">
            <text:p text:style-name="P21"><text:span text:style-name="T7">电机速度</text:span></text:p>
          </table:table-cell>
          <table:table-cell table:style-name="表格17.A1" office:value-type="string">
            <text:p text:style-name="P21"><text:span text:style-name="T7">1+2+2+2</text:span></text:p>
          </table:table-cell>
          <table:table-cell table:style-name="表格17.A1" office:value-type="string">
            <text:p text:style-name="P21"><text:span text:style-name="T7">Bytes[0]：电机ID </text:span></text:p>
            <text:p text:style-name="P21"><text:span text:style-name="T7">Bytes[1-2]：复位速度</text:span></text:p>
            <text:p text:style-name="P21"><text:span text:style-name="T7">Bytes[3-4]：起始速度</text:span></text:p>
            <text:p text:style-name="P21"><text:span text:style-name="T7">Bytes[5-6]：最大速度</text:span></text:p>
          </table:table-cell>
          <table:covered-table-cell/>
        </table:table-row>
        <table:table-row table:style-name="表格17.4">
          <table:table-cell table:style-name="表格17.A10" office:value-type="string">
            <text:p text:style-name="P57"><text:span text:style-name="T57">0xB028</text:span></text:p>
          </table:table-cell>
          <table:table-cell table:style-name="表格17.A1" office:value-type="string">
            <text:p text:style-name="P21"><text:span text:style-name="T7">电机行程</text:span></text:p>
          </table:table-cell>
          <table:table-cell table:style-name="表格17.A1" office:value-type="string">
            <text:p text:style-name="P21"><text:span text:style-name="T7">1+2+2+2+2+4</text:span></text:p>
          </table:table-cell>
          <table:table-cell table:style-name="表格17.A1" office:value-type="string">
            <text:p text:style-name="P21"><text:span text:style-name="T7">Bytes[0]：电机ID </text:span></text:p>
            <text:p text:style-name="P21"><text:span text:style-name="T7">Bytes[1-2]：预复位行程</text:span></text:p>
            <text:p text:style-name="P21"><text:span text:style-name="T7">Bytes[3-4]：过冲行程</text:span></text:p>
            <text:p text:style-name="P21"><text:span text:style-name="T7">Bytes[5-6]：加速行程</text:span></text:p>
            <text:p text:style-name="P21"><text:span text:style-name="T7">Bytes[7-8]：减速行程</text:span></text:p>
            <text:p text:style-name="P21"><text:span text:style-name="T7">Bytes[9-12]：最大行程</text:span></text:p>
          </table:table-cell>
          <table:covered-table-cell/>
        </table:table-row>
        <table:table-row table:style-name="表格17.4">
          <table:table-cell table:style-name="表格17.A11" office:value-type="string">
            <text:p text:style-name="P57"><text:span text:style-name="T57">0xB029</text:span></text:p>
          </table:table-cell>
          <table:table-cell table:style-name="表格17.A1" office:value-type="string">
            <text:p text:style-name="P21"><text:span text:style-name="T7">电机复位</text:span></text:p>
          </table:table-cell>
          <table:table-cell table:style-name="表格17.A1" office:value-type="string">
            <text:p text:style-name="P21"><text:span text:style-name="T7">1+1+1+1</text:span></text:p>
          </table:table-cell>
          <table:table-cell table:style-name="表格17.A1" office:value-type="string">
            <text:p text:style-name="P21"><text:span text:style-name="T7">Bytes[0]：电机ID </text:span></text:p>
            <text:p text:style-name="P21"><text:span text:style-name="T7">Bytes[1]：复位方向</text:span></text:p>
            <text:p text:style-name="P21"><text:span text:style-name="T7">Bytes[2]：复位光耦</text:span></text:p>
            <text:p text:style-name="P21"><text:span text:style-name="T7">Bytes[3]：复位光耦触发电平</text:span></text:p>
          </table:table-cell>
          <table:covered-table-cell/>
        </table:table-row>
        <table:table-row table:style-name="表格17.4">
          <table:table-cell table:style-name="表格17.A12" office:value-type="string">
            <text:p text:style-name="P57"><text:span text:style-name="T57">0xB02A</text:span></text:p>
          </table:table-cell>
          <table:table-cell table:style-name="表格17.A1" office:value-type="string">
            <text:p text:style-name="P21"><text:span text:style-name="T7">电机堵转阈值</text:span></text:p>
          </table:table-cell>
          <table:table-cell table:style-name="表格17.A1" office:value-type="string">
            <text:p text:style-name="P21"><text:span text:style-name="T7">1+1</text:span></text:p>
          </table:table-cell>
          <table:table-cell table:style-name="表格17.A1" office:value-type="string">
            <text:p text:style-name="P21"><text:span text:style-name="T7">Bytes[0]：电机ID </text:span></text:p>
            <text:p text:style-name="P21"><text:span text:style-name="T7">Bytes[1]：电机堵转阈值</text:span></text:p>
          </table:table-cell>
          <table:covered-table-cell/>
        </table:table-row>
        <table:table-row table:style-name="表格17.4">
          <table:table-cell table:style-name="表格17.A13" office:value-type="string">
            <text:p text:style-name="P57"><text:span text:style-name="T57">0xB02B</text:span></text:p>
          </table:table-cell>
          <table:table-cell table:style-name="表格17.A1" office:value-type="string">
            <text:p text:style-name="P21"><text:span text:style-name="T7">电机复位过冲</text:span></text:p>
          </table:table-cell>
          <table:table-cell table:style-name="表格17.A1" office:value-type="string">
            <text:p text:style-name="P21"><text:span text:style-name="T7">1+2</text:span></text:p>
          </table:table-cell>
          <table:table-cell table:style-name="表格17.A1" office:value-type="string">
            <text:p text:style-name="P21"><text:span text:style-name="T7">Bytes[0]：电机ID </text:span></text:p>
            <text:p text:style-name="P21"><text:span text:style-name="T7">Bytes[1-2]：复位过冲步数</text:span></text:p>
          </table:table-cell>
          <table:table-cell table:style-name="表格17.A1" office:value-type="string">
            <text:p text:style-name="P15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/>
      <text:h text:style-name="Heading_20_3" text:outline-level="3"><text:bookmark-start text:name="_Toc1235"/><text:span text:style-name="T27">3）光耦（0xB03X）</text:span><text:bookmark-end text:name="_Toc1235"/></text:h>
      <table:table table:name="表格18" table:style-name="表格18">
        <table:table-column table:style-name="表格18.A"/>
        <table:table-column table:style-name="表格18.B" table:number-columns-repeated="2"/>
        <table:table-column table:style-name="表格18.D"/>
        <table:table-column table:style-name="表格18.E"/>
        <table:table-row table:style-name="表格18.1">
          <table:table-cell table:style-name="表格18.A1" table:number-rows-spanned="2" office:value-type="string">
            <text:p text:style-name="P17"><text:span text:style-name="T7">命令</text:span></text:p>
          </table:table-cell>
          <table:table-cell table:style-name="表格18.A1" table:number-rows-spanned="2" office:value-type="string">
            <text:p text:style-name="P17"><text:span text:style-name="T7">说明</text:span></text:p>
          </table:table-cell>
          <table:table-cell table:style-name="表格18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18.2">
          <table:covered-table-cell/>
          <table:covered-table-cell/>
          <table:table-cell table:style-name="表格18.A1" office:value-type="string">
            <text:p text:style-name="P17"><text:span text:style-name="T7">长度（byte）</text:span></text:p>
          </table:table-cell>
          <table:table-cell table:style-name="表格18.A1" office:value-type="string">
            <text:p text:style-name="P17"><text:span text:style-name="T7">说明</text:span></text:p>
          </table:table-cell>
          <table:table-cell table:style-name="表格18.E2" office:value-type="string">
            <text:p text:style-name="P17"><text:span text:style-name="T7">备注</text:span></text:p>
          </table:table-cell>
        </table:table-row>
        <table:table-row table:style-name="表格18.3">
          <table:table-cell table:style-name="表格18.A3" office:value-type="string">
            <text:p text:style-name="P17"><text:span text:style-name="T48">0xB031</text:span></text:p>
          </table:table-cell>
          <table:table-cell table:style-name="表格18.A1" office:value-type="string">
            <text:p text:style-name="P21"><text:span text:style-name="T7">检测到的状态</text:span></text:p>
          </table:table-cell>
          <table:table-cell table:style-name="表格18.A1" office:value-type="string">
            <text:p text:style-name="P21"><text:span text:style-name="T7">1+1</text:span></text:p>
          </table:table-cell>
          <table:table-cell table:style-name="表格18.A1" office:value-type="string">
            <text:p text:style-name="P21"><text:span text:style-name="T7">Bytes[0]：光耦ID</text:span></text:p>
            <text:p text:style-name="P21"><text:span text:style-name="T7">Bytes[1]：状态，1高电平，0低电平</text:span></text:p>
          </table:table-cell>
          <table:table-cell table:style-name="表格18.A1" office:value-type="string">
            <text:p text:style-name="P14">ID 映射：见 ID 映射表</text:p>
          </table:table-cell>
        </table:table-row>
      </table:table>
      <text:h text:style-name="Heading_20_3" text:outline-level="3"><text:bookmark-start text:name="_Toc15501"/><text:span text:style-name="T27">4）内部Flash（0xB04X）</text:span><text:bookmark-end text:name="_Toc15501"/></text:h>
      <table:table table:name="表格19" table:style-name="表格19">
        <table:table-column table:style-name="表格19.A"/>
        <table:table-column table:style-name="表格19.B" table:number-columns-repeated="2"/>
        <table:table-column table:style-name="表格19.D"/>
        <table:table-column table:style-name="表格19.E"/>
        <table:table-row table:style-name="表格19.1">
          <table:table-cell table:style-name="表格19.A1" table:number-rows-spanned="2" office:value-type="string">
            <text:p text:style-name="P17"><text:span text:style-name="T7">命令</text:span></text:p>
          </table:table-cell>
          <table:table-cell table:style-name="表格19.A1" table:number-rows-spanned="2" office:value-type="string">
            <text:p text:style-name="P17"><text:span text:style-name="T7">说明</text:span></text:p>
          </table:table-cell>
          <table:table-cell table:style-name="表格19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19.2">
          <table:covered-table-cell/>
          <table:covered-table-cell/>
          <table:table-cell table:style-name="表格19.A1" office:value-type="string">
            <text:p text:style-name="P17"><text:span text:style-name="T7">长度（byte）</text:span></text:p>
          </table:table-cell>
          <table:table-cell table:style-name="表格19.A1" office:value-type="string">
            <text:p text:style-name="P17"><text:span text:style-name="T7">说明</text:span></text:p>
          </table:table-cell>
          <table:table-cell table:style-name="表格19.E2" office:value-type="string">
            <text:p text:style-name="P17"><text:span text:style-name="T7">备注</text:span></text:p>
          </table:table-cell>
        </table:table-row>
        <table:table-row table:style-name="表格19.3">
          <table:table-cell table:style-name="表格19.A3" office:value-type="string">
            <text:p text:style-name="P17"><text:span text:style-name="T59">0xB041</text:span></text:p>
          </table:table-cell>
          <table:table-cell table:style-name="表格19.A1" office:value-type="string">
            <text:p text:style-name="P20"><text:span text:style-name="T12">数据保存</text:span></text:p>
          </table:table-cell>
          <table:table-cell table:style-name="表格19.A1" office:value-type="string">
            <text:p text:style-name="P17"><text:span text:style-name="T7">/</text:span></text:p>
          </table:table-cell>
          <table:table-cell table:style-name="表格19.A1" office:value-type="string">
            <text:p text:style-name="P17"><text:span text:style-name="T7">/</text:span></text:p>
          </table:table-cell>
          <table:table-cell table:style-name="表格19.E3" office:value-type="string">
            <text:p text:style-name="P21"><text:span text:style-name="T7">RAM 数据写入到 Flash</text:span></text:p>
          </table:table-cell>
        </table:table-row>
        <table:table-row table:style-name="表格19.3">
          <table:table-cell table:style-name="表格19.A4" office:value-type="string">
            <text:p text:style-name="P16"><text:span text:style-name="T59">0xB042</text:span></text:p>
          </table:table-cell>
          <table:table-cell table:style-name="表格19.A1" office:value-type="string">
            <text:p text:style-name="P20"><text:span text:style-name="T12">数据回读</text:span></text:p>
          </table:table-cell>
          <table:table-cell table:style-name="表格19.A1" office:value-type="string">
            <text:p text:style-name="P17"><text:span text:style-name="T7">/</text:span></text:p>
          </table:table-cell>
          <table:table-cell table:style-name="表格19.A1" office:value-type="string">
            <text:p text:style-name="P17"><text:span text:style-name="T7">/</text:span></text:p>
          </table:table-cell>
          <table:table-cell table:style-name="表格19.E4" office:value-type="string">
            <text:p text:style-name="P21"><text:span text:style-name="T7">Flash 数据写入到 RAM</text:span></text:p>
          </table:table-cell>
        </table:table-row>
      </table:table>
      <text:h text:style-name="Heading_20_3" text:outline-level="3"><text:bookmark-start text:name="_Toc9532"/><text:span text:style-name="T27">5）外部Flash（0xB05X）</text:span><text:bookmark-end text:name="_Toc9532"/></text:h>
      <table:table table:name="表格20" table:style-name="表格20">
        <table:table-column table:style-name="表格20.A"/>
        <table:table-column table:style-name="表格20.B" table:number-columns-repeated="2"/>
        <table:table-column table:style-name="表格20.D"/>
        <table:table-column table:style-name="表格20.E"/>
        <table:table-row table:style-name="表格20.1">
          <table:table-cell table:style-name="表格20.A1" table:number-rows-spanned="2" office:value-type="string">
            <text:p text:style-name="P17"><text:span text:style-name="T7">命令</text:span></text:p>
          </table:table-cell>
          <table:table-cell table:style-name="表格20.A1" table:number-rows-spanned="2" office:value-type="string">
            <text:p text:style-name="P17"><text:span text:style-name="T7">说明</text:span></text:p>
          </table:table-cell>
          <table:table-cell table:style-name="表格20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20.2">
          <table:covered-table-cell/>
          <table:covered-table-cell/>
          <table:table-cell table:style-name="表格20.A1" office:value-type="string">
            <text:p text:style-name="P17"><text:span text:style-name="T7">长度（byte）</text:span></text:p>
          </table:table-cell>
          <table:table-cell table:style-name="表格20.A1" office:value-type="string">
            <text:p text:style-name="P17"><text:span text:style-name="T7">说明</text:span></text:p>
          </table:table-cell>
          <table:table-cell table:style-name="表格20.E2" office:value-type="string">
            <text:p text:style-name="P17"><text:span text:style-name="T7">备注</text:span></text:p>
          </table:table-cell>
        </table:table-row>
        <table:table-row table:style-name="表格20.3">
          <table:table-cell table:style-name="表格20.A3" office:value-type="string">
            <text:p text:style-name="P17"><text:span text:style-name="T59">0xB051</text:span></text:p>
          </table:table-cell>
          <table:table-cell table:style-name="表格20.A1" office:value-type="string">
            <text:p text:style-name="P20"><text:span text:style-name="T12">数据保存</text:span></text:p>
          </table:table-cell>
          <table:table-cell table:style-name="表格20.A1" office:value-type="string">
            <text:p text:style-name="P17"><text:span text:style-name="T7">/</text:span></text:p>
          </table:table-cell>
          <table:table-cell table:style-name="表格20.A1" office:value-type="string">
            <text:p text:style-name="P17"><text:span text:style-name="T7">/</text:span></text:p>
          </table:table-cell>
          <table:table-cell table:style-name="表格20.E3" office:value-type="string">
            <text:p text:style-name="P21"><text:span text:style-name="T7">RAM 数据写入到 Flash</text:span></text:p>
          </table:table-cell>
        </table:table-row>
        <table:table-row table:style-name="表格20.3">
          <table:table-cell table:style-name="表格20.A4" office:value-type="string">
            <text:p text:style-name="P16"><text:span text:style-name="T59">0xB052</text:span></text:p>
          </table:table-cell>
          <table:table-cell table:style-name="表格20.A1" office:value-type="string">
            <text:p text:style-name="P20"><text:span text:style-name="T12">数据回读</text:span></text:p>
          </table:table-cell>
          <table:table-cell table:style-name="表格20.A1" office:value-type="string">
            <text:p text:style-name="P17"><text:span text:style-name="T7">/</text:span></text:p>
          </table:table-cell>
          <table:table-cell table:style-name="表格20.A1" office:value-type="string">
            <text:p text:style-name="P17"><text:span text:style-name="T7">/</text:span></text:p>
          </table:table-cell>
          <table:table-cell table:style-name="表格20.E4" office:value-type="string">
            <text:p text:style-name="P21"><text:span text:style-name="T7">Flash 数据写入到 RAM</text:span></text:p>
          </table:table-cell>
        </table:table-row>
      </table:table>
      <text:h text:style-name="Heading_20_3" text:outline-level="3"><text:bookmark-start text:name="_Toc29197"/><text:span text:style-name="T27">6）泵（0xB06X）</text:span><text:bookmark-end text:name="_Toc29197"/></text:h>
      <table:table table:name="表格21" table:style-name="表格21">
        <table:table-column table:style-name="表格21.A"/>
        <table:table-column table:style-name="表格21.B" table:number-columns-repeated="2"/>
        <table:table-column table:style-name="表格21.D"/>
        <table:table-column table:style-name="表格21.E"/>
        <table:table-row table:style-name="表格21.1">
          <table:table-cell table:style-name="表格21.A1" table:number-rows-spanned="2" office:value-type="string">
            <text:p text:style-name="P17"><text:span text:style-name="T7">命令</text:span></text:p>
          </table:table-cell>
          <table:table-cell table:style-name="表格21.A1" table:number-rows-spanned="2" office:value-type="string">
            <text:p text:style-name="P17"><text:span text:style-name="T7">说明</text:span></text:p>
          </table:table-cell>
          <table:table-cell table:style-name="表格21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21.2">
          <table:covered-table-cell/>
          <table:covered-table-cell/>
          <table:table-cell table:style-name="表格21.A1" office:value-type="string">
            <text:p text:style-name="P17"><text:span text:style-name="T7">长度（byte）</text:span></text:p>
          </table:table-cell>
          <table:table-cell table:style-name="表格21.A1" office:value-type="string">
            <text:p text:style-name="P17"><text:span text:style-name="T7">说明</text:span></text:p>
          </table:table-cell>
          <table:table-cell table:style-name="表格21.E2" office:value-type="string">
            <text:p text:style-name="P17"><text:span text:style-name="T7">备注</text:span></text:p>
          </table:table-cell>
        </table:table-row>
        <table:table-row table:style-name="表格21.3">
          <table:table-cell table:style-name="表格21.A3" office:value-type="string">
            <text:p text:style-name="P17"><text:span text:style-name="T59">0xB061</text:span></text:p>
          </table:table-cell>
          <table:table-cell table:style-name="表格21.A1" office:value-type="string">
            <text:p text:style-name="P20"><text:span text:style-name="T12">PWM频率</text:span></text:p>
          </table:table-cell>
          <table:table-cell table:style-name="表格21.A1" office:value-type="string">
            <text:p text:style-name="P17"><text:span text:style-name="T7">1+4</text:span></text:p>
          </table:table-cell>
          <table:table-cell table:style-name="表格21.A1" office:value-type="string">
            <text:p text:style-name="P21"><text:span text:style-name="T7">Bytes[0]：泵ID</text:span></text:p>
            <text:p text:style-name="P41"><text:span text:style-name="T7">Bytes[1-4]：频率 </text:span></text:p>
          </table:table-cell>
          <table:table-cell table:style-name="表格21.A1" table:number-rows-spanned="2" office:value-type="string">
            <text:p text:style-name="P14">ID 映射：见 ID 映射表</text:p>
          </table:table-cell>
        </table:table-row>
        <table:table-row table:style-name="表格21.3">
          <table:table-cell table:style-name="表格21.A4" office:value-type="string">
            <text:p text:style-name="P16"><text:span text:style-name="T59">0xB062</text:span></text:p>
          </table:table-cell>
          <table:table-cell table:style-name="表格21.A1" office:value-type="string">
            <text:p text:style-name="P20"><text:span text:style-name="T12">PWM占空比</text:span></text:p>
          </table:table-cell>
          <table:table-cell table:style-name="表格21.A1" office:value-type="string">
            <text:p text:style-name="P17"><text:span text:style-name="T7">1+1</text:span></text:p>
          </table:table-cell>
          <table:table-cell table:style-name="表格21.A1" office:value-type="string">
            <text:p text:style-name="P21"><text:span text:style-name="T7">Bytes[0]：泵ID</text:span></text:p>
            <text:p text:style-name="P41"><text:span text:style-name="T7">Bytes[1]：百分比</text:span></text:p>
          </table:table-cell>
          <table:covered-table-cell/>
        </table:table-row>
      </table:table>
      <text:h text:style-name="Heading_20_3" text:outline-level="3"><text:bookmark-start text:name="_Toc5036"/><text:soft-page-break/><text:span text:style-name="T27">7）温度（0xB07X）</text:span><text:bookmark-end text:name="_Toc5036"/></text:h>
      <table:table table:name="表格22" table:style-name="表格22">
        <table:table-column table:style-name="表格22.A"/>
        <table:table-column table:style-name="表格22.B" table:number-columns-repeated="2"/>
        <table:table-column table:style-name="表格22.D"/>
        <table:table-column table:style-name="表格22.E"/>
        <table:table-row table:style-name="表格22.1">
          <table:table-cell table:style-name="表格22.A1" table:number-rows-spanned="2" office:value-type="string">
            <text:p text:style-name="P17"><text:span text:style-name="T7">命令</text:span></text:p>
          </table:table-cell>
          <table:table-cell table:style-name="表格22.A1" table:number-rows-spanned="2" office:value-type="string">
            <text:p text:style-name="P17"><text:span text:style-name="T7">说明</text:span></text:p>
          </table:table-cell>
          <table:table-cell table:style-name="表格22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22.2">
          <table:covered-table-cell/>
          <table:covered-table-cell/>
          <table:table-cell table:style-name="表格22.A1" office:value-type="string">
            <text:p text:style-name="P17"><text:span text:style-name="T7">长度（byte）</text:span></text:p>
          </table:table-cell>
          <table:table-cell table:style-name="表格22.A1" office:value-type="string">
            <text:p text:style-name="P17"><text:span text:style-name="T7">说明</text:span></text:p>
          </table:table-cell>
          <table:table-cell table:style-name="表格22.E2" office:value-type="string">
            <text:p text:style-name="P17"><text:span text:style-name="T7">备注</text:span></text:p>
          </table:table-cell>
        </table:table-row>
        <table:table-row table:style-name="表格22.3">
          <table:table-cell table:style-name="表格22.A3" office:value-type="string">
            <text:p text:style-name="P17"><text:span text:style-name="T59">0xB071</text:span></text:p>
          </table:table-cell>
          <table:table-cell table:style-name="表格22.A1" office:value-type="string">
            <text:p text:style-name="P20"><text:span text:style-name="T12">PID数值</text:span></text:p>
          </table:table-cell>
          <table:table-cell table:style-name="表格22.A1" office:value-type="string">
            <text:p text:style-name="P17"><text:span text:style-name="T7">1+2+2+2</text:span></text:p>
          </table:table-cell>
          <table:table-cell table:style-name="表格22.A1" office:value-type="string">
            <text:p text:style-name="P21"><text:span text:style-name="T7">Bytes[0]：温度序号</text:span></text:p>
            <text:p text:style-name="P21"><text:span text:style-name="T7">Bytes[1-2]:P值 <text:s text:c="2"/>（3700 表示 37.00）</text:span></text:p>
            <text:p text:style-name="P21"><text:span text:style-name="T7">Bytes[3-4]:I值 <text:s text:c="2"/>（3700 表示 37.00）</text:span></text:p>
            <text:p text:style-name="P21"><text:span text:style-name="T7">Bytes[5-6]:D值 <text:s/>（3700 表示 37.00）</text:span></text:p>
            <text:p text:style-name="P34"/>
          </table:table-cell>
          <table:table-cell table:style-name="表格22.A1" table:number-rows-spanned="2" office:value-type="string">
            <text:p text:style-name="P14">ID 映射：见 ID 映射表</text:p>
          </table:table-cell>
        </table:table-row>
        <table:table-row table:style-name="表格22.3">
          <table:table-cell table:style-name="表格22.A4" office:value-type="string">
            <text:p text:style-name="P16"><text:span text:style-name="T59">0xB072</text:span></text:p>
          </table:table-cell>
          <table:table-cell table:style-name="表格22.A1" office:value-type="string">
            <text:p text:style-name="P20"><text:span text:style-name="T12">目标值和阈值</text:span></text:p>
          </table:table-cell>
          <table:table-cell table:style-name="表格22.A1" office:value-type="string">
            <text:p text:style-name="P17"><text:span text:style-name="T7">1+2+2</text:span></text:p>
          </table:table-cell>
          <table:table-cell table:style-name="表格22.A1" office:value-type="string">
            <text:p text:style-name="P21"><text:span text:style-name="T7">Bytes[0]：温度序号</text:span></text:p>
            <text:p text:style-name="P21"><text:span text:style-name="T7">Bytes[1-2]:目标值 <text:s/>（3700 表示 37.00）</text:span></text:p>
            <text:p text:style-name="P21"><text:span text:style-name="T7">Bytes[3-4]:阈值 <text:s text:c="3"/>（3700 表示 37.00）</text:span></text:p>
          </table:table-cell>
          <table:covered-table-cell/>
        </table:table-row>
      </table:table>
      <text:p text:style-name="Standard"/>
      <text:h text:style-name="Heading_20_3" text:outline-level="3"><text:bookmark-start text:name="_Toc138"/><text:span text:style-name="T27">8）液位检测（0xB08X）</text:span><text:bookmark-end text:name="_Toc138"/></text:h>
      <table:table table:name="表格23" table:style-name="表格23">
        <table:table-column table:style-name="表格23.A"/>
        <table:table-column table:style-name="表格23.B" table:number-columns-repeated="2"/>
        <table:table-column table:style-name="表格23.D"/>
        <table:table-column table:style-name="表格23.E"/>
        <table:table-row table:style-name="表格23.1">
          <table:table-cell table:style-name="表格23.A1" table:number-rows-spanned="2" office:value-type="string">
            <text:p text:style-name="P17"><text:span text:style-name="T7">命令</text:span></text:p>
          </table:table-cell>
          <table:table-cell table:style-name="表格23.A1" table:number-rows-spanned="2" office:value-type="string">
            <text:p text:style-name="P17"><text:span text:style-name="T7">说明</text:span></text:p>
          </table:table-cell>
          <table:table-cell table:style-name="表格23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23.2">
          <table:covered-table-cell/>
          <table:covered-table-cell/>
          <table:table-cell table:style-name="表格23.A1" office:value-type="string">
            <text:p text:style-name="P17"><text:span text:style-name="T7">长度（byte）</text:span></text:p>
          </table:table-cell>
          <table:table-cell table:style-name="表格23.A1" office:value-type="string">
            <text:p text:style-name="P17"><text:span text:style-name="T7">说明</text:span></text:p>
          </table:table-cell>
          <table:table-cell table:style-name="表格23.E2" office:value-type="string">
            <text:p text:style-name="P17"><text:span text:style-name="T7">备注</text:span></text:p>
          </table:table-cell>
        </table:table-row>
        <table:table-row table:style-name="表格23.3">
          <table:table-cell table:style-name="表格23.A3" office:value-type="string">
            <text:p text:style-name="P17"><text:span text:style-name="T59">0xB081</text:span></text:p>
          </table:table-cell>
          <table:table-cell table:style-name="表格23.A1" office:value-type="string">
            <text:p text:style-name="P20"><text:span text:style-name="T12">液面状态电容值</text:span></text:p>
          </table:table-cell>
          <table:table-cell table:style-name="表格23.A1" office:value-type="string">
            <text:p text:style-name="P17"><text:span text:style-name="T7">1+4</text:span></text:p>
          </table:table-cell>
          <table:table-cell table:style-name="表格23.A1" office:value-type="string">
            <text:p text:style-name="P21"><text:span text:style-name="T7">Bytes[0]：通道号</text:span></text:p>
            <text:p text:style-name="P21"><text:span text:style-name="T7">Bytes[1-4]: 电容值（float）</text:span></text:p>
          </table:table-cell>
          <table:table-cell table:style-name="表格23.A1" table:number-rows-spanned="2" office:value-type="string">
            <text:p text:style-name="P14">ID 映射：见 ID 映射表</text:p>
          </table:table-cell>
        </table:table-row>
        <table:table-row table:style-name="表格23.3">
          <table:table-cell table:style-name="表格23.A4" office:value-type="string">
            <text:p text:style-name="P16"><text:span text:style-name="T59">0xB082</text:span></text:p>
          </table:table-cell>
          <table:table-cell table:style-name="表格23.A1" office:value-type="string">
            <text:p text:style-name="P20"><text:span text:style-name="T12">触发液面电容差</text:span></text:p>
          </table:table-cell>
          <table:table-cell table:style-name="表格23.A1" office:value-type="string">
            <text:p text:style-name="P17"><text:span text:style-name="T7">1+4</text:span></text:p>
          </table:table-cell>
          <table:table-cell table:style-name="表格23.A1" office:value-type="string">
            <text:p text:style-name="P21"><text:span text:style-name="T7">Bytes[0]：通道号</text:span></text:p>
            <text:p text:style-name="P21"><text:span text:style-name="T7">Bytes[1-4]: 电容值（float）</text:span></text:p>
          </table:table-cell>
          <table:covered-table-cell/>
        </table:table-row>
      </table:table>
      <text:p text:style-name="Standard"/>
      <text:h text:style-name="Heading_20_3" text:outline-level="3"><text:bookmark-start text:name="_Toc18158"/><text:span text:style-name="T27">9）写RFID（0xB09X）</text:span><text:bookmark-end text:name="_Toc18158"/></text:h>
      <table:table table:name="表格24" table:style-name="表格24">
        <table:table-column table:style-name="表格24.A"/>
        <table:table-column table:style-name="表格24.B" table:number-columns-repeated="2"/>
        <table:table-column table:style-name="表格24.D"/>
        <table:table-column table:style-name="表格24.E"/>
        <table:table-row table:style-name="表格24.1">
          <table:table-cell table:style-name="表格24.A1" table:number-rows-spanned="2" office:value-type="string">
            <text:p text:style-name="P17"><text:span text:style-name="T7">命令</text:span></text:p>
          </table:table-cell>
          <table:table-cell table:style-name="表格24.A1" table:number-rows-spanned="2" office:value-type="string">
            <text:p text:style-name="P17"><text:span text:style-name="T7">说明</text:span></text:p>
          </table:table-cell>
          <table:table-cell table:style-name="表格24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24.2">
          <table:covered-table-cell/>
          <table:covered-table-cell/>
          <table:table-cell table:style-name="表格24.A1" office:value-type="string">
            <text:p text:style-name="P17"><text:span text:style-name="T7">长度（byte）</text:span></text:p>
          </table:table-cell>
          <table:table-cell table:style-name="表格24.A1" office:value-type="string">
            <text:p text:style-name="P17"><text:span text:style-name="T7">说明</text:span></text:p>
          </table:table-cell>
          <table:table-cell table:style-name="表格24.E2" office:value-type="string">
            <text:p text:style-name="P17"><text:span text:style-name="T7">备注</text:span></text:p>
          </table:table-cell>
        </table:table-row>
        <table:table-row table:style-name="表格24.3">
          <table:table-cell table:style-name="表格24.A3" office:value-type="string">
            <text:p text:style-name="P17"><text:span text:style-name="T59">0xB091</text:span></text:p>
          </table:table-cell>
          <table:table-cell table:style-name="表格24.A1" office:value-type="string">
            <text:p text:style-name="P20"><text:span text:style-name="T12">写RFID块</text:span></text:p>
          </table:table-cell>
          <table:table-cell table:style-name="表格24.A1" office:value-type="string">
            <text:p text:style-name="P17"><text:span text:style-name="T7">1+1+16</text:span></text:p>
          </table:table-cell>
          <table:table-cell table:style-name="表格24.A1" office:value-type="string">
            <text:p text:style-name="P21"><text:span text:style-name="T7">Bytes[0]：RFID ID</text:span></text:p>
            <text:p text:style-name="P21"><text:span text:style-name="T7">Bytes[1]：RFID块编号</text:span></text:p>
            <text:p text:style-name="P21"><text:span text:style-name="T7">Bytes[2-17]:RFID块数据</text:span></text:p>
          </table:table-cell>
          <table:table-cell table:style-name="表格24.A1" office:value-type="string">
            <text:p text:style-name="P14">ID 映射：见 ID 映射表</text:p>
          </table:table-cell>
        </table:table-row>
      </table:table>
      <text:p text:style-name="Standard"/>
      <text:p text:style-name="Standard"/>
      <text:list xml:id="list3046520826" text:style-name="WWNum1">
        <text:list-item>
          <text:h text:style-name="P8" text:outline-level="3"><text:bookmark-start text:name="_Toc1588"/><text:soft-page-break/><text:span text:style-name="T27">写称重板初始值（0xB0AX）</text:span><text:bookmark-end text:name="_Toc1588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/>
        <table:table-column table:style-name="表格25.D"/>
        <table:table-column table:style-name="表格25.E"/>
        <table:table-row table:style-name="表格25.1">
          <table:table-cell table:style-name="表格25.A1" table:number-rows-spanned="2" office:value-type="string">
            <text:p text:style-name="P17"><text:span text:style-name="T7">命令</text:span></text:p>
          </table:table-cell>
          <table:table-cell table:style-name="表格25.A1" table:number-rows-spanned="2" office:value-type="string">
            <text:p text:style-name="P17"><text:span text:style-name="T7">说明</text:span></text:p>
          </table:table-cell>
          <table:table-cell table:style-name="表格25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25.2">
          <table:covered-table-cell/>
          <table:covered-table-cell/>
          <table:table-cell table:style-name="表格25.A1" office:value-type="string">
            <text:p text:style-name="P17"><text:span text:style-name="T7">长度（byte）</text:span></text:p>
          </table:table-cell>
          <table:table-cell table:style-name="表格25.A1" office:value-type="string">
            <text:p text:style-name="P17"><text:span text:style-name="T7">说明</text:span></text:p>
          </table:table-cell>
          <table:table-cell table:style-name="表格25.E2" office:value-type="string">
            <text:p text:style-name="P17"><text:span text:style-name="T7">备注</text:span></text:p>
          </table:table-cell>
        </table:table-row>
        <table:table-row table:style-name="表格25.3">
          <table:table-cell table:style-name="表格25.A3" office:value-type="string">
            <text:p text:style-name="P17"><text:span text:style-name="T59">0xB0A1</text:span></text:p>
          </table:table-cell>
          <table:table-cell table:style-name="表格25.A1" office:value-type="string">
            <text:p text:style-name="P20"><text:span text:style-name="T12">设置单个沉重板初始值</text:span></text:p>
          </table:table-cell>
          <table:table-cell table:style-name="表格25.A1" office:value-type="string">
            <text:p text:style-name="P17"><text:span text:style-name="T7">1</text:span></text:p>
          </table:table-cell>
          <table:table-cell table:style-name="表格25.A1" office:value-type="string">
            <text:p text:style-name="P21"><text:span text:style-name="T7">Bytes[0]：通道ID</text:span></text:p>
            <text:p text:style-name="P32"/>
          </table:table-cell>
          <table:table-cell table:style-name="表格25.A1" office:value-type="string">
            <text:p text:style-name="P14">ID 映射：见 ID 映射表</text:p>
          </table:table-cell>
        </table:table-row>
        <table:table-row table:style-name="表格25.3">
          <table:table-cell table:style-name="表格25.A4" office:value-type="string">
            <text:p text:style-name="P17"><text:span text:style-name="T59">0xB0AA</text:span></text:p>
          </table:table-cell>
          <table:table-cell table:style-name="表格25.A1" office:value-type="string">
            <text:p text:style-name="P20"><text:span text:style-name="T12">设置所有沉重板初始值</text:span></text:p>
          </table:table-cell>
          <table:table-cell table:style-name="表格25.A1" office:value-type="string">
            <text:p text:style-name="P17"><text:span text:style-name="T7">1</text:span></text:p>
          </table:table-cell>
          <table:table-cell table:style-name="表格25.A1" office:value-type="string">
            <text:p text:style-name="P21"><text:span text:style-name="T7">Bytes[0]：通道个数</text:span></text:p>
            <text:p text:style-name="P32"/>
          </table:table-cell>
          <table:table-cell table:style-name="表格25.A1" office:value-type="string">
            <text:p text:style-name="P14">ID 映射：见 ID 映射表</text:p>
          </table:table-cell>
        </table:table-row>
      </table:table>
      <text:p text:style-name="Standard"/>
      <text:p text:style-name="Standard"/>
      <text:p text:style-name="Standard"/>
      <text:list xml:id="list85507683007271" text:continue-numbering="true" text:style-name="WWNum1">
        <text:list-item>
          <text:h text:style-name="P8" text:outline-level="3"><text:bookmark-start text:name="_Toc9406"/><text:span text:style-name="T27">超声波（0xB0BX）</text:span><text:bookmark-end text:name="_Toc9406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/>
        <table:table-column table:style-name="表格26.D"/>
        <table:table-column table:style-name="表格26.E"/>
        <table:table-row table:style-name="表格26.1">
          <table:table-cell table:style-name="表格26.A1" table:number-rows-spanned="2" office:value-type="string">
            <text:p text:style-name="P17"><text:span text:style-name="T7">命令</text:span></text:p>
          </table:table-cell>
          <table:table-cell table:style-name="表格26.A1" table:number-rows-spanned="2" office:value-type="string">
            <text:p text:style-name="P17"><text:span text:style-name="T7">说明</text:span></text:p>
          </table:table-cell>
          <table:table-cell table:style-name="表格26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26.2">
          <table:covered-table-cell/>
          <table:covered-table-cell/>
          <table:table-cell table:style-name="表格26.A1" office:value-type="string">
            <text:p text:style-name="P17"><text:span text:style-name="T7">长度（byte）</text:span></text:p>
          </table:table-cell>
          <table:table-cell table:style-name="表格26.A1" office:value-type="string">
            <text:p text:style-name="P17"><text:span text:style-name="T7">说明</text:span></text:p>
          </table:table-cell>
          <table:table-cell table:style-name="表格26.E2" office:value-type="string">
            <text:p text:style-name="P17"><text:span text:style-name="T7">备注</text:span></text:p>
          </table:table-cell>
        </table:table-row>
        <table:table-row table:style-name="表格26.3">
          <table:table-cell table:style-name="表格26.A3" office:value-type="string">
            <text:p text:style-name="P17"><text:span text:style-name="T59">0xB0B1</text:span></text:p>
          </table:table-cell>
          <table:table-cell table:style-name="表格26.A1" office:value-type="string">
            <text:p text:style-name="P20"><text:span text:style-name="T12">设置超声波功率值</text:span></text:p>
          </table:table-cell>
          <table:table-cell table:style-name="表格26.A1" office:value-type="string">
            <text:p text:style-name="P17"><text:span text:style-name="T7">1</text:span></text:p>
          </table:table-cell>
          <table:table-cell table:style-name="表格26.A1" office:value-type="string">
            <text:p text:style-name="P21"><text:span text:style-name="T7">Bytes[0]：通道ID</text:span></text:p>
            <text:p text:style-name="P21"><text:span text:style-name="T7">Bytes[1-2]：功率值</text:span></text:p>
          </table:table-cell>
          <table:table-cell table:style-name="表格26.A1" office:value-type="string">
            <text:p text:style-name="P14">ID 映射：见 ID 映射表</text:p>
          </table:table-cell>
        </table:table-row>
        <table:table-row table:style-name="表格26.4">
          <table:table-cell table:style-name="表格26.A4" office:value-type="string">
            <text:p text:style-name="P17"><text:span text:style-name="T59">0xB0B2</text:span></text:p>
          </table:table-cell>
          <table:table-cell table:style-name="表格26.A1" office:value-type="string">
            <text:p text:style-name="P20"><text:span text:style-name="T12">设置超声波启停</text:span></text:p>
          </table:table-cell>
          <table:table-cell table:style-name="表格26.A1" office:value-type="string">
            <text:p text:style-name="P17"><text:span text:style-name="T7">1</text:span></text:p>
          </table:table-cell>
          <table:table-cell table:style-name="表格26.A1" office:value-type="string">
            <text:p text:style-name="P21"><text:span text:style-name="T7">Bytes[0]：通道ID</text:span></text:p>
            <text:p text:style-name="P21"><text:span text:style-name="T7">Bytes[1]：0：停止 1：启动</text:span></text:p>
          </table:table-cell>
          <table:table-cell table:style-name="表格26.A1" office:value-type="string">
            <text:p text:style-name="P14">ID 映射：见 ID 映射表</text:p>
          </table:table-cell>
        </table:table-row>
        <table:table-row table:style-name="表格26.4">
          <table:table-cell table:style-name="表格26.A5" office:value-type="string">
            <text:p text:style-name="P17"><text:span text:style-name="T59">0xB0BA</text:span></text:p>
          </table:table-cell>
          <table:table-cell table:style-name="表格26.A1" office:value-type="string">
            <text:p text:style-name="P20"><text:span text:style-name="T12">设置所有超声波板功率值</text:span></text:p>
          </table:table-cell>
          <table:table-cell table:style-name="表格26.A1" office:value-type="string">
            <text:p text:style-name="P17"><text:span text:style-name="T7">1</text:span></text:p>
          </table:table-cell>
          <table:table-cell table:style-name="表格26.A1" office:value-type="string">
            <text:p text:style-name="P21"><text:span text:style-name="T7">Bytes[0]：通道个数</text:span></text:p>
            <text:p text:style-name="P21"><text:span text:style-name="T7">Bytes[1-2]：功率值</text:span></text:p>
          </table:table-cell>
          <table:table-cell table:style-name="表格26.A1" office:value-type="string">
            <text:p text:style-name="P14">ID 映射：见 ID 映射表</text:p>
          </table:table-cell>
        </table:table-row>
      </table:table>
      <text:p text:style-name="Standard"/>
      <text:p text:style-name="Standard"/>
      <text:list xml:id="list85508196885919" text:continue-numbering="true" text:style-name="WWNum1">
        <text:list-item>
          <text:h text:style-name="P8" text:outline-level="3"><text:bookmark-start text:name="_Toc14586"/><text:span text:style-name="T27">打印机（0xB0CX）</text:span><text:bookmark-end text:name="_Toc14586"/></text:h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/>
        <table:table-column table:style-name="表格27.D"/>
        <table:table-column table:style-name="表格27.E"/>
        <table:table-row table:style-name="表格27.1">
          <table:table-cell table:style-name="表格27.A1" table:number-rows-spanned="2" office:value-type="string">
            <text:p text:style-name="P17"><text:span text:style-name="T7">命令</text:span></text:p>
          </table:table-cell>
          <table:table-cell table:style-name="表格27.A1" table:number-rows-spanned="2" office:value-type="string">
            <text:p text:style-name="P17"><text:span text:style-name="T7">说明</text:span></text:p>
          </table:table-cell>
          <table:table-cell table:style-name="表格27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27.2">
          <table:covered-table-cell/>
          <table:covered-table-cell/>
          <table:table-cell table:style-name="表格27.A1" office:value-type="string">
            <text:p text:style-name="P17"><text:span text:style-name="T7">长度（byte）</text:span></text:p>
          </table:table-cell>
          <table:table-cell table:style-name="表格27.A1" office:value-type="string">
            <text:p text:style-name="P17"><text:span text:style-name="T7">说明</text:span></text:p>
          </table:table-cell>
          <table:table-cell table:style-name="表格27.A1" office:value-type="string">
            <text:p text:style-name="P17"><text:span text:style-name="T7">备注</text:span></text:p>
          </table:table-cell>
        </table:table-row>
        <table:table-row table:style-name="表格27.3">
          <table:table-cell table:style-name="表格27.A3" office:value-type="string">
            <text:p text:style-name="P18"><text:span text:style-name="T59">0xB0C1</text:span></text:p>
          </table:table-cell>
          <table:table-cell table:style-name="表格27.A1" office:value-type="string">
            <text:p text:style-name="P24"><text:span text:style-name="T19">打印模版设置</text:span></text:p>
          </table:table-cell>
          <table:table-cell table:style-name="表格27.A1" office:value-type="string">
            <text:p text:style-name="P16">1</text:p>
          </table:table-cell>
          <table:table-cell table:style-name="表格27.A1" office:value-type="string">
            <text:p text:style-name="Standard"><text:span text:style-name="T65">Byte0: </text:span></text:p>
            <text:p text:style-name="Standard">0：打印文本数据</text:p>
            <text:p text:style-name="Standard">1：打印文本数据 + 二维码</text:p>
            <text:p text:style-name="Standard"><text:soft-page-break/>2: <text:s/>打印文本数据 + 条码</text:p>
          </table:table-cell>
          <table:table-cell table:style-name="表格27.A1" office:value-type="string">
            <text:p text:style-name="Standard"/>
          </table:table-cell>
        </table:table-row>
        <table:table-row table:style-name="表格27.4">
          <table:table-cell table:style-name="表格27.A4" office:value-type="string">
            <text:p text:style-name="P18"><text:span text:style-name="T60">0XB0C2</text:span></text:p>
          </table:table-cell>
          <table:table-cell table:style-name="表格27.A1" office:value-type="string">
            <text:p text:style-name="Standard"><text:span text:style-name="T18">打印位设置</text:span></text:p>
          </table:table-cell>
          <table:table-cell table:style-name="表格27.A1" office:value-type="string">
            <text:p text:style-name="P16"><text:span text:style-name="T36">2</text:span></text:p>
          </table:table-cell>
          <table:table-cell table:style-name="表格27.A1" office:value-type="string">
            <text:p text:style-name="Standard"><text:span text:style-name="T39">Byte0-Byte1:</text:span></text:p>
            <text:p text:style-name="Standard"><text:span text:style-name="T36">位置</text:span></text:p>
          </table:table-cell>
          <table:table-cell table:style-name="表格27.A1" office:value-type="string">
            <text:p text:style-name="P44"/>
          </table:table-cell>
        </table:table-row>
        <table:table-row table:style-name="表格27.4">
          <table:table-cell table:style-name="表格27.A5" office:value-type="string">
            <text:p text:style-name="P18"><text:span text:style-name="T59">0XB0C3</text:span></text:p>
          </table:table-cell>
          <table:table-cell table:style-name="表格27.A1" office:value-type="string">
            <text:p text:style-name="P24"><text:span text:style-name="T19">打印灰度设置</text:span></text:p>
          </table:table-cell>
          <table:table-cell table:style-name="表格27.A1" office:value-type="string">
            <text:p text:style-name="P16">1</text:p>
          </table:table-cell>
          <table:table-cell table:style-name="表格27.A1" office:value-type="string">
            <text:p text:style-name="Standard"><text:span text:style-name="T38">Byte0:</text:span></text:p>
            <text:p text:style-name="Standard"><text:span text:style-name="T35">灰度值</text:span></text:p>
          </table:table-cell>
          <table:table-cell table:style-name="表格27.E5" office:value-type="string">
            <text:p text:style-name="P49"/>
          </table:table-cell>
        </table:table-row>
        <table:table-row table:style-name="表格27.4">
          <table:table-cell table:style-name="表格27.A6" office:value-type="string">
            <text:p text:style-name="P18"><text:span text:style-name="T60">0XB0C4</text:span></text:p>
          </table:table-cell>
          <table:table-cell table:style-name="表格27.A1" office:value-type="string">
            <text:p text:style-name="P24"><text:span text:style-name="T18">碳带回收步距设置</text:span></text:p>
          </table:table-cell>
          <table:table-cell table:style-name="表格27.A1" office:value-type="string">
            <text:p text:style-name="P16"><text:span text:style-name="T18">1</text:span></text:p>
          </table:table-cell>
          <table:table-cell table:style-name="表格27.A1" office:value-type="string">
            <text:p text:style-name="Standard"><text:span text:style-name="T39">Byte0:</text:span></text:p>
            <text:p text:style-name="Standard"><text:span text:style-name="T18">步距值</text:span></text:p>
          </table:table-cell>
          <table:table-cell table:style-name="表格27.A1" office:value-type="string">
            <text:p text:style-name="P44"/>
          </table:table-cell>
        </table:table-row>
        <table:table-row table:style-name="表格27.4">
          <table:table-cell table:style-name="表格27.A7" office:value-type="string">
            <text:p text:style-name="P18"><text:span text:style-name="T59">0XB0C5</text:span></text:p>
          </table:table-cell>
          <table:table-cell table:style-name="表格27.A1" office:value-type="string">
            <text:p text:style-name="P24"><text:span text:style-name="T19">打印角度设置</text:span></text:p>
          </table:table-cell>
          <table:table-cell table:style-name="表格27.A1" office:value-type="string">
            <text:p text:style-name="P16"><text:span text:style-name="T19">1</text:span></text:p>
          </table:table-cell>
          <table:table-cell table:style-name="表格27.A1" office:value-type="string">
            <text:p text:style-name="Standard"><text:span text:style-name="T38">Byte0:</text:span></text:p>
            <text:p text:style-name="Standard"><text:span text:style-name="T35">0: 0度</text:span></text:p>
            <text:p text:style-name="Standard"><text:span text:style-name="T35">1: 90度</text:span></text:p>
            <text:p text:style-name="Standard"><text:span text:style-name="T35">2: 180度</text:span></text:p>
          </table:table-cell>
          <table:table-cell table:style-name="表格27.A1" office:value-type="string">
            <text:p text:style-name="P44"/>
          </table:table-cell>
        </table:table-row>
        <table:table-row table:style-name="表格27.4">
          <table:table-cell table:style-name="表格27.A8" office:value-type="string">
            <text:p text:style-name="P18"><text:span text:style-name="T59">0xB0C6</text:span></text:p>
          </table:table-cell>
          <table:table-cell table:style-name="表格27.A1" office:value-type="string">
            <text:p text:style-name="P24"><text:span text:style-name="T19">二维码码制设置</text:span></text:p>
          </table:table-cell>
          <table:table-cell table:style-name="表格27.A1" office:value-type="string">
            <text:p text:style-name="P16">1</text:p>
          </table:table-cell>
          <table:table-cell table:style-name="表格27.A1" office:value-type="string">
            <text:p text:style-name="Standard"><text:span text:style-name="T65">Byte0: </text:span></text:p>
            <text:p text:style-name="Standard"/>
          </table:table-cell>
          <table:table-cell table:style-name="表格27.A1" office:value-type="string">
            <text:p text:style-name="P44"/>
          </table:table-cell>
        </table:table-row>
        <table:table-row table:style-name="表格27.4">
          <table:table-cell table:style-name="表格27.A9" office:value-type="string">
            <text:p text:style-name="P18"><text:span text:style-name="T59">0xB0C7</text:span></text:p>
          </table:table-cell>
          <table:table-cell table:style-name="表格27.A1" office:value-type="string">
            <text:p text:style-name="P24"><text:span text:style-name="T19">条码码制设置</text:span></text:p>
          </table:table-cell>
          <table:table-cell table:style-name="表格27.A1" office:value-type="string">
            <text:p text:style-name="P16">1</text:p>
          </table:table-cell>
          <table:table-cell table:style-name="表格27.A1" office:value-type="string">
            <text:p text:style-name="Standard"><text:span text:style-name="T65">Byte0: </text:span></text:p>
            <text:p text:style-name="Standard"/>
          </table:table-cell>
          <table:table-cell table:style-name="表格27.A1" office:value-type="string">
            <text:p text:style-name="P44"/>
          </table:table-cell>
        </table:table-row>
        <table:table-row table:style-name="表格27.4">
          <table:table-cell table:style-name="表格27.A10" office:value-type="string">
            <text:p text:style-name="P18"><text:span text:style-name="T60">0xB0C8</text:span></text:p>
          </table:table-cell>
          <table:table-cell table:style-name="表格27.A1" office:value-type="string">
            <text:p text:style-name="Standard"><text:span text:style-name="T18">等待位设置</text:span></text:p>
          </table:table-cell>
          <table:table-cell table:style-name="表格27.A1" office:value-type="string">
            <text:p text:style-name="P16"><text:span text:style-name="T36">2</text:span></text:p>
          </table:table-cell>
          <table:table-cell table:style-name="表格27.A1" office:value-type="string">
            <text:p text:style-name="Standard"><text:span text:style-name="T39">Byte0-Byte1:</text:span></text:p>
            <text:p text:style-name="Standard"><text:span text:style-name="T36">位置</text:span></text:p>
          </table:table-cell>
          <table:table-cell table:style-name="表格27.A1" office:value-type="string">
            <text:p text:style-name="P44"/>
          </table:table-cell>
        </table:table-row>
      </table:table>
      <text:p text:style-name="P27"/>
      <text:p text:style-name="Standard"/>
      <text:p text:style-name="Standard"/>
      <text:h text:style-name="Heading_20_2" text:outline-level="2"><text:bookmark-start text:name="_Toc24039"/>3、查询类（0xCXXX）<text:bookmark-end text:name="_Toc24039"/></text:h>
      <text:p text:style-name="Standard"><text:span text:style-name="T47">注：回复为ACK与Data_Passive</text:span></text:p>
      <text:h text:style-name="Heading_20_3" text:outline-level="3"><text:bookmark-start text:name="_Toc30383"/><text:soft-page-break/><text:span text:style-name="T27">1）温度查询（0xC01X）</text:span><text:bookmark-end text:name="_Toc30383"/></text:h>
      <table:table table:name="表格28" table:style-name="表格28">
        <table:table-column table:style-name="表格28.A"/>
        <table:table-column table:style-name="表格28.B"/>
        <table:table-column table:style-name="表格28.C"/>
        <table:table-column table:style-name="表格28.D"/>
        <table:table-column table:style-name="表格28.E"/>
        <table:table-row table:style-name="表格28.1">
          <table:table-cell table:style-name="表格28.A1" table:number-rows-spanned="2" office:value-type="string">
            <text:p text:style-name="P17"><text:span text:style-name="T7">命令</text:span></text:p>
          </table:table-cell>
          <table:table-cell table:style-name="表格28.A1" table:number-rows-spanned="2" office:value-type="string">
            <text:p text:style-name="P17"><text:span text:style-name="T7">说明</text:span></text:p>
          </table:table-cell>
          <table:table-cell table:style-name="表格28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28.2">
          <table:covered-table-cell/>
          <table:covered-table-cell/>
          <table:table-cell table:style-name="表格28.A1" office:value-type="string">
            <text:p text:style-name="P17"><text:span text:style-name="T7">长度（byte）</text:span></text:p>
          </table:table-cell>
          <table:table-cell table:style-name="表格28.A1" office:value-type="string">
            <text:p text:style-name="P17"><text:span text:style-name="T7">说明</text:span></text:p>
          </table:table-cell>
          <table:table-cell table:style-name="表格28.A1" office:value-type="string">
            <text:p text:style-name="P17"><text:span text:style-name="T7">备注</text:span></text:p>
          </table:table-cell>
        </table:table-row>
        <table:table-row table:style-name="表格28.3">
          <table:table-cell table:style-name="表格28.A3" office:value-type="string">
            <text:p text:style-name="P16"><text:span text:style-name="T48">0xC011</text:span></text:p>
          </table:table-cell>
          <table:table-cell table:style-name="表格28.A1" office:value-type="string">
            <text:p text:style-name="P21">查询单个温度</text:p>
          </table:table-cell>
          <table:table-cell table:style-name="表格28.A1" office:value-type="string">
            <text:p text:style-name="P17"><text:span text:style-name="T7">1</text:span></text:p>
          </table:table-cell>
          <table:table-cell table:style-name="表格28.A1" office:value-type="string">
            <text:p text:style-name="P41"><text:span text:style-name="T7">Bytes[0]：通道ID</text:span></text:p>
          </table:table-cell>
          <table:table-cell table:style-name="表格28.A1" table:number-rows-spanned="3" office:value-type="string">
            <text:p text:style-name="P20">ID 映射：见 ID 映射表</text:p>
          </table:table-cell>
        </table:table-row>
        <table:table-row table:style-name="表格28.3">
          <table:table-cell table:style-name="表格28.A4" office:value-type="string">
            <text:p text:style-name="P16"><text:span text:style-name="T48">0xC012</text:span></text:p>
          </table:table-cell>
          <table:table-cell table:style-name="表格28.A1" office:value-type="string">
            <text:p text:style-name="P21">查询PID参数</text:p>
          </table:table-cell>
          <table:table-cell table:style-name="表格28.A1" office:value-type="string">
            <text:p text:style-name="P17"><text:span text:style-name="T7">1</text:span></text:p>
          </table:table-cell>
          <table:table-cell table:style-name="表格28.A1" office:value-type="string">
            <text:p text:style-name="P41"><text:span text:style-name="T7">Bytes[0]：通道ID</text:span></text:p>
          </table:table-cell>
          <table:covered-table-cell/>
        </table:table-row>
        <table:table-row table:style-name="表格28.5">
          <table:table-cell table:style-name="表格28.A5" office:value-type="string">
            <text:p text:style-name="P16"><text:span text:style-name="T48">0xC01A</text:span></text:p>
          </table:table-cell>
          <table:table-cell table:style-name="表格28.A1" office:value-type="string">
            <text:p text:style-name="P21"><text:span text:style-name="T7">查询所有温度</text:span></text:p>
          </table:table-cell>
          <table:table-cell table:style-name="表格28.A1" office:value-type="string">
            <text:p text:style-name="P17"><text:span text:style-name="T7">1</text:span></text:p>
          </table:table-cell>
          <table:table-cell table:style-name="表格28.A1" office:value-type="string">
            <text:p text:style-name="P21"><text:span text:style-name="T7">Bytes[0]：依次查询个数</text:span></text:p>
          </table:table-cell>
          <table:covered-table-cell/>
        </table:table-row>
      </table:table>
      <text:h text:style-name="Heading_20_3" text:outline-level="3"><text:bookmark-start text:name="_Toc20570"/><text:span text:style-name="T27">2）气压查询（0xC02X）</text:span><text:bookmark-end text:name="_Toc20570"/></text:h>
      <table:table table:name="表格29" table:style-name="表格29">
        <table:table-column table:style-name="表格29.A"/>
        <table:table-column table:style-name="表格29.B"/>
        <table:table-column table:style-name="表格29.C"/>
        <table:table-column table:style-name="表格29.D"/>
        <table:table-column table:style-name="表格29.E"/>
        <table:table-row table:style-name="表格29.1">
          <table:table-cell table:style-name="表格29.A1" table:number-rows-spanned="2" office:value-type="string">
            <text:p text:style-name="P17"><text:span text:style-name="T7">命令</text:span></text:p>
          </table:table-cell>
          <table:table-cell table:style-name="表格29.A1" table:number-rows-spanned="2" office:value-type="string">
            <text:p text:style-name="P17"><text:span text:style-name="T7">说明</text:span></text:p>
          </table:table-cell>
          <table:table-cell table:style-name="表格29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29.2">
          <table:covered-table-cell/>
          <table:covered-table-cell/>
          <table:table-cell table:style-name="表格29.A1" office:value-type="string">
            <text:p text:style-name="P17"><text:span text:style-name="T7">长度（byte）</text:span></text:p>
          </table:table-cell>
          <table:table-cell table:style-name="表格29.A1" office:value-type="string">
            <text:p text:style-name="P17"><text:span text:style-name="T7">说明</text:span></text:p>
          </table:table-cell>
          <table:table-cell table:style-name="表格29.A1" office:value-type="string">
            <text:p text:style-name="P17"><text:span text:style-name="T7">备注</text:span></text:p>
          </table:table-cell>
        </table:table-row>
        <table:table-row table:style-name="表格29.3">
          <table:table-cell table:style-name="表格29.A3" office:value-type="string">
            <text:p text:style-name="P16"><text:span text:style-name="T48">0xC021</text:span></text:p>
          </table:table-cell>
          <table:table-cell table:style-name="表格29.A1" office:value-type="string">
            <text:p text:style-name="P21">查询单个浮子状态</text:p>
          </table:table-cell>
          <table:table-cell table:style-name="表格29.A1" office:value-type="string">
            <text:p text:style-name="P17"><text:span text:style-name="T7">1</text:span></text:p>
          </table:table-cell>
          <table:table-cell table:style-name="表格29.A1" office:value-type="string">
            <text:p text:style-name="P41"><text:span text:style-name="T7">Bytes[0]：通道ID</text:span></text:p>
          </table:table-cell>
          <table:table-cell table:style-name="表格29.A1" table:number-rows-spanned="2" office:value-type="string">
            <text:p text:style-name="P20">ID 映射：见 ID 映射表</text:p>
          </table:table-cell>
        </table:table-row>
        <table:table-row table:style-name="表格29.4">
          <table:table-cell table:style-name="表格29.A4" office:value-type="string">
            <text:p text:style-name="P16"><text:span text:style-name="T48">0xC02A</text:span></text:p>
          </table:table-cell>
          <table:table-cell table:style-name="表格29.A1" office:value-type="string">
            <text:p text:style-name="P21"><text:span text:style-name="T7">查询所有浮子状态</text:span></text:p>
          </table:table-cell>
          <table:table-cell table:style-name="表格29.A1" office:value-type="string">
            <text:p text:style-name="P17"><text:span text:style-name="T7">1</text:span></text:p>
          </table:table-cell>
          <table:table-cell table:style-name="表格29.A1" office:value-type="string">
            <text:p text:style-name="P21"><text:span text:style-name="T7">Bytes[0]：依次查询个数</text:span></text:p>
          </table:table-cell>
          <table:covered-table-cell/>
        </table:table-row>
      </table:table>
      <text:h text:style-name="Heading_20_3" text:outline-level="3"><text:bookmark-start text:name="_Toc26433"/><text:span text:style-name="T27">3）浮子查询（0xC03X）</text:span><text:bookmark-end text:name="_Toc26433"/></text:h>
      <table:table table:name="表格30" table:style-name="表格30">
        <table:table-column table:style-name="表格30.A"/>
        <table:table-column table:style-name="表格30.B"/>
        <table:table-column table:style-name="表格30.C"/>
        <table:table-column table:style-name="表格30.D"/>
        <table:table-column table:style-name="表格30.E"/>
        <table:table-row table:style-name="表格30.1">
          <table:table-cell table:style-name="表格30.A1" table:number-rows-spanned="2" office:value-type="string">
            <text:p text:style-name="P17"><text:span text:style-name="T7">命令</text:span></text:p>
          </table:table-cell>
          <table:table-cell table:style-name="表格30.A1" table:number-rows-spanned="2" office:value-type="string">
            <text:p text:style-name="P17"><text:span text:style-name="T7">说明</text:span></text:p>
          </table:table-cell>
          <table:table-cell table:style-name="表格30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30.2">
          <table:covered-table-cell/>
          <table:covered-table-cell/>
          <table:table-cell table:style-name="表格30.A1" office:value-type="string">
            <text:p text:style-name="P17"><text:span text:style-name="T7">长度（byte）</text:span></text:p>
          </table:table-cell>
          <table:table-cell table:style-name="表格30.A1" office:value-type="string">
            <text:p text:style-name="P17"><text:span text:style-name="T7">说明</text:span></text:p>
          </table:table-cell>
          <table:table-cell table:style-name="表格30.A1" office:value-type="string">
            <text:p text:style-name="P17"><text:span text:style-name="T7">备注</text:span></text:p>
          </table:table-cell>
        </table:table-row>
        <table:table-row table:style-name="表格30.3">
          <table:table-cell table:style-name="表格30.A3" office:value-type="string">
            <text:p text:style-name="P16"><text:span text:style-name="T48">0xC031</text:span></text:p>
          </table:table-cell>
          <table:table-cell table:style-name="表格30.A1" office:value-type="string">
            <text:p text:style-name="P21">查询单个浮子状态</text:p>
          </table:table-cell>
          <table:table-cell table:style-name="表格30.A1" office:value-type="string">
            <text:p text:style-name="P17"><text:span text:style-name="T7">1</text:span></text:p>
          </table:table-cell>
          <table:table-cell table:style-name="表格30.A1" office:value-type="string">
            <text:p text:style-name="P41"><text:span text:style-name="T7">Bytes[0]：浮子ID</text:span></text:p>
          </table:table-cell>
          <table:table-cell table:style-name="表格30.A1" table:number-rows-spanned="2" office:value-type="string">
            <text:p text:style-name="P20">ID 映射：见 ID 映射表</text:p>
          </table:table-cell>
        </table:table-row>
        <table:table-row table:style-name="表格30.4">
          <table:table-cell table:style-name="表格30.A4" office:value-type="string">
            <text:p text:style-name="P16"><text:span text:style-name="T48">0xC03A</text:span></text:p>
          </table:table-cell>
          <table:table-cell table:style-name="表格30.A1" office:value-type="string">
            <text:p text:style-name="P21"><text:span text:style-name="T7">查询所有浮子状态</text:span></text:p>
          </table:table-cell>
          <table:table-cell table:style-name="表格30.A1" office:value-type="string">
            <text:p text:style-name="P17"><text:span text:style-name="T7">1</text:span></text:p>
          </table:table-cell>
          <table:table-cell table:style-name="表格30.A1" office:value-type="string">
            <text:p text:style-name="P21"><text:span text:style-name="T7">Bytes[0]：依次查询个数</text:span></text:p>
          </table:table-cell>
          <table:covered-table-cell/>
        </table:table-row>
      </table:table>
      <text:h text:style-name="Heading_20_3" text:outline-level="3"><text:bookmark-start text:name="_Toc18184"/><text:span text:style-name="T27">4）步进电机查询（0xC04X）</text:span><text:bookmark-end text:name="_Toc18184"/></text:h>
      <table:table table:name="表格31" table:style-name="表格31">
        <table:table-column table:style-name="表格31.A"/>
        <table:table-column table:style-name="表格31.B"/>
        <table:table-column table:style-name="表格31.C"/>
        <table:table-column table:style-name="表格31.D"/>
        <table:table-column table:style-name="表格31.E"/>
        <table:table-row table:style-name="表格31.1">
          <table:table-cell table:style-name="表格31.A1" table:number-rows-spanned="2" office:value-type="string">
            <text:p text:style-name="P17"><text:span text:style-name="T7">命令</text:span></text:p>
          </table:table-cell>
          <table:table-cell table:style-name="表格31.A1" table:number-rows-spanned="2" office:value-type="string">
            <text:p text:style-name="P17"><text:span text:style-name="T7">说明</text:span></text:p>
          </table:table-cell>
          <table:table-cell table:style-name="表格31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31.2">
          <table:covered-table-cell/>
          <table:covered-table-cell/>
          <table:table-cell table:style-name="表格31.A1" office:value-type="string">
            <text:p text:style-name="P17"><text:span text:style-name="T7">长度（byte）</text:span></text:p>
          </table:table-cell>
          <table:table-cell table:style-name="表格31.A1" office:value-type="string">
            <text:p text:style-name="P17"><text:span text:style-name="T7">说明</text:span></text:p>
          </table:table-cell>
          <table:table-cell table:style-name="表格31.A1" office:value-type="string">
            <text:p text:style-name="P17"><text:span text:style-name="T7">备注</text:span></text:p>
          </table:table-cell>
        </table:table-row>
        <table:table-row table:style-name="表格31.3">
          <table:table-cell table:style-name="表格31.A3" office:value-type="string">
            <text:p text:style-name="P16"><text:span text:style-name="T48">0xC041</text:span></text:p>
          </table:table-cell>
          <table:table-cell table:style-name="表格31.A1" office:value-type="string">
            <text:p text:style-name="P14">查询电机单个坐标</text:p>
          </table:table-cell>
          <table:table-cell table:style-name="表格31.A1" office:value-type="string">
            <text:p text:style-name="P17"><text:span text:style-name="T7">1+1</text:span></text:p>
          </table:table-cell>
          <table:table-cell table:style-name="表格31.A1" office:value-type="string">
            <text:p text:style-name="P41"><text:span text:style-name="T7">Bytes[0]：电机ID</text:span></text:p>
            <text:p text:style-name="P41"><text:span text:style-name="T7">Bytes[1]：位置号</text:span></text:p>
          </table:table-cell>
          <table:table-cell table:style-name="表格31.A1" table:number-rows-spanned="4" office:value-type="string">
            <text:p text:style-name="P14">ID 映射：见 ID 映射表</text:p>
          </table:table-cell>
        </table:table-row>
        <table:table-row table:style-name="表格31.3">
          <table:table-cell table:style-name="表格31.A4" office:value-type="string">
            <text:p text:style-name="P16"><text:span text:style-name="T48">0xC042</text:span></text:p>
          </table:table-cell>
          <table:table-cell table:style-name="表格31.A1" office:value-type="string">
            <text:p text:style-name="P14">查询电机所有坐标</text:p>
          </table:table-cell>
          <table:table-cell table:style-name="表格31.A1" office:value-type="string">
            <text:p text:style-name="P16"><text:span text:style-name="T7">1+1</text:span></text:p>
          </table:table-cell>
          <table:table-cell table:style-name="表格31.A1" office:value-type="string">
            <text:p text:style-name="P41"><text:span text:style-name="T7">Bytes[0]：电机ID</text:span></text:p>
            <text:p text:style-name="P41"><text:span text:style-name="T7">Bytes[1]：坐标数量</text:span></text:p>
          </table:table-cell>
          <table:covered-table-cell/>
        </table:table-row>
        <table:table-row table:style-name="表格31.3">
          <table:table-cell table:style-name="表格31.A5" office:value-type="string">
            <text:p text:style-name="P16"><text:span text:style-name="T48">0xC043</text:span></text:p>
          </table:table-cell>
          <table:table-cell table:style-name="表格31.A1" office:value-type="string">
            <text:p text:style-name="P14">查询码盘电机间距</text:p>
          </table:table-cell>
          <table:table-cell table:style-name="表格31.A1" office:value-type="string">
            <text:p text:style-name="P16"><text:span text:style-name="T7">1</text:span></text:p>
          </table:table-cell>
          <table:table-cell table:style-name="表格31.A1" office:value-type="string">
            <text:p text:style-name="P41"><text:span text:style-name="T7">Bytes[0]：电机ID </text:span></text:p>
          </table:table-cell>
          <table:covered-table-cell/>
        </table:table-row>
        <table:table-row table:style-name="表格31.3">
          <table:table-cell table:style-name="表格31.A6" office:value-type="string">
            <text:p text:style-name="P16"><text:span text:style-name="T48">0xC044</text:span></text:p>
          </table:table-cell>
          <table:table-cell table:style-name="表格31.A1" office:value-type="string">
            <text:p text:style-name="P14">查询电机复位过冲量</text:p>
          </table:table-cell>
          <table:table-cell table:style-name="表格31.A1" office:value-type="string">
            <text:p text:style-name="P16"><text:span text:style-name="T7">1</text:span></text:p>
          </table:table-cell>
          <table:table-cell table:style-name="表格31.A1" office:value-type="string">
            <text:p text:style-name="P41"><text:span text:style-name="T7">Bytes[0]：电机ID</text:span></text:p>
          </table:table-cell>
          <table:covered-table-cell/>
        </table:table-row>
      </table:table>
      <text:h text:style-name="Heading_20_3" text:outline-level="3"><text:bookmark-start text:name="_Toc18860"/><text:span text:style-name="T27">5）光耦状态查询（0xC05X）</text:span><text:bookmark-end text:name="_Toc18860"/></text:h>
      <table:table table:name="表格32" table:style-name="表格32">
        <table:table-column table:style-name="表格32.A"/>
        <table:table-column table:style-name="表格32.B"/>
        <table:table-column table:style-name="表格32.C"/>
        <table:table-column table:style-name="表格32.D"/>
        <table:table-column table:style-name="表格32.B"/>
        <table:table-row table:style-name="表格32.1">
          <table:table-cell table:style-name="表格32.A1" table:number-rows-spanned="2" office:value-type="string">
            <text:p text:style-name="P17"><text:span text:style-name="T7">命令</text:span></text:p>
          </table:table-cell>
          <table:table-cell table:style-name="表格32.A1" table:number-rows-spanned="2" office:value-type="string">
            <text:p text:style-name="P17"><text:span text:style-name="T7">说明</text:span></text:p>
          </table:table-cell>
          <table:table-cell table:style-name="表格32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32.2">
          <table:covered-table-cell/>
          <table:covered-table-cell/>
          <table:table-cell table:style-name="表格32.A1" office:value-type="string">
            <text:p text:style-name="P17"><text:span text:style-name="T7">长度（byte）</text:span></text:p>
          </table:table-cell>
          <table:table-cell table:style-name="表格32.A1" office:value-type="string">
            <text:p text:style-name="P17"><text:span text:style-name="T7">说明</text:span></text:p>
          </table:table-cell>
          <table:table-cell table:style-name="表格32.A1" office:value-type="string">
            <text:p text:style-name="P17"><text:span text:style-name="T7">备注</text:span></text:p>
          </table:table-cell>
        </table:table-row>
        <table:table-row table:style-name="表格32.3">
          <table:table-cell table:style-name="表格32.A3" office:value-type="string">
            <text:p text:style-name="P16"><text:span text:style-name="T48">0xC051</text:span></text:p>
          </table:table-cell>
          <table:table-cell table:style-name="表格32.A1" office:value-type="string">
            <text:p text:style-name="Standard">查询单个光耦状态</text:p>
          </table:table-cell>
          <table:table-cell table:style-name="表格32.A1" office:value-type="string">
            <text:p text:style-name="P16"><text:span text:style-name="T7">1</text:span></text:p>
          </table:table-cell>
          <table:table-cell table:style-name="表格32.A1" office:value-type="string">
            <text:p text:style-name="P20"><text:span text:style-name="T7">Bytes[0]：光耦序号ID</text:span></text:p>
          </table:table-cell>
          <table:table-cell table:style-name="表格32.A1" table:number-rows-spanned="2" office:value-type="string">
            <text:p text:style-name="P20">ID 映射：见 ID 映射表</text:p>
          </table:table-cell>
        </table:table-row>
        <table:table-row table:style-name="表格32.4">
          <table:table-cell table:style-name="表格32.A4" office:value-type="string">
            <text:p text:style-name="P16"><text:span text:style-name="T48">0xC05A</text:span></text:p>
          </table:table-cell>
          <table:table-cell table:style-name="表格32.A1" office:value-type="string">
            <text:p text:style-name="Standard">查询所有光耦状态</text:p>
          </table:table-cell>
          <table:table-cell table:style-name="表格32.A1" office:value-type="string">
            <text:p text:style-name="P17"><text:span text:style-name="T7">1</text:span></text:p>
          </table:table-cell>
          <table:table-cell table:style-name="表格32.A1" office:value-type="string">
            <text:p text:style-name="P21"><text:span text:style-name="T7">Bytes[0]：依次查询个数</text:span></text:p>
          </table:table-cell>
          <table:covered-table-cell/>
        </table:table-row>
      </table:table>
      <text:h text:style-name="Heading_20_3" text:outline-level="3"><text:bookmark-start text:name="_Toc28038"/><text:span text:style-name="T27">6）功能时序查询（0xC06X）</text:span><text:bookmark-end text:name="_Toc28038"/></text:h>
      <table:table table:name="表格33" table:style-name="表格33">
        <table:table-column table:style-name="表格33.A"/>
        <table:table-column table:style-name="表格33.B"/>
        <table:table-column table:style-name="表格33.C"/>
        <table:table-column table:style-name="表格33.D"/>
        <table:table-column table:style-name="表格33.E"/>
        <table:table-row table:style-name="表格33.1">
          <table:table-cell table:style-name="表格33.A1" table:number-rows-spanned="2" office:value-type="string">
            <text:p text:style-name="P17"><text:span text:style-name="T7">命令</text:span></text:p>
          </table:table-cell>
          <table:table-cell table:style-name="表格33.A1" table:number-rows-spanned="2" office:value-type="string">
            <text:p text:style-name="P17"><text:span text:style-name="T7">说明</text:span></text:p>
          </table:table-cell>
          <table:table-cell table:style-name="表格33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33.2">
          <table:covered-table-cell/>
          <table:covered-table-cell/>
          <table:table-cell table:style-name="表格33.A1" office:value-type="string">
            <text:p text:style-name="P17"><text:span text:style-name="T7">长度（byte）</text:span></text:p>
          </table:table-cell>
          <table:table-cell table:style-name="表格33.A1" office:value-type="string">
            <text:p text:style-name="P17"><text:span text:style-name="T7">说明</text:span></text:p>
          </table:table-cell>
          <table:table-cell table:style-name="表格33.A1" office:value-type="string">
            <text:p text:style-name="P17"><text:span text:style-name="T7">备注</text:span></text:p>
          </table:table-cell>
        </table:table-row>
        <table:table-row table:style-name="表格33.2">
          <table:table-cell table:style-name="表格33.A3" office:value-type="string">
            <text:p text:style-name="P16"><text:span text:style-name="T50">0xC061</text:span></text:p>
          </table:table-cell>
          <table:table-cell table:style-name="表格33.A1" office:value-type="string">
            <text:p text:style-name="P20"><text:span text:style-name="T7">查询功能时序版本</text:span></text:p>
          </table:table-cell>
          <table:table-cell table:style-name="表格33.A1" office:value-type="string">
            <text:p text:style-name="P16"><text:span text:style-name="T7">/</text:span></text:p>
          </table:table-cell>
          <table:table-cell table:style-name="表格33.A1" office:value-type="string">
            <text:p text:style-name="P16"><text:span text:style-name="T7">/</text:span></text:p>
          </table:table-cell>
          <table:table-cell table:style-name="表格33.A1" office:value-type="string">
            <text:p text:style-name="P16"><text:span text:style-name="T7">/</text:span></text:p>
          </table:table-cell>
        </table:table-row>
      </table:table>
      <text:h text:style-name="Heading_20_3" text:outline-level="3"><text:bookmark-start text:name="_Toc2453"/><text:span text:style-name="T27">7）组合动作查询（0xC07X）</text:span><text:bookmark-end text:name="_Toc2453"/></text:h>
      <table:table table:name="表格34" table:style-name="表格34">
        <table:table-column table:style-name="表格34.A"/>
        <table:table-column table:style-name="表格34.B"/>
        <table:table-column table:style-name="表格34.C"/>
        <table:table-column table:style-name="表格34.D"/>
        <table:table-column table:style-name="表格34.E"/>
        <table:table-row table:style-name="表格34.1">
          <table:table-cell table:style-name="表格34.A1" table:number-rows-spanned="2" office:value-type="string">
            <text:p text:style-name="P17"><text:span text:style-name="T7">命令</text:span></text:p>
          </table:table-cell>
          <table:table-cell table:style-name="表格34.A1" table:number-rows-spanned="2" office:value-type="string">
            <text:p text:style-name="P17"><text:span text:style-name="T7">说明</text:span></text:p>
          </table:table-cell>
          <table:table-cell table:style-name="表格34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34.2">
          <table:covered-table-cell/>
          <table:covered-table-cell/>
          <table:table-cell table:style-name="表格34.A1" office:value-type="string">
            <text:p text:style-name="P17"><text:span text:style-name="T7">长度（byte）</text:span></text:p>
          </table:table-cell>
          <table:table-cell table:style-name="表格34.A1" office:value-type="string">
            <text:p text:style-name="P17"><text:span text:style-name="T7">说明</text:span></text:p>
          </table:table-cell>
          <table:table-cell table:style-name="表格34.A1" office:value-type="string">
            <text:p text:style-name="P17"><text:span text:style-name="T7">备注</text:span></text:p>
          </table:table-cell>
        </table:table-row>
        <table:table-row table:style-name="表格34.2">
          <table:table-cell table:style-name="表格34.A3" office:value-type="string">
            <text:p text:style-name="P16"><text:span text:style-name="T50">0xC071</text:span></text:p>
          </table:table-cell>
          <table:table-cell table:style-name="表格34.A1" office:value-type="string">
            <text:p text:style-name="P20"><text:span text:style-name="T7">查询组合动作版本</text:span></text:p>
          </table:table-cell>
          <table:table-cell table:style-name="表格34.A1" office:value-type="string">
            <text:p text:style-name="P16"><text:span text:style-name="T7">/</text:span></text:p>
          </table:table-cell>
          <table:table-cell table:style-name="表格34.A1" office:value-type="string">
            <text:p text:style-name="P16"><text:span text:style-name="T7">/</text:span></text:p>
          </table:table-cell>
          <table:table-cell table:style-name="表格34.A1" office:value-type="string">
            <text:p text:style-name="P16"><text:span text:style-name="T7">/</text:span></text:p>
          </table:table-cell>
        </table:table-row>
        <table:table-row table:style-name="表格34.2">
          <table:table-cell table:style-name="表格34.A4" office:value-type="string">
            <text:p text:style-name="P16"><text:span text:style-name="T50">0xC072</text:span></text:p>
          </table:table-cell>
          <table:table-cell table:style-name="表格34.A1" office:value-type="string">
            <text:p text:style-name="P20"><text:span text:style-name="T12">组合动作查询运行状态</text:span></text:p>
          </table:table-cell>
          <table:table-cell table:style-name="表格34.A1" office:value-type="string">
            <text:p text:style-name="P16"><text:span text:style-name="T7">/</text:span></text:p>
          </table:table-cell>
          <table:table-cell table:style-name="表格34.A1" office:value-type="string">
            <text:p text:style-name="P16"><text:span text:style-name="T7">/</text:span></text:p>
          </table:table-cell>
          <table:table-cell table:style-name="表格34.A1" office:value-type="string">
            <text:p text:style-name="P16"><text:span text:style-name="T7">/</text:span></text:p>
          </table:table-cell>
        </table:table-row>
      </table:table>
      <text:h text:style-name="Heading_20_3" text:outline-level="3"><text:bookmark-start text:name="_Toc15806"/><text:span text:style-name="T27">8）编码器查询（0xC08X）</text:span><text:bookmark-end text:name="_Toc15806"/></text:h>
      <table:table table:name="表格35" table:style-name="表格35">
        <table:table-column table:style-name="表格35.A"/>
        <table:table-column table:style-name="表格35.B"/>
        <table:table-column table:style-name="表格35.C"/>
        <table:table-column table:style-name="表格35.D"/>
        <table:table-column table:style-name="表格35.E"/>
        <table:table-row table:style-name="表格35.1">
          <table:table-cell table:style-name="表格35.A1" table:number-rows-spanned="2" office:value-type="string">
            <text:p text:style-name="P17"><text:span text:style-name="T7">命令</text:span></text:p>
          </table:table-cell>
          <table:table-cell table:style-name="表格35.A1" table:number-rows-spanned="2" office:value-type="string">
            <text:p text:style-name="P17"><text:span text:style-name="T7">说明</text:span></text:p>
          </table:table-cell>
          <table:table-cell table:style-name="表格35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35.2">
          <table:covered-table-cell/>
          <table:covered-table-cell/>
          <table:table-cell table:style-name="表格35.A1" office:value-type="string">
            <text:p text:style-name="P17"><text:span text:style-name="T7">长度（byte）</text:span></text:p>
          </table:table-cell>
          <table:table-cell table:style-name="表格35.A1" office:value-type="string">
            <text:p text:style-name="P17"><text:span text:style-name="T7">说明</text:span></text:p>
          </table:table-cell>
          <table:table-cell table:style-name="表格35.A1" office:value-type="string">
            <text:p text:style-name="P17"><text:span text:style-name="T7">备注</text:span></text:p>
          </table:table-cell>
        </table:table-row>
        <text:soft-page-break/>
        <table:table-row table:style-name="表格35.2">
          <table:table-cell table:style-name="表格35.A3" office:value-type="string">
            <text:p text:style-name="P16"><text:span text:style-name="T50">0xC081</text:span></text:p>
          </table:table-cell>
          <table:table-cell table:style-name="表格35.A1" office:value-type="string">
            <text:p text:style-name="P20"><text:span text:style-name="T7">查询单个编码器数值</text:span></text:p>
          </table:table-cell>
          <table:table-cell table:style-name="表格35.A1" office:value-type="string">
            <text:p text:style-name="P16"><text:span text:style-name="T7">1</text:span></text:p>
          </table:table-cell>
          <table:table-cell table:style-name="表格35.A1" office:value-type="string">
            <text:p text:style-name="P20"><text:span text:style-name="T7">Bytes[0]：编码器序号ID</text:span></text:p>
          </table:table-cell>
          <table:table-cell table:style-name="表格35.A1" table:number-rows-spanned="2" office:value-type="string">
            <text:p text:style-name="P16">ID 映射：见 ID 映射表</text:p>
          </table:table-cell>
        </table:table-row>
        <table:table-row table:style-name="表格35.2">
          <table:table-cell table:style-name="表格35.A4" office:value-type="string">
            <text:p text:style-name="P16"><text:span text:style-name="T50">0xC08A</text:span></text:p>
          </table:table-cell>
          <table:table-cell table:style-name="表格35.A1" office:value-type="string">
            <text:p text:style-name="P20"><text:span text:style-name="T7">查询所有编码器数值</text:span></text:p>
          </table:table-cell>
          <table:table-cell table:style-name="表格35.A1" office:value-type="string">
            <text:p text:style-name="P16"><text:span text:style-name="T7">1</text:span></text:p>
          </table:table-cell>
          <table:table-cell table:style-name="表格35.A1" office:value-type="string">
            <text:p text:style-name="P20"><text:span text:style-name="T7">Bytes[0]：依次查询编码器个数</text:span></text:p>
          </table:table-cell>
          <table:covered-table-cell/>
        </table:table-row>
      </table:table>
      <text:h text:style-name="Heading_20_3" text:outline-level="3"><text:bookmark-start text:name="_Toc27314"/><text:span text:style-name="T27">9）转速查询（0xC09X）</text:span><text:bookmark-end text:name="_Toc27314"/></text:h>
      <table:table table:name="表格36" table:style-name="表格36">
        <table:table-column table:style-name="表格36.A"/>
        <table:table-column table:style-name="表格36.B"/>
        <table:table-column table:style-name="表格36.C"/>
        <table:table-column table:style-name="表格36.D"/>
        <table:table-column table:style-name="表格36.E"/>
        <table:table-row table:style-name="表格36.1">
          <table:table-cell table:style-name="表格36.A1" table:number-rows-spanned="2" office:value-type="string">
            <text:p text:style-name="P17"><text:span text:style-name="T7">命令</text:span></text:p>
          </table:table-cell>
          <table:table-cell table:style-name="表格36.A1" table:number-rows-spanned="2" office:value-type="string">
            <text:p text:style-name="P17"><text:span text:style-name="T7">说明</text:span></text:p>
          </table:table-cell>
          <table:table-cell table:style-name="表格36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36.2">
          <table:covered-table-cell/>
          <table:covered-table-cell/>
          <table:table-cell table:style-name="表格36.A1" office:value-type="string">
            <text:p text:style-name="P17"><text:span text:style-name="T7">长度（byte）</text:span></text:p>
          </table:table-cell>
          <table:table-cell table:style-name="表格36.A1" office:value-type="string">
            <text:p text:style-name="P17"><text:span text:style-name="T7">说明</text:span></text:p>
          </table:table-cell>
          <table:table-cell table:style-name="表格36.A1" office:value-type="string">
            <text:p text:style-name="P17"><text:span text:style-name="T7">备注</text:span></text:p>
          </table:table-cell>
        </table:table-row>
        <table:table-row table:style-name="表格36.2">
          <table:table-cell table:style-name="表格36.A3" office:value-type="string">
            <text:p text:style-name="P16"><text:span text:style-name="T50">0xC091</text:span></text:p>
          </table:table-cell>
          <table:table-cell table:style-name="表格36.A1" office:value-type="string">
            <text:p text:style-name="P20"><text:span text:style-name="T7">查询步进电机转速</text:span></text:p>
          </table:table-cell>
          <table:table-cell table:style-name="表格36.A1" office:value-type="string">
            <text:p text:style-name="P16"><text:span text:style-name="T7">1</text:span></text:p>
          </table:table-cell>
          <table:table-cell table:style-name="表格36.A1" office:value-type="string">
            <text:p text:style-name="P20"><text:span text:style-name="T7">Bytes[0]：电机ID</text:span></text:p>
          </table:table-cell>
          <table:table-cell table:style-name="表格36.A1" table:number-rows-spanned="2" office:value-type="string">
            <text:p text:style-name="P16">ID 映射：见 ID 映射表</text:p>
          </table:table-cell>
        </table:table-row>
        <table:table-row table:style-name="表格36.2">
          <table:table-cell table:style-name="表格36.A4" office:value-type="string">
            <text:p text:style-name="P16"><text:span text:style-name="T50">0xC092</text:span></text:p>
          </table:table-cell>
          <table:table-cell table:style-name="表格36.A1" office:value-type="string">
            <text:p text:style-name="P20"><text:span text:style-name="T7">查询直流电机转速</text:span></text:p>
          </table:table-cell>
          <table:table-cell table:style-name="表格36.A1" office:value-type="string">
            <text:p text:style-name="P16"><text:span text:style-name="T7">1</text:span></text:p>
          </table:table-cell>
          <table:table-cell table:style-name="表格36.A1" office:value-type="string">
            <text:p text:style-name="P20"><text:span text:style-name="T7">Bytes[0]：电机ID</text:span></text:p>
          </table:table-cell>
          <table:covered-table-cell/>
        </table:table-row>
      </table:table>
      <text:h text:style-name="Heading_20_3" text:outline-level="3"><text:bookmark-start text:name="_Toc8251"/><text:span text:style-name="T27">10）泵参数查询（0xC0AX）</text:span><text:bookmark-end text:name="_Toc8251"/></text:h>
      <table:table table:name="表格37" table:style-name="表格37">
        <table:table-column table:style-name="表格37.A"/>
        <table:table-column table:style-name="表格37.B"/>
        <table:table-column table:style-name="表格37.C"/>
        <table:table-column table:style-name="表格37.D"/>
        <table:table-column table:style-name="表格37.E"/>
        <table:table-row table:style-name="表格37.1">
          <table:table-cell table:style-name="表格37.A1" table:number-rows-spanned="2" office:value-type="string">
            <text:p text:style-name="P17"><text:span text:style-name="T7">命令</text:span></text:p>
          </table:table-cell>
          <table:table-cell table:style-name="表格37.A1" table:number-rows-spanned="2" office:value-type="string">
            <text:p text:style-name="P17"><text:span text:style-name="T7">说明</text:span></text:p>
          </table:table-cell>
          <table:table-cell table:style-name="表格37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37.2">
          <table:covered-table-cell/>
          <table:covered-table-cell/>
          <table:table-cell table:style-name="表格37.A1" office:value-type="string">
            <text:p text:style-name="P17"><text:span text:style-name="T7">长度（byte）</text:span></text:p>
          </table:table-cell>
          <table:table-cell table:style-name="表格37.A1" office:value-type="string">
            <text:p text:style-name="P17"><text:span text:style-name="T7">说明</text:span></text:p>
          </table:table-cell>
          <table:table-cell table:style-name="表格37.A1" office:value-type="string">
            <text:p text:style-name="P17"><text:span text:style-name="T7">备注</text:span></text:p>
          </table:table-cell>
        </table:table-row>
        <table:table-row table:style-name="表格37.2">
          <table:table-cell table:style-name="表格37.A3" office:value-type="string">
            <text:p text:style-name="P16"><text:span text:style-name="T50">0xC0A1</text:span></text:p>
          </table:table-cell>
          <table:table-cell table:style-name="表格37.A1" office:value-type="string">
            <text:p text:style-name="P20"><text:span text:style-name="T12">查询泵频率和占空比</text:span></text:p>
          </table:table-cell>
          <table:table-cell table:style-name="表格37.A1" office:value-type="string">
            <text:p text:style-name="P17"><text:span text:style-name="T7">1</text:span></text:p>
          </table:table-cell>
          <table:table-cell table:style-name="表格37.A1" office:value-type="string">
            <text:p text:style-name="P21"><text:span text:style-name="T7">Bytes[0]：泵ID</text:span></text:p>
          </table:table-cell>
          <table:table-cell table:style-name="表格37.A1" office:value-type="string">
            <text:p text:style-name="P16">ID 映射：见 ID 映射表</text:p>
          </table:table-cell>
        </table:table-row>
      </table:table>
      <text:h text:style-name="Heading_20_3" text:outline-level="3"><text:bookmark-start text:name="_Toc16482"/><text:span text:style-name="T27">11）ADC查询（0xC0BX）</text:span><text:bookmark-end text:name="_Toc16482"/></text:h>
      <table:table table:name="表格38" table:style-name="表格38">
        <table:table-column table:style-name="表格38.A"/>
        <table:table-column table:style-name="表格38.B"/>
        <table:table-column table:style-name="表格38.C"/>
        <table:table-column table:style-name="表格38.D"/>
        <table:table-column table:style-name="表格38.E"/>
        <table:table-row table:style-name="表格38.1">
          <table:table-cell table:style-name="表格38.A1" table:number-rows-spanned="2" office:value-type="string">
            <text:p text:style-name="P17"><text:span text:style-name="T7">命令</text:span></text:p>
          </table:table-cell>
          <table:table-cell table:style-name="表格38.A1" table:number-rows-spanned="2" office:value-type="string">
            <text:p text:style-name="P17"><text:span text:style-name="T7">说明</text:span></text:p>
          </table:table-cell>
          <table:table-cell table:style-name="表格38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38.2">
          <table:covered-table-cell/>
          <table:covered-table-cell/>
          <table:table-cell table:style-name="表格38.A1" office:value-type="string">
            <text:p text:style-name="P17"><text:span text:style-name="T7">长度（byte）</text:span></text:p>
          </table:table-cell>
          <table:table-cell table:style-name="表格38.A1" office:value-type="string">
            <text:p text:style-name="P17"><text:span text:style-name="T7">说明</text:span></text:p>
          </table:table-cell>
          <table:table-cell table:style-name="表格38.A1" office:value-type="string">
            <text:p text:style-name="P17"><text:span text:style-name="T7">备注</text:span></text:p>
          </table:table-cell>
        </table:table-row>
        <table:table-row table:style-name="表格38.2">
          <table:table-cell table:style-name="表格38.A3" office:value-type="string">
            <text:p text:style-name="P16"><text:span text:style-name="T50">0xC0B1</text:span></text:p>
          </table:table-cell>
          <table:table-cell table:style-name="表格38.A1" office:value-type="string">
            <text:p text:style-name="P20"><text:span text:style-name="T12">单通道数据单次采集</text:span></text:p>
          </table:table-cell>
          <table:table-cell table:style-name="表格38.A1" office:value-type="string">
            <text:p text:style-name="P17"><text:span text:style-name="T7">1</text:span></text:p>
          </table:table-cell>
          <table:table-cell table:style-name="表格38.A1" office:value-type="string">
            <text:p text:style-name="P21"><text:span text:style-name="T7">Bytes[0]：ADC通道</text:span></text:p>
          </table:table-cell>
          <table:table-cell table:style-name="表格38.A1" table:number-rows-spanned="3" office:value-type="string">
            <text:p text:style-name="P16">ID 映射：见 ID 映射表</text:p>
          </table:table-cell>
        </table:table-row>
        <table:table-row table:style-name="表格38.2">
          <table:table-cell table:style-name="表格38.A4" office:value-type="string">
            <text:p text:style-name="P16"><text:span text:style-name="T50">0xC0B2</text:span></text:p>
          </table:table-cell>
          <table:table-cell table:style-name="表格38.A1" office:value-type="string">
            <text:p text:style-name="P20"><text:span text:style-name="T12">单通道持续定时采集</text:span></text:p>
          </table:table-cell>
          <table:table-cell table:style-name="表格38.A1" office:value-type="string">
            <text:p text:style-name="P17"><text:span text:style-name="T7">1+4+4</text:span></text:p>
          </table:table-cell>
          <table:table-cell table:style-name="表格38.A1" office:value-type="string">
            <text:p text:style-name="P21"><text:span text:style-name="T7">Bytes[0]：ADC通道</text:span></text:p>
            <text:p text:style-name="P21"><text:span text:style-name="T7">Bytes[1-4]：采集间隔时间</text:span></text:p>
            <text:p text:style-name="P21"><text:span text:style-name="T7">Bytes[5-8]：采集数据次数</text:span></text:p>
          </table:table-cell>
          <table:covered-table-cell/>
        </table:table-row>
        <table:table-row table:style-name="表格38.2">
          <table:table-cell table:style-name="表格38.A5" office:value-type="string">
            <text:p text:style-name="P16"><text:span text:style-name="T50">0xC0B3</text:span></text:p>
          </table:table-cell>
          <table:table-cell table:style-name="表格38.A1" office:value-type="string">
            <text:p text:style-name="P20"><text:span text:style-name="T12">单通道持续触发采集</text:span></text:p>
          </table:table-cell>
          <table:table-cell table:style-name="表格38.A1" office:value-type="string">
            <text:p text:style-name="P17"><text:span text:style-name="T7">1+4+4</text:span></text:p>
          </table:table-cell>
          <table:table-cell table:style-name="表格38.A1" office:value-type="string">
            <text:p text:style-name="P21"><text:span text:style-name="T7">Bytes[0]：ADC通道</text:span></text:p>
            <text:p text:style-name="P21"><text:span text:style-name="T7">Bytes[1-4]：采集超时时间</text:span></text:p>
            <text:p text:style-name="P21"><text:span text:style-name="T7">Bytes[5-8]：采集数据次数</text:span></text:p>
          </table:table-cell>
          <table:covered-table-cell/>
        </table:table-row>
      </table:table>
      <text:h text:style-name="Heading_20_3" text:outline-level="3"><text:bookmark-start text:name="_Toc31703"/><text:soft-page-break/><text:span text:style-name="T27">12）系统状态查询（0xC0CX）</text:span><text:bookmark-end text:name="_Toc31703"/></text:h>
      <table:table table:name="表格39" table:style-name="表格39">
        <table:table-column table:style-name="表格39.A"/>
        <table:table-column table:style-name="表格39.B"/>
        <table:table-column table:style-name="表格39.C"/>
        <table:table-column table:style-name="表格39.D"/>
        <table:table-column table:style-name="表格39.E"/>
        <table:table-row table:style-name="表格39.1">
          <table:table-cell table:style-name="表格39.A1" table:number-rows-spanned="2" office:value-type="string">
            <text:p text:style-name="P17"><text:span text:style-name="T7">命令</text:span></text:p>
          </table:table-cell>
          <table:table-cell table:style-name="表格39.A1" table:number-rows-spanned="2" office:value-type="string">
            <text:p text:style-name="P17"><text:span text:style-name="T7">说明</text:span></text:p>
          </table:table-cell>
          <table:table-cell table:style-name="表格39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39.2">
          <table:covered-table-cell/>
          <table:covered-table-cell/>
          <table:table-cell table:style-name="表格39.A1" office:value-type="string">
            <text:p text:style-name="P17"><text:span text:style-name="T7">长度（byte）</text:span></text:p>
          </table:table-cell>
          <table:table-cell table:style-name="表格39.A1" office:value-type="string">
            <text:p text:style-name="P17"><text:span text:style-name="T7">说明</text:span></text:p>
          </table:table-cell>
          <table:table-cell table:style-name="表格39.A1" office:value-type="string">
            <text:p text:style-name="P17"><text:span text:style-name="T7">备注</text:span></text:p>
          </table:table-cell>
        </table:table-row>
        <table:table-row table:style-name="表格39.2">
          <table:table-cell table:style-name="表格39.A3" office:value-type="string">
            <text:p text:style-name="P16"><text:span text:style-name="T50">0xC0C1</text:span></text:p>
          </table:table-cell>
          <table:table-cell table:style-name="表格39.A1" office:value-type="string">
            <text:p text:style-name="P20"><text:span text:style-name="T12">系统同步时间查询</text:span></text:p>
          </table:table-cell>
          <table:table-cell table:style-name="表格39.A1" office:value-type="string">
            <text:p text:style-name="P17"><text:span text:style-name="T7">/</text:span></text:p>
          </table:table-cell>
          <table:table-cell table:style-name="表格39.A1" office:value-type="string">
            <text:p text:style-name="P17"><text:span text:style-name="T7">/</text:span></text:p>
          </table:table-cell>
          <table:table-cell table:style-name="表格39.A1" table:number-rows-spanned="2" office:value-type="string">
            <text:p text:style-name="P29"/>
          </table:table-cell>
        </table:table-row>
        <table:table-row table:style-name="表格39.2">
          <table:table-cell table:style-name="表格39.A4" office:value-type="string">
            <text:p text:style-name="P16"><text:span text:style-name="T50">0xC0C8</text:span></text:p>
          </table:table-cell>
          <table:table-cell table:style-name="表格39.A1" office:value-type="string">
            <text:p text:style-name="P20"><text:span text:style-name="T12">MCU软件版本查询</text:span></text:p>
          </table:table-cell>
          <table:table-cell table:style-name="表格39.A1" office:value-type="string">
            <text:p text:style-name="P17"><text:span text:style-name="T7">/</text:span></text:p>
          </table:table-cell>
          <table:table-cell table:style-name="表格39.A1" office:value-type="string">
            <text:p text:style-name="P17"><text:span text:style-name="T7">/</text:span></text:p>
          </table:table-cell>
          <table:covered-table-cell/>
        </table:table-row>
        <table:table-row table:style-name="表格39.2">
          <table:table-cell table:style-name="表格39.A5" office:value-type="string">
            <text:p text:style-name="P16"><text:span text:style-name="T50">0xC0C9</text:span></text:p>
          </table:table-cell>
          <table:table-cell table:style-name="表格39.A1" office:value-type="string">
            <text:p text:style-name="P20"><text:span text:style-name="T12">FPGA 软件版本查询</text:span></text:p>
          </table:table-cell>
          <table:table-cell table:style-name="表格39.A1" office:value-type="string">
            <text:p text:style-name="P17"><text:span text:style-name="T7">/</text:span></text:p>
          </table:table-cell>
          <table:table-cell table:style-name="表格39.A1" office:value-type="string">
            <text:p text:style-name="P17"><text:span text:style-name="T7">/</text:span></text:p>
          </table:table-cell>
          <table:table-cell table:style-name="表格39.A1" office:value-type="string">
            <text:p text:style-name="P16"/>
          </table:table-cell>
        </table:table-row>
      </table:table>
      <text:h text:style-name="Heading_20_3" text:outline-level="3"><text:bookmark-start text:name="_Toc6954"/><text:span text:style-name="T27">13）液位检测（0xC0DX）</text:span><text:bookmark-end text:name="_Toc6954"/></text:h>
      <table:table table:name="表格40" table:style-name="表格40">
        <table:table-column table:style-name="表格40.A"/>
        <table:table-column table:style-name="表格40.B"/>
        <table:table-column table:style-name="表格40.C"/>
        <table:table-column table:style-name="表格40.D"/>
        <table:table-column table:style-name="表格40.E"/>
        <table:table-row table:style-name="表格40.1">
          <table:table-cell table:style-name="表格40.A1" table:number-rows-spanned="2" office:value-type="string">
            <text:p text:style-name="P17"><text:span text:style-name="T7">命令</text:span></text:p>
          </table:table-cell>
          <table:table-cell table:style-name="表格40.A1" table:number-rows-spanned="2" office:value-type="string">
            <text:p text:style-name="P17"><text:span text:style-name="T7">说明</text:span></text:p>
          </table:table-cell>
          <table:table-cell table:style-name="表格40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40.2">
          <table:covered-table-cell/>
          <table:covered-table-cell/>
          <table:table-cell table:style-name="表格40.A1" office:value-type="string">
            <text:p text:style-name="P17"><text:span text:style-name="T7">长度（byte）</text:span></text:p>
          </table:table-cell>
          <table:table-cell table:style-name="表格40.A1" office:value-type="string">
            <text:p text:style-name="P17"><text:span text:style-name="T7">说明</text:span></text:p>
          </table:table-cell>
          <table:table-cell table:style-name="表格40.A1" office:value-type="string">
            <text:p text:style-name="P17"><text:span text:style-name="T7">备注</text:span></text:p>
          </table:table-cell>
        </table:table-row>
        <table:table-row table:style-name="表格40.2">
          <table:table-cell table:style-name="表格40.A3" office:value-type="string">
            <text:p text:style-name="P17"><text:span text:style-name="T59">0xC0D1</text:span></text:p>
          </table:table-cell>
          <table:table-cell table:style-name="表格40.A1" office:value-type="string">
            <text:p text:style-name="P20"><text:span text:style-name="T12">液面状态电容值</text:span></text:p>
          </table:table-cell>
          <table:table-cell table:style-name="表格40.A1" office:value-type="string">
            <text:p text:style-name="P17"><text:span text:style-name="T7">1</text:span></text:p>
          </table:table-cell>
          <table:table-cell table:style-name="表格40.A1" office:value-type="string">
            <text:p text:style-name="P21"><text:span text:style-name="T7">Bytes[0]：通道ID</text:span></text:p>
          </table:table-cell>
          <table:table-cell table:style-name="表格40.A1" table:number-rows-spanned="2" office:value-type="string">
            <text:p text:style-name="P16">ID 映射：见 ID 映射表</text:p>
          </table:table-cell>
        </table:table-row>
        <table:table-row table:style-name="表格40.2">
          <table:table-cell table:style-name="表格40.A4" office:value-type="string">
            <text:p text:style-name="P16"><text:span text:style-name="T59">0xC0D2</text:span></text:p>
          </table:table-cell>
          <table:table-cell table:style-name="表格40.A1" office:value-type="string">
            <text:p text:style-name="P20"><text:span text:style-name="T12">触发液面电容差</text:span></text:p>
          </table:table-cell>
          <table:table-cell table:style-name="表格40.A1" office:value-type="string">
            <text:p text:style-name="P17"><text:span text:style-name="T7">1</text:span></text:p>
          </table:table-cell>
          <table:table-cell table:style-name="表格40.A1" office:value-type="string">
            <text:p text:style-name="P21"><text:span text:style-name="T7">Bytes[0]：通道ID</text:span></text:p>
          </table:table-cell>
          <table:covered-table-cell/>
        </table:table-row>
      </table:table>
      <text:p text:style-name="Standard"/>
      <text:h text:style-name="Heading_20_3" text:outline-level="3"><text:bookmark-start text:name="_Toc6097"/><text:span text:style-name="T27">14）RFID（0xC0EX）</text:span><text:bookmark-end text:name="_Toc6097"/></text:h>
      <table:table table:name="表格41" table:style-name="表格41">
        <table:table-column table:style-name="表格41.A"/>
        <table:table-column table:style-name="表格41.B"/>
        <table:table-column table:style-name="表格41.C"/>
        <table:table-column table:style-name="表格41.D"/>
        <table:table-column table:style-name="表格41.E"/>
        <table:table-row table:style-name="表格41.1">
          <table:table-cell table:style-name="表格41.A1" table:number-rows-spanned="2" office:value-type="string">
            <text:p text:style-name="P17"><text:span text:style-name="T7">命令</text:span></text:p>
          </table:table-cell>
          <table:table-cell table:style-name="表格41.A1" table:number-rows-spanned="2" office:value-type="string">
            <text:p text:style-name="P17"><text:span text:style-name="T7">说明</text:span></text:p>
          </table:table-cell>
          <table:table-cell table:style-name="表格41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41.2">
          <table:covered-table-cell/>
          <table:covered-table-cell/>
          <table:table-cell table:style-name="表格41.A1" office:value-type="string">
            <text:p text:style-name="P17"><text:span text:style-name="T7">长度（byte）</text:span></text:p>
          </table:table-cell>
          <table:table-cell table:style-name="表格41.A1" office:value-type="string">
            <text:p text:style-name="P17"><text:span text:style-name="T7">说明</text:span></text:p>
          </table:table-cell>
          <table:table-cell table:style-name="表格41.A1" office:value-type="string">
            <text:p text:style-name="P17"><text:span text:style-name="T7">备注</text:span></text:p>
          </table:table-cell>
        </table:table-row>
        <table:table-row table:style-name="表格41.2">
          <table:table-cell table:style-name="表格41.A3" office:value-type="string">
            <text:p text:style-name="P17"><text:span text:style-name="T59">0xC0E1</text:span></text:p>
          </table:table-cell>
          <table:table-cell table:style-name="表格41.A1" office:value-type="string">
            <text:p text:style-name="P20"><text:span text:style-name="T12">查询RFID ID</text:span></text:p>
          </table:table-cell>
          <table:table-cell table:style-name="表格41.A1" office:value-type="string">
            <text:p text:style-name="P17"><text:span text:style-name="T7">1</text:span></text:p>
          </table:table-cell>
          <table:table-cell table:style-name="表格41.A1" office:value-type="string">
            <text:p text:style-name="P21"><text:span text:style-name="T7">Bytes[0]：RFID ID</text:span></text:p>
          </table:table-cell>
          <table:table-cell table:style-name="表格41.A1" table:number-rows-spanned="2" office:value-type="string">
            <text:p text:style-name="P16">ID 映射：见 ID 映射表</text:p>
            <text:p text:style-name="P16"><text:span text:style-name="T7">每个块16个字节</text:span></text:p>
          </table:table-cell>
        </table:table-row>
        <table:table-row table:style-name="表格41.2">
          <table:table-cell table:style-name="表格41.A4" office:value-type="string">
            <text:p text:style-name="P16"><text:span text:style-name="T59">0xC0E2</text:span></text:p>
          </table:table-cell>
          <table:table-cell table:style-name="表格41.A1" office:value-type="string">
            <text:p text:style-name="P20"><text:span text:style-name="T12">查询 RFID 块数据</text:span></text:p>
          </table:table-cell>
          <table:table-cell table:style-name="表格41.A1" office:value-type="string">
            <text:p text:style-name="P17"><text:span text:style-name="T7">1+1</text:span></text:p>
          </table:table-cell>
          <table:table-cell table:style-name="表格41.A1" office:value-type="string">
            <text:p text:style-name="P21"><text:span text:style-name="T7">Bytes[0]：RFID ID</text:span></text:p>
            <text:p text:style-name="P21"><text:span text:style-name="T7">Bytes[1]：数据块编号</text:span></text:p>
          </table:table-cell>
          <table:covered-table-cell/>
        </table:table-row>
      </table:table>
      <text:p text:style-name="Standard"/>
      <text:list xml:id="list1334201423" text:style-name="WWNum2">
        <text:list-item>
          <text:h text:style-name="P9" text:outline-level="3"><text:bookmark-start text:name="_Toc25325"/><text:span text:style-name="T27">称重查询（0xC0FX）</text:span><text:bookmark-end text:name="_Toc25325"/></text:h>
        </text:list-item>
      </text:list>
      <table:table table:name="表格42" table:style-name="表格42">
        <table:table-column table:style-name="表格42.A"/>
        <table:table-column table:style-name="表格42.B"/>
        <table:table-column table:style-name="表格42.C"/>
        <table:table-column table:style-name="表格42.D"/>
        <table:table-column table:style-name="表格42.E"/>
        <table:table-row table:style-name="表格42.1">
          <table:table-cell table:style-name="表格42.A1" table:number-rows-spanned="2" office:value-type="string">
            <text:p text:style-name="P17"><text:span text:style-name="T7">命令</text:span></text:p>
          </table:table-cell>
          <table:table-cell table:style-name="表格42.A1" table:number-rows-spanned="2" office:value-type="string">
            <text:p text:style-name="P17"><text:span text:style-name="T7">说明</text:span></text:p>
          </table:table-cell>
          <table:table-cell table:style-name="表格42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42.2">
          <table:covered-table-cell/>
          <table:covered-table-cell/>
          <table:table-cell table:style-name="表格42.A1" office:value-type="string">
            <text:p text:style-name="P17"><text:span text:style-name="T7">长度（byte）</text:span></text:p>
          </table:table-cell>
          <table:table-cell table:style-name="表格42.A1" office:value-type="string">
            <text:p text:style-name="P17"><text:span text:style-name="T7">说明</text:span></text:p>
          </table:table-cell>
          <table:table-cell table:style-name="表格42.A1" office:value-type="string">
            <text:p text:style-name="P17"><text:span text:style-name="T7">备注</text:span></text:p>
          </table:table-cell>
        </table:table-row>
        <table:table-row table:style-name="表格42.2">
          <table:table-cell table:style-name="表格42.A3" office:value-type="string">
            <text:p text:style-name="P17"><text:span text:style-name="T59">0xC0F1</text:span></text:p>
          </table:table-cell>
          <table:table-cell table:style-name="表格42.A1" office:value-type="string">
            <text:p text:style-name="P20"><text:span text:style-name="T12">查询单个称重状态</text:span></text:p>
          </table:table-cell>
          <table:table-cell table:style-name="表格42.A1" office:value-type="string">
            <text:p text:style-name="P17"><text:span text:style-name="T7">1</text:span></text:p>
          </table:table-cell>
          <table:table-cell table:style-name="表格42.A1" office:value-type="string">
            <text:p text:style-name="P21"><text:span text:style-name="T7">Bytes[0]：通道ID</text:span></text:p>
          </table:table-cell>
          <table:table-cell table:style-name="表格42.A1" table:number-rows-spanned="2" office:value-type="string">
            <text:p text:style-name="P16">ID 映射：见 ID 映射表</text:p>
            <text:p text:style-name="P16"><text:span text:style-name="T7">每个块16个字节</text:span></text:p>
          </table:table-cell>
        </table:table-row>
        <table:table-row table:style-name="表格42.2">
          <table:table-cell table:style-name="表格42.A4" office:value-type="string">
            <text:p text:style-name="P16"><text:span text:style-name="T59">0xC0FA</text:span></text:p>
          </table:table-cell>
          <table:table-cell table:style-name="表格42.A1" office:value-type="string">
            <text:p text:style-name="P20"><text:span text:style-name="T12">查询所有称重状态</text:span></text:p>
          </table:table-cell>
          <table:table-cell table:style-name="表格42.A1" office:value-type="string">
            <text:p text:style-name="P17"><text:span text:style-name="T7">1</text:span></text:p>
          </table:table-cell>
          <table:table-cell table:style-name="表格42.A1" office:value-type="string">
            <text:p text:style-name="P21"><text:span text:style-name="T7">Bytes[0]：依次查询</text:span></text:p>
          </table:table-cell>
          <table:covered-table-cell/>
        </table:table-row>
      </table:table>
      <text:p text:style-name="Standard"/>
      <text:list xml:id="list85508050570055" text:continue-numbering="true" text:style-name="WWNum2">
        <text:list-item>
          <text:h text:style-name="P9" text:outline-level="3"><text:bookmark-start text:name="_Toc2964"/><text:soft-page-break/><text:span text:style-name="T27">超声波查询（0xC11X）</text:span><text:bookmark-end text:name="_Toc2964"/></text:h>
        </text:list-item>
      </text:list>
      <table:table table:name="表格43" table:style-name="表格43">
        <table:table-column table:style-name="表格43.A"/>
        <table:table-column table:style-name="表格43.B"/>
        <table:table-column table:style-name="表格43.C"/>
        <table:table-column table:style-name="表格43.D"/>
        <table:table-column table:style-name="表格43.E"/>
        <table:table-row table:style-name="表格43.1">
          <table:table-cell table:style-name="表格43.A1" table:number-rows-spanned="2" office:value-type="string">
            <text:p text:style-name="P17"><text:span text:style-name="T7">命令</text:span></text:p>
          </table:table-cell>
          <table:table-cell table:style-name="表格43.A1" table:number-rows-spanned="2" office:value-type="string">
            <text:p text:style-name="P17"><text:span text:style-name="T7">说明</text:span></text:p>
          </table:table-cell>
          <table:table-cell table:style-name="表格43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43.2">
          <table:covered-table-cell/>
          <table:covered-table-cell/>
          <table:table-cell table:style-name="表格43.A1" office:value-type="string">
            <text:p text:style-name="P17"><text:span text:style-name="T7">长度（byte）</text:span></text:p>
          </table:table-cell>
          <table:table-cell table:style-name="表格43.A1" office:value-type="string">
            <text:p text:style-name="P17"><text:span text:style-name="T7">说明</text:span></text:p>
          </table:table-cell>
          <table:table-cell table:style-name="表格43.A1" office:value-type="string">
            <text:p text:style-name="P17"><text:span text:style-name="T7">备注</text:span></text:p>
          </table:table-cell>
        </table:table-row>
        <table:table-row table:style-name="表格43.3">
          <table:table-cell table:style-name="表格43.A3" office:value-type="string">
            <text:p text:style-name="P17"><text:span text:style-name="T59">0xC111</text:span></text:p>
          </table:table-cell>
          <table:table-cell table:style-name="表格43.A1" office:value-type="string">
            <text:p text:style-name="P20"><text:span text:style-name="T12">查询单个超声波板最佳工作频率</text:span></text:p>
          </table:table-cell>
          <table:table-cell table:style-name="表格43.A1" office:value-type="string">
            <text:p text:style-name="P17"><text:span text:style-name="T7">1</text:span></text:p>
          </table:table-cell>
          <table:table-cell table:style-name="表格43.A1" office:value-type="string">
            <text:p text:style-name="P21"><text:span text:style-name="T7">Bytes[0]：通道ID</text:span></text:p>
            <text:p text:style-name="P21"><text:span text:style-name="T7">Bytes[1-2]：最佳工作频率</text:span></text:p>
          </table:table-cell>
          <table:table-cell table:style-name="表格43.A1" table:number-rows-spanned="2" office:value-type="string">
            <text:p text:style-name="P16">ID 映射：见 ID 映射表</text:p>
            <text:p text:style-name="P16"><text:span text:style-name="T7">每个块16个字节</text:span></text:p>
          </table:table-cell>
        </table:table-row>
        <table:table-row table:style-name="表格43.4">
          <table:table-cell table:style-name="表格43.A4" office:value-type="string">
            <text:p text:style-name="P16"><text:span text:style-name="T59">0xC11A</text:span></text:p>
          </table:table-cell>
          <table:table-cell table:style-name="表格43.A1" office:value-type="string">
            <text:p text:style-name="P20"><text:span text:style-name="T12">查询所有称超声波板最佳工作频率</text:span></text:p>
          </table:table-cell>
          <table:table-cell table:style-name="表格43.A1" office:value-type="string">
            <text:p text:style-name="P17"><text:span text:style-name="T7">1</text:span></text:p>
          </table:table-cell>
          <table:table-cell table:style-name="表格43.A1" office:value-type="string">
            <text:p text:style-name="P21"><text:span text:style-name="T7">Bytes[0]：依次查询</text:span></text:p>
            <text:p text:style-name="P21"><text:span text:style-name="T7">Bytes[1-2]：最佳工作频率</text:span></text:p>
          </table:table-cell>
          <table:covered-table-cell/>
        </table:table-row>
      </table:table>
      <text:p text:style-name="Standard"/>
      <text:list xml:id="list85508416069658" text:continue-numbering="true" text:style-name="WWNum2">
        <text:list-item>
          <text:h text:style-name="P9" text:outline-level="3"><text:bookmark-start text:name="_Toc19485"/><text:span text:style-name="T27">打印机查询（0xC12X）</text:span><text:bookmark-end text:name="_Toc19485"/></text:h>
        </text:list-item>
      </text:list>
      <text:p text:style-name="Standard"/>
      <text:p text:style-name="Standard"/>
      <table:table table:name="表格44" table:style-name="表格44">
        <table:table-column table:style-name="表格44.A"/>
        <table:table-column table:style-name="表格44.B"/>
        <table:table-column table:style-name="表格44.C"/>
        <table:table-column table:style-name="表格44.D"/>
        <table:table-column table:style-name="表格44.E"/>
        <table:table-row table:style-name="表格44.1">
          <table:table-cell table:style-name="表格44.A1" table:number-rows-spanned="2" office:value-type="string">
            <text:p text:style-name="P17"><text:span text:style-name="T7">命令</text:span></text:p>
          </table:table-cell>
          <table:table-cell table:style-name="表格44.A1" table:number-rows-spanned="2" office:value-type="string">
            <text:p text:style-name="P17"><text:span text:style-name="T7">说明</text:span></text:p>
          </table:table-cell>
          <table:table-cell table:style-name="表格44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44.2">
          <table:covered-table-cell/>
          <table:covered-table-cell/>
          <table:table-cell table:style-name="表格44.A1" office:value-type="string">
            <text:p text:style-name="P17"><text:span text:style-name="T7">长度（byte）</text:span></text:p>
          </table:table-cell>
          <table:table-cell table:style-name="表格44.A1" office:value-type="string">
            <text:p text:style-name="P17"><text:span text:style-name="T7">说明</text:span></text:p>
          </table:table-cell>
          <table:table-cell table:style-name="表格44.A1" office:value-type="string">
            <text:p text:style-name="P17"><text:span text:style-name="T7">备注</text:span></text:p>
          </table:table-cell>
        </table:table-row>
        <table:table-row table:style-name="表格44.3">
          <table:table-cell table:style-name="表格44.A3" office:value-type="string">
            <text:p text:style-name="P17"><text:span text:style-name="T48">0xC121</text:span></text:p>
          </table:table-cell>
          <table:table-cell table:style-name="表格44.A1" office:value-type="string">
            <text:p text:style-name="P21"><text:span text:style-name="T7">检测到的状态</text:span></text:p>
          </table:table-cell>
          <table:table-cell table:style-name="表格44.A1" office:value-type="string">
            <text:p text:style-name="P17"><text:span text:style-name="T7">1+1</text:span></text:p>
          </table:table-cell>
          <table:table-cell table:style-name="表格44.A1" office:value-type="string">
            <text:p text:style-name="P21"><text:span text:style-name="T7">Bytes[0]：光耦ID</text:span></text:p>
            <text:p text:style-name="P21"><text:span text:style-name="T7">Bytes[1]：状态，1高电平，0低电平</text:span></text:p>
          </table:table-cell>
          <table:table-cell table:style-name="表格44.A1" office:value-type="string">
            <text:p text:style-name="P14">ID 映射：见 ID 映射表</text:p>
          </table:table-cell>
        </table:table-row>
        <table:table-row table:style-name="表格44.4">
          <table:table-cell table:style-name="表格44.A4" office:value-type="string">
            <text:p text:style-name="P18"><text:span text:style-name="T48">0xC122</text:span></text:p>
          </table:table-cell>
          <table:table-cell table:style-name="表格44.A1" office:value-type="string">
            <text:p text:style-name="Standard"><text:span text:style-name="T59">打印头温度</text:span></text:p>
          </table:table-cell>
          <table:table-cell table:style-name="表格44.A1" office:value-type="string">
            <text:p text:style-name="P16"><text:span text:style-name="T35">1</text:span></text:p>
          </table:table-cell>
          <table:table-cell table:style-name="表格44.A1" office:value-type="string">
            <text:p text:style-name="Standard"><text:span text:style-name="T7">Bytes[0]：温度</text:span></text:p>
          </table:table-cell>
          <table:table-cell table:style-name="表格44.A1" office:value-type="string">
            <text:p text:style-name="P44"/>
          </table:table-cell>
        </table:table-row>
        <table:table-row table:style-name="表格44.4">
          <table:table-cell table:style-name="表格44.A5" office:value-type="string">
            <text:p text:style-name="P18"><text:span text:style-name="T48">0xC123</text:span></text:p>
          </table:table-cell>
          <table:table-cell table:style-name="表格44.A1" office:value-type="string">
            <text:p text:style-name="Standard"><text:span text:style-name="T19">打印位</text:span></text:p>
          </table:table-cell>
          <table:table-cell table:style-name="表格44.A1" office:value-type="string">
            <text:p text:style-name="P16"><text:span text:style-name="T35">2</text:span></text:p>
          </table:table-cell>
          <table:table-cell table:style-name="表格44.A1" office:value-type="string">
            <text:p text:style-name="Standard"><text:span text:style-name="T38">Byte0-Byte1:</text:span></text:p>
            <text:p text:style-name="Standard"><text:span text:style-name="T35">位置</text:span></text:p>
          </table:table-cell>
          <table:table-cell table:style-name="表格44.E5" office:value-type="string">
            <text:p text:style-name="P49"/>
          </table:table-cell>
        </table:table-row>
        <table:table-row table:style-name="表格44.4">
          <table:table-cell table:style-name="表格44.A6" office:value-type="string">
            <text:p text:style-name="P18"><text:span text:style-name="T48">0xC124</text:span></text:p>
          </table:table-cell>
          <table:table-cell table:style-name="表格44.A1" office:value-type="string">
            <text:p text:style-name="P24"><text:span text:style-name="T19">打印灰度</text:span></text:p>
          </table:table-cell>
          <table:table-cell table:style-name="表格44.A1" office:value-type="string">
            <text:p text:style-name="P16">1</text:p>
          </table:table-cell>
          <table:table-cell table:style-name="表格44.A1" office:value-type="string">
            <text:p text:style-name="Standard"><text:span text:style-name="T38">Byte0:</text:span></text:p>
            <text:p text:style-name="Standard"><text:span text:style-name="T35">灰度值</text:span></text:p>
          </table:table-cell>
          <table:table-cell table:style-name="表格44.A1" office:value-type="string">
            <text:p text:style-name="P44"/>
          </table:table-cell>
        </table:table-row>
        <table:table-row table:style-name="表格44.4">
          <table:table-cell table:style-name="表格44.A7" office:value-type="string">
            <text:p text:style-name="P18"><text:span text:style-name="T48">0xC125</text:span></text:p>
          </table:table-cell>
          <table:table-cell table:style-name="表格44.A1" office:value-type="string">
            <text:p text:style-name="P24"><text:span text:style-name="T19">碳带回收步距</text:span></text:p>
          </table:table-cell>
          <table:table-cell table:style-name="表格44.A1" office:value-type="string">
            <text:p text:style-name="P16"><text:span text:style-name="T19">1</text:span></text:p>
          </table:table-cell>
          <table:table-cell table:style-name="表格44.A1" office:value-type="string">
            <text:p text:style-name="Standard"><text:span text:style-name="T38">Byte0:</text:span></text:p>
            <text:p text:style-name="Standard"><text:span text:style-name="T19">步距值</text:span></text:p>
          </table:table-cell>
          <table:table-cell table:style-name="表格44.A1" office:value-type="string">
            <text:p text:style-name="P44"/>
          </table:table-cell>
        </table:table-row>
        <table:table-row table:style-name="表格44.4">
          <table:table-cell table:style-name="表格44.A8" office:value-type="string">
            <text:p text:style-name="P18"><text:span text:style-name="T48">0xC126</text:span></text:p>
          </table:table-cell>
          <table:table-cell table:style-name="表格44.A1" office:value-type="string">
            <text:p text:style-name="P24"><text:span text:style-name="T19">打印角度</text:span></text:p>
          </table:table-cell>
          <table:table-cell table:style-name="表格44.A1" office:value-type="string">
            <text:p text:style-name="P16"><text:span text:style-name="T19">1</text:span></text:p>
          </table:table-cell>
          <table:table-cell table:style-name="表格44.A1" office:value-type="string">
            <text:p text:style-name="Standard"><text:span text:style-name="T38">Byte0:</text:span></text:p>
            <text:p text:style-name="Standard"><text:span text:style-name="T35">0: 0度</text:span></text:p>
            <text:p text:style-name="Standard"><text:soft-page-break/><text:span text:style-name="T35">1: 90度</text:span></text:p>
            <text:p text:style-name="Standard"><text:span text:style-name="T35">2: 180度</text:span></text:p>
          </table:table-cell>
          <table:table-cell table:style-name="表格44.A1" office:value-type="string">
            <text:p text:style-name="P44"/>
          </table:table-cell>
        </table:table-row>
        <table:table-row table:style-name="表格44.4">
          <table:table-cell table:style-name="表格44.A9" office:value-type="string">
            <text:p text:style-name="P18"><text:span text:style-name="T48">0xC127</text:span></text:p>
          </table:table-cell>
          <table:table-cell table:style-name="表格44.A1" office:value-type="string">
            <text:p text:style-name="P24"><text:span text:style-name="T18">等待位</text:span></text:p>
          </table:table-cell>
          <table:table-cell table:style-name="表格44.A1" office:value-type="string">
            <text:p text:style-name="P16"><text:span text:style-name="T19">1</text:span></text:p>
          </table:table-cell>
          <table:table-cell table:style-name="表格44.A1" office:value-type="string">
            <text:p text:style-name="Standard"><text:span text:style-name="T38">Byte0-Byte1:</text:span></text:p>
            <text:p text:style-name="Standard"><text:span text:style-name="T35">位置</text:span></text:p>
          </table:table-cell>
          <table:table-cell table:style-name="表格44.A1" office:value-type="string">
            <text:p text:style-name="P44"/>
          </table:table-cell>
        </table:table-row>
      </table:table>
      <text:p text:style-name="Standard"/>
      <text:h text:style-name="Heading_20_3" text:outline-level="3"><text:bookmark-start text:name="_Toc4535"/><text:span text:style-name="T27">查询回复汇总</text:span><text:bookmark-end text:name="_Toc4535"/></text:h>
      <table:table table:name="表格45" table:style-name="表格45">
        <table:table-column table:style-name="表格45.A"/>
        <table:table-column table:style-name="表格45.B"/>
        <table:table-column table:style-name="表格45.C"/>
        <table:table-column table:style-name="表格45.D"/>
        <table:table-column table:style-name="表格45.E"/>
        <table:table-row table:style-name="表格45.1">
          <table:table-cell table:style-name="表格45.A1" table:number-rows-spanned="2" office:value-type="string">
            <text:p text:style-name="P17"><text:span text:style-name="T7">命令</text:span></text:p>
          </table:table-cell>
          <table:table-cell table:style-name="表格45.A1" table:number-rows-spanned="2" office:value-type="string">
            <text:p text:style-name="P17"><text:span text:style-name="T7">说明</text:span></text:p>
          </table:table-cell>
          <table:table-cell table:style-name="表格45.A1" table:number-columns-spanned="2" office:value-type="string">
            <text:p text:style-name="P17"><text:span text:style-name="T7">参数</text:span></text:p>
          </table:table-cell>
          <table:covered-table-cell/>
          <table:table-cell table:style-name="表格45.E1" office:value-type="string">
            <text:p text:style-name="Standard"/>
          </table:table-cell>
        </table:table-row>
        <table:table-row table:style-name="表格45.2">
          <table:covered-table-cell/>
          <table:covered-table-cell/>
          <table:table-cell table:style-name="表格45.A1" office:value-type="string">
            <text:p text:style-name="P17"><text:span text:style-name="T7">长度（byte）</text:span></text:p>
          </table:table-cell>
          <table:table-cell table:style-name="表格45.A1" office:value-type="string">
            <text:p text:style-name="P17"><text:span text:style-name="T7">说明</text:span></text:p>
          </table:table-cell>
          <table:table-cell table:style-name="表格45.E2" office:value-type="string">
            <text:p text:style-name="Standard"/>
          </table:table-cell>
        </table:table-row>
        <table:table-row table:style-name="表格45.3">
          <table:table-cell table:style-name="表格45.A3" office:value-type="string">
            <text:p text:style-name="P16"><text:span text:style-name="T48">0xC011</text:span></text:p>
          </table:table-cell>
          <table:table-cell table:style-name="表格45.A1" office:value-type="string">
            <text:p text:style-name="P21"><text:span text:style-name="T7">查询单个温度</text:span></text:p>
          </table:table-cell>
          <table:table-cell table:style-name="表格45.A1" office:value-type="string">
            <text:p text:style-name="P17"><text:span text:style-name="T7">1+2</text:span></text:p>
          </table:table-cell>
          <table:table-cell table:style-name="表格45.A1" office:value-type="string">
            <text:p text:style-name="P21"><text:span text:style-name="T7">Bytes[0]：温度序号</text:span></text:p>
            <text:p text:style-name="P21"><text:span text:style-name="T7">Bytes[1-2]: 温度值 （浮点值，即3700 表示 37.00）</text:span></text:p>
          </table:table-cell>
          <table:table-cell table:style-name="表格45.E3" office:value-type="string">
            <text:p text:style-name="Standard"/>
          </table:table-cell>
        </table:table-row>
        <table:table-row table:style-name="表格45.3">
          <table:table-cell table:style-name="表格45.A4" office:value-type="string">
            <text:p text:style-name="P16"><text:span text:style-name="T48">0xC012</text:span></text:p>
          </table:table-cell>
          <table:table-cell table:style-name="表格45.A1" office:value-type="string">
            <text:p text:style-name="P21"><text:span text:style-name="T7">查询PID参数</text:span></text:p>
          </table:table-cell>
          <table:table-cell table:style-name="表格45.A1" office:value-type="string">
            <text:p text:style-name="P17"><text:span text:style-name="T7">1+2+2+2+2+2</text:span></text:p>
          </table:table-cell>
          <table:table-cell table:style-name="表格45.A1" office:value-type="string">
            <text:p text:style-name="P21"><text:span text:style-name="T7">Bytes[0]:温度序号</text:span></text:p>
            <text:p text:style-name="P21"><text:span text:style-name="T7">Bytes[1-2]:目标值 <text:s/>（浮点值，即3700 表示 37.00）</text:span></text:p>
            <text:p text:style-name="P21"><text:span text:style-name="T7">Bytes[3-4]:阈值 <text:s text:c="3"/>（浮点值，即3700 表示 37.00）</text:span></text:p>
            <text:p text:style-name="P21"><text:span text:style-name="T7">Bytes[5-6]:P值 <text:s text:c="3"/>（浮点值，即3700 表示 37.00）</text:span></text:p>
            <text:p text:style-name="P21"><text:span text:style-name="T7">Bytes[7-8]:I值 <text:s text:c="4"/>（浮点值，即3700 表示 37.00）</text:span></text:p>
            <text:p text:style-name="P21"><text:span text:style-name="T7">Bytes[9-10]:D值 <text:s text:c="2"/>（浮点值，即3700 表示 37.00）</text:span></text:p>
          </table:table-cell>
          <table:table-cell table:style-name="表格45.E4" office:value-type="string">
            <text:p text:style-name="Standard"/>
          </table:table-cell>
        </table:table-row>
        <table:table-row table:style-name="表格45.3">
          <table:table-cell table:style-name="表格45.A5" office:value-type="string">
            <text:p text:style-name="P16"><text:span text:style-name="T48">0xC01A</text:span></text:p>
          </table:table-cell>
          <table:table-cell table:style-name="表格45.A1" office:value-type="string">
            <text:p text:style-name="P21"><text:span text:style-name="T7">查询所有温度</text:span></text:p>
          </table:table-cell>
          <table:table-cell table:style-name="表格45.A1" office:value-type="string">
            <text:p text:style-name="P16"><text:span text:style-name="T7">1+2*n</text:span></text:p>
          </table:table-cell>
          <table:table-cell table:style-name="表格45.A1" office:value-type="string">
            <text:p text:style-name="P20"><text:span text:style-name="T7">Bytes[0]:保留查询的温度数量</text:span></text:p>
            <text:p text:style-name="P20"><text:span text:style-name="T7">Bytes[1 – 2*n]:根据查询的温度数量以及序号依次填充</text:span></text:p>
          </table:table-cell>
          <table:table-cell table:style-name="表格45.E5" office:value-type="string">
            <text:p text:style-name="Standard"/>
          </table:table-cell>
        </table:table-row>
        <table:table-row table:style-name="表格45.3">
          <table:table-cell table:style-name="表格45.A6" office:value-type="string">
            <text:p text:style-name="P16"><text:span text:style-name="T48">0xC021</text:span></text:p>
          </table:table-cell>
          <table:table-cell table:style-name="表格45.A1" office:value-type="string">
            <text:p text:style-name="P21"><text:span text:style-name="T7">查询单个气压</text:span></text:p>
          </table:table-cell>
          <table:table-cell table:style-name="表格45.A1" office:value-type="string">
            <text:p text:style-name="P17"><text:span text:style-name="T7">1+2</text:span></text:p>
          </table:table-cell>
          <table:table-cell table:style-name="表格45.A1" office:value-type="string">
            <text:p text:style-name="P21"><text:span text:style-name="T7">Bytes[0]: 气压序号</text:span></text:p>
            <text:p text:style-name="P21"><text:span text:style-name="T7">Bytes[1-2]: 气压值</text:span></text:p>
          </table:table-cell>
          <table:table-cell table:style-name="表格45.E6" office:value-type="string">
            <text:p text:style-name="Standard"/>
          </table:table-cell>
        </table:table-row>
        <table:table-row table:style-name="表格45.3">
          <table:table-cell table:style-name="表格45.A7" office:value-type="string">
            <text:p text:style-name="P16"><text:span text:style-name="T48">0xC02A</text:span></text:p>
          </table:table-cell>
          <table:table-cell table:style-name="表格45.A1" office:value-type="string">
            <text:p text:style-name="P21"><text:span text:style-name="T7">查询所有气压</text:span></text:p>
          </table:table-cell>
          <table:table-cell table:style-name="表格45.A1" office:value-type="string">
            <text:p text:style-name="P16"><text:span text:style-name="T7">1+2*n</text:span></text:p>
          </table:table-cell>
          <table:table-cell table:style-name="表格45.A1" office:value-type="string">
            <text:p text:style-name="P20"><text:span text:style-name="T7">Bytes[0]:保留查询的气压数量</text:span></text:p>
            <text:p text:style-name="P20"><text:span text:style-name="T7">Bytes[1 – 2*n]:根据查询的气压数量以及序号依次填充</text:span></text:p>
          </table:table-cell>
          <table:table-cell table:style-name="表格45.E7" office:value-type="string">
            <text:p text:style-name="Standard"/>
          </table:table-cell>
        </table:table-row>
        <table:table-row table:style-name="表格45.3">
          <table:table-cell table:style-name="表格45.A8" office:value-type="string">
            <text:p text:style-name="P16"><text:span text:style-name="T48">0xC031</text:span></text:p>
          </table:table-cell>
          <table:table-cell table:style-name="表格45.A1" office:value-type="string">
            <text:p text:style-name="P21"><text:span text:style-name="T7">查询单个浮子开关</text:span></text:p>
          </table:table-cell>
          <table:table-cell table:style-name="表格45.A1" office:value-type="string">
            <text:p text:style-name="P17"><text:span text:style-name="T7">1+1</text:span></text:p>
          </table:table-cell>
          <table:table-cell table:style-name="表格45.A1" office:value-type="string">
            <text:p text:style-name="P21"><text:span text:style-name="T7">Bytes[0]: 浮子序号</text:span></text:p>
            <text:p text:style-name="P21"><text:span text:style-name="T7">Bytes[1]: 0没触发 1触发</text:span></text:p>
          </table:table-cell>
          <table:table-cell table:style-name="表格45.E8" office:value-type="string">
            <text:p text:style-name="Standard"/>
          </table:table-cell>
        </table:table-row>
        <table:table-row table:style-name="表格45.9">
          <table:table-cell table:style-name="表格45.A9" office:value-type="string">
            <text:p text:style-name="P16"><text:span text:style-name="T48">0xC03A</text:span></text:p>
          </table:table-cell>
          <table:table-cell table:style-name="表格45.A1" office:value-type="string">
            <text:p text:style-name="P21"><text:span text:style-name="T7">查询所有浮子开关</text:span></text:p>
          </table:table-cell>
          <table:table-cell table:style-name="表格45.A1" office:value-type="string">
            <text:p text:style-name="P16"><text:span text:style-name="T7">1+n</text:span></text:p>
          </table:table-cell>
          <table:table-cell table:style-name="表格45.A1" office:value-type="string">
            <text:p text:style-name="P20"><text:span text:style-name="T7">Bytes[0]:保留查询的浮子数目</text:span></text:p>
            <text:p text:style-name="P20"><text:span text:style-name="T7">Bytes[1 - n]:根据查询的浮子数量以及序号依次填充</text:span></text:p>
          </table:table-cell>
          <table:table-cell table:style-name="表格45.E9" office:value-type="string">
            <text:p text:style-name="Standard"/>
          </table:table-cell>
        </table:table-row>
        <table:table-row table:style-name="表格45.10">
          <table:table-cell table:style-name="表格45.A10" office:value-type="string">
            <text:p text:style-name="P16"><text:span text:style-name="T48">0xC041</text:span></text:p>
          </table:table-cell>
          <table:table-cell table:style-name="表格45.A1" office:value-type="string">
            <text:p text:style-name="P20">查询电机单个坐标</text:p>
          </table:table-cell>
          <table:table-cell table:style-name="表格45.A1" office:value-type="string">
            <text:p text:style-name="P16"><text:span text:style-name="T7">1+1+4</text:span></text:p>
          </table:table-cell>
          <table:table-cell table:style-name="表格45.A1" office:value-type="string">
            <text:p text:style-name="P20"><text:span text:style-name="T7">Bytes[0]: 电机号</text:span></text:p>
            <text:p text:style-name="P20"><text:span text:style-name="T7">Bytes[1]: 位置号</text:span></text:p>
            <text:p text:style-name="P20"><text:span text:style-name="T7">Bytes[2 - 5]: 位置坐标</text:span></text:p>
          </table:table-cell>
          <table:table-cell table:style-name="表格45.E10" office:value-type="string">
            <text:p text:style-name="Standard"/>
          </table:table-cell>
        </table:table-row>
        <table:table-row table:style-name="表格45.11">
          <table:table-cell table:style-name="表格45.A11" office:value-type="string">
            <text:p text:style-name="P16"><text:span text:style-name="T48">0xC042</text:span></text:p>
          </table:table-cell>
          <table:table-cell table:style-name="表格45.A1" office:value-type="string">
            <text:p text:style-name="P20">查询电机所有坐标</text:p>
          </table:table-cell>
          <table:table-cell table:style-name="表格45.A1" office:value-type="string">
            <text:p text:style-name="P16"><text:span text:style-name="T7">1+1+4*n</text:span></text:p>
          </table:table-cell>
          <table:table-cell table:style-name="表格45.A1" office:value-type="string">
            <text:p text:style-name="P20"><text:span text:style-name="T7">Bytes[0]: 电机号</text:span></text:p>
            <text:p text:style-name="P20"><text:span text:style-name="T7">Bytes[1]: 坐标数量</text:span></text:p>
            <text:p text:style-name="P20"><text:span text:style-name="T7">Bytes[2 - n]: 坐标位置依次填充</text:span></text:p>
          </table:table-cell>
          <table:table-cell table:style-name="表格45.E11" office:value-type="string">
            <text:p text:style-name="Standard"/>
          </table:table-cell>
        </table:table-row>
        <table:table-row table:style-name="表格45.10">
          <table:table-cell table:style-name="表格45.A12" office:value-type="string">
            <text:p text:style-name="P16"><text:span text:style-name="T48">0xC043</text:span></text:p>
          </table:table-cell>
          <table:table-cell table:style-name="表格45.A1" office:value-type="string">
            <text:p text:style-name="P20">查询码盘电机间距</text:p>
          </table:table-cell>
          <table:table-cell table:style-name="表格45.A1" office:value-type="string">
            <text:p text:style-name="P17"><text:span text:style-name="T7">1+4</text:span></text:p>
          </table:table-cell>
          <table:table-cell table:style-name="表格45.A1" office:value-type="string">
            <text:p text:style-name="P58"><text:span text:style-name="T7">Bytes[0]:电机序号</text:span></text:p>
            <text:p text:style-name="P58"><text:span text:style-name="T7">Bytes[1-4]：码盘间距</text:span></text:p>
          </table:table-cell>
          <table:table-cell table:style-name="表格45.E12" office:value-type="string">
            <text:p text:style-name="Standard"/>
          </table:table-cell>
        </table:table-row>
        <text:soft-page-break/>
        <table:table-row table:style-name="表格45.10">
          <table:table-cell table:style-name="表格45.A13" office:value-type="string">
            <text:p text:style-name="P16"><text:span text:style-name="T48">0xC044</text:span></text:p>
          </table:table-cell>
          <table:table-cell table:style-name="表格45.A1" office:value-type="string">
            <text:p text:style-name="P20">查询电机复位过冲</text:p>
          </table:table-cell>
          <table:table-cell table:style-name="表格45.A1" office:value-type="string">
            <text:p text:style-name="P17"><text:span text:style-name="T7">1+2</text:span></text:p>
          </table:table-cell>
          <table:table-cell table:style-name="表格45.A1" office:value-type="string">
            <text:p text:style-name="P58"><text:span text:style-name="T7">Bytes[0]:电机序号</text:span></text:p>
            <text:p text:style-name="P58"><text:span text:style-name="T7">Bytes[1-2]：复位过冲行程</text:span></text:p>
          </table:table-cell>
          <table:table-cell table:style-name="表格45.E13" office:value-type="string">
            <text:p text:style-name="Standard"/>
          </table:table-cell>
        </table:table-row>
        <table:table-row table:style-name="表格45.3">
          <table:table-cell table:style-name="表格45.A14" office:value-type="string">
            <text:p text:style-name="P16"><text:span text:style-name="T48">0xC051</text:span></text:p>
          </table:table-cell>
          <table:table-cell table:style-name="表格45.A1" office:value-type="string">
            <text:p text:style-name="P20">查询单个光耦状态</text:p>
          </table:table-cell>
          <table:table-cell table:style-name="表格45.A1" office:value-type="string">
            <text:p text:style-name="P16"><text:span text:style-name="T7">1+1</text:span></text:p>
          </table:table-cell>
          <table:table-cell table:style-name="表格45.A1" office:value-type="string">
            <text:p text:style-name="P20"><text:span text:style-name="T7">Bytes[0]:光耦序号</text:span></text:p>
            <text:p text:style-name="P20"><text:span text:style-name="T7">Bytes[1]:0 表示没触发 1表示触发</text:span></text:p>
          </table:table-cell>
          <table:table-cell table:style-name="表格45.E14" office:value-type="string">
            <text:p text:style-name="Standard"/>
          </table:table-cell>
        </table:table-row>
        <table:table-row table:style-name="表格45.9">
          <table:table-cell table:style-name="表格45.A15" office:value-type="string">
            <text:p text:style-name="P16"><text:span text:style-name="T48">0xC05A</text:span></text:p>
          </table:table-cell>
          <table:table-cell table:style-name="表格45.A1" office:value-type="string">
            <text:p text:style-name="P20">查询所有光耦状态</text:p>
          </table:table-cell>
          <table:table-cell table:style-name="表格45.A1" office:value-type="string">
            <text:p text:style-name="P17"><text:span text:style-name="T7">1+n</text:span></text:p>
          </table:table-cell>
          <table:table-cell table:style-name="表格45.A1" office:value-type="string">
            <text:p text:style-name="P20"><text:span text:style-name="T7">Bytes[0]:保留查询的光耦数目</text:span></text:p>
            <text:p text:style-name="P21"><text:span text:style-name="T7">Bytes[1 - 4]：bit 31-0 = 光耦31-0</text:span></text:p>
            <text:p text:style-name="P21"><text:span text:style-name="T7">Bytes[5 - 8]：bit 9-0 = 光耦41-32</text:span></text:p>
          </table:table-cell>
          <table:table-cell table:style-name="表格45.E15" office:value-type="string">
            <text:p text:style-name="Standard"/>
          </table:table-cell>
        </table:table-row>
        <table:table-row table:style-name="表格45.10">
          <table:table-cell table:style-name="表格45.A16" office:value-type="string">
            <text:p text:style-name="P16"><text:span text:style-name="T48">0xC061</text:span></text:p>
          </table:table-cell>
          <table:table-cell table:style-name="表格45.A1" office:value-type="string">
            <text:p text:style-name="P20"><text:span text:style-name="T7">查询功能时序版本</text:span></text:p>
          </table:table-cell>
          <table:table-cell table:style-name="表格45.A1" office:value-type="string">
            <text:p text:style-name="P17"><text:span text:style-name="T7">11</text:span></text:p>
          </table:table-cell>
          <table:table-cell table:style-name="表格45.A1" table:number-columns-spanned="2" office:value-type="string">
            <text:p text:style-name="P21"><text:span text:style-name="T28">Bytes[0-10]:固定长度字符串 (例如：V01.00.0001）</text:span></text:p>
          </table:table-cell>
          <table:covered-table-cell/>
        </table:table-row>
        <table:table-row table:style-name="表格45.10">
          <table:table-cell table:style-name="表格45.A17" office:value-type="string">
            <text:p text:style-name="P16"><text:span text:style-name="T48">0xC071</text:span></text:p>
          </table:table-cell>
          <table:table-cell table:style-name="表格45.A1" office:value-type="string">
            <text:p text:style-name="P20"><text:span text:style-name="T7">查询组合动作版本</text:span></text:p>
          </table:table-cell>
          <table:table-cell table:style-name="表格45.A1" office:value-type="string">
            <text:p text:style-name="P17"><text:span text:style-name="T7">11</text:span></text:p>
          </table:table-cell>
          <table:table-cell table:style-name="表格45.A1" table:number-columns-spanned="2" office:value-type="string">
            <text:p text:style-name="P21"><text:span text:style-name="T28">Bytes[0-10]:固定长度字符串 (例如：V01.00.0001）</text:span></text:p>
          </table:table-cell>
          <table:covered-table-cell/>
        </table:table-row>
        <table:table-row table:style-name="表格45.10">
          <table:table-cell table:style-name="表格45.A18" office:value-type="string">
            <text:p text:style-name="P16"><text:span text:style-name="T50">0xC072</text:span></text:p>
          </table:table-cell>
          <table:table-cell table:style-name="表格45.A1" office:value-type="string">
            <text:p text:style-name="P20"><text:span text:style-name="T12">组合动作查询运行状态</text:span></text:p>
          </table:table-cell>
          <table:table-cell table:style-name="表格45.A1" office:value-type="string">
            <text:p text:style-name="P16"><text:span text:style-name="T7">1+4*n</text:span></text:p>
          </table:table-cell>
          <table:table-cell table:style-name="表格45.A1" table:number-columns-spanned="2" office:value-type="string">
            <text:p text:style-name="P21"><text:span text:style-name="T7">Bytes[0]：正在运行任务数</text:span></text:p>
            <text:p text:style-name="P21"><text:span text:style-name="T7">Bytes[1-n]：4*n，4字节数据高16位功能Id，低16位Uid</text:span></text:p>
          </table:table-cell>
          <table:covered-table-cell/>
        </table:table-row>
        <table:table-row table:style-name="表格45.10">
          <table:table-cell table:style-name="表格45.A19" office:value-type="string">
            <text:p text:style-name="P16"><text:span text:style-name="T50">0xC081</text:span></text:p>
          </table:table-cell>
          <table:table-cell table:style-name="表格45.A1" office:value-type="string">
            <text:p text:style-name="P20"><text:span text:style-name="T7">查询单个编码器数值</text:span></text:p>
          </table:table-cell>
          <table:table-cell table:style-name="表格45.A1" office:value-type="string">
            <text:p text:style-name="P16"><text:span text:style-name="T7">1+4</text:span></text:p>
          </table:table-cell>
          <table:table-cell table:style-name="表格45.A1" table:number-columns-spanned="2" office:value-type="string">
            <text:p text:style-name="P20"><text:span text:style-name="T7">Bytes[0]:编码器序号</text:span></text:p>
            <text:p text:style-name="P20"><text:span text:style-name="T7">Bytes[1-4]：编码器当前数值</text:span></text:p>
          </table:table-cell>
          <table:covered-table-cell/>
        </table:table-row>
        <table:table-row table:style-name="表格45.10">
          <table:table-cell table:style-name="表格45.A20" office:value-type="string">
            <text:p text:style-name="P16"><text:span text:style-name="T50">0xC08A</text:span></text:p>
          </table:table-cell>
          <table:table-cell table:style-name="表格45.A1" office:value-type="string">
            <text:p text:style-name="P20"><text:span text:style-name="T7">查询所有编码器数值</text:span></text:p>
          </table:table-cell>
          <table:table-cell table:style-name="表格45.A1" office:value-type="string">
            <text:p text:style-name="P16"><text:span text:style-name="T7">1+4*n</text:span></text:p>
          </table:table-cell>
          <table:table-cell table:style-name="表格45.A1" table:number-columns-spanned="2" office:value-type="string">
            <text:p text:style-name="P20"><text:span text:style-name="T7">Bytes[0]:保留查询的编码器个数</text:span></text:p>
            <text:p text:style-name="P20"><text:span text:style-name="T7">Bytes[1 – 4*n]:根据查询的编码器个数以及序号依次填充</text:span></text:p>
          </table:table-cell>
          <table:covered-table-cell/>
        </table:table-row>
        <table:table-row table:style-name="表格45.10">
          <table:table-cell table:style-name="表格45.A21" office:value-type="string">
            <text:p text:style-name="P16"><text:span text:style-name="T50">0xC091</text:span></text:p>
          </table:table-cell>
          <table:table-cell table:style-name="表格45.A1" office:value-type="string">
            <text:p text:style-name="P20"><text:span text:style-name="T7">查询步进电机转速</text:span></text:p>
          </table:table-cell>
          <table:table-cell table:style-name="表格45.A1" office:value-type="string">
            <text:p text:style-name="P16"><text:span text:style-name="T7">1+4</text:span></text:p>
          </table:table-cell>
          <table:table-cell table:style-name="表格45.A1" table:number-columns-spanned="2" office:value-type="string">
            <text:p text:style-name="P20"><text:span text:style-name="T7">Bytes[0]:电机序号</text:span></text:p>
            <text:p text:style-name="P20"><text:span text:style-name="T7">Bytes[1-4]：转速</text:span></text:p>
          </table:table-cell>
          <table:covered-table-cell/>
        </table:table-row>
        <table:table-row table:style-name="表格45.10">
          <table:table-cell table:style-name="表格45.A22" office:value-type="string">
            <text:p text:style-name="P16"><text:span text:style-name="T50">0xC092</text:span></text:p>
          </table:table-cell>
          <table:table-cell table:style-name="表格45.A1" office:value-type="string">
            <text:p text:style-name="P20"><text:span text:style-name="T7">查询直流电机转速</text:span></text:p>
          </table:table-cell>
          <table:table-cell table:style-name="表格45.A1" office:value-type="string">
            <text:p text:style-name="P16"><text:span text:style-name="T7">1+4</text:span></text:p>
          </table:table-cell>
          <table:table-cell table:style-name="表格45.A1" table:number-columns-spanned="2" office:value-type="string">
            <text:p text:style-name="P20"><text:span text:style-name="T7">Bytes[0]:电机序号</text:span></text:p>
            <text:p text:style-name="P20"><text:span text:style-name="T7">Bytes[1-4]：转速 (浮点数float)</text:span></text:p>
          </table:table-cell>
          <table:covered-table-cell/>
        </table:table-row>
        <table:table-row table:style-name="表格45.10">
          <table:table-cell table:style-name="表格45.A23" office:value-type="string">
            <text:p text:style-name="P16"><text:span text:style-name="T50">0xC0A1</text:span></text:p>
          </table:table-cell>
          <table:table-cell table:style-name="表格45.A1" office:value-type="string">
            <text:p text:style-name="P20"><text:span text:style-name="T12">查询泵频率和占空比</text:span></text:p>
          </table:table-cell>
          <table:table-cell table:style-name="表格45.A1" office:value-type="string">
            <text:p text:style-name="P16"><text:span text:style-name="T7">1+4+2</text:span></text:p>
          </table:table-cell>
          <table:table-cell table:style-name="表格45.A1" table:number-columns-spanned="2" office:value-type="string">
            <text:p text:style-name="P20"><text:span text:style-name="T7">Bytes[0]:泵序号</text:span></text:p>
            <text:p text:style-name="P20"><text:span text:style-name="T7">Bytes[1-4]:PWM频率</text:span></text:p>
            <text:p text:style-name="P20"><text:span text:style-name="T7">Bytes[5-6]:PWM占空比</text:span></text:p>
          </table:table-cell>
          <table:covered-table-cell/>
        </table:table-row>
        <table:table-row table:style-name="表格45.10">
          <table:table-cell table:style-name="表格45.A24" office:value-type="string">
            <text:p text:style-name="P16"><text:span text:style-name="T50">0xC0B1</text:span></text:p>
          </table:table-cell>
          <table:table-cell table:style-name="表格45.A1" office:value-type="string">
            <text:p text:style-name="P20"><text:span text:style-name="T12">单通道数据单次采集</text:span></text:p>
          </table:table-cell>
          <table:table-cell table:style-name="表格45.A1" office:value-type="string">
            <text:p text:style-name="P16"><text:span text:style-name="T7">1+4</text:span></text:p>
          </table:table-cell>
          <table:table-cell table:style-name="表格45.A1" table:number-columns-spanned="2" office:value-type="string">
            <text:p text:style-name="P21"><text:span text:style-name="T7">Bytes[0]：ADC通道</text:span></text:p>
            <text:p text:style-name="P20"><text:span text:style-name="T7">Bytes[1-4]：采集数据次数</text:span></text:p>
          </table:table-cell>
          <table:covered-table-cell/>
        </table:table-row>
        <table:table-row table:style-name="表格45.10">
          <table:table-cell table:style-name="表格45.A25" office:value-type="string">
            <text:p text:style-name="P16"><text:span text:style-name="T50">0xC0B2</text:span></text:p>
          </table:table-cell>
          <table:table-cell table:style-name="表格45.A1" office:value-type="string">
            <text:p text:style-name="P20"><text:span text:style-name="T12">单通道持续定时采集</text:span></text:p>
          </table:table-cell>
          <table:table-cell table:style-name="表格45.A1" office:value-type="string">
            <text:p text:style-name="P16"><text:span text:style-name="T7">1+4+4*n</text:span></text:p>
          </table:table-cell>
          <table:table-cell table:style-name="表格45.A1" table:number-columns-spanned="2" office:value-type="string">
            <text:p text:style-name="P21"><text:span text:style-name="T7">Bytes[0]：ADC通道</text:span></text:p>
            <text:p text:style-name="P20"><text:span text:style-name="T7">Bytes[1-4]：采集数据次数</text:span></text:p>
            <text:p text:style-name="P20"><text:span text:style-name="T7">Bytes[5-n]：采集数据依次填充</text:span></text:p>
          </table:table-cell>
          <table:covered-table-cell/>
        </table:table-row>
        <table:table-row table:style-name="表格45.10">
          <table:table-cell table:style-name="表格45.A26" office:value-type="string">
            <text:p text:style-name="P16"><text:span text:style-name="T50">0xC0B3</text:span></text:p>
          </table:table-cell>
          <table:table-cell table:style-name="表格45.A1" office:value-type="string">
            <text:p text:style-name="P20"><text:span text:style-name="T12">单通道持续触发采集</text:span></text:p>
          </table:table-cell>
          <table:table-cell table:style-name="表格45.A1" office:value-type="string">
            <text:p text:style-name="P16"><text:span text:style-name="T7">1+4+4*n</text:span></text:p>
          </table:table-cell>
          <table:table-cell table:style-name="表格45.A1" table:number-columns-spanned="2" office:value-type="string">
            <text:p text:style-name="P21"><text:span text:style-name="T7">Bytes[0]：ADC通道</text:span></text:p>
            <text:p text:style-name="P20"><text:span text:style-name="T7">Bytes[1-4]：采集数据次数</text:span></text:p>
            <text:p text:style-name="P20"><text:span text:style-name="T7">Bytes[5-n]：采集数据依次填充</text:span></text:p>
          </table:table-cell>
          <table:covered-table-cell/>
        </table:table-row>
        <table:table-row table:style-name="表格45.10">
          <table:table-cell table:style-name="表格45.A27" office:value-type="string">
            <text:p text:style-name="P16"><text:span text:style-name="T50">0xC0C1</text:span></text:p>
          </table:table-cell>
          <table:table-cell table:style-name="表格45.A1" office:value-type="string">
            <text:p text:style-name="P20"><text:span text:style-name="T12">系统同步时间查询</text:span></text:p>
          </table:table-cell>
          <table:table-cell table:style-name="表格45.A1" office:value-type="string">
            <text:p text:style-name="P17"><text:span text:style-name="T7">2+1+1+1+1+1+2</text:span></text:p>
          </table:table-cell>
          <table:table-cell table:style-name="表格45.A1" table:number-columns-spanned="2" office:value-type="string">
            <text:p text:style-name="P21"><text:span text:style-name="T7">Bytes[0-1]：年</text:span></text:p>
            <text:p text:style-name="P21"><text:span text:style-name="T7">Bytes[2]：月</text:span></text:p>
            <text:p text:style-name="P21"><text:span text:style-name="T7">Bytes[3]：日</text:span></text:p>
            <text:p text:style-name="P21"><text:span text:style-name="T7">Bytes[4]：时</text:span></text:p>
            <text:p text:style-name="P21"><text:span text:style-name="T7">Bytes[5]：分</text:span></text:p>
            <text:p text:style-name="P21"><text:span text:style-name="T7">Bytes[6]：秒</text:span></text:p>
            <text:p text:style-name="P21"><text:span text:style-name="T7">Bytes[7-8]：毫秒</text:span></text:p>
          </table:table-cell>
          <table:covered-table-cell/>
        </table:table-row>
        <table:table-row table:style-name="表格45.10">
          <table:table-cell table:style-name="表格45.A28" office:value-type="string">
            <text:p text:style-name="P16"><text:span text:style-name="T50">0xC0C8</text:span></text:p>
          </table:table-cell>
          <table:table-cell table:style-name="表格45.A1" office:value-type="string">
            <text:p text:style-name="P20"><text:span text:style-name="T12">MCU软件版本查询</text:span></text:p>
          </table:table-cell>
          <table:table-cell table:style-name="表格45.A1" office:value-type="string">
            <text:p text:style-name="P17"><text:span text:style-name="T7">11</text:span></text:p>
          </table:table-cell>
          <table:table-cell table:style-name="表格45.A1" table:number-columns-spanned="2" office:value-type="string">
            <text:p text:style-name="P21"><text:span text:style-name="T28">Bytes[0-10]:固定长度字符串 (例如：V01.00.0001）</text:span></text:p>
          </table:table-cell>
          <table:covered-table-cell/>
        </table:table-row>
        <table:table-row table:style-name="表格45.10">
          <table:table-cell table:style-name="表格45.A29" office:value-type="string">
            <text:p text:style-name="P16"><text:span text:style-name="T50">0xC0C9</text:span></text:p>
          </table:table-cell>
          <table:table-cell table:style-name="表格45.A1" office:value-type="string">
            <text:p text:style-name="P20"><text:span text:style-name="T12">FPGA软件版本查询</text:span></text:p>
          </table:table-cell>
          <table:table-cell table:style-name="表格45.A1" office:value-type="string">
            <text:p text:style-name="P17"><text:span text:style-name="T7">11</text:span></text:p>
          </table:table-cell>
          <table:table-cell table:style-name="表格45.A1" table:number-columns-spanned="2" office:value-type="string">
            <text:p text:style-name="P21"><text:span text:style-name="T28">Bytes[0-10]:固定长度字符串 (例如：V01.00.0001）</text:span></text:p>
          </table:table-cell>
          <table:covered-table-cell/>
        </table:table-row>
        <text:soft-page-break/>
        <table:table-row table:style-name="表格45.10">
          <table:table-cell table:style-name="表格45.A30" office:value-type="string">
            <text:p text:style-name="P16"><text:span text:style-name="T50">0xC0D1</text:span></text:p>
          </table:table-cell>
          <table:table-cell table:style-name="表格45.A1" office:value-type="string">
            <text:p text:style-name="P20"><text:span text:style-name="T12">液面状态电容值</text:span></text:p>
          </table:table-cell>
          <table:table-cell table:style-name="表格45.A1" office:value-type="string">
            <text:p text:style-name="P17"><text:span text:style-name="T7">1+4</text:span></text:p>
          </table:table-cell>
          <table:table-cell table:style-name="表格45.A1" table:number-columns-spanned="2" office:value-type="string">
            <text:p text:style-name="P21"><text:span text:style-name="T7">Bytes[0]：通道</text:span></text:p>
            <text:p text:style-name="P21"><text:span text:style-name="T7">Bytes[1-4]:电容值</text:span></text:p>
          </table:table-cell>
          <table:covered-table-cell/>
        </table:table-row>
        <table:table-row table:style-name="表格45.10">
          <table:table-cell table:style-name="表格45.A31" office:value-type="string">
            <text:p text:style-name="P16"><text:span text:style-name="T50">0xC0D2</text:span></text:p>
          </table:table-cell>
          <table:table-cell table:style-name="表格45.A1" office:value-type="string">
            <text:p text:style-name="P20"><text:span text:style-name="T12">触发液面电容差</text:span></text:p>
          </table:table-cell>
          <table:table-cell table:style-name="表格45.A1" office:value-type="string">
            <text:p text:style-name="P17"><text:span text:style-name="T7">1+4</text:span></text:p>
          </table:table-cell>
          <table:table-cell table:style-name="表格45.A1" table:number-columns-spanned="2" office:value-type="string">
            <text:p text:style-name="P21"><text:span text:style-name="T7">Bytes[0]：通道</text:span></text:p>
            <text:p text:style-name="P21"><text:span text:style-name="T7">Bytes[1-4]:电容值</text:span></text:p>
          </table:table-cell>
          <table:covered-table-cell/>
        </table:table-row>
        <table:table-row table:style-name="表格45.10">
          <table:table-cell table:style-name="表格45.A32" office:value-type="string">
            <text:p text:style-name="P17"><text:span text:style-name="T59">0xC0E1</text:span></text:p>
          </table:table-cell>
          <table:table-cell table:style-name="表格45.A1" office:value-type="string">
            <text:p text:style-name="P20"><text:span text:style-name="T12">查询RFID ID</text:span></text:p>
          </table:table-cell>
          <table:table-cell table:style-name="表格45.A1" office:value-type="string">
            <text:p text:style-name="P17"><text:span text:style-name="T7">1+4</text:span></text:p>
          </table:table-cell>
          <table:table-cell table:style-name="表格45.A1" table:number-columns-spanned="2" office:value-type="string">
            <text:p text:style-name="P21"><text:span text:style-name="T7">Bytes[0]：RFID ID</text:span></text:p>
            <text:p text:style-name="P21"><text:span text:style-name="T7">Bytes[1-4]:卡ID</text:span></text:p>
          </table:table-cell>
          <table:covered-table-cell/>
        </table:table-row>
        <table:table-row table:style-name="表格45.10">
          <table:table-cell table:style-name="表格45.A33" office:value-type="string">
            <text:p text:style-name="P16"><text:span text:style-name="T59">0xC0E2</text:span></text:p>
          </table:table-cell>
          <table:table-cell table:style-name="表格45.A1" office:value-type="string">
            <text:p text:style-name="P20"><text:span text:style-name="T12">查询 RFID 块数据</text:span></text:p>
          </table:table-cell>
          <table:table-cell table:style-name="表格45.A1" office:value-type="string">
            <text:p text:style-name="P17"><text:span text:style-name="T7">1+1+16</text:span></text:p>
          </table:table-cell>
          <table:table-cell table:style-name="表格45.A1" table:number-columns-spanned="2" office:value-type="string">
            <text:p text:style-name="P21"><text:span text:style-name="T7">Bytes[0]：RFID ID</text:span></text:p>
            <text:p text:style-name="P21"><text:span text:style-name="T7">Bytes[1]：RFID块编号</text:span></text:p>
            <text:p text:style-name="P21"><text:span text:style-name="T7">Bytes[2-17]:RFID块数据</text:span></text:p>
          </table:table-cell>
          <table:covered-table-cell/>
        </table:table-row>
        <table:table-row table:style-name="表格45.10">
          <table:table-cell table:style-name="表格45.A34" office:value-type="string">
            <text:p text:style-name="P16"><text:span text:style-name="T59">0xC0F1</text:span></text:p>
          </table:table-cell>
          <table:table-cell table:style-name="表格45.A1" office:value-type="string">
            <text:p text:style-name="P20"><text:span text:style-name="T12">查询单个称重状态</text:span></text:p>
          </table:table-cell>
          <table:table-cell table:style-name="表格45.A1" office:value-type="string">
            <text:p text:style-name="P17"><text:span text:style-name="T7">1</text:span></text:p>
          </table:table-cell>
          <table:table-cell table:style-name="表格45.A1" table:number-columns-spanned="2" office:value-type="string">
            <text:p text:style-name="P21"><text:span text:style-name="T7">Bytes[0]：通道ID</text:span></text:p>
          </table:table-cell>
          <table:covered-table-cell/>
        </table:table-row>
        <table:table-row table:style-name="表格45.10">
          <table:table-cell table:style-name="表格45.A35" office:value-type="string">
            <text:p text:style-name="P16"><text:span text:style-name="T59">0xC0FA</text:span></text:p>
          </table:table-cell>
          <table:table-cell table:style-name="表格45.A1" office:value-type="string">
            <text:p text:style-name="P20"><text:span text:style-name="T12">查询所有称重状态</text:span></text:p>
          </table:table-cell>
          <table:table-cell table:style-name="表格45.A1" office:value-type="string">
            <text:p text:style-name="P17"><text:span text:style-name="T7">1</text:span></text:p>
          </table:table-cell>
          <table:table-cell table:style-name="表格45.A1" table:number-columns-spanned="2" office:value-type="string">
            <text:p text:style-name="P21"><text:span text:style-name="T7">Bytes[0]：依次查询</text:span></text:p>
          </table:table-cell>
          <table:covered-table-cell/>
        </table:table-row>
      </table:table>
      <text:p text:style-name="Standard"/>
      <text:p text:style-name="P21"/>
      <text:p text:style-name="P54"/>
      <text:h text:style-name="Heading_20_2" text:outline-level="2"><text:bookmark-start text:name="_Toc18231"/>4、调试类（0xDXXX）<text:bookmark-end text:name="_Toc18231"/></text:h>
      <text:p text:style-name="Standard"><text:span text:style-name="T47">注：回复为ACK与Done</text:span></text:p>
      <text:h text:style-name="Heading_20_3" text:outline-level="3"><text:bookmark-start text:name="_Toc32767"/><text:span text:style-name="T27">1）步进电机（0xD01X）</text:span><text:bookmark-end text:name="_Toc32767"/></text:h>
      <table:table table:name="表格46" table:style-name="表格46">
        <table:table-column table:style-name="表格46.A"/>
        <table:table-column table:style-name="表格46.B"/>
        <table:table-column table:style-name="表格46.C"/>
        <table:table-column table:style-name="表格46.D"/>
        <table:table-column table:style-name="表格46.E"/>
        <table:table-column table:style-name="表格46.F"/>
        <table:table-row table:style-name="表格46.1">
          <table:table-cell table:style-name="表格46.A1" table:number-rows-spanned="2" office:value-type="string">
            <text:p text:style-name="P17"><text:span text:style-name="T7">命令</text:span></text:p>
          </table:table-cell>
          <table:table-cell table:style-name="表格46.A1" table:number-rows-spanned="2" office:value-type="string">
            <text:p text:style-name="P17"><text:span text:style-name="T7">说明</text:span></text:p>
          </table:table-cell>
          <table:table-cell table:style-name="表格46.A1" table:number-columns-spanned="4" office:value-type="string">
            <text:p text:style-name="P17"><text:span text:style-name="T7">参数</text:span></text:p>
          </table:table-cell>
          <table:covered-table-cell/>
          <table:covered-table-cell/>
          <table:covered-table-cell/>
        </table:table-row>
        <table:table-row table:style-name="表格46.2">
          <table:covered-table-cell/>
          <table:covered-table-cell/>
          <table:table-cell table:style-name="表格46.A1" office:value-type="string">
            <text:p text:style-name="P17"><text:span text:style-name="T7">长度（byte）</text:span></text:p>
          </table:table-cell>
          <table:table-cell table:style-name="表格46.A1" table:number-columns-spanned="2" office:value-type="string">
            <text:p text:style-name="P17"><text:span text:style-name="T7">说明</text:span></text:p>
          </table:table-cell>
          <table:covered-table-cell/>
          <table:table-cell table:style-name="表格46.A1" office:value-type="string">
            <text:p text:style-name="P17"><text:span text:style-name="T7">备注</text:span></text:p>
          </table:table-cell>
        </table:table-row>
        <table:table-row table:style-name="表格46.3">
          <table:table-cell table:style-name="表格46.A3" office:value-type="string">
            <text:p text:style-name="P16"><text:span text:style-name="T48">0xD010</text:span></text:p>
          </table:table-cell>
          <table:table-cell table:style-name="表格46.A1" office:value-type="string">
            <text:p text:style-name="P41"><text:span text:style-name="T12">预复位</text:span></text:p>
          </table:table-cell>
          <table:table-cell table:style-name="表格46.A1" table:number-rows-spanned="2" office:value-type="string">
            <text:p text:style-name="P16"><text:span text:style-name="T7">1+2</text:span></text:p>
          </table:table-cell>
          <table:table-cell table:style-name="表格46.A1" table:number-rows-spanned="2" office:value-type="string">
            <text:p text:style-name="P20"><text:span text:style-name="T7">Bytes[0]：电机ID</text:span></text:p>
            <text:p text:style-name="P20"><text:span text:style-name="T7">Bytes[1-2]：复位速度</text:span></text:p>
          </table:table-cell>
          <table:table-cell table:style-name="表格46.A1" table:number-rows-spanned="11" table:number-columns-spanned="2" office:value-type="string">
            <text:p text:style-name="P20">ID 映射：见 ID 映射表</text:p>
          </table:table-cell>
          <table:covered-table-cell/>
        </table:table-row>
        <table:table-row table:style-name="表格46.4">
          <table:table-cell table:style-name="表格46.A4" office:value-type="string">
            <text:p text:style-name="P16"><text:span text:style-name="T48">0xD011</text:span></text:p>
          </table:table-cell>
          <table:table-cell table:style-name="表格46.A1" office:value-type="string">
            <text:p text:style-name="Standard"><text:span text:style-name="T12">复位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46.4">
          <table:table-cell table:style-name="表格46.A5" office:value-type="string">
            <text:p text:style-name="P16"><text:span text:style-name="T48">0xD012</text:span></text:p>
          </table:table-cell>
          <table:table-cell table:style-name="表格46.A1" office:value-type="string">
            <text:p text:style-name="Standard"><text:span text:style-name="T12">正向运动</text:span></text:p>
          </table:table-cell>
          <table:table-cell table:style-name="表格46.A1" table:number-rows-spanned="2" office:value-type="string">
            <text:p text:style-name="P17"><text:span text:style-name="T7">1+2+4</text:span></text:p>
          </table:table-cell>
          <table:table-cell table:style-name="表格46.A1" table:number-rows-spanned="2" office:value-type="string">
            <text:p text:style-name="P21"><text:span text:style-name="T7">Bytes[0]：电机ID</text:span></text:p>
            <text:p text:style-name="P21"><text:span text:style-name="T7">Bytes[1-2]：运动速度</text:span></text:p>
            <text:p text:style-name="P21"><text:span text:style-name="T7">Bytes[3-6]：行程步数</text:span></text:p>
          </table:table-cell>
          <table:covered-table-cell/>
          <table:covered-table-cell/>
        </table:table-row>
        <table:table-row table:style-name="表格46.4">
          <table:table-cell table:style-name="表格46.A6" office:value-type="string">
            <text:p text:style-name="P16"><text:span text:style-name="T48">0xD013</text:span></text:p>
          </table:table-cell>
          <table:table-cell table:style-name="表格46.A1" office:value-type="string">
            <text:p text:style-name="Standard"><text:span text:style-name="T12">反向运动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46.4">
          <table:table-cell table:style-name="表格46.A7" office:value-type="string">
            <text:p text:style-name="P16"><text:span text:style-name="T48">0xD014</text:span></text:p>
          </table:table-cell>
          <table:table-cell table:style-name="表格46.A1" office:value-type="string">
            <text:p text:style-name="Standard"><text:span text:style-name="T12">绝对运动</text:span></text:p>
          </table:table-cell>
          <table:table-cell table:style-name="表格46.A1" office:value-type="string">
            <text:p text:style-name="P17"><text:span text:style-name="T7">1+2+4</text:span></text:p>
          </table:table-cell>
          <table:table-cell table:style-name="表格46.A1" office:value-type="string">
            <text:p text:style-name="P21"><text:span text:style-name="T7">Bytes[0]：电机ID</text:span></text:p>
            <text:p text:style-name="P21"><text:span text:style-name="T7">Bytes[1-2]：运动速度</text:span></text:p>
            <text:p text:style-name="P21"><text:span text:style-name="T7">Bytes[3-6]：绝对步数</text:span></text:p>
          </table:table-cell>
          <table:covered-table-cell/>
          <table:covered-table-cell/>
        </table:table-row>
        <table:table-row table:style-name="表格46.4">
          <table:table-cell table:style-name="表格46.A8" office:value-type="string">
            <text:p text:style-name="P16"><text:span text:style-name="T48">0xD015</text:span></text:p>
          </table:table-cell>
          <table:table-cell table:style-name="表格46.A1" office:value-type="string">
            <text:p text:style-name="Standard"><text:span text:style-name="T12">绝对位置</text:span></text:p>
          </table:table-cell>
          <table:table-cell table:style-name="表格46.A1" office:value-type="string">
            <text:p text:style-name="P17"><text:span text:style-name="T7">1+2+1</text:span></text:p>
          </table:table-cell>
          <table:table-cell table:style-name="表格46.A1" office:value-type="string">
            <text:p text:style-name="P21"><text:span text:style-name="T7">Bytes[0]：电机ID</text:span></text:p>
            <text:p text:style-name="P21"><text:span text:style-name="T7">Bytes[1-2]：运动速度</text:span></text:p>
            <text:p text:style-name="P21"><text:span text:style-name="T7">Bytes[3]：位置号</text:span></text:p>
          </table:table-cell>
          <table:covered-table-cell/>
          <table:covered-table-cell/>
        </table:table-row>
        <table:table-row table:style-name="表格46.4">
          <table:table-cell table:style-name="表格46.A9" office:value-type="string">
            <text:p text:style-name="P16"><text:span text:style-name="T48">0xD016</text:span></text:p>
          </table:table-cell>
          <table:table-cell table:style-name="表格46.A1" office:value-type="string">
            <text:p text:style-name="Standard"><text:span text:style-name="T12">两段加速正转</text:span></text:p>
          </table:table-cell>
          <table:table-cell table:style-name="表格46.A1" table:number-rows-spanned="4" office:value-type="string">
            <text:p text:style-name="P17"><text:span text:style-name="T7">1+2+4+2+4</text:span></text:p>
          </table:table-cell>
          <table:table-cell table:style-name="表格46.A1" table:number-rows-spanned="4" office:value-type="string">
            <text:p text:style-name="P21"><text:span text:style-name="T7">Bytes[0]：电机ID</text:span></text:p>
            <text:p text:style-name="P21"><text:span text:style-name="T7">Bytes[1-2]：第一段运行速度</text:span></text:p>
            <text:p text:style-name="P21"><text:span text:style-name="T7">Bytes[3-6]：第一段运行步数</text:span></text:p>
            <text:p text:style-name="P21"><text:span text:style-name="T7">Bytes[7-8]：第二段运行速度</text:span></text:p>
            <text:p text:style-name="P21"><text:span text:style-name="T7">Bytes[9-12]：第二段运行步数</text:span></text:p>
          </table:table-cell>
          <table:covered-table-cell/>
          <table:covered-table-cell/>
        </table:table-row>
        <table:table-row table:style-name="表格46.4">
          <table:table-cell table:style-name="表格46.A10" office:value-type="string">
            <text:p text:style-name="P16"><text:span text:style-name="T48">0xD017</text:span></text:p>
          </table:table-cell>
          <table:table-cell table:style-name="表格46.A1" office:value-type="string">
            <text:p text:style-name="Standard"><text:span text:style-name="T12">两段加速反转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46.4">
          <table:table-cell table:style-name="表格46.A11" office:value-type="string">
            <text:p text:style-name="P16"><text:span text:style-name="T48">0xD018</text:span></text:p>
          </table:table-cell>
          <table:table-cell table:style-name="表格46.A1" office:value-type="string">
            <text:p text:style-name="Standard"><text:span text:style-name="T12">两段减速正转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46.4">
          <table:table-cell table:style-name="表格46.A12" office:value-type="string">
            <text:p text:style-name="P16"><text:span text:style-name="T48">0xD019</text:span></text:p>
          </table:table-cell>
          <table:table-cell table:style-name="表格46.A1" office:value-type="string">
            <text:p text:style-name="Standard"><text:span text:style-name="T12">两段减速反转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46.4">
          <table:table-cell table:style-name="表格46.A13" office:value-type="string">
            <text:p text:style-name="P16"><text:span text:style-name="T48">0xD01A</text:span></text:p>
          </table:table-cell>
          <table:table-cell table:style-name="表格46.A1" office:value-type="string">
            <text:p text:style-name="Standard"><text:span text:style-name="T12">停止</text:span></text:p>
          </table:table-cell>
          <table:table-cell table:style-name="表格46.A1" office:value-type="string">
            <text:p text:style-name="P17"><text:span text:style-name="T7">1</text:span></text:p>
          </table:table-cell>
          <table:table-cell table:style-name="表格46.A1" office:value-type="string">
            <text:p text:style-name="P21"><text:span text:style-name="T7">Bytes[0]：电机ID</text:span></text:p>
          </table:table-cell>
          <table:covered-table-cell/>
          <table:covered-table-cell/>
        </table:table-row>
      </table:table>
      <text:p text:style-name="Standard"/>
      <text:p text:style-name="P21"/>
      <text:p text:style-name="P54"/>
      <text:h text:style-name="Heading_20_3" text:outline-level="3"><text:bookmark-start text:name="_Toc17727"/><text:span text:style-name="T27">2）泵（0xD02X）</text:span><text:bookmark-end text:name="_Toc17727"/></text:h>
      <table:table table:name="表格47" table:style-name="表格47">
        <table:table-column table:style-name="表格47.A"/>
        <table:table-column table:style-name="表格47.B"/>
        <table:table-column table:style-name="表格47.C"/>
        <table:table-column table:style-name="表格47.D"/>
        <table:table-column table:style-name="表格47.E"/>
        <table:table-row table:style-name="表格47.1">
          <table:table-cell table:style-name="表格47.A1" table:number-rows-spanned="2" office:value-type="string">
            <text:p text:style-name="P17"><text:span text:style-name="T7">命令</text:span></text:p>
          </table:table-cell>
          <table:table-cell table:style-name="表格47.A1" table:number-rows-spanned="2" office:value-type="string">
            <text:p text:style-name="P17"><text:span text:style-name="T7">说明</text:span></text:p>
          </table:table-cell>
          <table:table-cell table:style-name="表格47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47.2">
          <table:covered-table-cell/>
          <table:covered-table-cell/>
          <table:table-cell table:style-name="表格47.A1" office:value-type="string">
            <text:p text:style-name="P17"><text:span text:style-name="T7">长度（byte）</text:span></text:p>
          </table:table-cell>
          <table:table-cell table:style-name="表格47.A1" office:value-type="string">
            <text:p text:style-name="P17"><text:span text:style-name="T7">说明</text:span></text:p>
          </table:table-cell>
          <table:table-cell table:style-name="表格47.A1" office:value-type="string">
            <text:p text:style-name="P17"><text:span text:style-name="T7">备注</text:span></text:p>
          </table:table-cell>
        </table:table-row>
        <table:table-row table:style-name="表格47.3">
          <table:table-cell table:style-name="表格47.A3" office:value-type="string">
            <text:p text:style-name="P16"><text:span text:style-name="T48">0xD021</text:span></text:p>
          </table:table-cell>
          <table:table-cell table:style-name="表格47.B3" office:value-type="string">
            <text:p text:style-name="P20">控制单个泵</text:p>
          </table:table-cell>
          <table:table-cell table:style-name="表格47.A1" office:value-type="string">
            <text:p text:style-name="P16"><text:span text:style-name="T7">1+1</text:span></text:p>
          </table:table-cell>
          <table:table-cell table:style-name="表格47.A1" office:value-type="string">
            <text:p text:style-name="P20"><text:span text:style-name="T7">Bytes[0]：泵ID</text:span></text:p>
            <text:p text:style-name="P20"><text:span text:style-name="T7">Bytes[1]：0关 <text:s/>1开 </text:span></text:p>
          </table:table-cell>
          <table:table-cell table:style-name="表格47.A1" table:number-rows-spanned="2" office:value-type="string">
            <text:p text:style-name="P20">ID 映射：见 ID 映射表</text:p>
          </table:table-cell>
        </table:table-row>
        <table:table-row table:style-name="表格47.4">
          <table:table-cell table:style-name="表格47.A4" office:value-type="string">
            <text:p text:style-name="P16"><text:span text:style-name="T48">0xD02A</text:span></text:p>
          </table:table-cell>
          <table:table-cell table:style-name="表格47.B4" office:value-type="string">
            <text:p text:style-name="Standard">控制所有泵</text:p>
          </table:table-cell>
          <table:table-cell table:style-name="表格47.A1" office:value-type="string">
            <text:p text:style-name="P16"><text:span text:style-name="T7">1</text:span></text:p>
          </table:table-cell>
          <table:table-cell table:style-name="表格47.A1" office:value-type="string">
            <text:p text:style-name="P20"><text:span text:style-name="T7">Bytes[0]：0关 <text:s/>1开</text:span></text:p>
          </table:table-cell>
          <table:covered-table-cell/>
        </table:table-row>
      </table:table>
      <text:p text:style-name="P13"/>
      <text:h text:style-name="Heading_20_3" text:outline-level="3"><text:bookmark-start text:name="_Toc29799"/><text:span text:style-name="T27">3）阀（0xD03X）</text:span><text:bookmark-end text:name="_Toc29799"/></text:h>
      <table:table table:name="表格48" table:style-name="表格48">
        <table:table-column table:style-name="表格48.A"/>
        <table:table-column table:style-name="表格48.B"/>
        <table:table-column table:style-name="表格48.C"/>
        <table:table-column table:style-name="表格48.D"/>
        <table:table-column table:style-name="表格48.E"/>
        <table:table-row table:style-name="表格48.1">
          <table:table-cell table:style-name="表格48.A1" table:number-rows-spanned="2" office:value-type="string">
            <text:p text:style-name="P17"><text:span text:style-name="T7">命令</text:span></text:p>
          </table:table-cell>
          <table:table-cell table:style-name="表格48.A1" table:number-rows-spanned="2" office:value-type="string">
            <text:p text:style-name="P17"><text:span text:style-name="T7">说明</text:span></text:p>
          </table:table-cell>
          <table:table-cell table:style-name="表格48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48.2">
          <table:covered-table-cell/>
          <table:covered-table-cell/>
          <table:table-cell table:style-name="表格48.A1" office:value-type="string">
            <text:p text:style-name="P17"><text:span text:style-name="T7">长度（byte）</text:span></text:p>
          </table:table-cell>
          <table:table-cell table:style-name="表格48.A1" office:value-type="string">
            <text:p text:style-name="P17"><text:span text:style-name="T7">说明</text:span></text:p>
          </table:table-cell>
          <table:table-cell table:style-name="表格48.A1" office:value-type="string">
            <text:p text:style-name="P17"><text:span text:style-name="T7">备注</text:span></text:p>
          </table:table-cell>
        </table:table-row>
        <table:table-row table:style-name="表格48.3">
          <table:table-cell table:style-name="表格48.A3" office:value-type="string">
            <text:p text:style-name="P16"><text:span text:style-name="T48">0xD031</text:span></text:p>
          </table:table-cell>
          <table:table-cell table:style-name="表格48.B3" office:value-type="string">
            <text:p text:style-name="P20">控制单个阀</text:p>
          </table:table-cell>
          <table:table-cell table:style-name="表格48.A1" office:value-type="string">
            <text:p text:style-name="P16"><text:span text:style-name="T7">1+1</text:span></text:p>
          </table:table-cell>
          <table:table-cell table:style-name="表格48.A1" office:value-type="string">
            <text:p text:style-name="P20"><text:span text:style-name="T7">Bytes[0]：阀 ID</text:span></text:p>
            <text:p text:style-name="P20"><text:span text:style-name="T7">Bytes[1]：0关 <text:s/>1开 </text:span></text:p>
          </table:table-cell>
          <table:table-cell table:style-name="表格48.A1" table:number-rows-spanned="2" office:value-type="string">
            <text:p text:style-name="P20">ID 映射：见 ID 映射表</text:p>
          </table:table-cell>
        </table:table-row>
        <table:table-row table:style-name="表格48.4">
          <table:table-cell table:style-name="表格48.A4" office:value-type="string">
            <text:p text:style-name="P16"><text:span text:style-name="T48">0xD03A</text:span></text:p>
          </table:table-cell>
          <table:table-cell table:style-name="表格48.B4" office:value-type="string">
            <text:p text:style-name="Standard">控制所有阀</text:p>
          </table:table-cell>
          <table:table-cell table:style-name="表格48.A1" office:value-type="string">
            <text:p text:style-name="P16"><text:span text:style-name="T7">1</text:span></text:p>
          </table:table-cell>
          <table:table-cell table:style-name="表格48.A1" office:value-type="string">
            <text:p text:style-name="P20"><text:span text:style-name="T7">Bytes[0]：0关 <text:s/>1开</text:span></text:p>
          </table:table-cell>
          <table:covered-table-cell/>
        </table:table-row>
      </table:table>
      <text:h text:style-name="Heading_20_3" text:outline-level="3"><text:bookmark-start text:name="_Toc16676"/><text:span text:style-name="T27">4）直流电机（0xD04X）</text:span><text:bookmark-end text:name="_Toc16676"/></text:h>
      <table:table table:name="表格49" table:style-name="表格49">
        <table:table-column table:style-name="表格49.A"/>
        <table:table-column table:style-name="表格49.B"/>
        <table:table-column table:style-name="表格49.C"/>
        <table:table-column table:style-name="表格49.D"/>
        <table:table-column table:style-name="表格49.E"/>
        <table:table-row table:style-name="表格49.1">
          <table:table-cell table:style-name="表格49.A1" table:number-rows-spanned="2" office:value-type="string">
            <text:p text:style-name="P17"><text:span text:style-name="T7">命令</text:span></text:p>
          </table:table-cell>
          <table:table-cell table:style-name="表格49.A1" table:number-rows-spanned="2" office:value-type="string">
            <text:p text:style-name="P17"><text:span text:style-name="T7">说明</text:span></text:p>
          </table:table-cell>
          <table:table-cell table:style-name="表格49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49.2">
          <table:covered-table-cell/>
          <table:covered-table-cell/>
          <table:table-cell table:style-name="表格49.A1" office:value-type="string">
            <text:p text:style-name="P17"><text:span text:style-name="T7">长度（byte）</text:span></text:p>
          </table:table-cell>
          <table:table-cell table:style-name="表格49.A1" office:value-type="string">
            <text:p text:style-name="P17"><text:span text:style-name="T7">说明</text:span></text:p>
          </table:table-cell>
          <table:table-cell table:style-name="表格49.A1" office:value-type="string">
            <text:p text:style-name="P17"><text:span text:style-name="T7">备注</text:span></text:p>
          </table:table-cell>
        </table:table-row>
        <table:table-row table:style-name="表格49.3">
          <table:table-cell table:style-name="表格49.A3" office:value-type="string">
            <text:p text:style-name="P16"><text:span text:style-name="T48">0xD041</text:span></text:p>
          </table:table-cell>
          <table:table-cell table:style-name="表格49.B3" office:value-type="string">
            <text:p text:style-name="P20">控制单个直流电机</text:p>
          </table:table-cell>
          <table:table-cell table:style-name="表格49.A1" office:value-type="string">
            <text:p text:style-name="P16"><text:span text:style-name="T7">1+1</text:span></text:p>
          </table:table-cell>
          <table:table-cell table:style-name="表格49.A1" office:value-type="string">
            <text:p text:style-name="P20"><text:span text:style-name="T7">Bytes[0]：直流电机 ID</text:span></text:p>
            <text:p text:style-name="P20"><text:span text:style-name="T7">Bytes[1]：0关 <text:s/>1开 </text:span></text:p>
          </table:table-cell>
          <table:table-cell table:style-name="表格49.A1" table:number-rows-spanned="2" office:value-type="string">
            <text:p text:style-name="P20">ID 映射：见 ID 映射表</text:p>
          </table:table-cell>
        </table:table-row>
        <table:table-row table:style-name="表格49.4">
          <table:table-cell table:style-name="表格49.A4" office:value-type="string">
            <text:p text:style-name="P16"><text:span text:style-name="T48">0xD04A</text:span></text:p>
          </table:table-cell>
          <table:table-cell table:style-name="表格49.B4" office:value-type="string">
            <text:p text:style-name="Standard">控制所有直流电机</text:p>
          </table:table-cell>
          <table:table-cell table:style-name="表格49.A1" office:value-type="string">
            <text:p text:style-name="P16"><text:span text:style-name="T7">1</text:span></text:p>
          </table:table-cell>
          <table:table-cell table:style-name="表格49.A1" office:value-type="string">
            <text:p text:style-name="P20"><text:span text:style-name="T7">Bytes[0]：0关 <text:s/>1开</text:span></text:p>
          </table:table-cell>
          <table:covered-table-cell/>
        </table:table-row>
      </table:table>
      <text:h text:style-name="Heading_20_3" text:outline-level="3"><text:bookmark-start text:name="_Toc1918"/><text:span text:style-name="T27">5）扫码枪（0xD05X）</text:span><text:bookmark-end text:name="_Toc1918"/></text:h>
      <table:table table:name="表格50" table:style-name="表格50">
        <table:table-column table:style-name="表格50.A"/>
        <table:table-column table:style-name="表格50.B"/>
        <table:table-column table:style-name="表格50.C"/>
        <table:table-column table:style-name="表格50.D"/>
        <table:table-column table:style-name="表格50.E"/>
        <table:table-column table:style-name="表格50.F"/>
        <table:table-row table:style-name="表格50.1">
          <table:table-cell table:style-name="表格50.A1" table:number-rows-spanned="2" office:value-type="string">
            <text:p text:style-name="P17"><text:span text:style-name="T7">命令</text:span></text:p>
          </table:table-cell>
          <table:table-cell table:style-name="表格50.A1" table:number-rows-spanned="2" office:value-type="string">
            <text:p text:style-name="P17"><text:span text:style-name="T7">说明</text:span></text:p>
          </table:table-cell>
          <table:table-cell table:style-name="表格50.A1" table:number-columns-spanned="4" office:value-type="string">
            <text:p text:style-name="P17"><text:span text:style-name="T7">参数</text:span></text:p>
          </table:table-cell>
          <table:covered-table-cell/>
          <table:covered-table-cell/>
          <table:covered-table-cell/>
        </table:table-row>
        <table:table-row table:style-name="表格50.2">
          <table:covered-table-cell/>
          <table:covered-table-cell/>
          <table:table-cell table:style-name="表格50.A1" office:value-type="string">
            <text:p text:style-name="P17"><text:span text:style-name="T7">长度（byte）</text:span></text:p>
          </table:table-cell>
          <table:table-cell table:style-name="表格50.A1" table:number-columns-spanned="2" office:value-type="string">
            <text:p text:style-name="P17"><text:span text:style-name="T7">说明</text:span></text:p>
          </table:table-cell>
          <table:covered-table-cell/>
          <table:table-cell table:style-name="表格50.A1" office:value-type="string">
            <text:p text:style-name="P17"><text:span text:style-name="T7">备注</text:span></text:p>
          </table:table-cell>
        </table:table-row>
        <table:table-row table:style-name="表格50.3">
          <table:table-cell table:style-name="表格50.A3" office:value-type="string">
            <text:p text:style-name="P16"><text:span text:style-name="T48">0xD051</text:span></text:p>
          </table:table-cell>
          <table:table-cell table:style-name="表格50.A1" office:value-type="string">
            <text:p text:style-name="P41"><text:span text:style-name="T12">打开扫码枪</text:span></text:p>
          </table:table-cell>
          <table:table-cell table:style-name="表格50.A1" office:value-type="string">
            <text:p text:style-name="P16"><text:span text:style-name="T7">1+4</text:span></text:p>
          </table:table-cell>
          <table:table-cell table:style-name="表格50.A1" office:value-type="string">
            <text:p text:style-name="P20"><text:span text:style-name="T7">Bytes[0]：扫码枪ID</text:span></text:p>
            <text:p text:style-name="P20"><text:span text:style-name="T7">Bytes[1-4]：等待条码时间ms</text:span></text:p>
          </table:table-cell>
          <table:table-cell table:style-name="表格50.A1" table:number-rows-spanned="2" table:number-columns-spanned="2" office:value-type="string">
            <text:p text:style-name="P20">ID 映射：见 ID 映射表</text:p>
          </table:table-cell>
          <table:covered-table-cell/>
        </table:table-row>
        <table:table-row table:style-name="表格50.4">
          <table:table-cell table:style-name="表格50.A4" office:value-type="string">
            <text:p text:style-name="P16"><text:span text:style-name="T48">0xD052</text:span></text:p>
          </table:table-cell>
          <table:table-cell table:style-name="表格50.A1" office:value-type="string">
            <text:p text:style-name="P41"><text:span text:style-name="T12">关闭扫码枪</text:span></text:p>
          </table:table-cell>
          <table:table-cell table:style-name="表格50.A1" office:value-type="string">
            <text:p text:style-name="P16"><text:span text:style-name="T7">1</text:span></text:p>
          </table:table-cell>
          <table:table-cell table:style-name="表格50.A1" office:value-type="string">
            <text:p text:style-name="P20"><text:span text:style-name="T7">Bytes[0]：扫码枪ID</text:span></text:p>
          </table:table-cell>
          <table:covered-table-cell/>
          <table:covered-table-cell/>
        </table:table-row>
      </table:table>
      <text:h text:style-name="Heading_20_3" text:outline-level="3"><text:bookmark-start text:name="_Toc15661"/><text:span text:style-name="T27">6）风扇（0xD06X）</text:span><text:bookmark-end text:name="_Toc15661"/></text:h>
      <table:table table:name="表格51" table:style-name="表格51">
        <table:table-column table:style-name="表格51.A"/>
        <table:table-column table:style-name="表格51.B"/>
        <table:table-column table:style-name="表格51.C"/>
        <table:table-column table:style-name="表格51.D"/>
        <table:table-column table:style-name="表格51.E"/>
        <table:table-column table:style-name="表格51.F"/>
        <table:table-row table:style-name="表格51.1">
          <table:table-cell table:style-name="表格51.A1" table:number-rows-spanned="2" office:value-type="string">
            <text:p text:style-name="P17"><text:span text:style-name="T7">命令</text:span></text:p>
          </table:table-cell>
          <table:table-cell table:style-name="表格51.A1" table:number-rows-spanned="2" office:value-type="string">
            <text:p text:style-name="P17"><text:span text:style-name="T7">说明</text:span></text:p>
          </table:table-cell>
          <table:table-cell table:style-name="表格51.A1" table:number-columns-spanned="4" office:value-type="string">
            <text:p text:style-name="P17"><text:span text:style-name="T7">参数</text:span></text:p>
          </table:table-cell>
          <table:covered-table-cell/>
          <table:covered-table-cell/>
          <table:covered-table-cell/>
        </table:table-row>
        <table:table-row table:style-name="表格51.2">
          <table:covered-table-cell/>
          <table:covered-table-cell/>
          <table:table-cell table:style-name="表格51.A1" office:value-type="string">
            <text:p text:style-name="P17"><text:span text:style-name="T7">长度（byte）</text:span></text:p>
          </table:table-cell>
          <table:table-cell table:style-name="表格51.A1" table:number-columns-spanned="2" office:value-type="string">
            <text:p text:style-name="P17"><text:span text:style-name="T7">说明</text:span></text:p>
          </table:table-cell>
          <table:covered-table-cell/>
          <table:table-cell table:style-name="表格51.A1" office:value-type="string">
            <text:p text:style-name="P17"><text:span text:style-name="T7">备注</text:span></text:p>
          </table:table-cell>
        </table:table-row>
        <table:table-row table:style-name="表格51.3">
          <table:table-cell table:style-name="表格51.A3" office:value-type="string">
            <text:p text:style-name="P16"><text:span text:style-name="T48">0xD061</text:span></text:p>
          </table:table-cell>
          <table:table-cell table:style-name="表格51.A1" office:value-type="string">
            <text:p text:style-name="P41"><text:span text:style-name="T12">打开风扇</text:span></text:p>
          </table:table-cell>
          <table:table-cell table:style-name="表格51.A1" table:number-rows-spanned="2" office:value-type="string">
            <text:p text:style-name="P16"><text:span text:style-name="T7">1</text:span></text:p>
          </table:table-cell>
          <table:table-cell table:style-name="表格51.A1" table:number-rows-spanned="2" office:value-type="string">
            <text:p text:style-name="P20"><text:span text:style-name="T7">Bytes[0]：风扇ID</text:span></text:p>
          </table:table-cell>
          <table:table-cell table:style-name="表格51.A1" table:number-rows-spanned="2" table:number-columns-spanned="2" office:value-type="string">
            <text:p text:style-name="P20">ID 映射：见 ID 映射表</text:p>
          </table:table-cell>
          <table:covered-table-cell/>
        </table:table-row>
        <table:table-row table:style-name="表格51.4">
          <table:table-cell table:style-name="表格51.A4" office:value-type="string">
            <text:p text:style-name="P16"><text:span text:style-name="T48">0xD062</text:span></text:p>
          </table:table-cell>
          <table:table-cell table:style-name="表格51.A1" office:value-type="string">
            <text:p text:style-name="P41"><text:span text:style-name="T12">关闭风扇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P21"/>
      <text:h text:style-name="Heading_20_3" text:outline-level="3"><text:bookmark-start text:name="_Toc5785"/><text:span text:style-name="T27">7）温度（0xD07X）</text:span><text:bookmark-end text:name="_Toc5785"/></text:h>
      <table:table table:name="表格52" table:style-name="表格52">
        <table:table-column table:style-name="表格52.A"/>
        <table:table-column table:style-name="表格52.B"/>
        <table:table-column table:style-name="表格52.C"/>
        <table:table-column table:style-name="表格52.D"/>
        <table:table-column table:style-name="表格52.E"/>
        <table:table-column table:style-name="表格52.F"/>
        <table:table-row table:style-name="表格52.1">
          <table:table-cell table:style-name="表格52.A1" table:number-rows-spanned="2" office:value-type="string">
            <text:p text:style-name="P17"><text:span text:style-name="T7">命令</text:span></text:p>
          </table:table-cell>
          <table:table-cell table:style-name="表格52.A1" table:number-rows-spanned="2" office:value-type="string">
            <text:p text:style-name="P17"><text:span text:style-name="T7">说明</text:span></text:p>
          </table:table-cell>
          <table:table-cell table:style-name="表格52.A1" table:number-columns-spanned="4" office:value-type="string">
            <text:p text:style-name="P17"><text:span text:style-name="T7">参数</text:span></text:p>
          </table:table-cell>
          <table:covered-table-cell/>
          <table:covered-table-cell/>
          <table:covered-table-cell/>
        </table:table-row>
        <table:table-row table:style-name="表格52.2">
          <table:covered-table-cell/>
          <table:covered-table-cell/>
          <table:table-cell table:style-name="表格52.A1" office:value-type="string">
            <text:p text:style-name="P17"><text:span text:style-name="T7">长度（byte）</text:span></text:p>
          </table:table-cell>
          <table:table-cell table:style-name="表格52.A1" table:number-columns-spanned="2" office:value-type="string">
            <text:p text:style-name="P17"><text:span text:style-name="T7">说明</text:span></text:p>
          </table:table-cell>
          <table:covered-table-cell/>
          <table:table-cell table:style-name="表格52.A1" office:value-type="string">
            <text:p text:style-name="P17"><text:span text:style-name="T7">备注</text:span></text:p>
          </table:table-cell>
        </table:table-row>
        <table:table-row table:style-name="表格52.3">
          <table:table-cell table:style-name="表格52.A3" office:value-type="string">
            <text:p text:style-name="P16"><text:span text:style-name="T48">0xD071</text:span></text:p>
          </table:table-cell>
          <table:table-cell table:style-name="表格52.A1" office:value-type="string">
            <text:p text:style-name="P41"><text:span text:style-name="T12">开启温度PID调温</text:span></text:p>
          </table:table-cell>
          <table:table-cell table:style-name="表格52.A1" table:number-rows-spanned="2" office:value-type="string">
            <text:p text:style-name="P16"><text:span text:style-name="T7">1</text:span></text:p>
          </table:table-cell>
          <table:table-cell table:style-name="表格52.A1" table:number-rows-spanned="2" office:value-type="string">
            <text:p text:style-name="P20"><text:span text:style-name="T7">Bytes[0]：温度ID</text:span></text:p>
          </table:table-cell>
          <table:table-cell table:style-name="表格52.A1" table:number-rows-spanned="2" table:number-columns-spanned="2" office:value-type="string">
            <text:p text:style-name="P20">ID 映射：见 ID 映射表</text:p>
          </table:table-cell>
          <table:covered-table-cell/>
        </table:table-row>
        <table:table-row table:style-name="表格52.4">
          <table:table-cell table:style-name="表格52.A4" office:value-type="string">
            <text:p text:style-name="P16"><text:span text:style-name="T48">0xD072</text:span></text:p>
          </table:table-cell>
          <table:table-cell table:style-name="表格52.A1" office:value-type="string">
            <text:p text:style-name="P41"><text:span text:style-name="T12">关闭温度PID调温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1"/>
      <text:h text:style-name="Heading_20_3" text:outline-level="3"><text:bookmark-start text:name="_Toc7388"/><text:span text:style-name="T27">8）空气泵（0xD08X）</text:span><text:bookmark-end text:name="_Toc7388"/></text:h>
      <table:table table:name="表格53" table:style-name="表格53">
        <table:table-column table:style-name="表格53.A"/>
        <table:table-column table:style-name="表格53.B"/>
        <table:table-column table:style-name="表格53.C"/>
        <table:table-column table:style-name="表格53.D"/>
        <table:table-column table:style-name="表格53.E"/>
        <table:table-column table:style-name="表格53.F"/>
        <table:table-row table:style-name="表格53.1">
          <table:table-cell table:style-name="表格53.A1" table:number-rows-spanned="2" office:value-type="string">
            <text:p text:style-name="P17"><text:span text:style-name="T7">命令</text:span></text:p>
          </table:table-cell>
          <table:table-cell table:style-name="表格53.A1" table:number-rows-spanned="2" office:value-type="string">
            <text:p text:style-name="P17"><text:span text:style-name="T7">说明</text:span></text:p>
          </table:table-cell>
          <table:table-cell table:style-name="表格53.A1" table:number-columns-spanned="4" office:value-type="string">
            <text:p text:style-name="P17"><text:span text:style-name="T7">参数</text:span></text:p>
          </table:table-cell>
          <table:covered-table-cell/>
          <table:covered-table-cell/>
          <table:covered-table-cell/>
        </table:table-row>
        <table:table-row table:style-name="表格53.2">
          <table:covered-table-cell/>
          <table:covered-table-cell/>
          <table:table-cell table:style-name="表格53.A1" office:value-type="string">
            <text:p text:style-name="P17"><text:span text:style-name="T7">长度（byte）</text:span></text:p>
          </table:table-cell>
          <table:table-cell table:style-name="表格53.A1" table:number-columns-spanned="2" office:value-type="string">
            <text:p text:style-name="P17"><text:span text:style-name="T7">说明</text:span></text:p>
          </table:table-cell>
          <table:covered-table-cell/>
          <table:table-cell table:style-name="表格53.A1" office:value-type="string">
            <text:p text:style-name="P17"><text:span text:style-name="T7">备注</text:span></text:p>
          </table:table-cell>
        </table:table-row>
        <table:table-row table:style-name="表格53.3">
          <table:table-cell table:style-name="表格53.A3" office:value-type="string">
            <text:p text:style-name="P16"><text:span text:style-name="T48">0xD081</text:span></text:p>
          </table:table-cell>
          <table:table-cell table:style-name="表格53.A1" office:value-type="string">
            <text:p text:style-name="P41"><text:span text:style-name="T12">开启空气泵</text:span></text:p>
          </table:table-cell>
          <table:table-cell table:style-name="表格53.A1" table:number-rows-spanned="2" office:value-type="string">
            <text:p text:style-name="P16"><text:span text:style-name="T7">1</text:span></text:p>
          </table:table-cell>
          <table:table-cell table:style-name="表格53.A1" table:number-rows-spanned="2" office:value-type="string">
            <text:p text:style-name="P20"><text:span text:style-name="T7">Bytes[0]：空气泵ID</text:span></text:p>
          </table:table-cell>
          <table:table-cell table:style-name="表格53.A1" table:number-rows-spanned="2" table:number-columns-spanned="2" office:value-type="string">
            <text:p text:style-name="P20">ID 映射：见 ID 映射表</text:p>
          </table:table-cell>
          <table:covered-table-cell/>
        </table:table-row>
        <table:table-row table:style-name="表格53.4">
          <table:table-cell table:style-name="表格53.A4" office:value-type="string">
            <text:p text:style-name="P16"><text:span text:style-name="T48">0xD082</text:span></text:p>
          </table:table-cell>
          <table:table-cell table:style-name="表格53.A1" office:value-type="string">
            <text:p text:style-name="P41"><text:span text:style-name="T12">关闭空气泵</text:span></text:p>
          </table:table-cell>
          <table:covered-table-cell/>
          <table:covered-table-cell/>
          <table:covered-table-cell/>
          <table:covered-table-cell/>
        </table:table-row>
      </table:table>
      <text:h text:style-name="Heading_20_3" text:outline-level="3"><text:bookmark-start text:name="_Toc3241"/><text:span text:style-name="T27">9）光耦（0xD09X）</text:span><text:bookmark-end text:name="_Toc3241"/></text:h>
      <table:table table:name="表格54" table:style-name="表格54">
        <table:table-column table:style-name="表格54.A"/>
        <table:table-column table:style-name="表格54.B"/>
        <table:table-column table:style-name="表格54.C"/>
        <table:table-column table:style-name="表格54.D"/>
        <table:table-column table:style-name="表格54.E"/>
        <table:table-column table:style-name="表格54.F"/>
        <table:table-row table:style-name="表格54.1">
          <table:table-cell table:style-name="表格54.A1" table:number-rows-spanned="2" office:value-type="string">
            <text:p text:style-name="P17"><text:span text:style-name="T7">命令</text:span></text:p>
          </table:table-cell>
          <table:table-cell table:style-name="表格54.A1" table:number-rows-spanned="2" office:value-type="string">
            <text:p text:style-name="P17"><text:span text:style-name="T7">说明</text:span></text:p>
          </table:table-cell>
          <table:table-cell table:style-name="表格54.A1" table:number-columns-spanned="4" office:value-type="string">
            <text:p text:style-name="P17"><text:span text:style-name="T7">参数</text:span></text:p>
          </table:table-cell>
          <table:covered-table-cell/>
          <table:covered-table-cell/>
          <table:covered-table-cell/>
        </table:table-row>
        <table:table-row table:style-name="表格54.2">
          <table:covered-table-cell/>
          <table:covered-table-cell/>
          <table:table-cell table:style-name="表格54.A1" office:value-type="string">
            <text:p text:style-name="P17"><text:span text:style-name="T7">长度（byte）</text:span></text:p>
          </table:table-cell>
          <table:table-cell table:style-name="表格54.A1" table:number-columns-spanned="2" office:value-type="string">
            <text:p text:style-name="P17"><text:span text:style-name="T7">说明</text:span></text:p>
          </table:table-cell>
          <table:covered-table-cell/>
          <table:table-cell table:style-name="表格54.A1" office:value-type="string">
            <text:p text:style-name="P17"><text:span text:style-name="T7">备注</text:span></text:p>
          </table:table-cell>
        </table:table-row>
        <table:table-row table:style-name="表格54.3">
          <table:table-cell table:style-name="表格54.A3" office:value-type="string">
            <text:p text:style-name="P16"><text:span text:style-name="T48">0xD091</text:span></text:p>
          </table:table-cell>
          <table:table-cell table:style-name="表格54.A1" office:value-type="string">
            <text:p text:style-name="P41"><text:span text:style-name="T12">开启光耦状态监控</text:span></text:p>
          </table:table-cell>
          <table:table-cell table:style-name="表格54.A1" office:value-type="string">
            <text:p text:style-name="P16"><text:span text:style-name="T7">1+4</text:span></text:p>
          </table:table-cell>
          <table:table-cell table:style-name="表格54.A1" office:value-type="string">
            <text:p text:style-name="P20"><text:span text:style-name="T7">Bytes[0]：光耦ID</text:span></text:p>
            <text:p text:style-name="P20"><text:span text:style-name="T7">Bytes[1-4]:检测间隔时间ms</text:span></text:p>
          </table:table-cell>
          <table:table-cell table:style-name="表格54.A1" table:number-rows-spanned="2" table:number-columns-spanned="2" office:value-type="string">
            <text:p text:style-name="P20">ID 映射：见 ID 映射表</text:p>
            <text:p text:style-name="P20">检测间隔时间精度10ms</text:p>
          </table:table-cell>
          <table:covered-table-cell/>
        </table:table-row>
        <table:table-row table:style-name="表格54.4">
          <table:table-cell table:style-name="表格54.A4" office:value-type="string">
            <text:p text:style-name="P16"><text:span text:style-name="T48">0xD092</text:span></text:p>
          </table:table-cell>
          <table:table-cell table:style-name="表格54.A1" office:value-type="string">
            <text:p text:style-name="P41"><text:span text:style-name="T12">关闭光耦状态监控</text:span></text:p>
          </table:table-cell>
          <table:table-cell table:style-name="表格54.A1" office:value-type="string">
            <text:p text:style-name="P16"><text:span text:style-name="T7">1</text:span></text:p>
          </table:table-cell>
          <table:table-cell table:style-name="表格54.A1" office:value-type="string">
            <text:p text:style-name="P20"><text:span text:style-name="T7">Bytes[0]：光耦ID</text:span></text:p>
          </table:table-cell>
          <table:covered-table-cell/>
          <table:covered-table-cell/>
        </table:table-row>
      </table:table>
      <text:h text:style-name="Heading_20_3" text:outline-level="3"><text:bookmark-start text:name="_Toc18163"/><text:span text:style-name="T27">10）RFID（0xD0AX）</text:span><text:bookmark-end text:name="_Toc18163"/></text:h>
      <table:table table:name="表格55" table:style-name="表格55">
        <table:table-column table:style-name="表格55.A"/>
        <table:table-column table:style-name="表格55.B"/>
        <table:table-column table:style-name="表格55.C"/>
        <table:table-column table:style-name="表格55.D"/>
        <table:table-column table:style-name="表格55.E"/>
        <table:table-column table:style-name="表格55.F"/>
        <table:table-row table:style-name="表格55.1">
          <table:table-cell table:style-name="表格55.A1" table:number-rows-spanned="2" office:value-type="string">
            <text:p text:style-name="P17"><text:span text:style-name="T7">命令</text:span></text:p>
          </table:table-cell>
          <table:table-cell table:style-name="表格55.A1" table:number-rows-spanned="2" office:value-type="string">
            <text:p text:style-name="P17"><text:span text:style-name="T7">说明</text:span></text:p>
          </table:table-cell>
          <table:table-cell table:style-name="表格55.A1" table:number-columns-spanned="4" office:value-type="string">
            <text:p text:style-name="P17"><text:span text:style-name="T7">参数</text:span></text:p>
          </table:table-cell>
          <table:covered-table-cell/>
          <table:covered-table-cell/>
          <table:covered-table-cell/>
        </table:table-row>
        <table:table-row table:style-name="表格55.2">
          <table:covered-table-cell/>
          <table:covered-table-cell/>
          <table:table-cell table:style-name="表格55.A1" office:value-type="string">
            <text:p text:style-name="P17"><text:span text:style-name="T7">长度（byte）</text:span></text:p>
          </table:table-cell>
          <table:table-cell table:style-name="表格55.A1" table:number-columns-spanned="2" office:value-type="string">
            <text:p text:style-name="P17"><text:span text:style-name="T7">说明</text:span></text:p>
          </table:table-cell>
          <table:covered-table-cell/>
          <table:table-cell table:style-name="表格55.A1" office:value-type="string">
            <text:p text:style-name="P17"><text:span text:style-name="T7">备注</text:span></text:p>
          </table:table-cell>
        </table:table-row>
        <table:table-row table:style-name="表格55.3">
          <table:table-cell table:style-name="表格55.A3" office:value-type="string">
            <text:p text:style-name="P16"><text:span text:style-name="T48">0xD0A1</text:span></text:p>
          </table:table-cell>
          <table:table-cell table:style-name="表格55.A1" office:value-type="string">
            <text:p text:style-name="P41"><text:span text:style-name="T12">开启自动读卡</text:span></text:p>
          </table:table-cell>
          <table:table-cell table:style-name="表格55.A1" office:value-type="string">
            <text:p text:style-name="P16"><text:span text:style-name="T7">1</text:span></text:p>
          </table:table-cell>
          <table:table-cell table:style-name="表格55.A1" office:value-type="string">
            <text:p text:style-name="P20"><text:span text:style-name="T7">Bytes[0]：通道ID</text:span></text:p>
          </table:table-cell>
          <table:table-cell table:style-name="表格55.A1" table:number-rows-spanned="2" table:number-columns-spanned="2" office:value-type="string">
            <text:p text:style-name="P20">ID 映射：见 ID 映射表</text:p>
          </table:table-cell>
          <table:covered-table-cell/>
        </table:table-row>
        <table:table-row table:style-name="表格55.4">
          <table:table-cell table:style-name="表格55.A4" office:value-type="string">
            <text:p text:style-name="P16"><text:span text:style-name="T48">0xD0A2</text:span></text:p>
          </table:table-cell>
          <table:table-cell table:style-name="表格55.A1" office:value-type="string">
            <text:p text:style-name="P41"><text:span text:style-name="T12">关闭自动读卡</text:span></text:p>
          </table:table-cell>
          <table:table-cell table:style-name="表格55.A1" office:value-type="string">
            <text:p text:style-name="P16"><text:span text:style-name="T7">1</text:span></text:p>
          </table:table-cell>
          <table:table-cell table:style-name="表格55.A1" office:value-type="string">
            <text:p text:style-name="P20"><text:span text:style-name="T7">Bytes[0]：通道ID</text:span></text:p>
          </table:table-cell>
          <table:covered-table-cell/>
          <table:covered-table-cell/>
        </table:table-row>
      </table:table>
      <text:p text:style-name="P21"/>
      <text:h text:style-name="Heading_20_3" text:outline-level="3"><text:bookmark-start text:name="_Toc1719"/><text:span text:style-name="T27">11）打印机（0xD0BX）</text:span><text:bookmark-end text:name="_Toc1719"/></text:h>
      <table:table table:name="表格56" table:style-name="表格56">
        <table:table-column table:style-name="表格56.A"/>
        <table:table-column table:style-name="表格56.B"/>
        <table:table-column table:style-name="表格56.C"/>
        <table:table-column table:style-name="表格56.D"/>
        <table:table-column table:style-name="表格56.E"/>
        <table:table-column table:style-name="表格56.F"/>
        <table:table-row table:style-name="表格56.1">
          <table:table-cell table:style-name="表格56.A1" table:number-rows-spanned="2" office:value-type="string">
            <text:p text:style-name="P17"><text:span text:style-name="T7">命令</text:span></text:p>
          </table:table-cell>
          <table:table-cell table:style-name="表格56.A1" table:number-rows-spanned="2" office:value-type="string">
            <text:p text:style-name="P17"><text:span text:style-name="T7">说明</text:span></text:p>
          </table:table-cell>
          <table:table-cell table:style-name="表格56.A1" table:number-columns-spanned="4" office:value-type="string">
            <text:p text:style-name="P17"><text:span text:style-name="T7">参数</text:span></text:p>
          </table:table-cell>
          <table:covered-table-cell/>
          <table:covered-table-cell/>
          <table:covered-table-cell/>
        </table:table-row>
        <table:table-row table:style-name="表格56.2">
          <table:covered-table-cell/>
          <table:covered-table-cell/>
          <table:table-cell table:style-name="表格56.A1" office:value-type="string">
            <text:p text:style-name="P17"><text:span text:style-name="T7">长度（byte）</text:span></text:p>
          </table:table-cell>
          <table:table-cell table:style-name="表格56.A1" table:number-columns-spanned="2" office:value-type="string">
            <text:p text:style-name="P17"><text:span text:style-name="T7">说明</text:span></text:p>
          </table:table-cell>
          <table:covered-table-cell/>
          <table:table-cell table:style-name="表格56.A1" office:value-type="string">
            <text:p text:style-name="P17"><text:span text:style-name="T7">备注</text:span></text:p>
          </table:table-cell>
        </table:table-row>
        <table:table-row table:style-name="表格56.3">
          <table:table-cell table:style-name="表格56.A3" office:value-type="string">
            <text:p text:style-name="P16"><text:span text:style-name="T48">0xD0B1</text:span></text:p>
          </table:table-cell>
          <table:table-cell table:style-name="表格56.A1" office:value-type="string">
            <text:p text:style-name="P38"/>
          </table:table-cell>
          <table:table-cell table:style-name="表格56.A1" office:value-type="string">
            <text:p text:style-name="P29"/>
          </table:table-cell>
          <table:table-cell table:style-name="表格56.A1" office:value-type="string">
            <text:p text:style-name="P31"/>
          </table:table-cell>
          <table:table-cell table:style-name="表格56.A1" table:number-rows-spanned="2" table:number-columns-spanned="2" office:value-type="string">
            <text:p text:style-name="P20">ID 映射：见 ID 映射表</text:p>
          </table:table-cell>
          <table:covered-table-cell/>
        </table:table-row>
        <table:table-row table:style-name="表格56.4">
          <table:table-cell table:style-name="表格56.A4" office:value-type="string">
            <text:p text:style-name="P16"><text:span text:style-name="T48">0xD0B2</text:span></text:p>
          </table:table-cell>
          <table:table-cell table:style-name="表格56.A1" office:value-type="string">
            <text:p text:style-name="P38"/>
          </table:table-cell>
          <table:table-cell table:style-name="表格56.A1" office:value-type="string">
            <text:p text:style-name="P29"/>
          </table:table-cell>
          <table:table-cell table:style-name="表格56.A1" office:value-type="string">
            <text:p text:style-name="P31"/>
          </table:table-cell>
          <table:covered-table-cell/>
          <table:covered-table-cell/>
        </table:table-row>
      </table:table>
      <text:p text:style-name="P21"/>
      <text:p text:style-name="P21"/>
      <text:h text:style-name="Heading_20_3" text:outline-level="3"><text:bookmark-start text:name="_Toc6258"/><text:span text:style-name="T27">12）蜂鸣器（0xD0CX）</text:span><text:bookmark-end text:name="_Toc6258"/></text:h>
      <table:table table:name="表格57" table:style-name="表格57">
        <table:table-column table:style-name="表格57.A"/>
        <table:table-column table:style-name="表格57.B"/>
        <table:table-column table:style-name="表格57.C"/>
        <table:table-column table:style-name="表格57.D"/>
        <table:table-column table:style-name="表格57.E"/>
        <table:table-column table:style-name="表格57.F"/>
        <table:table-row table:style-name="表格57.1">
          <table:table-cell table:style-name="表格57.A1" table:number-rows-spanned="2" office:value-type="string">
            <text:p text:style-name="P17"><text:span text:style-name="T7">命令</text:span></text:p>
          </table:table-cell>
          <table:table-cell table:style-name="表格57.A1" table:number-rows-spanned="2" office:value-type="string">
            <text:p text:style-name="P17"><text:span text:style-name="T7">说明</text:span></text:p>
          </table:table-cell>
          <table:table-cell table:style-name="表格57.A1" table:number-columns-spanned="4" office:value-type="string">
            <text:p text:style-name="P17"><text:span text:style-name="T7">参数</text:span></text:p>
          </table:table-cell>
          <table:covered-table-cell/>
          <table:covered-table-cell/>
          <table:covered-table-cell/>
        </table:table-row>
        <table:table-row table:style-name="表格57.2">
          <table:covered-table-cell/>
          <table:covered-table-cell/>
          <table:table-cell table:style-name="表格57.A1" office:value-type="string">
            <text:p text:style-name="P17"><text:span text:style-name="T7">长度（byte）</text:span></text:p>
          </table:table-cell>
          <table:table-cell table:style-name="表格57.A1" table:number-columns-spanned="2" office:value-type="string">
            <text:p text:style-name="P17"><text:span text:style-name="T7">说明</text:span></text:p>
          </table:table-cell>
          <table:covered-table-cell/>
          <table:table-cell table:style-name="表格57.A1" office:value-type="string">
            <text:p text:style-name="P17"><text:span text:style-name="T7">备注</text:span></text:p>
          </table:table-cell>
        </table:table-row>
        <table:table-row table:style-name="表格57.3">
          <table:table-cell table:style-name="表格57.A3" office:value-type="string">
            <text:p text:style-name="P16"><text:span text:style-name="T48">0xD0C1</text:span></text:p>
          </table:table-cell>
          <table:table-cell table:style-name="表格57.A1" office:value-type="string">
            <text:p text:style-name="P41"><text:span text:style-name="T12">开启蜂鸣器</text:span></text:p>
          </table:table-cell>
          <table:table-cell table:style-name="表格57.A1" office:value-type="string">
            <text:p text:style-name="P16"><text:span text:style-name="T7">1+4+4</text:span></text:p>
          </table:table-cell>
          <table:table-cell table:style-name="表格57.A1" office:value-type="string">
            <text:p text:style-name="P20"><text:span text:style-name="T7">Bytes[0]：蜂鸣器ID</text:span></text:p>
            <text:p text:style-name="P20"><text:span text:style-name="T7">Bytes[1-4]：运行周期ms</text:span></text:p>
            <text:p text:style-name="P20"><text:span text:style-name="T7">Bytes[5-8]：点亮时长ms</text:span></text:p>
          </table:table-cell>
          <table:table-cell table:style-name="表格57.A1" table:number-rows-spanned="2" table:number-columns-spanned="2" office:value-type="string">
            <text:p text:style-name="P20">ID 映射：见 ID 映射表</text:p>
            <text:p text:style-name="P20"><text:span text:style-name="T7">运行周期 = 1000ms</text:span></text:p>
            <text:p text:style-name="P20"><text:span text:style-name="T7">点亮时长 = 0ms</text:span></text:p>
            <text:p text:style-name="P20"><text:span text:style-name="T7">蜂鸣器常闭</text:span></text:p>
          </table:table-cell>
          <table:covered-table-cell/>
        </table:table-row>
        <table:table-row table:style-name="表格57.4">
          <table:table-cell table:style-name="表格57.A4" office:value-type="string">
            <text:p text:style-name="P16"><text:span text:style-name="T48">0xD0C2</text:span></text:p>
          </table:table-cell>
          <table:table-cell table:style-name="表格57.A1" office:value-type="string">
            <text:p text:style-name="P38"/>
          </table:table-cell>
          <table:table-cell table:style-name="表格57.A1" office:value-type="string">
            <text:p text:style-name="P29"/>
          </table:table-cell>
          <table:table-cell table:style-name="表格57.A1" office:value-type="string">
            <text:p text:style-name="P31"/>
          </table:table-cell>
          <table:covered-table-cell/>
          <table:covered-table-cell/>
        </table:table-row>
      </table:table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h text:style-name="P7" text:outline-level="2"><text:bookmark-start text:name="_Toc22873"/>5、上报类（0xEXXX）<text:bookmark-end text:name="_Toc22873"/></text:h>
      <text:h text:style-name="Heading_20_3" text:outline-level="3"><text:bookmark-start text:name="_Toc14545"/><text:span text:style-name="T66">0）统一故障（0xE00X）</text:span><text:bookmark-end text:name="_Toc14545"/></text:h>
      <table:table table:name="表格58" table:style-name="表格58">
        <table:table-column table:style-name="表格58.A"/>
        <table:table-column table:style-name="表格58.B"/>
        <table:table-column table:style-name="表格58.C"/>
        <table:table-column table:style-name="表格58.D"/>
        <table:table-column table:style-name="表格58.E"/>
        <table:table-row table:style-name="表格58.1">
          <table:table-cell table:style-name="表格58.A1" table:number-rows-spanned="2" office:value-type="string">
            <text:p text:style-name="P17"><text:span text:style-name="T7">命令</text:span></text:p>
          </table:table-cell>
          <table:table-cell table:style-name="表格58.A1" table:number-rows-spanned="2" office:value-type="string">
            <text:p text:style-name="P17"><text:span text:style-name="T7">说明</text:span></text:p>
          </table:table-cell>
          <table:table-cell table:style-name="表格58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58.2">
          <table:covered-table-cell/>
          <table:covered-table-cell/>
          <table:table-cell table:style-name="表格58.A1" office:value-type="string">
            <text:p text:style-name="P17"><text:span text:style-name="T7">长度（byte）</text:span></text:p>
          </table:table-cell>
          <table:table-cell table:style-name="表格58.A1" office:value-type="string">
            <text:p text:style-name="P17"><text:span text:style-name="T7">说明</text:span></text:p>
          </table:table-cell>
          <table:table-cell table:style-name="表格58.A1" office:value-type="string">
            <text:p text:style-name="P17"><text:span text:style-name="T7">备注</text:span></text:p>
          </table:table-cell>
        </table:table-row>
        <table:table-row table:style-name="表格58.3">
          <table:table-cell table:style-name="表格58.A3" office:value-type="string">
            <text:p text:style-name="P17"><text:span text:style-name="T50">0xE001</text:span></text:p>
          </table:table-cell>
          <table:table-cell table:style-name="表格58.A1" office:value-type="string">
            <text:p text:style-name="P21"><text:span text:style-name="T21">统一故障上报</text:span></text:p>
          </table:table-cell>
          <table:table-cell table:style-name="表格58.A1" office:value-type="string">
            <text:p text:style-name="P17"><text:span text:style-name="T7">1+1+1+2+1</text:span></text:p>
          </table:table-cell>
          <table:table-cell table:style-name="表格58.A1" office:value-type="string">
            <text:p text:style-name="P41"><text:span text:style-name="T7">Bytes[0]:首段码</text:span></text:p>
            <text:p text:style-name="P41"><text:span text:style-name="T7">Bytes[1]:板卡ID</text:span></text:p>
            <text:p text:style-name="P41"><text:span text:style-name="T7">Bytes[2]:元器件/功能点</text:span></text:p>
            <text:p text:style-name="P41"><text:span text:style-name="T7">Bytes[3-4]:元器件ID</text:span></text:p>
            <text:p text:style-name="P41"><text:span text:style-name="T7">Bytes[5]:异常类型</text:span></text:p>
          </table:table-cell>
          <table:table-cell table:style-name="表格58.A1" office:value-type="string">
            <text:p text:style-name="P17"><text:span text:style-name="T7">详细见</text:span><text:a xlink:type="simple" xlink:href="#_11、故障列表（0xEXXX）" text:style-name="Visited_20_Internet_20_Link" text:visited-style-name="Visited_20_Internet_20_Link"><text:span text:style-name="Visited_20_Internet_20_Link"><text:span text:style-name="T7">故障列表</text:span></text:span></text:a></text:p>
          </table:table-cell>
        </table:table-row>
        <table:table-row table:style-name="表格58.3">
          <table:table-cell table:style-name="表格58.A4" office:value-type="string">
            <text:p text:style-name="P17"><text:span text:style-name="T50">0xE002</text:span></text:p>
          </table:table-cell>
          <table:table-cell table:style-name="表格58.A1" office:value-type="string">
            <text:p text:style-name="P21"><text:span text:style-name="T21">统一故障上报v0.2</text:span></text:p>
          </table:table-cell>
          <table:table-cell table:style-name="表格58.A1" office:value-type="string">
            <text:p text:style-name="P17"><text:span text:style-name="T7">1+2+1+1+1+1</text:span></text:p>
          </table:table-cell>
          <table:table-cell table:style-name="表格58.A1" office:value-type="string">
            <text:p text:style-name="P41"><text:span text:style-name="T7">Bytes[0]:板卡ID</text:span></text:p>
            <text:p text:style-name="P41"><text:span text:style-name="T7">Bytes[1-2]:功能时序ID</text:span></text:p>
            <text:p text:style-name="P41"><text:span text:style-name="T7">Bytes[3]:检测序号/功能点</text:span></text:p>
            <text:p text:style-name="P41"><text:span text:style-name="T7">Bytes[4]:元器件</text:span></text:p>
            <text:p text:style-name="P41"><text:span text:style-name="T7">Bytes[5]:元器件ID</text:span></text:p>
            <text:p text:style-name="P41"><text:span text:style-name="T7">Bytes[6]:异常类型</text:span></text:p>
          </table:table-cell>
          <table:table-cell table:style-name="表格58.A1" office:value-type="string">
            <text:p text:style-name="P30"/>
          </table:table-cell>
        </table:table-row>
      </table:table>
      <text:p text:style-name="P52"/>
      <text:h text:style-name="Heading_20_3" text:outline-level="3"><text:bookmark-start text:name="_Toc26258"/><text:span text:style-name="T66">1）步进电机异常（0xE01X）</text:span><text:bookmark-end text:name="_Toc26258"/></text:h>
      <table:table table:name="表格59" table:style-name="表格59">
        <table:table-column table:style-name="表格59.A"/>
        <table:table-column table:style-name="表格59.B"/>
        <table:table-column table:style-name="表格59.C"/>
        <table:table-column table:style-name="表格59.D"/>
        <table:table-column table:style-name="表格59.E"/>
        <table:table-row table:style-name="表格59.1">
          <table:table-cell table:style-name="表格59.A1" table:number-rows-spanned="2" office:value-type="string">
            <text:p text:style-name="P17"><text:span text:style-name="T7">命令</text:span></text:p>
          </table:table-cell>
          <table:table-cell table:style-name="表格59.A1" table:number-rows-spanned="2" office:value-type="string">
            <text:p text:style-name="P17"><text:span text:style-name="T7">说明</text:span></text:p>
          </table:table-cell>
          <table:table-cell table:style-name="表格59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59.2">
          <table:covered-table-cell/>
          <table:covered-table-cell/>
          <table:table-cell table:style-name="表格59.A1" office:value-type="string">
            <text:p text:style-name="P17"><text:span text:style-name="T7">长度（byte）</text:span></text:p>
          </table:table-cell>
          <table:table-cell table:style-name="表格59.A1" office:value-type="string">
            <text:p text:style-name="P17"><text:span text:style-name="T7">说明</text:span></text:p>
          </table:table-cell>
          <table:table-cell table:style-name="表格59.A1" office:value-type="string">
            <text:p text:style-name="P17"><text:span text:style-name="T7">备注</text:span></text:p>
          </table:table-cell>
        </table:table-row>
        <table:table-row table:style-name="表格59.3">
          <table:table-cell table:style-name="表格59.A3" office:value-type="string">
            <text:p text:style-name="P17"><text:span text:style-name="T50">0xE011</text:span></text:p>
          </table:table-cell>
          <table:table-cell table:style-name="表格59.A1" office:value-type="string">
            <text:p text:style-name="P21"><text:span text:style-name="T21">电机堵转</text:span></text:p>
          </table:table-cell>
          <table:table-cell table:style-name="表格59.A1" table:number-rows-spanned="5" office:value-type="string">
            <text:p text:style-name="P17"><text:span text:style-name="T7">1</text:span></text:p>
          </table:table-cell>
          <table:table-cell table:style-name="表格59.A1" table:number-rows-spanned="5" office:value-type="string">
            <text:p text:style-name="P41"><text:span text:style-name="T7">Bytes[0]: 电机ID</text:span></text:p>
          </table:table-cell>
          <table:table-cell table:style-name="表格59.A1" table:number-rows-spanned="5" office:value-type="string">
            <text:p text:style-name="P17">ID 映射：见 ID 映射表</text:p>
          </table:table-cell>
        </table:table-row>
        <table:table-row table:style-name="表格59.3">
          <table:table-cell table:style-name="表格59.A4" office:value-type="string">
            <text:p text:style-name="P17"><text:span text:style-name="T58">0xE012</text:span></text:p>
          </table:table-cell>
          <table:table-cell table:style-name="表格59.A1" office:value-type="string">
            <text:p text:style-name="Standard"><text:span text:style-name="T22">电机开路</text:span></text:p>
          </table:table-cell>
          <table:covered-table-cell/>
          <table:covered-table-cell/>
          <table:covered-table-cell/>
        </table:table-row>
        <table:table-row table:style-name="表格59.3">
          <table:table-cell table:style-name="表格59.A5" office:value-type="string">
            <text:p text:style-name="P16"><text:span text:style-name="T58">0xE013</text:span></text:p>
          </table:table-cell>
          <table:table-cell table:style-name="表格59.A1" office:value-type="string">
            <text:p text:style-name="P20"><text:span text:style-name="T21">电机短路</text:span></text:p>
          </table:table-cell>
          <table:covered-table-cell/>
          <table:covered-table-cell/>
          <table:covered-table-cell/>
        </table:table-row>
        <table:table-row table:style-name="表格59.3">
          <table:table-cell table:style-name="表格59.A6" office:value-type="string">
            <text:p text:style-name="P16"><text:span text:style-name="T58">0xE014</text:span></text:p>
          </table:table-cell>
          <table:table-cell table:style-name="表格59.A1" office:value-type="string">
            <text:p text:style-name="Standard"><text:span text:style-name="T21">电机芯片温度过高</text:span></text:p>
          </table:table-cell>
          <table:covered-table-cell/>
          <table:covered-table-cell/>
          <table:covered-table-cell/>
        </table:table-row>
        <table:table-row table:style-name="表格59.3">
          <table:table-cell table:style-name="表格59.A7" office:value-type="string">
            <text:p text:style-name="P16"><text:span text:style-name="T58">0xE015</text:span></text:p>
          </table:table-cell>
          <table:table-cell table:style-name="表格59.A1" office:value-type="string">
            <text:p text:style-name="Standard"><text:span text:style-name="T21">电机复位超时没有检测到光耦</text:span></text:p>
          </table:table-cell>
          <table:covered-table-cell/>
          <table:covered-table-cell/>
          <table:covered-table-cell/>
        </table:table-row>
      </table:table>
      <text:h text:style-name="Heading_20_3" text:outline-level="3"><text:bookmark-start text:name="_Toc8388"/><text:soft-page-break/><text:span text:style-name="T66">2）光耦（0xE02X）</text:span><text:bookmark-end text:name="_Toc8388"/></text:h>
      <table:table table:name="表格60" table:style-name="表格60">
        <table:table-column table:style-name="表格60.A"/>
        <table:table-column table:style-name="表格60.B"/>
        <table:table-column table:style-name="表格60.C"/>
        <table:table-column table:style-name="表格60.D"/>
        <table:table-column table:style-name="表格60.E"/>
        <table:table-row table:style-name="表格60.1">
          <table:table-cell table:style-name="表格60.A1" table:number-rows-spanned="2" office:value-type="string">
            <text:p text:style-name="P17"><text:span text:style-name="T7">命令</text:span></text:p>
          </table:table-cell>
          <table:table-cell table:style-name="表格60.A1" table:number-rows-spanned="2" office:value-type="string">
            <text:p text:style-name="P17"><text:span text:style-name="T7">说明</text:span></text:p>
          </table:table-cell>
          <table:table-cell table:style-name="表格60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60.2">
          <table:covered-table-cell/>
          <table:covered-table-cell/>
          <table:table-cell table:style-name="表格60.A1" office:value-type="string">
            <text:p text:style-name="P17"><text:span text:style-name="T7">长度（byte）</text:span></text:p>
          </table:table-cell>
          <table:table-cell table:style-name="表格60.A1" office:value-type="string">
            <text:p text:style-name="P17"><text:span text:style-name="T7">说明</text:span></text:p>
          </table:table-cell>
          <table:table-cell table:style-name="表格60.A1" office:value-type="string">
            <text:p text:style-name="P17"><text:span text:style-name="T7">备注</text:span></text:p>
          </table:table-cell>
        </table:table-row>
        <table:table-row table:style-name="表格60.3">
          <table:table-cell table:style-name="表格60.A3" office:value-type="string">
            <text:p text:style-name="P17"><text:span text:style-name="T50">0xE021</text:span></text:p>
          </table:table-cell>
          <table:table-cell table:style-name="表格60.A1" office:value-type="string">
            <text:p text:style-name="P21"><text:span text:style-name="T21">光耦状态变化</text:span></text:p>
          </table:table-cell>
          <table:table-cell table:style-name="表格60.A1" table:number-rows-spanned="2" office:value-type="string">
            <text:p text:style-name="P17"><text:span text:style-name="T7">1+1</text:span></text:p>
          </table:table-cell>
          <table:table-cell table:style-name="表格60.A1" table:number-rows-spanned="2" office:value-type="string">
            <text:p text:style-name="P21"><text:span text:style-name="T7">Bytes[0]：光耦ID</text:span></text:p>
            <text:p text:style-name="P21"><text:span text:style-name="T7">Bytes[1]：光耦当前状态</text:span></text:p>
          </table:table-cell>
          <table:table-cell table:style-name="表格60.A1" table:number-rows-spanned="2" office:value-type="string">
            <text:p text:style-name="P17">ID 映射：见 ID 映射表</text:p>
          </table:table-cell>
        </table:table-row>
        <table:table-row table:style-name="表格60.3">
          <table:table-cell table:style-name="表格60.A4" office:value-type="string">
            <text:p text:style-name="P48"/>
          </table:table-cell>
          <table:table-cell table:style-name="表格60.A1" office:value-type="string">
            <text:p text:style-name="P39"/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Heading_20_3" text:outline-level="3"><text:bookmark-start text:name="_Toc28673"/><text:span text:style-name="T66">3）组合动作（0xE03X）</text:span><text:bookmark-end text:name="_Toc28673"/></text:h>
      <table:table table:name="表格61" table:style-name="表格61">
        <table:table-column table:style-name="表格61.A"/>
        <table:table-column table:style-name="表格61.B"/>
        <table:table-column table:style-name="表格61.C"/>
        <table:table-column table:style-name="表格61.D"/>
        <table:table-column table:style-name="表格61.E"/>
        <table:table-row table:style-name="表格61.1">
          <table:table-cell table:style-name="表格61.A1" table:number-rows-spanned="2" office:value-type="string">
            <text:p text:style-name="P17"><text:span text:style-name="T7">命令</text:span></text:p>
          </table:table-cell>
          <table:table-cell table:style-name="表格61.A1" table:number-rows-spanned="2" office:value-type="string">
            <text:p text:style-name="P17"><text:span text:style-name="T7">说明</text:span></text:p>
          </table:table-cell>
          <table:table-cell table:style-name="表格61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61.2">
          <table:covered-table-cell/>
          <table:covered-table-cell/>
          <table:table-cell table:style-name="表格61.A1" office:value-type="string">
            <text:p text:style-name="P17"><text:span text:style-name="T7">长度（byte）</text:span></text:p>
          </table:table-cell>
          <table:table-cell table:style-name="表格61.A1" office:value-type="string">
            <text:p text:style-name="P17"><text:span text:style-name="T7">说明</text:span></text:p>
          </table:table-cell>
          <table:table-cell table:style-name="表格61.A1" office:value-type="string">
            <text:p text:style-name="P17"><text:span text:style-name="T7">备注</text:span></text:p>
          </table:table-cell>
        </table:table-row>
        <table:table-row table:style-name="表格61.3">
          <table:table-cell table:style-name="表格61.A3" office:value-type="string">
            <text:p text:style-name="P17"><text:span text:style-name="T50">0xE031</text:span></text:p>
          </table:table-cell>
          <table:table-cell table:style-name="表格61.A1" office:value-type="string">
            <text:p text:style-name="P21"><text:span text:style-name="T21">组合动作执行超时</text:span></text:p>
          </table:table-cell>
          <table:table-cell table:style-name="表格61.A1" table:number-rows-spanned="2" office:value-type="string">
            <text:p text:style-name="P17"><text:span text:style-name="T7">2+1</text:span></text:p>
          </table:table-cell>
          <table:table-cell table:style-name="表格61.A1" table:number-rows-spanned="2" office:value-type="string">
            <text:p text:style-name="P21"><text:span text:style-name="T7">Bytes[0-1]：功能时序ID</text:span></text:p>
            <text:p text:style-name="P21"><text:span text:style-name="T7">Bytes[2]：功能时序UID</text:span></text:p>
          </table:table-cell>
          <table:table-cell table:style-name="表格61.A1" table:number-rows-spanned="2" office:value-type="string">
            <text:p text:style-name="P17">ID 映射：见 ID 映射表</text:p>
          </table:table-cell>
        </table:table-row>
        <table:table-row table:style-name="表格61.3">
          <table:table-cell table:style-name="表格61.A4" office:value-type="string">
            <text:p text:style-name="P48"/>
          </table:table-cell>
          <table:table-cell table:style-name="表格61.A1" office:value-type="string">
            <text:p text:style-name="P39"/>
          </table:table-cell>
          <table:covered-table-cell/>
          <table:covered-table-cell/>
          <table:covered-table-cell/>
        </table:table-row>
        <table:table-row table:style-name="表格61.3">
          <table:table-cell table:style-name="表格61.A5" office:value-type="string">
            <text:p text:style-name="P17"><text:span text:style-name="T50">0xE032</text:span></text:p>
          </table:table-cell>
          <table:table-cell table:style-name="表格61.A1" office:value-type="string">
            <text:p text:style-name="Standard"><text:span text:style-name="T22">组合动作指令错误上报</text:span></text:p>
          </table:table-cell>
          <table:table-cell table:style-name="表格61.A1" office:value-type="string">
            <text:p text:style-name="P17"><text:span text:style-name="T7">1+1+1+1+1</text:span></text:p>
          </table:table-cell>
          <table:table-cell table:style-name="表格61.A1" office:value-type="string">
            <text:p text:style-name="P41"><text:span text:style-name="T7">Bytes[0]:板卡ID</text:span></text:p>
            <text:p text:style-name="P41"><text:span text:style-name="T7">Bytes[1]:功能时序ID</text:span></text:p>
            <text:p text:style-name="P41"><text:span text:style-name="T7">Bytes[2]:功能时序UID</text:span></text:p>
            <text:p text:style-name="P41"><text:span text:style-name="T7">Bytes[3]:检测序号</text:span></text:p>
            <text:p text:style-name="P41"><text:span text:style-name="T7">Bytes[4]:异常类型</text:span></text:p>
          </table:table-cell>
          <table:table-cell table:style-name="表格61.A1" office:value-type="string">
            <text:p text:style-name="P17"/>
          </table:table-cell>
        </table:table-row>
      </table:table>
      <text:p text:style-name="Standard"/>
      <text:h text:style-name="Heading_20_3" text:outline-level="3"><text:bookmark-start text:name="_Toc28735"/><text:span text:style-name="T66">4）中断触发（0xE04X）</text:span><text:bookmark-end text:name="_Toc28735"/></text:h>
      <table:table table:name="表格62" table:style-name="表格62">
        <table:table-column table:style-name="表格62.A"/>
        <table:table-column table:style-name="表格62.B"/>
        <table:table-column table:style-name="表格62.C"/>
        <table:table-column table:style-name="表格62.D"/>
        <table:table-column table:style-name="表格62.E"/>
        <table:table-row table:style-name="表格62.1">
          <table:table-cell table:style-name="表格62.A1" table:number-rows-spanned="2" office:value-type="string">
            <text:p text:style-name="P17"><text:span text:style-name="T7">命令</text:span></text:p>
          </table:table-cell>
          <table:table-cell table:style-name="表格62.A1" table:number-rows-spanned="2" office:value-type="string">
            <text:p text:style-name="P17"><text:span text:style-name="T7">说明</text:span></text:p>
          </table:table-cell>
          <table:table-cell table:style-name="表格62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62.2">
          <table:covered-table-cell/>
          <table:covered-table-cell/>
          <table:table-cell table:style-name="表格62.A1" office:value-type="string">
            <text:p text:style-name="P17"><text:span text:style-name="T7">长度（byte）</text:span></text:p>
          </table:table-cell>
          <table:table-cell table:style-name="表格62.A1" office:value-type="string">
            <text:p text:style-name="P17"><text:span text:style-name="T7">说明</text:span></text:p>
          </table:table-cell>
          <table:table-cell table:style-name="表格62.A1" office:value-type="string">
            <text:p text:style-name="P17"><text:span text:style-name="T7">备注</text:span></text:p>
          </table:table-cell>
        </table:table-row>
        <table:table-row table:style-name="表格62.3">
          <table:table-cell table:style-name="表格62.A3" office:value-type="string">
            <text:p text:style-name="P17"><text:span text:style-name="T50">0xE041</text:span></text:p>
          </table:table-cell>
          <table:table-cell table:style-name="表格62.A1" office:value-type="string">
            <text:p text:style-name="P21"><text:span text:style-name="T21">中断触发上报</text:span></text:p>
          </table:table-cell>
          <table:table-cell table:style-name="表格62.A1" office:value-type="string">
            <text:p text:style-name="P17"><text:span text:style-name="T7">1</text:span></text:p>
          </table:table-cell>
          <table:table-cell table:style-name="表格62.A1" office:value-type="string">
            <text:p text:style-name="P21"><text:span text:style-name="T7">Bytes[0]：中断线</text:span></text:p>
          </table:table-cell>
          <table:table-cell table:style-name="表格62.A1" table:number-rows-spanned="2" office:value-type="string">
            <text:p text:style-name="P17">ID 映射：见 ID 映射表</text:p>
          </table:table-cell>
        </table:table-row>
        <table:table-row table:style-name="表格62.3">
          <table:table-cell table:style-name="表格62.A4" office:value-type="string">
            <text:p text:style-name="P17"><text:span text:style-name="T50">0xE042</text:span></text:p>
          </table:table-cell>
          <table:table-cell table:style-name="表格62.A1" office:value-type="string">
            <text:p text:style-name="P21"><text:span text:style-name="T21">中断后持续电平上报</text:span></text:p>
          </table:table-cell>
          <table:table-cell table:style-name="表格62.A1" office:value-type="string">
            <text:p text:style-name="P17"><text:span text:style-name="T7">1+4</text:span></text:p>
          </table:table-cell>
          <table:table-cell table:style-name="表格62.A1" office:value-type="string">
            <text:p text:style-name="P41"><text:span text:style-name="T7">Bytes[0]：中断线</text:span></text:p>
            <text:p text:style-name="P41"><text:span text:style-name="T7">Bytes[1-4]：中断后电平持续时间</text:span></text:p>
          </table:table-cell>
          <table:covered-table-cell/>
        </table:table-row>
      </table:table>
      <text:p text:style-name="Standard"><text:soft-page-break/></text:p>
      <text:p text:style-name="Standard"/>
      <text:p text:style-name="Standard"/>
      <text:h text:style-name="Heading_20_3" text:outline-level="3"><text:bookmark-start text:name="_Toc12115"/><text:span text:style-name="T66">5）液路管道异常（0xE16X）</text:span><text:bookmark-end text:name="_Toc12115"/></text:h>
      <table:table table:name="表格63" table:style-name="表格63">
        <table:table-column table:style-name="表格63.A"/>
        <table:table-column table:style-name="表格63.B"/>
        <table:table-column table:style-name="表格63.C"/>
        <table:table-column table:style-name="表格63.D"/>
        <table:table-column table:style-name="表格63.E"/>
        <table:table-row table:style-name="表格63.1">
          <table:table-cell table:style-name="表格63.A1" table:number-rows-spanned="2" office:value-type="string">
            <text:p text:style-name="P17"><text:span text:style-name="T7">命令</text:span></text:p>
          </table:table-cell>
          <table:table-cell table:style-name="表格63.A1" table:number-rows-spanned="2" office:value-type="string">
            <text:p text:style-name="P17"><text:span text:style-name="T7">说明</text:span></text:p>
          </table:table-cell>
          <table:table-cell table:style-name="表格63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63.2">
          <table:covered-table-cell/>
          <table:covered-table-cell/>
          <table:table-cell table:style-name="表格63.A1" office:value-type="string">
            <text:p text:style-name="P17"><text:span text:style-name="T7">长度（byte）</text:span></text:p>
          </table:table-cell>
          <table:table-cell table:style-name="表格63.A1" office:value-type="string">
            <text:p text:style-name="P17"><text:span text:style-name="T7">说明</text:span></text:p>
          </table:table-cell>
          <table:table-cell table:style-name="表格63.A1" office:value-type="string">
            <text:p text:style-name="P17"><text:span text:style-name="T7">备注</text:span></text:p>
          </table:table-cell>
        </table:table-row>
        <table:table-row table:style-name="表格63.3">
          <table:table-cell table:style-name="表格63.A3" office:value-type="string">
            <text:p text:style-name="P17"><text:span text:style-name="T50">0xE161</text:span></text:p>
          </table:table-cell>
          <table:table-cell table:style-name="表格63.A1" office:value-type="string">
            <text:p text:style-name="P21"><text:span text:style-name="T21">管道气泡异常</text:span></text:p>
          </table:table-cell>
          <table:table-cell table:style-name="表格63.A1" table:number-rows-spanned="2" office:value-type="string">
            <text:p text:style-name="P17"><text:span text:style-name="T7">1</text:span></text:p>
          </table:table-cell>
          <table:table-cell table:style-name="表格63.A1" table:number-rows-spanned="2" office:value-type="string">
            <text:p text:style-name="P21"><text:span text:style-name="T7">Bytes[0]：管道ID</text:span></text:p>
          </table:table-cell>
          <table:table-cell table:style-name="表格63.A1" table:number-rows-spanned="2" office:value-type="string">
            <text:p text:style-name="P17">ID 映射：见 ID 映射表</text:p>
          </table:table-cell>
        </table:table-row>
        <table:table-row table:style-name="表格63.3">
          <table:table-cell table:style-name="表格63.A4" office:value-type="string">
            <text:p text:style-name="P48"/>
          </table:table-cell>
          <table:table-cell table:style-name="表格63.A1" office:value-type="string">
            <text:p text:style-name="P39"/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h text:style-name="Heading_20_3" text:outline-level="3"><text:bookmark-start text:name="_Toc21922"/><text:span text:style-name="T66">6）扫码枪（0xE24X）</text:span><text:bookmark-end text:name="_Toc21922"/></text:h>
      <table:table table:name="表格64" table:style-name="表格64">
        <table:table-column table:style-name="表格64.A"/>
        <table:table-column table:style-name="表格64.B"/>
        <table:table-column table:style-name="表格64.C"/>
        <table:table-column table:style-name="表格64.D"/>
        <table:table-column table:style-name="表格64.E"/>
        <table:table-row table:style-name="表格64.1">
          <table:table-cell table:style-name="表格64.A1" table:number-rows-spanned="2" office:value-type="string">
            <text:p text:style-name="P17"><text:span text:style-name="T7">命令</text:span></text:p>
          </table:table-cell>
          <table:table-cell table:style-name="表格64.A1" table:number-rows-spanned="2" office:value-type="string">
            <text:p text:style-name="P17"><text:span text:style-name="T7">说明</text:span></text:p>
          </table:table-cell>
          <table:table-cell table:style-name="表格64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64.2">
          <table:covered-table-cell/>
          <table:covered-table-cell/>
          <table:table-cell table:style-name="表格64.A1" office:value-type="string">
            <text:p text:style-name="P17"><text:span text:style-name="T7">长度（byte）</text:span></text:p>
          </table:table-cell>
          <table:table-cell table:style-name="表格64.A1" office:value-type="string">
            <text:p text:style-name="P17"><text:span text:style-name="T7">说明</text:span></text:p>
          </table:table-cell>
          <table:table-cell table:style-name="表格64.A1" office:value-type="string">
            <text:p text:style-name="P17"><text:span text:style-name="T7">备注</text:span></text:p>
          </table:table-cell>
        </table:table-row>
        <table:table-row table:style-name="表格64.3">
          <table:table-cell table:style-name="表格64.A3" office:value-type="string">
            <text:p text:style-name="P17"><text:span text:style-name="T50">0xE241</text:span></text:p>
          </table:table-cell>
          <table:table-cell table:style-name="表格64.A1" office:value-type="string">
            <text:p text:style-name="P21"><text:span text:style-name="T21">上报条码信息</text:span></text:p>
          </table:table-cell>
          <table:table-cell table:style-name="表格64.A1" table:number-rows-spanned="2" office:value-type="string">
            <text:p text:style-name="P17"><text:span text:style-name="T7">20</text:span></text:p>
          </table:table-cell>
          <table:table-cell table:style-name="表格64.A1" table:number-rows-spanned="2" office:value-type="string">
            <text:p text:style-name="P21"><text:span text:style-name="T7">Bytes[0]：条码枪ID</text:span></text:p>
            <text:p text:style-name="P21"><text:span text:style-name="T7">Bytes[1-20]：20以内不定长</text:span></text:p>
          </table:table-cell>
          <table:table-cell table:style-name="表格64.A1" table:number-rows-spanned="2" office:value-type="string">
            <text:p text:style-name="P17">ID 映射：见 ID 映射表</text:p>
          </table:table-cell>
        </table:table-row>
        <table:table-row table:style-name="表格64.3">
          <table:table-cell table:style-name="表格64.A4" office:value-type="string">
            <text:p text:style-name="P48"/>
          </table:table-cell>
          <table:table-cell table:style-name="表格64.A1" office:value-type="string">
            <text:p text:style-name="P39"/>
          </table:table-cell>
          <table:covered-table-cell/>
          <table:covered-table-cell/>
          <table:covered-table-cell/>
        </table:table-row>
      </table:table>
      <text:h text:style-name="Heading_20_3" text:outline-level="3"><text:span text:style-name="T66">7）夹爪状态（0xE25X）</text:span></text:h>
      <table:table table:name="表格65" table:style-name="表格65">
        <table:table-column table:style-name="表格65.A"/>
        <table:table-column table:style-name="表格65.B"/>
        <table:table-column table:style-name="表格65.C"/>
        <table:table-column table:style-name="表格65.D"/>
        <table:table-column table:style-name="表格65.E"/>
        <table:table-row table:style-name="表格65.1">
          <table:table-cell table:style-name="表格65.A1" table:number-rows-spanned="2" office:value-type="string">
            <text:p text:style-name="P17"><text:span text:style-name="T7">命令</text:span></text:p>
          </table:table-cell>
          <table:table-cell table:style-name="表格65.A1" table:number-rows-spanned="2" office:value-type="string">
            <text:p text:style-name="P17"><text:span text:style-name="T7">说明</text:span></text:p>
          </table:table-cell>
          <table:table-cell table:style-name="表格65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65.2">
          <table:covered-table-cell/>
          <table:covered-table-cell/>
          <table:table-cell table:style-name="表格65.A1" office:value-type="string">
            <text:p text:style-name="P17"><text:span text:style-name="T7">长度（byte）</text:span></text:p>
          </table:table-cell>
          <table:table-cell table:style-name="表格65.A1" office:value-type="string">
            <text:p text:style-name="P17"><text:span text:style-name="T7">说明</text:span></text:p>
          </table:table-cell>
          <table:table-cell table:style-name="表格65.A1" office:value-type="string">
            <text:p text:style-name="P17"><text:span text:style-name="T7">备注</text:span></text:p>
          </table:table-cell>
        </table:table-row>
        <table:table-row table:style-name="表格65.3">
          <table:table-cell table:style-name="表格65.A3" office:value-type="string">
            <text:p text:style-name="P17"><text:span text:style-name="T50">0xE250</text:span></text:p>
          </table:table-cell>
          <table:table-cell table:style-name="表格65.A1" office:value-type="string">
            <text:p text:style-name="P21"><text:span text:style-name="T21">夹爪闭合状态</text:span></text:p>
          </table:table-cell>
          <table:table-cell table:style-name="表格65.A1" office:value-type="string">
            <text:p text:style-name="P17"><text:span text:style-name="T7">4</text:span></text:p>
          </table:table-cell>
          <table:table-cell table:style-name="表格65.A1" office:value-type="string">
            <text:p text:style-name="P21"><text:span text:style-name="T7">Bytes[0]：Board ID</text:span></text:p>
            <text:p text:style-name="P21"><text:span text:style-name="T7">Bytes[1]：Funtion ID</text:span></text:p>
            <text:p text:style-name="P21"><text:span text:style-name="T7">Bytes[2]：夹爪ID</text:span></text:p>
            <text:p text:style-name="P21"><text:span text:style-name="T7">Bytes[3]：1，夹爪闭合，0；夹爪打开</text:span></text:p>
          </table:table-cell>
          <table:table-cell table:style-name="表格65.A1" office:value-type="string">
            <text:p text:style-name="P30"/>
          </table:table-cell>
        </table:table-row>
      </table:table>
      <text:h text:style-name="Heading_20_3" text:outline-level="3"><text:soft-page-break/><text:span text:style-name="T66">8）Can上报（0xE31X）</text:span></text:h>
      <table:table table:name="表格66" table:style-name="表格66">
        <table:table-column table:style-name="表格66.A"/>
        <table:table-column table:style-name="表格66.B"/>
        <table:table-column table:style-name="表格66.C"/>
        <table:table-column table:style-name="表格66.D"/>
        <table:table-column table:style-name="表格66.E"/>
        <table:table-row table:style-name="表格66.1">
          <table:table-cell table:style-name="表格66.A1" table:number-rows-spanned="2" office:value-type="string">
            <text:p text:style-name="P17"><text:span text:style-name="T7">命令</text:span></text:p>
          </table:table-cell>
          <table:table-cell table:style-name="表格66.A1" table:number-rows-spanned="2" office:value-type="string">
            <text:p text:style-name="P17"><text:span text:style-name="T7">说明</text:span></text:p>
          </table:table-cell>
          <table:table-cell table:style-name="表格66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66.2">
          <table:covered-table-cell/>
          <table:covered-table-cell/>
          <table:table-cell table:style-name="表格66.A1" office:value-type="string">
            <text:p text:style-name="P17"><text:span text:style-name="T7">长度（byte）</text:span></text:p>
          </table:table-cell>
          <table:table-cell table:style-name="表格66.A1" office:value-type="string">
            <text:p text:style-name="P17"><text:span text:style-name="T7">说明</text:span></text:p>
          </table:table-cell>
          <table:table-cell table:style-name="表格66.A1" office:value-type="string">
            <text:p text:style-name="P17"><text:span text:style-name="T7">备注</text:span></text:p>
          </table:table-cell>
        </table:table-row>
        <table:table-row table:style-name="表格66.3">
          <table:table-cell table:style-name="表格66.A3" office:value-type="string">
            <text:p text:style-name="P17"><text:span text:style-name="T50">0xE310</text:span></text:p>
          </table:table-cell>
          <table:table-cell table:style-name="表格66.A1" office:value-type="string">
            <text:p text:style-name="P21"><text:span text:style-name="T21">Can上报调试信息</text:span></text:p>
          </table:table-cell>
          <table:table-cell table:style-name="表格66.A1" table:number-rows-spanned="2" office:value-type="string">
            <text:p text:style-name="P17"><text:span text:style-name="T7">n &lt; 128</text:span></text:p>
          </table:table-cell>
          <table:table-cell table:style-name="表格66.A1" table:number-rows-spanned="2" office:value-type="string">
            <text:p text:style-name="P21"><text:span text:style-name="T7">Bytes[0-n]：调试信息字符串</text:span></text:p>
          </table:table-cell>
          <table:table-cell table:style-name="表格66.A1" table:number-rows-spanned="2" office:value-type="string">
            <text:p text:style-name="P30"/>
          </table:table-cell>
        </table:table-row>
        <table:table-row table:style-name="表格66.3">
          <table:table-cell table:style-name="表格66.A4" office:value-type="string">
            <text:p text:style-name="P48"/>
          </table:table-cell>
          <table:table-cell table:style-name="表格66.A1" office:value-type="string">
            <text:p text:style-name="P39"/>
          </table:table-cell>
          <table:covered-table-cell/>
          <table:covered-table-cell/>
          <table:covered-table-cell/>
        </table:table-row>
      </table:table>
      <text:h text:style-name="Heading_20_3" text:outline-level="3"><text:bookmark-start text:name="_Toc5934"/><text:bookmark text:name="_GoBack"/><text:span text:style-name="T66">9）中断上报（0xE31X）</text:span><text:bookmark-end text:name="_Toc5934"/></text:h>
      <table:table table:name="表格67" table:style-name="表格67">
        <table:table-column table:style-name="表格67.A"/>
        <table:table-column table:style-name="表格67.B"/>
        <table:table-column table:style-name="表格67.C"/>
        <table:table-column table:style-name="表格67.D"/>
        <table:table-column table:style-name="表格67.E"/>
        <table:table-row table:style-name="表格67.1">
          <table:table-cell table:style-name="表格67.A1" table:number-rows-spanned="2" office:value-type="string">
            <text:p text:style-name="P17"><text:span text:style-name="T7">命令</text:span></text:p>
          </table:table-cell>
          <table:table-cell table:style-name="表格67.A1" table:number-rows-spanned="2" office:value-type="string">
            <text:p text:style-name="P17"><text:span text:style-name="T7">说明</text:span></text:p>
          </table:table-cell>
          <table:table-cell table:style-name="表格67.A1" table:number-columns-spanned="3" office:value-type="string">
            <text:p text:style-name="P17"><text:span text:style-name="T7">参数</text:span></text:p>
          </table:table-cell>
          <table:covered-table-cell/>
          <table:covered-table-cell/>
        </table:table-row>
        <table:table-row table:style-name="表格67.2">
          <table:covered-table-cell/>
          <table:covered-table-cell/>
          <table:table-cell table:style-name="表格67.A1" office:value-type="string">
            <text:p text:style-name="P17"><text:span text:style-name="T7">长度（byte）</text:span></text:p>
          </table:table-cell>
          <table:table-cell table:style-name="表格67.A1" office:value-type="string">
            <text:p text:style-name="P17"><text:span text:style-name="T7">说明</text:span></text:p>
          </table:table-cell>
          <table:table-cell table:style-name="表格67.A1" office:value-type="string">
            <text:p text:style-name="P17"><text:span text:style-name="T7">备注</text:span></text:p>
          </table:table-cell>
        </table:table-row>
        <table:table-row table:style-name="表格67.3">
          <table:table-cell table:style-name="表格67.A3" office:value-type="string">
            <text:p text:style-name="P17"><text:span text:style-name="T50">0xE401</text:span></text:p>
          </table:table-cell>
          <table:table-cell table:style-name="表格67.A1" office:value-type="string">
            <text:p text:style-name="P21"><text:span text:style-name="T21">Can上报调试信息</text:span></text:p>
          </table:table-cell>
          <table:table-cell table:style-name="表格67.A1" table:number-rows-spanned="2" office:value-type="string">
            <text:p text:style-name="P17"><text:span text:style-name="T7">n &lt; 128</text:span></text:p>
          </table:table-cell>
          <table:table-cell table:style-name="表格67.A1" table:number-rows-spanned="2" office:value-type="string">
            <text:p text:style-name="P21"><text:span text:style-name="T7">Bytes[0-n]：调试信息字符串</text:span></text:p>
          </table:table-cell>
          <table:table-cell table:style-name="表格67.A1" table:number-rows-spanned="2" office:value-type="string">
            <text:p text:style-name="P30"/>
          </table:table-cell>
        </table:table-row>
        <table:table-row table:style-name="表格67.3">
          <table:table-cell table:style-name="表格67.A4" office:value-type="string">
            <text:p text:style-name="P48"/>
          </table:table-cell>
          <table:table-cell table:style-name="表格67.A1" office:value-type="string">
            <text:p text:style-name="P39"/>
          </table:table-cell>
          <table:covered-table-cell/>
          <table:covered-table-cell/>
          <table:covered-table-cell/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Heading_20_2" text:outline-level="2"><text:bookmark-start text:name="_11、故障列表（0xEXXX）"/><text:bookmark-start text:name="_Toc29108"/><text:soft-page-break/>11、故障列表（0xE001）<text:bookmark-end text:name="_11、故障列表（0xEXXX）"/><text:bookmark-end text:name="_Toc29108"/></text:h>
      <table:table table:name="表格68" table:style-name="表格68">
        <table:table-column table:style-name="表格68.A"/>
        <table:table-column table:style-name="表格68.B"/>
        <table:table-column table:style-name="表格68.C"/>
        <table:table-column table:style-name="表格68.D"/>
        <table:table-column table:style-name="表格68.E"/>
        <table:table-row table:style-name="表格68.1">
          <table:table-cell table:style-name="表格68.A1" office:value-type="string">
            <text:p text:style-name="P17"><text:span text:style-name="T7">首段码</text:span></text:p>
            <text:p text:style-name="P17"><text:span text:style-name="T7">Bytes[0]</text:span></text:p>
          </table:table-cell>
          <table:table-cell table:style-name="表格68.A1" office:value-type="string">
            <text:p text:style-name="P17"><text:span text:style-name="T7">板卡ID</text:span></text:p>
            <text:p text:style-name="P17"><text:span text:style-name="T7">Bytes[1]</text:span></text:p>
          </table:table-cell>
          <table:table-cell table:style-name="表格68.A1" office:value-type="string">
            <text:p text:style-name="P17"><text:span text:style-name="T7">元器件/功能点</text:span></text:p>
            <text:p text:style-name="P17"><text:span text:style-name="T7">Bytes[2]</text:span></text:p>
          </table:table-cell>
          <table:table-cell table:style-name="表格68.A1" office:value-type="string">
            <text:p text:style-name="P17"><text:span text:style-name="T7">元器件ID/功能点ID</text:span></text:p>
            <text:p text:style-name="P17"><text:span text:style-name="T7">Bytes[3-4]</text:span></text:p>
          </table:table-cell>
          <table:table-cell table:style-name="表格68.A1" office:value-type="string">
            <text:p text:style-name="P17"><text:span text:style-name="T7">异常类型</text:span></text:p>
            <text:p text:style-name="P17"><text:span text:style-name="T7">Bytes[5]</text:span></text:p>
          </table:table-cell>
        </table:table-row>
        <table:table-row table:style-name="表格68.2">
          <table:table-cell table:style-name="表格68.A2" table:number-rows-spanned="30" office:value-type="string">
            <text:p text:style-name="P17"><text:span text:style-name="T58">17-下位机</text:span></text:p>
          </table:table-cell>
          <table:table-cell table:style-name="表格68.A1" table:number-rows-spanned="30" office:value-type="string">
            <text:p text:style-name="Standard"><text:span text:style-name="T21">当前发生故障</text:span></text:p>
            <text:p text:style-name="Standard"><text:span text:style-name="T21">板卡CanId</text:span></text:p>
          </table:table-cell>
          <table:table-cell table:style-name="表格68.C2" table:number-rows-spanned="4" office:value-type="string">
            <text:p text:style-name="P21"><text:span text:style-name="T7">01 - Can总线</text:span></text:p>
          </table:table-cell>
          <table:table-cell table:style-name="表格68.A1" table:number-rows-spanned="30" office:value-type="string">
            <text:p text:style-name="P17"><text:span text:style-name="T7">详细发生故障的元器件编号或功能点编号</text:span></text:p>
          </table:table-cell>
          <table:table-cell table:style-name="表格68.C2" office:value-type="string">
            <text:p text:style-name="P21"><text:span text:style-name="T7">01 - CRC 校验异常</text:span>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2" office:value-type="string">
            <text:p text:style-name="P21"><text:span text:style-name="T7">02 - 通讯丢包</text:span>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2" office:value-type="string">
            <text:p text:style-name="P21"><text:span text:style-name="T7">03 - 通讯长度异常</text:span>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2" office:value-type="string">
            <text:p text:style-name="P32"/>
          </table:table-cell>
        </table:table-row>
        <table:table-row table:style-name="表格68.2">
          <table:covered-table-cell/>
          <table:covered-table-cell/>
          <table:table-cell table:style-name="表格68.C6" table:number-rows-spanned="4" office:value-type="string">
            <text:p text:style-name="P21"><text:span text:style-name="T7">02 - 串口</text:span></text:p>
          </table:table-cell>
          <table:covered-table-cell/>
          <table:table-cell table:style-name="表格68.C6" office:value-type="string">
            <text:p text:style-name="P21"><text:span text:style-name="T7">01 - CRC 校验异常</text:span>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6" office:value-type="string">
            <text:p text:style-name="P21"><text:span text:style-name="T7">02 - 通讯丢包</text:span></text:p>
          </table:table-cell>
        </table:table-row>
        <table:table-row table:style-name="表格68.8">
          <table:covered-table-cell/>
          <table:covered-table-cell/>
          <table:covered-table-cell/>
          <table:covered-table-cell/>
          <table:table-cell table:style-name="表格68.C6" office:value-type="string">
            <text:p text:style-name="P21"><text:span text:style-name="T7">03 - 通讯长度异常</text:span></text:p>
          </table:table-cell>
        </table:table-row>
        <table:table-row table:style-name="表格68.8">
          <table:covered-table-cell/>
          <table:covered-table-cell/>
          <table:covered-table-cell/>
          <table:covered-table-cell/>
          <table:table-cell table:style-name="表格68.C6" office:value-type="string">
            <text:p text:style-name="P32"/>
          </table:table-cell>
        </table:table-row>
        <table:table-row table:style-name="表格68.2">
          <table:covered-table-cell/>
          <table:covered-table-cell/>
          <table:table-cell table:style-name="表格68.C10" table:number-rows-spanned="3" office:value-type="string">
            <text:p text:style-name="P21"><text:span text:style-name="T7">03 - 内存</text:span></text:p>
          </table:table-cell>
          <table:covered-table-cell/>
          <table:table-cell table:style-name="表格68.C10" office:value-type="string">
            <text:p text:style-name="P21">01 - 线程内存不足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10" office:value-type="string">
            <text:p text:style-name="P21">02 - 动态申请内存失败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10" office:value-type="string">
            <text:p text:style-name="P21"/>
          </table:table-cell>
        </table:table-row>
        <table:table-row table:style-name="表格68.2">
          <table:covered-table-cell/>
          <table:covered-table-cell/>
          <table:table-cell table:style-name="表格68.C13" table:number-rows-spanned="3" office:value-type="string">
            <text:p text:style-name="P21"><text:span text:style-name="T7">04 - 时序</text:span></text:p>
          </table:table-cell>
          <table:covered-table-cell/>
          <table:table-cell table:style-name="表格68.C13" office:value-type="string">
            <text:p text:style-name="P21">01 - 下载失败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13" office:value-type="string">
            <text:p text:style-name="P21">02 - 执行失败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13" office:value-type="string">
            <text:p text:style-name="P21"/>
          </table:table-cell>
        </table:table-row>
        <table:table-row table:style-name="表格68.2">
          <table:covered-table-cell/>
          <table:covered-table-cell/>
          <table:table-cell table:style-name="表格68.C16" table:number-rows-spanned="10" office:value-type="string">
            <text:p text:style-name="P21"><text:span text:style-name="T7">05 - 电机</text:span></text:p>
          </table:table-cell>
          <table:covered-table-cell/>
          <table:table-cell table:style-name="表格68.C16" office:value-type="string">
            <text:p text:style-name="P21">01 - 复位失败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16" office:value-type="string">
            <text:p text:style-name="P21">02 - 预复位失败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16" office:value-type="string">
            <text:p text:style-name="P21">03 - 复位后查询光耦异常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16" office:value-type="string">
            <text:p text:style-name="P21">04 - 异常丢步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16" office:value-type="string">
            <text:p text:style-name="P21">05 - 开路故障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16" office:value-type="string">
            <text:p text:style-name="P21">06 - 短路故障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16" office:value-type="string">
            <text:p text:style-name="P21">07 - 过温保护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16" office:value-type="string">
            <text:p text:style-name="P21">08 - 异常堵转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16" office:value-type="string">
            <text:p text:style-name="P21">09 - 运行出光耦失败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16" office:value-type="string">
            <text:p text:style-name="P21"/>
          </table:table-cell>
        </table:table-row>
        <table:table-row table:style-name="表格68.2">
          <table:covered-table-cell/>
          <table:covered-table-cell/>
          <table:table-cell table:style-name="表格68.C26" table:number-rows-spanned="4" office:value-type="string">
            <text:p text:style-name="P21"><text:span text:style-name="T7">06 - 光耦</text:span></text:p>
          </table:table-cell>
          <table:covered-table-cell/>
          <table:table-cell table:style-name="表格68.C26" office:value-type="string">
            <text:p text:style-name="P21">01 - 异常遮挡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26" office:value-type="string">
            <text:p text:style-name="P21">02 - 异常未遮挡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26" office:value-type="string">
            <text:p text:style-name="P21">03 - 光耦电平不符合预期</text:p>
          </table:table-cell>
        </table:table-row>
        <table:table-row table:style-name="表格68.2">
          <table:covered-table-cell/>
          <table:covered-table-cell/>
          <table:covered-table-cell/>
          <table:covered-table-cell/>
          <table:table-cell table:style-name="表格68.C26" office:value-type="string">
            <text:p text:style-name="P21"/>
          </table:table-cell>
        </table:table-row>
        <table:table-row table:style-name="表格68.2">
          <table:covered-table-cell/>
          <table:covered-table-cell/>
          <table:table-cell table:style-name="表格68.A1" office:value-type="string">
            <text:p text:style-name="P32"/>
          </table:table-cell>
          <table:covered-table-cell/>
          <table:table-cell table:style-name="表格68.A1" office:value-type="string">
            <text:p text:style-name="P21"/>
          </table:table-cell>
        </table:table-row>
        <table:table-row table:style-name="表格68.2">
          <table:covered-table-cell/>
          <table:covered-table-cell/>
          <table:table-cell table:style-name="表格68.A1" office:value-type="string">
            <text:p text:style-name="P32"/>
          </table:table-cell>
          <table:covered-table-cell/>
          <table:table-cell table:style-name="表格68.A1" office:value-type="string">
            <text:p text:style-name="P21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  <style:font-face style:name="黑体1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等线" fo:font-size="10.5pt" fo:language="en" fo:country="US" style:letter-kerning="false" style:font-name-asian="等线1" style:font-size-asian="10pt" style:language-asian="zh" style:country-asian="CN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等线" fo:font-size="10.5pt" fo:language="en" fo:country="US" style:letter-kerning="false" style:font-name-asian="等线1" style:font-size-asian="10pt" style:language-asian="zh" style:country-asian="CN" style:font-name-complex="F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0" fo:widows="0" style:writing-mode="lr-tb"/>
      <style:text-properties fo:font-size="10.5pt" style:letter-kerning="true" style:font-size-asian="10.5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Normal_20_Indent" style:display-name="Normal Indent" style:family="paragraph" style:parent-style-name="Standard" style:default-outline-level="">
      <style:paragraph-properties fo:margin-left="0cm" fo:margin-right="0cm" fo:text-indent="0.741cm" style:auto-text-indent="false"/>
    </style:style>
    <style:style style:name="annotation_20_text" style:display-name="annotation text" style:family="paragraph" style:parent-style-name="Standard" style:default-outline-level="">
      <style:paragraph-properties fo:text-align="start" style:justify-single-word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.482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" style:class="index">
      <style:paragraph-properties fo:margin-left="0.741cm" fo:margin-right="0cm" fo:text-indent="0cm" style:auto-text-indent="false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OC_20_标题1" style:display-name="TOC 标题1" style:family="paragraph" style:parent-style-name="Heading_20_1" style:next-style-name="Standard" style:default-outline-level="">
      <style:paragraph-properties fo:margin-top="0.423cm" fo:margin-bottom="0cm" loext:contextual-spacing="false" fo:line-height="108%" fo:text-align="start" style:justify-single-word="false" fo:orphans="2" fo:widows="2"/>
      <style:text-properties fo:color="#2e74b5" style:font-name="等线 Light" fo:font-family="'等线 Light'" style:font-family-generic="roman" style:font-pitch="variable" fo:font-size="16pt" fo:font-weight="normal" style:letter-kerning="false" style:font-name-asian="等线 Light1" style:font-family-asian="'等线 Light'" style:font-family-generic-asian="system" style:font-pitch-asian="variable" style:font-size-asian="16pt" style:font-weight-asian="normal" style:font-name-complex="F" style:font-family-generic-complex="system" style:font-pitch-complex="variable" style:font-size-complex="16pt" style:font-weight-complex="normal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No_20_Spacing" style:display-name="No Spacing" style:family="paragraph" style:next-style-name="Normal_20_Indent" style:default-outline-level="">
      <style:paragraph-properties fo:margin-top="0cm" fo:margin-bottom="0cm" loext:contextual-spacing="false" fo:text-align="center" style:justify-single-word="false" fo:orphans="0" fo:widows="0" style:writing-mode="lr-tb"/>
      <style:text-properties style:font-name="Times New Roman" fo:font-family="'Times New Roman'" style:font-family-generic="roman" style:font-pitch="variable" fo:font-size="10.5pt" style:letter-kerning="true" style:font-name-asian="宋体1" style:font-family-asian="宋体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10.5pt" style:font-size-asian="10.5pt" style:font-size-complex="10.5pt"/>
    </style:style>
    <style:style style:name="标题_20_1_20_字符" style:display-name="标题 1 字符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2_20_字符" style:display-name="标题 2 字符" style:family="text" style:parent-style-name="Default_20_Paragraph_20_Font"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标题_20_3_20_字符" style:display-name="标题 3 字符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标题_20_4_20_字符" style:display-name="标题 4 字符" style:family="text" style:parent-style-name="Default_20_Paragraph_20_Font"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文字_20_字符" style:display-name="批注文字 字符" style:family="text" style:parent-style-name="Default_20_Paragraph_20_Font"/>
    <style:style style:name="批注主题_20_字符" style:display-name="批注主题 字符" style:family="text" style:parent-style-name="批注文字_20_字符">
      <style:text-properties fo:font-weight="bold" style:font-weight-asian="bold" style:font-weight-complex="bold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sc161" style:family="text" style:parent-style-name="Default_20_Paragraph_20_Font">
      <style:text-properties fo:color="#8000ff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41" style:family="text" style:parent-style-name="Default_20_Paragraph_20_Font">
      <style:text-properties fo:color="#ff8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 text:start-value="1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1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color="#000000"/>
    </style:style>
    <style:style style:name="MP2" style:family="paragraph">
      <loext:graphic-properties draw:fill="none"/>
      <style:paragraph-properties fo:text-align="start"/>
      <style:text-properties fo:color="#000000" fo:font-size="18pt"/>
    </style:style>
    <style:style style:name="Mgr1" style:family="graphic" style:parent-style-name="Frame">
      <style:graphic-properties draw:stroke="none" svg:stroke-width="0.018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54cm" fo:margin-bottom="1.75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custom-shape text:anchor-type="paragraph" draw:z-index="35" draw:name="文本框 2" draw:style-name="Mgr1" draw:text-style-name="MP2" svg:width="5.081cm" svg:height="0.458cm" svg:x="4.785cm" svg:y="0cm"><text:p text:style-name="MP1"><text:page-number text:select-page="current">36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etoo</meta:initial-creator>
    <dc:creator>reetoo</dc:creator>
    <meta:editing-cycles>982</meta:editing-cycles>
    <meta:creation-date>2021-06-09T09:29:00</meta:creation-date>
    <dc:date>2023-08-01T03:02:00</dc:date>
    <meta:editing-duration>PT1H7M</meta:editing-duration>
    <meta:generator>LibreOffice/6.4.7.2$Linux_X86_64 LibreOffice_project/40$Build-2</meta:generator>
    <meta:document-statistic meta:table-count="68" meta:image-count="0" meta:object-count="0" meta:page-count="36" meta:paragraph-count="1780" meta:word-count="7949" meta:character-count="15168" meta:non-whitespace-character-count="14433"/>
    <meta:user-defined meta:name="AppVersion">16.0000</meta:user-defined>
    <meta:user-defined meta:name="Company">RT</meta:user-defined>
    <meta:user-defined meta:name="DocSecurity" meta:value-type="float">0</meta:user-defined>
    <meta:user-defined meta:name="HyperlinksChanged" meta:value-type="boolean">false</meta:user-defined>
    <meta:user-defined meta:name="ICV" meta:value-type="string">524605E019C44DAC8AAD4BEF0FC9BE44</meta:user-defined>
    <meta:user-defined meta:name="KSOProductBuildVer" meta:value-type="string">2052-11.1.0.12598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ommondata" meta:value-type="string">eyJoZGlkIjoiYjEwOTBlMGExNzVjYjI3MjExZWQ1ODJlN2FlZTE3MjIifQ==</meta:user-defined>
    <meta:template xlink:type="simple" xlink:actuate="onRequest" xlink:title="Normal.dotm" xlink:href=""/>
  </office:meta>
</office:document-meta>
</file>